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e1617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2"/>
          <table:table-cell office:value-type="string" calcext:value-type="string">
            <text:p>az LS</text:p>
          </table:table-cell>
          <table:table-cell office:value-type="string" calcext:value-type="string">
            <text:p>el LS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-15</text:p>
          </table:table-cell>
        </table:table-row>
        <table:table-row table:style-name="ro1">
          <table:table-cell table:number-columns-repeated="12"/>
          <table:table-cell table:style-name="ce3" office:value-type="float" office:value="1218" calcext:value-type="float">
            <text:p>1218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]" office:value-type="float" office:value="1218" calcext:value-type="float">
            <text:p>1218</text:p>
          </table:table-cell>
          <table:table-cell table:formula="of:=([.N2]-4096)" office:value-type="float" office:value="-1767" calcext:value-type="float">
            <text:p>-1767</text:p>
          </table:table-cell>
          <table:table-cell/>
          <table:table-cell table:formula="of:=[.P2]*90/1024" office:value-type="float" office:value="107.05078125" calcext:value-type="float">
            <text:p>107.05078125</text:p>
          </table:table-cell>
          <table:table-cell table:formula="of:=[.S2]-5" office:value-type="float" office:value="102.05078125" calcext:value-type="float">
            <text:p>102.050781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5.2265625" calcext:value-type="float">
            <text:p>-5.2265625</text:p>
          </table:table-cell>
          <table:table-cell office:value-type="float" office:value="-3.626953125" calcext:value-type="float">
            <text:p>-3.626953125</text:p>
          </table:table-cell>
          <table:table-cell/>
          <table:table-cell table:formula="of:=[.B3]-[.E3]" office:value-type="float" office:value="5.2265625" calcext:value-type="float">
            <text:p>5.2265625</text:p>
          </table:table-cell>
          <table:table-cell table:formula="of:=[.F3]-[.C3]" office:value-type="float" office:value="-3.626953125" calcext:value-type="float">
            <text:p>-3.626953125</text:p>
          </table:table-cell>
          <table:table-cell table:number-columns-repeated="3"/>
          <table:table-cell office:value-type="float" office:value="4094" calcext:value-type="float">
            <text:p>4094</text:p>
          </table:table-cell>
          <table:table-cell office:value-type="float" office:value="2814" calcext:value-type="float">
            <text:p>2814</text:p>
          </table:table-cell>
          <table:table-cell/>
          <table:table-cell table:formula="of:=IF([.M3]&gt;2048; [.M3]-4096;[.M3])" office:value-type="float" office:value="-2" calcext:value-type="float">
            <text:p>-2</text:p>
          </table:table-cell>
          <table:table-cell table:formula="of:=IF([.N3]&gt;2048; [.N3]-4096;[.N3])" office:value-type="float" office:value="-1282" calcext:value-type="float">
            <text:p>-1282</text:p>
          </table:table-cell>
          <table:table-cell/>
          <table:table-cell table:formula="of:=[.P3]*90/1024" office:value-type="float" office:value="-0.17578125" calcext:value-type="float">
            <text:p>-0.17578125</text:p>
          </table:table-cell>
          <table:table-cell table:formula="of:=[.S3]-5" office:value-type="float" office:value="-5.17578125" calcext:value-type="float">
            <text:p>-5.17578125</text:p>
          </table:table-cell>
        </table:table-row>
        <table:table-row table:style-name="ro1">
          <table:table-cell table:formula="of:=+1+[.A3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.044921875" calcext:value-type="float">
            <text:p>98.044921875</text:p>
          </table:table-cell>
          <table:table-cell office:value-type="float" office:value="-0.90234375" calcext:value-type="float">
            <text:p>-0.90234375</text:p>
          </table:table-cell>
          <table:table-cell/>
          <table:table-cell table:formula="of:=[.B4]-[.E4]" office:value-type="float" office:value="-8.044921875" calcext:value-type="float">
            <text:p>-8.044921875</text:p>
          </table:table-cell>
          <table:table-cell table:formula="of:=[.F4]-[.C4]" office:value-type="float" office:value="-3.90234375" calcext:value-type="float">
            <text:p>-3.90234375</text:p>
          </table:table-cell>
          <table:table-cell table:number-columns-repeated="3"/>
          <table:table-cell office:value-type="float" office:value="1173" calcext:value-type="float">
            <text:p>1173</text:p>
          </table:table-cell>
          <table:table-cell office:value-type="float" office:value="2783" calcext:value-type="float">
            <text:p>2783</text:p>
          </table:table-cell>
          <table:table-cell/>
          <table:table-cell table:formula="of:=IF([.M4]&gt;2048; [.M4]-4096;[.M4])" office:value-type="float" office:value="1173" calcext:value-type="float">
            <text:p>1173</text:p>
          </table:table-cell>
          <table:table-cell table:formula="of:=IF([.N4]&gt;2048; [.N4]-4096;[.N4])" office:value-type="float" office:value="-1313" calcext:value-type="float">
            <text:p>-1313</text:p>
          </table:table-cell>
          <table:table-cell/>
          <table:table-cell table:formula="of:=[.P4]*90/1024" office:value-type="float" office:value="103.095703125" calcext:value-type="float">
            <text:p>103.095703125</text:p>
          </table:table-cell>
          <table:table-cell table:formula="of:=[.S4]-5" office:value-type="float" office:value="98.095703125" calcext:value-type="float">
            <text:p>98.095703125</text:p>
          </table:table-cell>
        </table:table-row>
        <table:table-row table:style-name="ro1">
          <table:table-cell table:formula="of:=+1+[.A4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.994140625" calcext:value-type="float">
            <text:p>35.994140625</text:p>
          </table:table-cell>
          <table:table-cell office:value-type="float" office:value="-0.7265625" calcext:value-type="float">
            <text:p>-0.7265625</text:p>
          </table:table-cell>
          <table:table-cell/>
          <table:table-cell table:formula="of:=[.B5]-[.E5]" office:value-type="float" office:value="-5.994140625" calcext:value-type="float">
            <text:p>-5.994140625</text:p>
          </table:table-cell>
          <table:table-cell table:formula="of:=[.F5]-[.C5]" office:value-type="float" office:value="-3.7265625" calcext:value-type="float">
            <text:p>-3.7265625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2781" calcext:value-type="float">
            <text:p>2781</text:p>
          </table:table-cell>
          <table:table-cell/>
          <table:table-cell table:formula="of:=IF([.M5]&gt;2048; [.M5]-4096;[.M5])" office:value-type="float" office:value="467" calcext:value-type="float">
            <text:p>467</text:p>
          </table:table-cell>
          <table:table-cell table:formula="of:=IF([.N5]&gt;2048; [.N5]-4096;[.N5])" office:value-type="float" office:value="-1315" calcext:value-type="float">
            <text:p>-1315</text:p>
          </table:table-cell>
          <table:table-cell/>
          <table:table-cell table:formula="of:=[.P5]*90/1024" office:value-type="float" office:value="41.044921875" calcext:value-type="float">
            <text:p>41.044921875</text:p>
          </table:table-cell>
          <table:table-cell table:formula="of:=[.S5]-5" office:value-type="float" office:value="36.044921875" calcext:value-type="float">
            <text:p>36.044921875</text:p>
          </table:table-cell>
        </table:table-row>
        <table:table-row table:style-name="ro1">
          <table:table-cell table:formula="of:=+1+[.A5]"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34.318359375" calcext:value-type="float">
            <text:p>-34.318359375</text:p>
          </table:table-cell>
          <table:table-cell office:value-type="float" office:value="-0.7265625" calcext:value-type="float">
            <text:p>-0.7265625</text:p>
          </table:table-cell>
          <table:table-cell/>
          <table:table-cell table:formula="of:=[.B6]-[.E6]" office:value-type="float" office:value="4.318359375" calcext:value-type="float">
            <text:p>4.318359375</text:p>
          </table:table-cell>
          <table:table-cell table:formula="of:=[.F6]-[.C6]" office:value-type="float" office:value="-3.7265625" calcext:value-type="float">
            <text:p>-3.7265625</text:p>
          </table:table-cell>
          <table:table-cell table:number-columns-repeated="3"/>
          <table:table-cell office:value-type="float" office:value="3763" calcext:value-type="float">
            <text:p>3763</text:p>
          </table:table-cell>
          <table:table-cell office:value-type="float" office:value="2781" calcext:value-type="float">
            <text:p>2781</text:p>
          </table:table-cell>
          <table:table-cell/>
          <table:table-cell table:formula="of:=IF([.M6]&gt;2048; [.M6]-4096;[.M6])" office:value-type="float" office:value="-333" calcext:value-type="float">
            <text:p>-333</text:p>
          </table:table-cell>
          <table:table-cell table:formula="of:=IF([.N6]&gt;2048; [.N6]-4096;[.N6])" office:value-type="float" office:value="-1315" calcext:value-type="float">
            <text:p>-1315</text:p>
          </table:table-cell>
          <table:table-cell/>
          <table:table-cell table:formula="of:=[.P6]*90/1024" office:value-type="float" office:value="-29.267578125" calcext:value-type="float">
            <text:p>-29.267578125</text:p>
          </table:table-cell>
          <table:table-cell table:formula="of:=[.S6]-5" office:value-type="float" office:value="-34.267578125" calcext:value-type="float">
            <text:p>-34.267578125</text:p>
          </table:table-cell>
        </table:table-row>
        <table:table-row table:style-name="ro1">
          <table:table-cell table:formula="of:=+1+[.A6]" office:value-type="float" office:value="4" calcext:value-type="float">
            <text:p>4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80.63671875" calcext:value-type="float">
            <text:p>-80.63671875</text:p>
          </table:table-cell>
          <table:table-cell office:value-type="float" office:value="-0.638671875" calcext:value-type="float">
            <text:p>-0.638671875</text:p>
          </table:table-cell>
          <table:table-cell/>
          <table:table-cell table:formula="of:=[.B7]-[.E7]" office:value-type="float" office:value="-9.36328125" calcext:value-type="float">
            <text:p>-9.36328125</text:p>
          </table:table-cell>
          <table:table-cell table:formula="of:=[.F7]-[.C7]" office:value-type="float" office:value="-3.638671875" calcext:value-type="float">
            <text:p>-3.638671875</text:p>
          </table:table-cell>
          <table:table-cell table:number-columns-repeated="3"/>
          <table:table-cell office:value-type="float" office:value="3236" calcext:value-type="float">
            <text:p>3236</text:p>
          </table:table-cell>
          <table:table-cell office:value-type="float" office:value="2780" calcext:value-type="float">
            <text:p>2780</text:p>
          </table:table-cell>
          <table:table-cell/>
          <table:table-cell table:formula="of:=IF([.M7]&gt;2048; [.M7]-4096;[.M7])" office:value-type="float" office:value="-860" calcext:value-type="float">
            <text:p>-860</text:p>
          </table:table-cell>
          <table:table-cell table:formula="of:=IF([.N7]&gt;2048; [.N7]-4096;[.N7])" office:value-type="float" office:value="-1316" calcext:value-type="float">
            <text:p>-1316</text:p>
          </table:table-cell>
          <table:table-cell/>
          <table:table-cell table:formula="of:=[.P7]*90/1024" office:value-type="float" office:value="-75.5859375" calcext:value-type="float">
            <text:p>-75.5859375</text:p>
          </table:table-cell>
          <table:table-cell table:formula="of:=[.S7]-5" office:value-type="float" office:value="-80.5859375" calcext:value-type="float">
            <text:p>-80.5859375</text:p>
          </table:table-cell>
        </table:table-row>
        <table:table-row table:style-name="ro1">
          <table:table-cell table:formula="of:=+1+[.A7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35.73046875" calcext:value-type="float">
            <text:p>35.73046875</text:p>
          </table:table-cell>
          <table:table-cell office:value-type="float" office:value="-6.52734375" calcext:value-type="float">
            <text:p>-6.52734375</text:p>
          </table:table-cell>
          <table:table-cell/>
          <table:table-cell table:formula="of:=[.B8]-[.E8]" office:value-type="float" office:value="-5.73046875" calcext:value-type="float">
            <text:p>-5.73046875</text:p>
          </table:table-cell>
          <table:table-cell table:formula="of:=[.F8]-[.C8]" office:value-type="float" office:value="-3.52734375" calcext:value-type="float">
            <text:p>-3.52734375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2847" calcext:value-type="float">
            <text:p>2847</text:p>
          </table:table-cell>
          <table:table-cell/>
          <table:table-cell table:formula="of:=IF([.M8]&gt;2048; [.M8]-4096;[.M8])" office:value-type="float" office:value="464" calcext:value-type="float">
            <text:p>464</text:p>
          </table:table-cell>
          <table:table-cell table:formula="of:=IF([.N8]&gt;2048; [.N8]-4096;[.N8])" office:value-type="float" office:value="-1249" calcext:value-type="float">
            <text:p>-1249</text:p>
          </table:table-cell>
          <table:table-cell/>
          <table:table-cell table:formula="of:=[.P8]*90/1024" office:value-type="float" office:value="40.78125" calcext:value-type="float">
            <text:p>40.78125</text:p>
          </table:table-cell>
          <table:table-cell table:formula="of:=[.S8]-5" office:value-type="float" office:value="35.78125" calcext:value-type="float">
            <text:p>35.78125</text:p>
          </table:table-cell>
        </table:table-row>
        <table:table-row table:style-name="ro1">
          <table:table-cell table:formula="of:=+1+[.A8]"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34.40625" calcext:value-type="float">
            <text:p>-34.40625</text:p>
          </table:table-cell>
          <table:table-cell office:value-type="float" office:value="-6.87890625" calcext:value-type="float">
            <text:p>-6.87890625</text:p>
          </table:table-cell>
          <table:table-cell/>
          <table:table-cell table:formula="of:=[.B9]-[.E9]" office:value-type="float" office:value="4.40625" calcext:value-type="float">
            <text:p>4.40625</text:p>
          </table:table-cell>
          <table:table-cell table:formula="of:=[.F9]-[.C9]" office:value-type="float" office:value="-3.87890625" calcext:value-type="float">
            <text:p>-3.8789062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2851" calcext:value-type="float">
            <text:p>2851</text:p>
          </table:table-cell>
          <table:table-cell/>
          <table:table-cell table:formula="of:=IF([.M9]&gt;2048; [.M9]-4096;[.M9])" office:value-type="float" office:value="-334" calcext:value-type="float">
            <text:p>-334</text:p>
          </table:table-cell>
          <table:table-cell table:formula="of:=IF([.N9]&gt;2048; [.N9]-4096;[.N9])" office:value-type="float" office:value="-1245" calcext:value-type="float">
            <text:p>-1245</text:p>
          </table:table-cell>
          <table:table-cell/>
          <table:table-cell table:formula="of:=[.P9]*90/1024" office:value-type="float" office:value="-29.35546875" calcext:value-type="float">
            <text:p>-29.35546875</text:p>
          </table:table-cell>
          <table:table-cell table:formula="of:=[.S9]-5" office:value-type="float" office:value="-34.35546875" calcext:value-type="float">
            <text:p>-34.35546875</text:p>
          </table:table-cell>
        </table:table-row>
        <table:table-row table:style-name="ro1">
          <table:table-cell table:formula="of:=+1+[.A9]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.95703125" calcext:value-type="float">
            <text:p>97.95703125</text:p>
          </table:table-cell>
          <table:table-cell office:value-type="float" office:value="2.173828125" calcext:value-type="float">
            <text:p>2.173828125</text:p>
          </table:table-cell>
          <table:table-cell/>
          <table:table-cell table:formula="of:=[.B10]-[.E10]" office:value-type="float" office:value="-7.95703125" calcext:value-type="float">
            <text:p>-7.95703125</text:p>
          </table:table-cell>
          <table:table-cell table:formula="of:=[.F10]-[.C10]" office:value-type="float" office:value="-3.826171875" calcext:value-type="float">
            <text:p>-3.826171875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office:value-type="float" office:value="2748" calcext:value-type="float">
            <text:p>2748</text:p>
          </table:table-cell>
          <table:table-cell/>
          <table:table-cell table:formula="of:=IF([.M10]&gt;2048; [.M10]-4096;[.M10])" office:value-type="float" office:value="1172" calcext:value-type="float">
            <text:p>1172</text:p>
          </table:table-cell>
          <table:table-cell table:formula="of:=IF([.N10]&gt;2048; [.N10]-4096;[.N10])" office:value-type="float" office:value="-1348" calcext:value-type="float">
            <text:p>-1348</text:p>
          </table:table-cell>
          <table:table-cell/>
          <table:table-cell table:formula="of:=[.P10]*90/1024" office:value-type="float" office:value="103.0078125" calcext:value-type="float">
            <text:p>103.0078125</text:p>
          </table:table-cell>
          <table:table-cell table:formula="of:=[.S10]-5" office:value-type="float" office:value="98.0078125" calcext:value-type="float">
            <text:p>98.0078125</text:p>
          </table:table-cell>
        </table:table-row>
        <table:table-row table:style-name="ro1">
          <table:table-cell table:formula="of:=+1+[.A10]" office:value-type="float" office:value="8" calcext:value-type="float">
            <text:p>8</text:p>
          </table:table-cell>
          <table:table-cell office:value-type="float" office:value="61.12" calcext:value-type="float">
            <text:p>61.12</text:p>
          </table:table-cell>
          <table:table-cell office:value-type="float" office:value="5.1391" calcext:value-type="float">
            <text:p>5.1391</text:p>
          </table:table-cell>
          <table:table-cell/>
          <table:table-cell office:value-type="float" office:value="73.435546875" calcext:value-type="float">
            <text:p>73.435546875</text:p>
          </table:table-cell>
          <table:table-cell office:value-type="float" office:value="1.294921875" calcext:value-type="float">
            <text:p>1.294921875</text:p>
          </table:table-cell>
          <table:table-cell/>
          <table:table-cell table:formula="of:=[.B11]-[.E11]" office:value-type="float" office:value="-12.315546875" calcext:value-type="float">
            <text:p>-12.315546875</text:p>
          </table:table-cell>
          <table:table-cell table:formula="of:=[.F11]-[.C11]" office:value-type="float" office:value="-3.844178125" calcext:value-type="float">
            <text:p>-3.844178125</text:p>
          </table:table-cell>
          <table:table-cell table:number-columns-repeated="3"/>
          <table:table-cell office:value-type="float" office:value="893" calcext:value-type="float">
            <text:p>893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IF([.M11]&gt;2048; [.M11]-4096;[.M11])" office:value-type="float" office:value="893" calcext:value-type="float">
            <text:p>893</text:p>
          </table:table-cell>
          <table:table-cell table:formula="of:=IF([.N11]&gt;2048; [.N11]-4096;[.N11])" office:value-type="float" office:value="-1338" calcext:value-type="float">
            <text:p>-1338</text:p>
          </table:table-cell>
          <table:table-cell/>
          <table:table-cell table:formula="of:=[.P11]*90/1024" office:value-type="float" office:value="78.486328125" calcext:value-type="float">
            <text:p>78.486328125</text:p>
          </table:table-cell>
          <table:table-cell table:formula="of:=[.S11]-5" office:value-type="float" office:value="73.486328125" calcext:value-type="float">
            <text:p>73.486328125</text:p>
          </table:table-cell>
        </table:table-row>
        <table:table-row table:style-name="ro1">
          <table:table-cell table:formula="of:=+1+[.A11]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.818359375" calcext:value-type="float">
            <text:p>35.818359375</text:p>
          </table:table-cell>
          <table:table-cell office:value-type="float" office:value="1.998046875" calcext:value-type="float">
            <text:p>1.998046875</text:p>
          </table:table-cell>
          <table:table-cell/>
          <table:table-cell table:formula="of:=[.B12]-[.E12]" office:value-type="float" office:value="-5.818359375" calcext:value-type="float">
            <text:p>-5.818359375</text:p>
          </table:table-cell>
          <table:table-cell table:formula="of:=[.F12]-[.C12]" office:value-type="float" office:value="-4.001953125" calcext:value-type="float">
            <text:p>-4.001953125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IF([.M12]&gt;2048; [.M12]-4096;[.M12])" office:value-type="float" office:value="465" calcext:value-type="float">
            <text:p>465</text:p>
          </table:table-cell>
          <table:table-cell table:formula="of:=IF([.N12]&gt;2048; [.N12]-4096;[.N12])" office:value-type="float" office:value="-1346" calcext:value-type="float">
            <text:p>-1346</text:p>
          </table:table-cell>
          <table:table-cell/>
          <table:table-cell table:formula="of:=[.P12]*90/1024" office:value-type="float" office:value="40.869140625" calcext:value-type="float">
            <text:p>40.869140625</text:p>
          </table:table-cell>
          <table:table-cell table:formula="of:=[.S12]-5" office:value-type="float" office:value="35.869140625" calcext:value-type="float">
            <text:p>35.869140625</text:p>
          </table:table-cell>
        </table:table-row>
        <table:table-row table:style-name="ro1">
          <table:table-cell table:formula="of:=+1+[.A12]" office:value-type="float" office:value="10" calcext:value-type="float">
            <text:p>10</text:p>
          </table:table-cell>
          <table:table-cell office:value-type="float" office:value="1.12" calcext:value-type="float">
            <text:p>1.12</text:p>
          </table:table-cell>
          <table:table-cell office:value-type="float" office:value="5.1391" calcext:value-type="float">
            <text:p>5.1391</text:p>
          </table:table-cell>
          <table:table-cell/>
          <table:table-cell office:value-type="float" office:value="-3.99609375" calcext:value-type="float">
            <text:p>-3.99609375</text:p>
          </table:table-cell>
          <table:table-cell office:value-type="float" office:value="1.119140625" calcext:value-type="float">
            <text:p>1.119140625</text:p>
          </table:table-cell>
          <table:table-cell/>
          <table:table-cell table:formula="of:=[.B13]-[.E13]" office:value-type="float" office:value="5.11609375" calcext:value-type="float">
            <text:p>5.11609375</text:p>
          </table:table-cell>
          <table:table-cell table:formula="of:=[.F13]-[.C13]" office:value-type="float" office:value="-4.019959375" calcext:value-type="float">
            <text:p>-4.01995937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760" calcext:value-type="float">
            <text:p>2760</text:p>
          </table:table-cell>
          <table:table-cell/>
          <table:table-cell table:formula="of:=IF([.M13]&gt;2048; [.M13]-4096;[.M13])" office:value-type="float" office:value="12" calcext:value-type="float">
            <text:p>12</text:p>
          </table:table-cell>
          <table:table-cell table:formula="of:=IF([.N13]&gt;2048; [.N13]-4096;[.N13])" office:value-type="float" office:value="-1336" calcext:value-type="float">
            <text:p>-1336</text:p>
          </table:table-cell>
          <table:table-cell/>
          <table:table-cell table:formula="of:=[.P13]*90/1024" office:value-type="float" office:value="1.0546875" calcext:value-type="float">
            <text:p>1.0546875</text:p>
          </table:table-cell>
          <table:table-cell table:formula="of:=[.S13]-5" office:value-type="float" office:value="-3.9453125" calcext:value-type="float">
            <text:p>-3.9453125</text:p>
          </table:table-cell>
        </table:table-row>
        <table:table-row table:style-name="ro1">
          <table:table-cell table:formula="of:=+1+[.A13]" office:value-type="float" office:value="11" calcext:value-type="float">
            <text:p>11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34.318359375" calcext:value-type="float">
            <text:p>-34.318359375</text:p>
          </table:table-cell>
          <table:table-cell office:value-type="float" office:value="1.734375" calcext:value-type="float">
            <text:p>1.734375</text:p>
          </table:table-cell>
          <table:table-cell/>
          <table:table-cell table:formula="of:=[.B14]-[.E14]" office:value-type="float" office:value="4.318359375" calcext:value-type="float">
            <text:p>4.318359375</text:p>
          </table:table-cell>
          <table:table-cell table:formula="of:=[.F14]-[.C14]" office:value-type="float" office:value="-4.265625" calcext:value-type="float">
            <text:p>-4.265625</text:p>
          </table:table-cell>
          <table:table-cell table:number-columns-repeated="3"/>
          <table:table-cell office:value-type="float" office:value="3763" calcext:value-type="float">
            <text:p>3763</text:p>
          </table:table-cell>
          <table:table-cell office:value-type="float" office:value="2753" calcext:value-type="float">
            <text:p>2753</text:p>
          </table:table-cell>
          <table:table-cell/>
          <table:table-cell table:formula="of:=IF([.M14]&gt;2048; [.M14]-4096;[.M14])" office:value-type="float" office:value="-333" calcext:value-type="float">
            <text:p>-333</text:p>
          </table:table-cell>
          <table:table-cell table:formula="of:=IF([.N14]&gt;2048; [.N14]-4096;[.N14])" office:value-type="float" office:value="-1343" calcext:value-type="float">
            <text:p>-1343</text:p>
          </table:table-cell>
          <table:table-cell/>
          <table:table-cell table:formula="of:=[.P14]*90/1024" office:value-type="float" office:value="-29.267578125" calcext:value-type="float">
            <text:p>-29.267578125</text:p>
          </table:table-cell>
          <table:table-cell table:formula="of:=[.S14]-5" office:value-type="float" office:value="-34.267578125" calcext:value-type="float">
            <text:p>-34.267578125</text:p>
          </table:table-cell>
        </table:table-row>
        <table:table-row table:style-name="ro1">
          <table:table-cell table:formula="of:=+1+[.A14]" office:value-type="float" office:value="12" calcext:value-type="float">
            <text:p>12</text:p>
          </table:table-cell>
          <table:table-cell office:value-type="float" office:value="-58.88" calcext:value-type="float">
            <text:p>-58.88</text:p>
          </table:table-cell>
          <table:table-cell office:value-type="float" office:value="5.1391" calcext:value-type="float">
            <text:p>5.1391</text:p>
          </table:table-cell>
          <table:table-cell/>
          <table:table-cell office:value-type="float" office:value="-57.521484375" calcext:value-type="float">
            <text:p>-57.521484375</text:p>
          </table:table-cell>
          <table:table-cell office:value-type="float" office:value="1.20703125" calcext:value-type="float">
            <text:p>1.20703125</text:p>
          </table:table-cell>
          <table:table-cell/>
          <table:table-cell table:formula="of:=[.B15]-[.E15]" office:value-type="float" office:value="-1.358515625" calcext:value-type="float">
            <text:p>-1.358515625</text:p>
          </table:table-cell>
          <table:table-cell table:formula="of:=[.F15]-[.C15]" office:value-type="float" office:value="-3.93206875" calcext:value-type="float">
            <text:p>-3.93206875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office:value-type="float" office:value="2759" calcext:value-type="float">
            <text:p>2759</text:p>
          </table:table-cell>
          <table:table-cell/>
          <table:table-cell table:formula="of:=IF([.M15]&gt;2048; [.M15]-4096;[.M15])" office:value-type="float" office:value="-597" calcext:value-type="float">
            <text:p>-597</text:p>
          </table:table-cell>
          <table:table-cell table:formula="of:=IF([.N15]&gt;2048; [.N15]-4096;[.N15])" office:value-type="float" office:value="-1337" calcext:value-type="float">
            <text:p>-1337</text:p>
          </table:table-cell>
          <table:table-cell/>
          <table:table-cell table:formula="of:=[.P15]*90/1024" office:value-type="float" office:value="-52.470703125" calcext:value-type="float">
            <text:p>-52.470703125</text:p>
          </table:table-cell>
          <table:table-cell table:formula="of:=[.S15]-5" office:value-type="float" office:value="-57.470703125" calcext:value-type="float">
            <text:p>-57.470703125</text:p>
          </table:table-cell>
        </table:table-row>
        <table:table-row table:style-name="ro1">
          <table:table-cell table:formula="of:=+1+[.A15]" office:value-type="float" office:value="13" calcext:value-type="float">
            <text:p>13</text:p>
          </table:table-cell>
          <table:table-cell office:value-type="float" office:value="-90" calcext:value-type="float">
            <text:p>-9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80.63671875" calcext:value-type="float">
            <text:p>-80.63671875</text:p>
          </table:table-cell>
          <table:table-cell office:value-type="float" office:value="1.822265625" calcext:value-type="float">
            <text:p>1.822265625</text:p>
          </table:table-cell>
          <table:table-cell/>
          <table:table-cell table:formula="of:=[.B16]-[.E16]" office:value-type="float" office:value="-9.36328125" calcext:value-type="float">
            <text:p>-9.36328125</text:p>
          </table:table-cell>
          <table:table-cell table:formula="of:=[.F16]-[.C16]" office:value-type="float" office:value="-4.177734375" calcext:value-type="float">
            <text:p>-4.177734375</text:p>
          </table:table-cell>
          <table:table-cell table:number-columns-repeated="3"/>
          <table:table-cell office:value-type="float" office:value="3236" calcext:value-type="float">
            <text:p>3236</text:p>
          </table:table-cell>
          <table:table-cell office:value-type="float" office:value="2752" calcext:value-type="float">
            <text:p>2752</text:p>
          </table:table-cell>
          <table:table-cell/>
          <table:table-cell table:formula="of:=IF([.M16]&gt;2048; [.M16]-4096;[.M16])" office:value-type="float" office:value="-860" calcext:value-type="float">
            <text:p>-860</text:p>
          </table:table-cell>
          <table:table-cell table:formula="of:=IF([.N16]&gt;2048; [.N16]-4096;[.N16])" office:value-type="float" office:value="-1344" calcext:value-type="float">
            <text:p>-1344</text:p>
          </table:table-cell>
          <table:table-cell/>
          <table:table-cell table:formula="of:=[.P16]*90/1024" office:value-type="float" office:value="-75.5859375" calcext:value-type="float">
            <text:p>-75.5859375</text:p>
          </table:table-cell>
          <table:table-cell table:formula="of:=[.S16]-5" office:value-type="float" office:value="-80.5859375" calcext:value-type="float">
            <text:p>-80.5859375</text:p>
          </table:table-cell>
        </table:table-row>
        <table:table-row table:style-name="ro1">
          <table:table-cell table:formula="of:=+1+[.A16]" office:value-type="float" office:value="14" calcext:value-type="float">
            <text:p>14</text:p>
          </table:table-cell>
          <table:table-cell office:value-type="float" office:value="61.12" calcext:value-type="float">
            <text:p>61.12</text:p>
          </table:table-cell>
          <table:table-cell office:value-type="float" office:value="-5.1391" calcext:value-type="float">
            <text:p>-5.1391</text:p>
          </table:table-cell>
          <table:table-cell/>
          <table:table-cell office:value-type="float" office:value="73.171875" calcext:value-type="float">
            <text:p>73.171875</text:p>
          </table:table-cell>
          <table:table-cell office:value-type="float" office:value="-9.251953125" calcext:value-type="float">
            <text:p>-9.251953125</text:p>
          </table:table-cell>
          <table:table-cell/>
          <table:table-cell table:formula="of:=[.B17]-[.E17]" office:value-type="float" office:value="-12.051875" calcext:value-type="float">
            <text:p>-12.051875</text:p>
          </table:table-cell>
          <table:table-cell table:formula="of:=[.F17]-[.C17]" office:value-type="float" office:value="-4.112853125" calcext:value-type="float">
            <text:p>-4.112853125</text:p>
          </table:table-cell>
          <table:table-cell table:number-columns-repeated="3"/>
          <table:table-cell office:value-type="float" office:value="890" calcext:value-type="float">
            <text:p>890</text:p>
          </table:table-cell>
          <table:table-cell office:value-type="float" office:value="2878" calcext:value-type="float">
            <text:p>2878</text:p>
          </table:table-cell>
          <table:table-cell/>
          <table:table-cell table:formula="of:=IF([.M17]&gt;2048; [.M17]-4096;[.M17])" office:value-type="float" office:value="890" calcext:value-type="float">
            <text:p>890</text:p>
          </table:table-cell>
          <table:table-cell table:formula="of:=IF([.N17]&gt;2048; [.N17]-4096;[.N17])" office:value-type="float" office:value="-1218" calcext:value-type="float">
            <text:p>-1218</text:p>
          </table:table-cell>
          <table:table-cell/>
          <table:table-cell table:formula="of:=[.P17]*90/1024" office:value-type="float" office:value="78.22265625" calcext:value-type="float">
            <text:p>78.22265625</text:p>
          </table:table-cell>
          <table:table-cell table:formula="of:=[.S17]-5" office:value-type="float" office:value="73.22265625" calcext:value-type="float">
            <text:p>73.22265625</text:p>
          </table:table-cell>
        </table:table-row>
        <table:table-row table:style-name="ro1">
          <table:table-cell table:formula="of:=+1+[.A17]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35.818359375" calcext:value-type="float">
            <text:p>35.818359375</text:p>
          </table:table-cell>
          <table:table-cell office:value-type="float" office:value="-9.603515625" calcext:value-type="float">
            <text:p>-9.603515625</text:p>
          </table:table-cell>
          <table:table-cell/>
          <table:table-cell table:formula="of:=[.B18]-[.E18]" office:value-type="float" office:value="-5.818359375" calcext:value-type="float">
            <text:p>-5.818359375</text:p>
          </table:table-cell>
          <table:table-cell table:formula="of:=[.F18]-[.C18]" office:value-type="float" office:value="-3.603515625" calcext:value-type="float">
            <text:p>-3.603515625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2882" calcext:value-type="float">
            <text:p>2882</text:p>
          </table:table-cell>
          <table:table-cell/>
          <table:table-cell table:formula="of:=IF([.M18]&gt;2048; [.M18]-4096;[.M18])" office:value-type="float" office:value="465" calcext:value-type="float">
            <text:p>465</text:p>
          </table:table-cell>
          <table:table-cell table:formula="of:=IF([.N18]&gt;2048; [.N18]-4096;[.N18])" office:value-type="float" office:value="-1214" calcext:value-type="float">
            <text:p>-1214</text:p>
          </table:table-cell>
          <table:table-cell/>
          <table:table-cell table:formula="of:=[.P18]*90/1024" office:value-type="float" office:value="40.869140625" calcext:value-type="float">
            <text:p>40.869140625</text:p>
          </table:table-cell>
          <table:table-cell table:formula="of:=[.S18]-5" office:value-type="float" office:value="35.869140625" calcext:value-type="float">
            <text:p>35.869140625</text:p>
          </table:table-cell>
        </table:table-row>
        <table:table-row table:style-name="ro1">
          <table:table-cell table:formula="of:=+1+[.A18]" office:value-type="float" office:value="16" calcext:value-type="float">
            <text:p>16</text:p>
          </table:table-cell>
          <table:table-cell office:value-type="float" office:value="1.12" calcext:value-type="float">
            <text:p>1.12</text:p>
          </table:table-cell>
          <table:table-cell office:value-type="float" office:value="-5.1391" calcext:value-type="float">
            <text:p>-5.1391</text:p>
          </table:table-cell>
          <table:table-cell/>
          <table:table-cell office:value-type="float" office:value="-4.083984375" calcext:value-type="float">
            <text:p>-4.083984375</text:p>
          </table:table-cell>
          <table:table-cell office:value-type="float" office:value="-9.076171875" calcext:value-type="float">
            <text:p>-9.076171875</text:p>
          </table:table-cell>
          <table:table-cell/>
          <table:table-cell table:formula="of:=[.B19]-[.E19]" office:value-type="float" office:value="5.203984375" calcext:value-type="float">
            <text:p>5.203984375</text:p>
          </table:table-cell>
          <table:table-cell table:formula="of:=[.F19]-[.C19]" office:value-type="float" office:value="-3.937071875" calcext:value-type="float">
            <text:p>-3.93707187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876" calcext:value-type="float">
            <text:p>2876</text:p>
          </table:table-cell>
          <table:table-cell/>
          <table:table-cell table:formula="of:=IF([.M19]&gt;2048; [.M19]-4096;[.M19])" office:value-type="float" office:value="11" calcext:value-type="float">
            <text:p>11</text:p>
          </table:table-cell>
          <table:table-cell table:formula="of:=IF([.N19]&gt;2048; [.N19]-4096;[.N19])" office:value-type="float" office:value="-1220" calcext:value-type="float">
            <text:p>-1220</text:p>
          </table:table-cell>
          <table:table-cell/>
          <table:table-cell table:formula="of:=[.P19]*90/1024" office:value-type="float" office:value="0.966796875" calcext:value-type="float">
            <text:p>0.966796875</text:p>
          </table:table-cell>
          <table:table-cell table:formula="of:=[.S19]-5" office:value-type="float" office:value="-4.033203125" calcext:value-type="float">
            <text:p>-4.033203125</text:p>
          </table:table-cell>
        </table:table-row>
        <table:table-row table:style-name="ro1">
          <table:table-cell table:formula="of:=+1+[.A19]" office:value-type="float" office:value="17" calcext:value-type="float">
            <text:p>17</text:p>
          </table:table-cell>
          <table:table-cell office:value-type="float" office:value="-30" calcext:value-type="float">
            <text:p>-3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34.40625" calcext:value-type="float">
            <text:p>-34.40625</text:p>
          </table:table-cell>
          <table:table-cell office:value-type="float" office:value="-9.603515625" calcext:value-type="float">
            <text:p>-9.603515625</text:p>
          </table:table-cell>
          <table:table-cell/>
          <table:table-cell table:formula="of:=[.B20]-[.E20]" office:value-type="float" office:value="4.40625" calcext:value-type="float">
            <text:p>4.40625</text:p>
          </table:table-cell>
          <table:table-cell table:formula="of:=[.F20]-[.C20]" office:value-type="float" office:value="-3.603515625" calcext:value-type="float">
            <text:p>-3.60351562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2882" calcext:value-type="float">
            <text:p>2882</text:p>
          </table:table-cell>
          <table:table-cell/>
          <table:table-cell table:formula="of:=IF([.M20]&gt;2048; [.M20]-4096;[.M20])" office:value-type="float" office:value="-334" calcext:value-type="float">
            <text:p>-334</text:p>
          </table:table-cell>
          <table:table-cell table:formula="of:=IF([.N20]&gt;2048; [.N20]-4096;[.N20])" office:value-type="float" office:value="-1214" calcext:value-type="float">
            <text:p>-1214</text:p>
          </table:table-cell>
          <table:table-cell/>
          <table:table-cell table:formula="of:=[.P20]*90/1024" office:value-type="float" office:value="-29.35546875" calcext:value-type="float">
            <text:p>-29.35546875</text:p>
          </table:table-cell>
          <table:table-cell table:formula="of:=[.S20]-5" office:value-type="float" office:value="-34.35546875" calcext:value-type="float">
            <text:p>-34.35546875</text:p>
          </table:table-cell>
        </table:table-row>
        <table:table-row table:style-name="ro1">
          <table:table-cell table:formula="of:=+1+[.A20]" office:value-type="float" office:value="18" calcext:value-type="float">
            <text:p>18</text:p>
          </table:table-cell>
          <table:table-cell office:value-type="float" office:value="-58.88" calcext:value-type="float">
            <text:p>-58.88</text:p>
          </table:table-cell>
          <table:table-cell office:value-type="float" office:value="-5.1391" calcext:value-type="float">
            <text:p>-5.1391</text:p>
          </table:table-cell>
          <table:table-cell/>
          <table:table-cell office:value-type="float" office:value="-57.521484375" calcext:value-type="float">
            <text:p>-57.521484375</text:p>
          </table:table-cell>
          <table:table-cell office:value-type="float" office:value="-8.900390625" calcext:value-type="float">
            <text:p>-8.900390625</text:p>
          </table:table-cell>
          <table:table-cell/>
          <table:table-cell table:formula="of:=[.B21]-[.E21]" office:value-type="float" office:value="-1.358515625" calcext:value-type="float">
            <text:p>-1.358515625</text:p>
          </table:table-cell>
          <table:table-cell table:formula="of:=[.F21]-[.C21]" office:value-type="float" office:value="-3.761290625" calcext:value-type="float">
            <text:p>-3.761290625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office:value-type="float" office:value="2874" calcext:value-type="float">
            <text:p>2874</text:p>
          </table:table-cell>
          <table:table-cell/>
          <table:table-cell table:formula="of:=IF([.M21]&gt;2048; [.M21]-4096;[.M21])" office:value-type="float" office:value="-597" calcext:value-type="float">
            <text:p>-597</text:p>
          </table:table-cell>
          <table:table-cell table:formula="of:=IF([.N21]&gt;2048; [.N21]-4096;[.N21])" office:value-type="float" office:value="-1222" calcext:value-type="float">
            <text:p>-1222</text:p>
          </table:table-cell>
          <table:table-cell/>
          <table:table-cell table:formula="of:=[.P21]*90/1024" office:value-type="float" office:value="-52.470703125" calcext:value-type="float">
            <text:p>-52.470703125</text:p>
          </table:table-cell>
          <table:table-cell table:formula="of:=[.S21]-5" office:value-type="float" office:value="-57.470703125" calcext:value-type="float">
            <text:p>-57.470703125</text:p>
          </table:table-cell>
        </table:table-row>
        <table:table-row table:style-name="ro1">
          <table:table-cell table:formula="of:=+1+[.A21]"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7.95703125" calcext:value-type="float">
            <text:p>97.95703125</text:p>
          </table:table-cell>
          <table:table-cell office:value-type="float" office:value="5.25" calcext:value-type="float">
            <text:p>5.25</text:p>
          </table:table-cell>
          <table:table-cell/>
          <table:table-cell table:formula="of:=[.B22]-[.E22]" office:value-type="float" office:value="-7.95703125" calcext:value-type="float">
            <text:p>-7.95703125</text:p>
          </table:table-cell>
          <table:table-cell table:formula="of:=[.F22]-[.C22]" office:value-type="float" office:value="-3.75" calcext:value-type="float">
            <text:p>-3.75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office:value-type="float" office:value="2713" calcext:value-type="float">
            <text:p>2713</text:p>
          </table:table-cell>
          <table:table-cell/>
          <table:table-cell table:formula="of:=IF([.M22]&gt;2048; [.M22]-4096;[.M22])" office:value-type="float" office:value="1172" calcext:value-type="float">
            <text:p>1172</text:p>
          </table:table-cell>
          <table:table-cell table:formula="of:=IF([.N22]&gt;2048; [.N22]-4096;[.N22])" office:value-type="float" office:value="-1383" calcext:value-type="float">
            <text:p>-1383</text:p>
          </table:table-cell>
          <table:table-cell/>
          <table:table-cell table:formula="of:=[.P22]*90/1024" office:value-type="float" office:value="103.0078125" calcext:value-type="float">
            <text:p>103.0078125</text:p>
          </table:table-cell>
          <table:table-cell table:formula="of:=[.S22]-5" office:value-type="float" office:value="98.0078125" calcext:value-type="float">
            <text:p>98.0078125</text:p>
          </table:table-cell>
        </table:table-row>
        <table:table-row table:style-name="ro1">
          <table:table-cell table:formula="of:=+1+[.A22]" office:value-type="float" office:value="20" calcext:value-type="float">
            <text:p>20</text:p>
          </table:table-cell>
          <table:table-cell office:value-type="float" office:value="71.69" calcext:value-type="float">
            <text:p>71.69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83.3671875" calcext:value-type="float">
            <text:p>83.3671875</text:p>
          </table:table-cell>
          <table:table-cell office:value-type="float" office:value="4.1953125" calcext:value-type="float">
            <text:p>4.1953125</text:p>
          </table:table-cell>
          <table:table-cell/>
          <table:table-cell table:formula="of:=[.B23]-[.E23]" office:value-type="float" office:value="-11.6771875" calcext:value-type="float">
            <text:p>-11.6771875</text:p>
          </table:table-cell>
          <table:table-cell table:formula="of:=[.F23]-[.C23]" office:value-type="float" office:value="-3.7046875" calcext:value-type="float">
            <text:p>-3.7046875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office:value-type="float" office:value="2725" calcext:value-type="float">
            <text:p>2725</text:p>
          </table:table-cell>
          <table:table-cell/>
          <table:table-cell table:formula="of:=IF([.M23]&gt;2048; [.M23]-4096;[.M23])" office:value-type="float" office:value="1006" calcext:value-type="float">
            <text:p>1006</text:p>
          </table:table-cell>
          <table:table-cell table:formula="of:=IF([.N23]&gt;2048; [.N23]-4096;[.N23])" office:value-type="float" office:value="-1371" calcext:value-type="float">
            <text:p>-1371</text:p>
          </table:table-cell>
          <table:table-cell/>
          <table:table-cell table:formula="of:=[.P23]*90/1024" office:value-type="float" office:value="88.41796875" calcext:value-type="float">
            <text:p>88.41796875</text:p>
          </table:table-cell>
          <table:table-cell table:formula="of:=[.S23]-5" office:value-type="float" office:value="83.41796875" calcext:value-type="float">
            <text:p>83.41796875</text:p>
          </table:table-cell>
        </table:table-row>
        <table:table-row table:style-name="ro1">
          <table:table-cell table:formula="of:=+1+[.A23]" office:value-type="float" office:value="21" calcext:value-type="float">
            <text:p>21</text:p>
          </table:table-cell>
          <table:table-cell office:value-type="float" office:value="50.4" calcext:value-type="float">
            <text:p>50.4</text:p>
          </table:table-cell>
          <table:table-cell office:value-type="float" office:value="7.7873" calcext:value-type="float">
            <text:p>7.7873</text:p>
          </table:table-cell>
          <table:table-cell/>
          <table:table-cell office:value-type="float" office:value="62.009765625" calcext:value-type="float">
            <text:p>62.009765625</text:p>
          </table:table-cell>
          <table:table-cell office:value-type="float" office:value="4.01953125" calcext:value-type="float">
            <text:p>4.01953125</text:p>
          </table:table-cell>
          <table:table-cell/>
          <table:table-cell table:formula="of:=[.B24]-[.E24]" office:value-type="float" office:value="-11.609765625" calcext:value-type="float">
            <text:p>-11.609765625</text:p>
          </table:table-cell>
          <table:table-cell table:formula="of:=[.F24]-[.C24]" office:value-type="float" office:value="-3.76776875" calcext:value-type="float">
            <text:p>-3.76776875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 office:value-type="float" office:value="2727" calcext:value-type="float">
            <text:p>2727</text:p>
          </table:table-cell>
          <table:table-cell/>
          <table:table-cell table:formula="of:=IF([.M24]&gt;2048; [.M24]-4096;[.M24])" office:value-type="float" office:value="763" calcext:value-type="float">
            <text:p>763</text:p>
          </table:table-cell>
          <table:table-cell table:formula="of:=IF([.N24]&gt;2048; [.N24]-4096;[.N24])" office:value-type="float" office:value="-1369" calcext:value-type="float">
            <text:p>-1369</text:p>
          </table:table-cell>
          <table:table-cell/>
          <table:table-cell table:formula="of:=[.P24]*90/1024" office:value-type="float" office:value="67.060546875" calcext:value-type="float">
            <text:p>67.060546875</text:p>
          </table:table-cell>
          <table:table-cell table:formula="of:=[.S24]-5" office:value-type="float" office:value="62.060546875" calcext:value-type="float">
            <text:p>62.060546875</text:p>
          </table:table-cell>
        </table:table-row>
        <table:table-row table:style-name="ro1">
          <table:table-cell table:formula="of:=+1+[.A24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.818359375" calcext:value-type="float">
            <text:p>35.818359375</text:p>
          </table:table-cell>
          <table:table-cell office:value-type="float" office:value="5.07421875" calcext:value-type="float">
            <text:p>5.07421875</text:p>
          </table:table-cell>
          <table:table-cell/>
          <table:table-cell table:formula="of:=[.B25]-[.E25]" office:value-type="float" office:value="-5.818359375" calcext:value-type="float">
            <text:p>-5.818359375</text:p>
          </table:table-cell>
          <table:table-cell table:formula="of:=[.F25]-[.C25]" office:value-type="float" office:value="-3.92578125" calcext:value-type="float">
            <text:p>-3.92578125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2715" calcext:value-type="float">
            <text:p>2715</text:p>
          </table:table-cell>
          <table:table-cell/>
          <table:table-cell table:formula="of:=IF([.M25]&gt;2048; [.M25]-4096;[.M25])" office:value-type="float" office:value="465" calcext:value-type="float">
            <text:p>465</text:p>
          </table:table-cell>
          <table:table-cell table:formula="of:=IF([.N25]&gt;2048; [.N25]-4096;[.N25])" office:value-type="float" office:value="-1381" calcext:value-type="float">
            <text:p>-1381</text:p>
          </table:table-cell>
          <table:table-cell/>
          <table:table-cell table:formula="of:=[.P25]*90/1024" office:value-type="float" office:value="40.869140625" calcext:value-type="float">
            <text:p>40.869140625</text:p>
          </table:table-cell>
          <table:table-cell table:formula="of:=[.S25]-5" office:value-type="float" office:value="35.869140625" calcext:value-type="float">
            <text:p>35.869140625</text:p>
          </table:table-cell>
        </table:table-row>
        <table:table-row table:style-name="ro1">
          <table:table-cell table:formula="of:=+1+[.A25]" office:value-type="float" office:value="23" calcext:value-type="float">
            <text:p>23</text:p>
          </table:table-cell>
          <table:table-cell office:value-type="float" office:value="11.69" calcext:value-type="float">
            <text:p>11.69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9.978515625" calcext:value-type="float">
            <text:p>9.978515625</text:p>
          </table:table-cell>
          <table:table-cell office:value-type="float" office:value="4.01953125" calcext:value-type="float">
            <text:p>4.01953125</text:p>
          </table:table-cell>
          <table:table-cell/>
          <table:table-cell table:formula="of:=[.B26]-[.E26]" office:value-type="float" office:value="1.711484375" calcext:value-type="float">
            <text:p>1.711484375</text:p>
          </table:table-cell>
          <table:table-cell table:formula="of:=[.F26]-[.C26]" office:value-type="float" office:value="-3.88046875" calcext:value-type="float">
            <text:p>-3.88046875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2727" calcext:value-type="float">
            <text:p>2727</text:p>
          </table:table-cell>
          <table:table-cell/>
          <table:table-cell table:formula="of:=IF([.M26]&gt;2048; [.M26]-4096;[.M26])" office:value-type="float" office:value="171" calcext:value-type="float">
            <text:p>171</text:p>
          </table:table-cell>
          <table:table-cell table:formula="of:=IF([.N26]&gt;2048; [.N26]-4096;[.N26])" office:value-type="float" office:value="-1369" calcext:value-type="float">
            <text:p>-1369</text:p>
          </table:table-cell>
          <table:table-cell/>
          <table:table-cell table:formula="of:=[.P26]*90/1024" office:value-type="float" office:value="15.029296875" calcext:value-type="float">
            <text:p>15.029296875</text:p>
          </table:table-cell>
          <table:table-cell table:formula="of:=[.S26]-5" office:value-type="float" office:value="10.029296875" calcext:value-type="float">
            <text:p>10.029296875</text:p>
          </table:table-cell>
        </table:table-row>
        <table:table-row table:style-name="ro1">
          <table:table-cell table:formula="of:=+1+[.A26]" office:value-type="float" office:value="24" calcext:value-type="float">
            <text:p>24</text:p>
          </table:table-cell>
          <table:table-cell office:value-type="float" office:value="-9.6" calcext:value-type="float">
            <text:p>-9.6</text:p>
          </table:table-cell>
          <table:table-cell office:value-type="float" office:value="7.7873" calcext:value-type="float">
            <text:p>7.7873</text:p>
          </table:table-cell>
          <table:table-cell/>
          <table:table-cell office:value-type="float" office:value="-13.576171875" calcext:value-type="float">
            <text:p>-13.576171875</text:p>
          </table:table-cell>
          <table:table-cell office:value-type="float" office:value="3.755859375" calcext:value-type="float">
            <text:p>3.755859375</text:p>
          </table:table-cell>
          <table:table-cell/>
          <table:table-cell table:formula="of:=[.B27]-[.E27]" office:value-type="float" office:value="3.976171875" calcext:value-type="float">
            <text:p>3.976171875</text:p>
          </table:table-cell>
          <table:table-cell table:formula="of:=[.F27]-[.C27]" office:value-type="float" office:value="-4.031440625" calcext:value-type="float">
            <text:p>-4.031440625</text:p>
          </table:table-cell>
          <table:table-cell table:number-columns-repeated="3"/>
          <table:table-cell office:value-type="float" office:value="3999" calcext:value-type="float">
            <text:p>3999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IF([.M27]&gt;2048; [.M27]-4096;[.M27])" office:value-type="float" office:value="-97" calcext:value-type="float">
            <text:p>-97</text:p>
          </table:table-cell>
          <table:table-cell table:formula="of:=IF([.N27]&gt;2048; [.N27]-4096;[.N27])" office:value-type="float" office:value="-1366" calcext:value-type="float">
            <text:p>-1366</text:p>
          </table:table-cell>
          <table:table-cell/>
          <table:table-cell table:formula="of:=[.P27]*90/1024" office:value-type="float" office:value="-8.525390625" calcext:value-type="float">
            <text:p>-8.525390625</text:p>
          </table:table-cell>
          <table:table-cell table:formula="of:=[.S27]-5" office:value-type="float" office:value="-13.525390625" calcext:value-type="float">
            <text:p>-13.525390625</text:p>
          </table:table-cell>
        </table:table-row>
        <table:table-row table:style-name="ro1">
          <table:table-cell table:formula="of:=+1+[.A27]" office:value-type="float" office:value="25" calcext:value-type="float">
            <text:p>25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34.40625" calcext:value-type="float">
            <text:p>-34.40625</text:p>
          </table:table-cell>
          <table:table-cell office:value-type="float" office:value="4.986328125" calcext:value-type="float">
            <text:p>4.986328125</text:p>
          </table:table-cell>
          <table:table-cell/>
          <table:table-cell table:formula="of:=[.B28]-[.E28]" office:value-type="float" office:value="4.40625" calcext:value-type="float">
            <text:p>4.40625</text:p>
          </table:table-cell>
          <table:table-cell table:formula="of:=[.F28]-[.C28]" office:value-type="float" office:value="-4.013671875" calcext:value-type="float">
            <text:p>-4.01367187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2716" calcext:value-type="float">
            <text:p>2716</text:p>
          </table:table-cell>
          <table:table-cell/>
          <table:table-cell table:formula="of:=IF([.M28]&gt;2048; [.M28]-4096;[.M28])" office:value-type="float" office:value="-334" calcext:value-type="float">
            <text:p>-334</text:p>
          </table:table-cell>
          <table:table-cell table:formula="of:=IF([.N28]&gt;2048; [.N28]-4096;[.N28])" office:value-type="float" office:value="-1380" calcext:value-type="float">
            <text:p>-1380</text:p>
          </table:table-cell>
          <table:table-cell/>
          <table:table-cell table:formula="of:=[.P28]*90/1024" office:value-type="float" office:value="-29.35546875" calcext:value-type="float">
            <text:p>-29.35546875</text:p>
          </table:table-cell>
          <table:table-cell table:formula="of:=[.S28]-5" office:value-type="float" office:value="-34.35546875" calcext:value-type="float">
            <text:p>-34.35546875</text:p>
          </table:table-cell>
        </table:table-row>
        <table:table-row table:style-name="ro1">
          <table:table-cell table:formula="of:=+1+[.A28]" office:value-type="float" office:value="26" calcext:value-type="float">
            <text:p>26</text:p>
          </table:table-cell>
          <table:table-cell office:value-type="float" office:value="-48.31" calcext:value-type="float">
            <text:p>-48.31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-49.611328125" calcext:value-type="float">
            <text:p>-49.611328125</text:p>
          </table:table-cell>
          <table:table-cell office:value-type="float" office:value="3.931640625" calcext:value-type="float">
            <text:p>3.931640625</text:p>
          </table:table-cell>
          <table:table-cell/>
          <table:table-cell table:formula="of:=[.B29]-[.E29]" office:value-type="float" office:value="1.301328125" calcext:value-type="float">
            <text:p>1.301328125</text:p>
          </table:table-cell>
          <table:table-cell table:formula="of:=[.F29]-[.C29]" office:value-type="float" office:value="-3.968359375" calcext:value-type="float">
            <text:p>-3.968359375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office:value-type="float" office:value="2728" calcext:value-type="float">
            <text:p>2728</text:p>
          </table:table-cell>
          <table:table-cell/>
          <table:table-cell table:formula="of:=IF([.M29]&gt;2048; [.M29]-4096;[.M29])" office:value-type="float" office:value="-507" calcext:value-type="float">
            <text:p>-507</text:p>
          </table:table-cell>
          <table:table-cell table:formula="of:=IF([.N29]&gt;2048; [.N29]-4096;[.N29])" office:value-type="float" office:value="-1368" calcext:value-type="float">
            <text:p>-1368</text:p>
          </table:table-cell>
          <table:table-cell/>
          <table:table-cell table:formula="of:=[.P29]*90/1024" office:value-type="float" office:value="-44.560546875" calcext:value-type="float">
            <text:p>-44.560546875</text:p>
          </table:table-cell>
          <table:table-cell table:formula="of:=[.S29]-5" office:value-type="float" office:value="-49.560546875" calcext:value-type="float">
            <text:p>-49.560546875</text:p>
          </table:table-cell>
        </table:table-row>
        <table:table-row table:style-name="ro1">
          <table:table-cell table:formula="of:=+1+[.A29]" office:value-type="float" office:value="27" calcext:value-type="float">
            <text:p>27</text:p>
          </table:table-cell>
          <table:table-cell office:value-type="float" office:value="-69.6" calcext:value-type="float">
            <text:p>-69.6</text:p>
          </table:table-cell>
          <table:table-cell office:value-type="float" office:value="7.7873" calcext:value-type="float">
            <text:p>7.7873</text:p>
          </table:table-cell>
          <table:table-cell/>
          <table:table-cell office:value-type="float" office:value="-65.255859375" calcext:value-type="float">
            <text:p>-65.255859375</text:p>
          </table:table-cell>
          <table:table-cell office:value-type="float" office:value="3.755859375" calcext:value-type="float">
            <text:p>3.755859375</text:p>
          </table:table-cell>
          <table:table-cell/>
          <table:table-cell table:formula="of:=[.B30]-[.E30]" office:value-type="float" office:value="-4.34414062499999" calcext:value-type="float">
            <text:p>-4.34414062499999</text:p>
          </table:table-cell>
          <table:table-cell table:formula="of:=[.F30]-[.C30]" office:value-type="float" office:value="-4.031440625" calcext:value-type="float">
            <text:p>-4.031440625</text:p>
          </table:table-cell>
          <table:table-cell table:number-columns-repeated="3"/>
          <table:table-cell office:value-type="float" office:value="3411" calcext:value-type="float">
            <text:p>3411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IF([.M30]&gt;2048; [.M30]-4096;[.M30])" office:value-type="float" office:value="-685" calcext:value-type="float">
            <text:p>-685</text:p>
          </table:table-cell>
          <table:table-cell table:formula="of:=IF([.N30]&gt;2048; [.N30]-4096;[.N30])" office:value-type="float" office:value="-1366" calcext:value-type="float">
            <text:p>-1366</text:p>
          </table:table-cell>
          <table:table-cell/>
          <table:table-cell table:formula="of:=[.P30]*90/1024" office:value-type="float" office:value="-60.205078125" calcext:value-type="float">
            <text:p>-60.205078125</text:p>
          </table:table-cell>
          <table:table-cell table:formula="of:=[.S30]-5" office:value-type="float" office:value="-65.205078125" calcext:value-type="float">
            <text:p>-65.205078125</text:p>
          </table:table-cell>
        </table:table-row>
        <table:table-row table:style-name="ro1">
          <table:table-cell table:formula="of:=+1+[.A30]" office:value-type="float" office:value="28" calcext:value-type="float">
            <text:p>28</text:p>
          </table:table-cell>
          <table:table-cell office:value-type="float" office:value="-90" calcext:value-type="float">
            <text:p>-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80.63671875" calcext:value-type="float">
            <text:p>-80.63671875</text:p>
          </table:table-cell>
          <table:table-cell office:value-type="float" office:value="4.72265625" calcext:value-type="float">
            <text:p>4.72265625</text:p>
          </table:table-cell>
          <table:table-cell/>
          <table:table-cell table:formula="of:=[.B31]-[.E31]" office:value-type="float" office:value="-9.36328125" calcext:value-type="float">
            <text:p>-9.36328125</text:p>
          </table:table-cell>
          <table:table-cell table:formula="of:=[.F31]-[.C31]" office:value-type="float" office:value="-4.27734375" calcext:value-type="float">
            <text:p>-4.27734375</text:p>
          </table:table-cell>
          <table:table-cell table:number-columns-repeated="3"/>
          <table:table-cell office:value-type="float" office:value="3236" calcext:value-type="float">
            <text:p>3236</text:p>
          </table:table-cell>
          <table:table-cell office:value-type="float" office:value="2719" calcext:value-type="float">
            <text:p>2719</text:p>
          </table:table-cell>
          <table:table-cell/>
          <table:table-cell table:formula="of:=IF([.M31]&gt;2048; [.M31]-4096;[.M31])" office:value-type="float" office:value="-860" calcext:value-type="float">
            <text:p>-860</text:p>
          </table:table-cell>
          <table:table-cell table:formula="of:=IF([.N31]&gt;2048; [.N31]-4096;[.N31])" office:value-type="float" office:value="-1377" calcext:value-type="float">
            <text:p>-1377</text:p>
          </table:table-cell>
          <table:table-cell/>
          <table:table-cell table:formula="of:=[.P31]*90/1024" office:value-type="float" office:value="-75.5859375" calcext:value-type="float">
            <text:p>-75.5859375</text:p>
          </table:table-cell>
          <table:table-cell table:formula="of:=[.S31]-5" office:value-type="float" office:value="-80.5859375" calcext:value-type="float">
            <text:p>-80.5859375</text:p>
          </table:table-cell>
        </table:table-row>
        <table:table-row table:style-name="ro1">
          <table:table-cell table:formula="of:=+1+[.A31]" office:value-type="float" office:value="29" calcext:value-type="float">
            <text:p>29</text:p>
          </table:table-cell>
          <table:table-cell office:value-type="float" office:value="71.69" calcext:value-type="float">
            <text:p>71.69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83.103515625" calcext:value-type="float">
            <text:p>83.103515625</text:p>
          </table:table-cell>
          <table:table-cell office:value-type="float" office:value="-11.9765625" calcext:value-type="float">
            <text:p>-11.9765625</text:p>
          </table:table-cell>
          <table:table-cell/>
          <table:table-cell table:formula="of:=[.B32]-[.E32]" office:value-type="float" office:value="-11.413515625" calcext:value-type="float">
            <text:p>-11.413515625</text:p>
          </table:table-cell>
          <table:table-cell table:formula="of:=[.F32]-[.C32]" office:value-type="float" office:value="-4.0765625" calcext:value-type="float">
            <text:p>-4.0765625</text:p>
          </table:table-cell>
          <table:table-cell table:number-columns-repeated="3"/>
          <table:table-cell office:value-type="float" office:value="1003" calcext:value-type="float">
            <text:p>1003</text:p>
          </table:table-cell>
          <table:table-cell office:value-type="float" office:value="2909" calcext:value-type="float">
            <text:p>2909</text:p>
          </table:table-cell>
          <table:table-cell/>
          <table:table-cell table:formula="of:=IF([.M32]&gt;2048; [.M32]-4096;[.M32])" office:value-type="float" office:value="1003" calcext:value-type="float">
            <text:p>1003</text:p>
          </table:table-cell>
          <table:table-cell table:formula="of:=IF([.N32]&gt;2048; [.N32]-4096;[.N32])" office:value-type="float" office:value="-1187" calcext:value-type="float">
            <text:p>-1187</text:p>
          </table:table-cell>
          <table:table-cell/>
          <table:table-cell table:formula="of:=[.P32]*90/1024" office:value-type="float" office:value="88.154296875" calcext:value-type="float">
            <text:p>88.154296875</text:p>
          </table:table-cell>
          <table:table-cell table:formula="of:=[.S32]-5" office:value-type="float" office:value="83.154296875" calcext:value-type="float">
            <text:p>83.154296875</text:p>
          </table:table-cell>
        </table:table-row>
        <table:table-row table:style-name="ro1">
          <table:table-cell table:formula="of:=+1+[.A32]" office:value-type="float" office:value="30" calcext:value-type="float">
            <text:p>30</text:p>
          </table:table-cell>
          <table:table-cell office:value-type="float" office:value="50.4" calcext:value-type="float">
            <text:p>50.4</text:p>
          </table:table-cell>
          <table:table-cell office:value-type="float" office:value="-7.7873" calcext:value-type="float">
            <text:p>-7.7873</text:p>
          </table:table-cell>
          <table:table-cell/>
          <table:table-cell office:value-type="float" office:value="61.921875" calcext:value-type="float">
            <text:p>61.921875</text:p>
          </table:table-cell>
          <table:table-cell office:value-type="float" office:value="-11.80078125" calcext:value-type="float">
            <text:p>-11.80078125</text:p>
          </table:table-cell>
          <table:table-cell/>
          <table:table-cell table:formula="of:=[.B33]-[.E33]" office:value-type="float" office:value="-11.521875" calcext:value-type="float">
            <text:p>-11.521875</text:p>
          </table:table-cell>
          <table:table-cell table:formula="of:=[.F33]-[.C33]" office:value-type="float" office:value="-4.01348125" calcext:value-type="float">
            <text:p>-4.01348125</text:p>
          </table:table-cell>
          <table:table-cell table:number-columns-repeated="3"/>
          <table:table-cell office:value-type="float" office:value="762" calcext:value-type="float">
            <text:p>762</text:p>
          </table:table-cell>
          <table:table-cell office:value-type="float" office:value="2907" calcext:value-type="float">
            <text:p>2907</text:p>
          </table:table-cell>
          <table:table-cell/>
          <table:table-cell table:formula="of:=IF([.M33]&gt;2048; [.M33]-4096;[.M33])" office:value-type="float" office:value="762" calcext:value-type="float">
            <text:p>762</text:p>
          </table:table-cell>
          <table:table-cell table:formula="of:=IF([.N33]&gt;2048; [.N33]-4096;[.N33])" office:value-type="float" office:value="-1189" calcext:value-type="float">
            <text:p>-1189</text:p>
          </table:table-cell>
          <table:table-cell/>
          <table:table-cell table:formula="of:=[.P33]*90/1024" office:value-type="float" office:value="66.97265625" calcext:value-type="float">
            <text:p>66.97265625</text:p>
          </table:table-cell>
          <table:table-cell table:formula="of:=[.S33]-5" office:value-type="float" office:value="61.97265625" calcext:value-type="float">
            <text:p>61.97265625</text:p>
          </table:table-cell>
        </table:table-row>
        <table:table-row table:style-name="ro1">
          <table:table-cell table:formula="of:=+1+[.A33]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5.818359375" calcext:value-type="float">
            <text:p>35.818359375</text:p>
          </table:table-cell>
          <table:table-cell office:value-type="float" office:value="-12.943359375" calcext:value-type="float">
            <text:p>-12.943359375</text:p>
          </table:table-cell>
          <table:table-cell/>
          <table:table-cell table:formula="of:=[.B34]-[.E34]" office:value-type="float" office:value="-5.818359375" calcext:value-type="float">
            <text:p>-5.818359375</text:p>
          </table:table-cell>
          <table:table-cell table:formula="of:=[.F34]-[.C34]" office:value-type="float" office:value="-3.943359375" calcext:value-type="float">
            <text:p>-3.943359375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IF([.M34]&gt;2048; [.M34]-4096;[.M34])" office:value-type="float" office:value="465" calcext:value-type="float">
            <text:p>465</text:p>
          </table:table-cell>
          <table:table-cell table:formula="of:=IF([.N34]&gt;2048; [.N34]-4096;[.N34])" office:value-type="float" office:value="-1176" calcext:value-type="float">
            <text:p>-1176</text:p>
          </table:table-cell>
          <table:table-cell/>
          <table:table-cell table:formula="of:=[.P34]*90/1024" office:value-type="float" office:value="40.869140625" calcext:value-type="float">
            <text:p>40.869140625</text:p>
          </table:table-cell>
          <table:table-cell table:formula="of:=[.S34]-5" office:value-type="float" office:value="35.869140625" calcext:value-type="float">
            <text:p>35.869140625</text:p>
          </table:table-cell>
        </table:table-row>
        <table:table-row table:style-name="ro1">
          <table:table-cell table:formula="of:=+1+[.A34]" office:value-type="float" office:value="32" calcext:value-type="float">
            <text:p>32</text:p>
          </table:table-cell>
          <table:table-cell office:value-type="float" office:value="11.69" calcext:value-type="float">
            <text:p>11.69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9.978515625" calcext:value-type="float">
            <text:p>9.978515625</text:p>
          </table:table-cell>
          <table:table-cell office:value-type="float" office:value="-11.888671875" calcext:value-type="float">
            <text:p>-11.888671875</text:p>
          </table:table-cell>
          <table:table-cell/>
          <table:table-cell table:formula="of:=[.B35]-[.E35]" office:value-type="float" office:value="1.711484375" calcext:value-type="float">
            <text:p>1.711484375</text:p>
          </table:table-cell>
          <table:table-cell table:formula="of:=[.F35]-[.C35]" office:value-type="float" office:value="-3.988671875" calcext:value-type="float">
            <text:p>-3.988671875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2908" calcext:value-type="float">
            <text:p>2908</text:p>
          </table:table-cell>
          <table:table-cell/>
          <table:table-cell table:formula="of:=IF([.M35]&gt;2048; [.M35]-4096;[.M35])" office:value-type="float" office:value="171" calcext:value-type="float">
            <text:p>171</text:p>
          </table:table-cell>
          <table:table-cell table:formula="of:=IF([.N35]&gt;2048; [.N35]-4096;[.N35])" office:value-type="float" office:value="-1188" calcext:value-type="float">
            <text:p>-1188</text:p>
          </table:table-cell>
          <table:table-cell/>
          <table:table-cell table:formula="of:=[.P35]*90/1024" office:value-type="float" office:value="15.029296875" calcext:value-type="float">
            <text:p>15.029296875</text:p>
          </table:table-cell>
          <table:table-cell table:formula="of:=[.S35]-5" office:value-type="float" office:value="10.029296875" calcext:value-type="float">
            <text:p>10.029296875</text:p>
          </table:table-cell>
        </table:table-row>
        <table:table-row table:style-name="ro1">
          <table:table-cell table:formula="of:=+1+[.A35]" office:value-type="float" office:value="33" calcext:value-type="float">
            <text:p>33</text:p>
          </table:table-cell>
          <table:table-cell office:value-type="float" office:value="-9.6" calcext:value-type="float">
            <text:p>-9.6</text:p>
          </table:table-cell>
          <table:table-cell office:value-type="float" office:value="-7.7873" calcext:value-type="float">
            <text:p>-7.7873</text:p>
          </table:table-cell>
          <table:table-cell/>
          <table:table-cell office:value-type="float" office:value="-13.6640625" calcext:value-type="float">
            <text:p>-13.6640625</text:p>
          </table:table-cell>
          <table:table-cell office:value-type="float" office:value="-11.712890625" calcext:value-type="float">
            <text:p>-11.712890625</text:p>
          </table:table-cell>
          <table:table-cell/>
          <table:table-cell table:formula="of:=[.B36]-[.E36]" office:value-type="float" office:value="4.0640625" calcext:value-type="float">
            <text:p>4.0640625</text:p>
          </table:table-cell>
          <table:table-cell table:formula="of:=[.F36]-[.C36]" office:value-type="float" office:value="-3.925590625" calcext:value-type="float">
            <text:p>-3.925590625</text:p>
          </table:table-cell>
          <table:table-cell table:number-columns-repeated="3"/>
          <table:table-cell office:value-type="float" office:value="3998" calcext:value-type="float">
            <text:p>3998</text:p>
          </table:table-cell>
          <table:table-cell office:value-type="float" office:value="2906" calcext:value-type="float">
            <text:p>2906</text:p>
          </table:table-cell>
          <table:table-cell/>
          <table:table-cell table:formula="of:=IF([.M36]&gt;2048; [.M36]-4096;[.M36])" office:value-type="float" office:value="-98" calcext:value-type="float">
            <text:p>-98</text:p>
          </table:table-cell>
          <table:table-cell table:formula="of:=IF([.N36]&gt;2048; [.N36]-4096;[.N36])" office:value-type="float" office:value="-1190" calcext:value-type="float">
            <text:p>-1190</text:p>
          </table:table-cell>
          <table:table-cell/>
          <table:table-cell table:formula="of:=[.P36]*90/1024" office:value-type="float" office:value="-8.61328125" calcext:value-type="float">
            <text:p>-8.61328125</text:p>
          </table:table-cell>
          <table:table-cell table:formula="of:=[.S36]-5" office:value-type="float" office:value="-13.61328125" calcext:value-type="float">
            <text:p>-13.61328125</text:p>
          </table:table-cell>
        </table:table-row>
        <table:table-row table:style-name="ro1">
          <table:table-cell table:formula="of:=+1+[.A36]" office:value-type="float" office:value="34" calcext:value-type="float">
            <text:p>34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34.40625" calcext:value-type="float">
            <text:p>-34.40625</text:p>
          </table:table-cell>
          <table:table-cell office:value-type="float" office:value="-12.6796875" calcext:value-type="float">
            <text:p>-12.6796875</text:p>
          </table:table-cell>
          <table:table-cell/>
          <table:table-cell table:formula="of:=[.B37]-[.E37]" office:value-type="float" office:value="4.40625" calcext:value-type="float">
            <text:p>4.40625</text:p>
          </table:table-cell>
          <table:table-cell table:formula="of:=[.F37]-[.C37]" office:value-type="float" office:value="-3.6796875" calcext:value-type="float">
            <text:p>-3.679687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2917" calcext:value-type="float">
            <text:p>2917</text:p>
          </table:table-cell>
          <table:table-cell/>
          <table:table-cell table:formula="of:=IF([.M37]&gt;2048; [.M37]-4096;[.M37])" office:value-type="float" office:value="-334" calcext:value-type="float">
            <text:p>-334</text:p>
          </table:table-cell>
          <table:table-cell table:formula="of:=IF([.N37]&gt;2048; [.N37]-4096;[.N37])" office:value-type="float" office:value="-1179" calcext:value-type="float">
            <text:p>-1179</text:p>
          </table:table-cell>
          <table:table-cell/>
          <table:table-cell table:formula="of:=[.P37]*90/1024" office:value-type="float" office:value="-29.35546875" calcext:value-type="float">
            <text:p>-29.35546875</text:p>
          </table:table-cell>
          <table:table-cell table:formula="of:=[.S37]-5" office:value-type="float" office:value="-34.35546875" calcext:value-type="float">
            <text:p>-34.35546875</text:p>
          </table:table-cell>
        </table:table-row>
        <table:table-row table:style-name="ro1">
          <table:table-cell table:formula="of:=+1+[.A37]" office:value-type="float" office:value="35" calcext:value-type="float">
            <text:p>35</text:p>
          </table:table-cell>
          <table:table-cell office:value-type="float" office:value="-48.31" calcext:value-type="float">
            <text:p>-48.31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-49.611328125" calcext:value-type="float">
            <text:p>-49.611328125</text:p>
          </table:table-cell>
          <table:table-cell office:value-type="float" office:value="-11.537109375" calcext:value-type="float">
            <text:p>-11.537109375</text:p>
          </table:table-cell>
          <table:table-cell/>
          <table:table-cell table:formula="of:=[.B38]-[.E38]" office:value-type="float" office:value="1.301328125" calcext:value-type="float">
            <text:p>1.301328125</text:p>
          </table:table-cell>
          <table:table-cell table:formula="of:=[.F38]-[.C38]" office:value-type="float" office:value="-3.637109375" calcext:value-type="float">
            <text:p>-3.637109375</text:p>
          </table:table-cell>
          <table:table-cell table:number-columns-repeated="3"/>
          <table:table-cell office:value-type="float" office:value="3589" calcext:value-type="float">
            <text:p>358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IF([.M38]&gt;2048; [.M38]-4096;[.M38])" office:value-type="float" office:value="-507" calcext:value-type="float">
            <text:p>-507</text:p>
          </table:table-cell>
          <table:table-cell table:formula="of:=IF([.N38]&gt;2048; [.N38]-4096;[.N38])" office:value-type="float" office:value="-1192" calcext:value-type="float">
            <text:p>-1192</text:p>
          </table:table-cell>
          <table:table-cell/>
          <table:table-cell table:formula="of:=[.P38]*90/1024" office:value-type="float" office:value="-44.560546875" calcext:value-type="float">
            <text:p>-44.560546875</text:p>
          </table:table-cell>
          <table:table-cell table:formula="of:=[.S38]-5" office:value-type="float" office:value="-49.560546875" calcext:value-type="float">
            <text:p>-49.560546875</text:p>
          </table:table-cell>
        </table:table-row>
        <table:table-row table:style-name="ro1">
          <table:table-cell table:formula="of:=+1+[.A38]" office:value-type="float" office:value="36" calcext:value-type="float">
            <text:p>36</text:p>
          </table:table-cell>
          <table:table-cell office:value-type="float" office:value="-69.6" calcext:value-type="float">
            <text:p>-69.6</text:p>
          </table:table-cell>
          <table:table-cell office:value-type="float" office:value="-7.7873" calcext:value-type="float">
            <text:p>-7.7873</text:p>
          </table:table-cell>
          <table:table-cell/>
          <table:table-cell office:value-type="float" office:value="-65.255859375" calcext:value-type="float">
            <text:p>-65.255859375</text:p>
          </table:table-cell>
          <table:table-cell office:value-type="float" office:value="-11.361328125" calcext:value-type="float">
            <text:p>-11.361328125</text:p>
          </table:table-cell>
          <table:table-cell/>
          <table:table-cell table:formula="of:=[.B39]-[.E39]" office:value-type="float" office:value="-4.34414062499999" calcext:value-type="float">
            <text:p>-4.34414062499999</text:p>
          </table:table-cell>
          <table:table-cell table:formula="of:=[.F39]-[.C39]" office:value-type="float" office:value="-3.574028125" calcext:value-type="float">
            <text:p>-3.574028125</text:p>
          </table:table-cell>
          <table:table-cell table:number-columns-repeated="3"/>
          <table:table-cell office:value-type="float" office:value="3411" calcext:value-type="float">
            <text:p>3411</text:p>
          </table:table-cell>
          <table:table-cell office:value-type="float" office:value="2902" calcext:value-type="float">
            <text:p>2902</text:p>
          </table:table-cell>
          <table:table-cell/>
          <table:table-cell table:formula="of:=IF([.M39]&gt;2048; [.M39]-4096;[.M39])" office:value-type="float" office:value="-685" calcext:value-type="float">
            <text:p>-685</text:p>
          </table:table-cell>
          <table:table-cell table:formula="of:=IF([.N39]&gt;2048; [.N39]-4096;[.N39])" office:value-type="float" office:value="-1194" calcext:value-type="float">
            <text:p>-1194</text:p>
          </table:table-cell>
          <table:table-cell/>
          <table:table-cell table:formula="of:=[.P39]*90/1024" office:value-type="float" office:value="-60.205078125" calcext:value-type="float">
            <text:p>-60.205078125</text:p>
          </table:table-cell>
          <table:table-cell table:formula="of:=[.S39]-5" office:value-type="float" office:value="-65.205078125" calcext:value-type="float">
            <text:p>-65.205078125</text:p>
          </table:table-cell>
        </table:table-row>
        <table:table-row table:style-name="ro1">
          <table:table-cell table:formula="of:=+1+[.A39]"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7.95703125" calcext:value-type="float">
            <text:p>97.95703125</text:p>
          </table:table-cell>
          <table:table-cell office:value-type="float" office:value="8.23828125" calcext:value-type="float">
            <text:p>8.23828125</text:p>
          </table:table-cell>
          <table:table-cell/>
          <table:table-cell table:formula="of:=[.B40]-[.E40]" office:value-type="float" office:value="-7.95703125" calcext:value-type="float">
            <text:p>-7.95703125</text:p>
          </table:table-cell>
          <table:table-cell table:formula="of:=[.F40]-[.C40]" office:value-type="float" office:value="-3.76171875" calcext:value-type="float">
            <text:p>-3.76171875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office:value-type="float" office:value="2679" calcext:value-type="float">
            <text:p>2679</text:p>
          </table:table-cell>
          <table:table-cell/>
          <table:table-cell table:formula="of:=IF([.M40]&gt;2048; [.M40]-4096;[.M40])" office:value-type="float" office:value="1172" calcext:value-type="float">
            <text:p>1172</text:p>
          </table:table-cell>
          <table:table-cell table:formula="of:=IF([.N40]&gt;2048; [.N40]-4096;[.N40])" office:value-type="float" office:value="-1417" calcext:value-type="float">
            <text:p>-1417</text:p>
          </table:table-cell>
          <table:table-cell/>
          <table:table-cell table:formula="of:=[.P40]*90/1024" office:value-type="float" office:value="103.0078125" calcext:value-type="float">
            <text:p>103.0078125</text:p>
          </table:table-cell>
          <table:table-cell table:formula="of:=[.S40]-5" office:value-type="float" office:value="98.0078125" calcext:value-type="float">
            <text:p>98.0078125</text:p>
          </table:table-cell>
        </table:table-row>
        <table:table-row table:style-name="ro1">
          <table:table-cell table:formula="of:=+1+[.A40]" office:value-type="float" office:value="38" calcext:value-type="float">
            <text:p>38</text:p>
          </table:table-cell>
          <table:table-cell office:value-type="float" office:value="76.7" calcext:value-type="float">
            <text:p>76.7</text:p>
          </table:table-cell>
          <table:table-cell office:value-type="float" office:value="10.7894" calcext:value-type="float">
            <text:p>10.7894</text:p>
          </table:table-cell>
          <table:table-cell/>
          <table:table-cell office:value-type="float" office:value="87.76171875" calcext:value-type="float">
            <text:p>87.76171875</text:p>
          </table:table-cell>
          <table:table-cell office:value-type="float" office:value="7.18359375" calcext:value-type="float">
            <text:p>7.18359375</text:p>
          </table:table-cell>
          <table:table-cell/>
          <table:table-cell table:formula="of:=[.B41]-[.E41]" office:value-type="float" office:value="-11.06171875" calcext:value-type="float">
            <text:p>-11.06171875</text:p>
          </table:table-cell>
          <table:table-cell table:formula="of:=[.F41]-[.C41]" office:value-type="float" office:value="-3.60580625" calcext:value-type="float">
            <text:p>-3.60580625</text:p>
          </table:table-cell>
          <table:table-cell table:number-columns-repeated="3"/>
          <table:table-cell office:value-type="float" office:value="1056" calcext:value-type="float">
            <text:p>1056</text:p>
          </table:table-cell>
          <table:table-cell office:value-type="float" office:value="2691" calcext:value-type="float">
            <text:p>2691</text:p>
          </table:table-cell>
          <table:table-cell/>
          <table:table-cell table:formula="of:=IF([.M41]&gt;2048; [.M41]-4096;[.M41])" office:value-type="float" office:value="1056" calcext:value-type="float">
            <text:p>1056</text:p>
          </table:table-cell>
          <table:table-cell table:formula="of:=IF([.N41]&gt;2048; [.N41]-4096;[.N41])" office:value-type="float" office:value="-1405" calcext:value-type="float">
            <text:p>-1405</text:p>
          </table:table-cell>
          <table:table-cell/>
          <table:table-cell table:formula="of:=[.P41]*90/1024" office:value-type="float" office:value="92.8125" calcext:value-type="float">
            <text:p>92.8125</text:p>
          </table:table-cell>
          <table:table-cell table:formula="of:=[.S41]-5" office:value-type="float" office:value="87.8125" calcext:value-type="float">
            <text:p>87.8125</text:p>
          </table:table-cell>
        </table:table-row>
        <table:table-row table:style-name="ro1">
          <table:table-cell table:formula="of:=+1+[.A41]" office:value-type="float" office:value="39" calcext:value-type="float">
            <text:p>39</text:p>
          </table:table-cell>
          <table:table-cell office:value-type="float" office:value="61.12" calcext:value-type="float">
            <text:p>61.12</text:p>
          </table:table-cell>
          <table:table-cell office:value-type="float" office:value="10.2782" calcext:value-type="float">
            <text:p>10.2782</text:p>
          </table:table-cell>
          <table:table-cell/>
          <table:table-cell office:value-type="float" office:value="73.435546875" calcext:value-type="float">
            <text:p>73.435546875</text:p>
          </table:table-cell>
          <table:table-cell office:value-type="float" office:value="6.83203125" calcext:value-type="float">
            <text:p>6.83203125</text:p>
          </table:table-cell>
          <table:table-cell/>
          <table:table-cell table:formula="of:=[.B42]-[.E42]" office:value-type="float" office:value="-12.315546875" calcext:value-type="float">
            <text:p>-12.315546875</text:p>
          </table:table-cell>
          <table:table-cell table:formula="of:=[.F42]-[.C42]" office:value-type="float" office:value="-3.44616875" calcext:value-type="float">
            <text:p>-3.44616875</text:p>
          </table:table-cell>
          <table:table-cell table:number-columns-repeated="3"/>
          <table:table-cell office:value-type="float" office:value="893" calcext:value-type="float">
            <text:p>893</text:p>
          </table:table-cell>
          <table:table-cell office:value-type="float" office:value="2695" calcext:value-type="float">
            <text:p>2695</text:p>
          </table:table-cell>
          <table:table-cell/>
          <table:table-cell table:formula="of:=IF([.M42]&gt;2048; [.M42]-4096;[.M42])" office:value-type="float" office:value="893" calcext:value-type="float">
            <text:p>893</text:p>
          </table:table-cell>
          <table:table-cell table:formula="of:=IF([.N42]&gt;2048; [.N42]-4096;[.N42])" office:value-type="float" office:value="-1401" calcext:value-type="float">
            <text:p>-1401</text:p>
          </table:table-cell>
          <table:table-cell/>
          <table:table-cell table:formula="of:=[.P42]*90/1024" office:value-type="float" office:value="78.486328125" calcext:value-type="float">
            <text:p>78.486328125</text:p>
          </table:table-cell>
          <table:table-cell table:formula="of:=[.S42]-5" office:value-type="float" office:value="73.486328125" calcext:value-type="float">
            <text:p>73.486328125</text:p>
          </table:table-cell>
        </table:table-row>
        <table:table-row table:style-name="ro1">
          <table:table-cell table:formula="of:=+1+[.A42]" office:value-type="float" office:value="40" calcext:value-type="float">
            <text:p>40</text:p>
          </table:table-cell>
          <table:table-cell office:value-type="float" office:value="45.21" calcext:value-type="float">
            <text:p>45.21</text:p>
          </table:table-cell>
          <table:table-cell office:value-type="float" office:value="10.5686" calcext:value-type="float">
            <text:p>10.5686</text:p>
          </table:table-cell>
          <table:table-cell/>
          <table:table-cell office:value-type="float" office:value="55.76953125" calcext:value-type="float">
            <text:p>55.76953125</text:p>
          </table:table-cell>
          <table:table-cell office:value-type="float" office:value="7.0078125" calcext:value-type="float">
            <text:p>7.0078125</text:p>
          </table:table-cell>
          <table:table-cell/>
          <table:table-cell table:formula="of:=[.B43]-[.E43]" office:value-type="float" office:value="-10.55953125" calcext:value-type="float">
            <text:p>-10.55953125</text:p>
          </table:table-cell>
          <table:table-cell table:formula="of:=[.F43]-[.C43]" office:value-type="float" office:value="-3.5607875" calcext:value-type="float">
            <text:p>-3.5607875</text:p>
          </table:table-cell>
          <table:table-cell table:number-columns-repeated="3"/>
          <table:table-cell office:value-type="float" office:value="692" calcext:value-type="float">
            <text:p>692</text:p>
          </table:table-cell>
          <table:table-cell office:value-type="float" office:value="2693" calcext:value-type="float">
            <text:p>2693</text:p>
          </table:table-cell>
          <table:table-cell/>
          <table:table-cell table:formula="of:=IF([.M43]&gt;2048; [.M43]-4096;[.M43])" office:value-type="float" office:value="692" calcext:value-type="float">
            <text:p>692</text:p>
          </table:table-cell>
          <table:table-cell table:formula="of:=IF([.N43]&gt;2048; [.N43]-4096;[.N43])" office:value-type="float" office:value="-1403" calcext:value-type="float">
            <text:p>-1403</text:p>
          </table:table-cell>
          <table:table-cell/>
          <table:table-cell table:formula="of:=[.P43]*90/1024" office:value-type="float" office:value="60.8203125" calcext:value-type="float">
            <text:p>60.8203125</text:p>
          </table:table-cell>
          <table:table-cell table:formula="of:=[.S43]-5" office:value-type="float" office:value="55.8203125" calcext:value-type="float">
            <text:p>55.8203125</text:p>
          </table:table-cell>
        </table:table-row>
        <table:table-row table:style-name="ro1">
          <table:table-cell table:formula="of:=+1+[.A43]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.818359375" calcext:value-type="float">
            <text:p>35.818359375</text:p>
          </table:table-cell>
          <table:table-cell office:value-type="float" office:value="8.326171875" calcext:value-type="float">
            <text:p>8.326171875</text:p>
          </table:table-cell>
          <table:table-cell/>
          <table:table-cell table:formula="of:=[.B44]-[.E44]" office:value-type="float" office:value="-5.818359375" calcext:value-type="float">
            <text:p>-5.818359375</text:p>
          </table:table-cell>
          <table:table-cell table:formula="of:=[.F44]-[.C44]" office:value-type="float" office:value="-3.673828125" calcext:value-type="float">
            <text:p>-3.673828125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2678" calcext:value-type="float">
            <text:p>2678</text:p>
          </table:table-cell>
          <table:table-cell/>
          <table:table-cell table:formula="of:=IF([.M44]&gt;2048; [.M44]-4096;[.M44])" office:value-type="float" office:value="465" calcext:value-type="float">
            <text:p>465</text:p>
          </table:table-cell>
          <table:table-cell table:formula="of:=IF([.N44]&gt;2048; [.N44]-4096;[.N44])" office:value-type="float" office:value="-1418" calcext:value-type="float">
            <text:p>-1418</text:p>
          </table:table-cell>
          <table:table-cell/>
          <table:table-cell table:formula="of:=[.P44]*90/1024" office:value-type="float" office:value="40.869140625" calcext:value-type="float">
            <text:p>40.869140625</text:p>
          </table:table-cell>
          <table:table-cell table:formula="of:=[.S44]-5" office:value-type="float" office:value="35.869140625" calcext:value-type="float">
            <text:p>35.869140625</text:p>
          </table:table-cell>
        </table:table-row>
        <table:table-row table:style-name="ro1">
          <table:table-cell table:formula="of:=+1+[.A44]" office:value-type="float" office:value="42" calcext:value-type="float">
            <text:p>42</text:p>
          </table:table-cell>
          <table:table-cell office:value-type="float" office:value="16.7" calcext:value-type="float">
            <text:p>16.7</text:p>
          </table:table-cell>
          <table:table-cell office:value-type="float" office:value="10.7894" calcext:value-type="float">
            <text:p>10.7894</text:p>
          </table:table-cell>
          <table:table-cell/>
          <table:table-cell office:value-type="float" office:value="16.921875" calcext:value-type="float">
            <text:p>16.921875</text:p>
          </table:table-cell>
          <table:table-cell office:value-type="float" office:value="7.359375" calcext:value-type="float">
            <text:p>7.359375</text:p>
          </table:table-cell>
          <table:table-cell/>
          <table:table-cell table:formula="of:=[.B45]-[.E45]" office:value-type="float" office:value="-0.221875000000001" calcext:value-type="float">
            <text:p>-0.221875000000001</text:p>
          </table:table-cell>
          <table:table-cell table:formula="of:=[.F45]-[.C45]" office:value-type="float" office:value="-3.430025" calcext:value-type="float">
            <text:p>-3.430025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2689" calcext:value-type="float">
            <text:p>2689</text:p>
          </table:table-cell>
          <table:table-cell/>
          <table:table-cell table:formula="of:=IF([.M45]&gt;2048; [.M45]-4096;[.M45])" office:value-type="float" office:value="250" calcext:value-type="float">
            <text:p>250</text:p>
          </table:table-cell>
          <table:table-cell table:formula="of:=IF([.N45]&gt;2048; [.N45]-4096;[.N45])" office:value-type="float" office:value="-1407" calcext:value-type="float">
            <text:p>-1407</text:p>
          </table:table-cell>
          <table:table-cell/>
          <table:table-cell table:formula="of:=[.P45]*90/1024" office:value-type="float" office:value="21.97265625" calcext:value-type="float">
            <text:p>21.97265625</text:p>
          </table:table-cell>
          <table:table-cell table:formula="of:=[.S45]-5" office:value-type="float" office:value="16.97265625" calcext:value-type="float">
            <text:p>16.97265625</text:p>
          </table:table-cell>
        </table:table-row>
        <table:table-row table:style-name="ro1">
          <table:table-cell table:formula="of:=+1+[.A45]" office:value-type="float" office:value="43" calcext:value-type="float">
            <text:p>43</text:p>
          </table:table-cell>
          <table:table-cell office:value-type="float" office:value="1.12" calcext:value-type="float">
            <text:p>1.12</text:p>
          </table:table-cell>
          <table:table-cell office:value-type="float" office:value="10.2783" calcext:value-type="float">
            <text:p>10.2783</text:p>
          </table:table-cell>
          <table:table-cell/>
          <table:table-cell office:value-type="float" office:value="-4.171875" calcext:value-type="float">
            <text:p>-4.171875</text:p>
          </table:table-cell>
          <table:table-cell office:value-type="float" office:value="6.65625" calcext:value-type="float">
            <text:p>6.65625</text:p>
          </table:table-cell>
          <table:table-cell/>
          <table:table-cell table:formula="of:=[.B46]-[.E46]" office:value-type="float" office:value="5.291875" calcext:value-type="float">
            <text:p>5.291875</text:p>
          </table:table-cell>
          <table:table-cell table:formula="of:=[.F46]-[.C46]" office:value-type="float" office:value="-3.62205" calcext:value-type="float">
            <text:p>-3.6220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697" calcext:value-type="float">
            <text:p>2697</text:p>
          </table:table-cell>
          <table:table-cell/>
          <table:table-cell table:formula="of:=IF([.M46]&gt;2048; [.M46]-4096;[.M46])" office:value-type="float" office:value="10" calcext:value-type="float">
            <text:p>10</text:p>
          </table:table-cell>
          <table:table-cell table:formula="of:=IF([.N46]&gt;2048; [.N46]-4096;[.N46])" office:value-type="float" office:value="-1399" calcext:value-type="float">
            <text:p>-1399</text:p>
          </table:table-cell>
          <table:table-cell/>
          <table:table-cell table:formula="of:=[.P46]*90/1024" office:value-type="float" office:value="0.87890625" calcext:value-type="float">
            <text:p>0.87890625</text:p>
          </table:table-cell>
          <table:table-cell table:formula="of:=[.S46]-5" office:value-type="float" office:value="-4.12109375" calcext:value-type="float">
            <text:p>-4.12109375</text:p>
          </table:table-cell>
        </table:table-row>
        <table:table-row table:style-name="ro1">
          <table:table-cell table:formula="of:=+1+[.A46]" office:value-type="float" office:value="44" calcext:value-type="float">
            <text:p>44</text:p>
          </table:table-cell>
          <table:table-cell office:value-type="float" office:value="-14.79" calcext:value-type="float">
            <text:p>-14.79</text:p>
          </table:table-cell>
          <table:table-cell office:value-type="float" office:value="10.5686" calcext:value-type="float">
            <text:p>10.5686</text:p>
          </table:table-cell>
          <table:table-cell/>
          <table:table-cell office:value-type="float" office:value="-19.376953125" calcext:value-type="float">
            <text:p>-19.376953125</text:p>
          </table:table-cell>
          <table:table-cell office:value-type="float" office:value="7.095703125" calcext:value-type="float">
            <text:p>7.095703125</text:p>
          </table:table-cell>
          <table:table-cell/>
          <table:table-cell table:formula="of:=[.B47]-[.E47]" office:value-type="float" office:value="4.586953125" calcext:value-type="float">
            <text:p>4.586953125</text:p>
          </table:table-cell>
          <table:table-cell table:formula="of:=[.F47]-[.C47]" office:value-type="float" office:value="-3.472896875" calcext:value-type="float">
            <text:p>-3.472896875</text:p>
          </table:table-cell>
          <table:table-cell table:number-columns-repeated="3"/>
          <table:table-cell office:value-type="float" office:value="3933" calcext:value-type="float">
            <text:p>3933</text:p>
          </table:table-cell>
          <table:table-cell office:value-type="float" office:value="2692" calcext:value-type="float">
            <text:p>2692</text:p>
          </table:table-cell>
          <table:table-cell/>
          <table:table-cell table:formula="of:=IF([.M47]&gt;2048; [.M47]-4096;[.M47])" office:value-type="float" office:value="-163" calcext:value-type="float">
            <text:p>-163</text:p>
          </table:table-cell>
          <table:table-cell table:formula="of:=IF([.N47]&gt;2048; [.N47]-4096;[.N47])" office:value-type="float" office:value="-1404" calcext:value-type="float">
            <text:p>-1404</text:p>
          </table:table-cell>
          <table:table-cell/>
          <table:table-cell table:formula="of:=[.P47]*90/1024" office:value-type="float" office:value="-14.326171875" calcext:value-type="float">
            <text:p>-14.326171875</text:p>
          </table:table-cell>
          <table:table-cell table:formula="of:=[.S47]-5" office:value-type="float" office:value="-19.326171875" calcext:value-type="float">
            <text:p>-19.326171875</text:p>
          </table:table-cell>
        </table:table-row>
        <table:table-row table:style-name="ro1">
          <table:table-cell table:formula="of:=+1+[.A47]"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34.40625" calcext:value-type="float">
            <text:p>-34.40625</text:p>
          </table:table-cell>
          <table:table-cell office:value-type="float" office:value="8.4140625" calcext:value-type="float">
            <text:p>8.4140625</text:p>
          </table:table-cell>
          <table:table-cell/>
          <table:table-cell table:formula="of:=[.B48]-[.E48]" office:value-type="float" office:value="4.40625" calcext:value-type="float">
            <text:p>4.40625</text:p>
          </table:table-cell>
          <table:table-cell table:formula="of:=[.F48]-[.C48]" office:value-type="float" office:value="-3.5859375" calcext:value-type="float">
            <text:p>-3.585937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2677" calcext:value-type="float">
            <text:p>2677</text:p>
          </table:table-cell>
          <table:table-cell/>
          <table:table-cell table:formula="of:=IF([.M48]&gt;2048; [.M48]-4096;[.M48])" office:value-type="float" office:value="-334" calcext:value-type="float">
            <text:p>-334</text:p>
          </table:table-cell>
          <table:table-cell table:formula="of:=IF([.N48]&gt;2048; [.N48]-4096;[.N48])" office:value-type="float" office:value="-1419" calcext:value-type="float">
            <text:p>-1419</text:p>
          </table:table-cell>
          <table:table-cell/>
          <table:table-cell table:formula="of:=[.P48]*90/1024" office:value-type="float" office:value="-29.35546875" calcext:value-type="float">
            <text:p>-29.35546875</text:p>
          </table:table-cell>
          <table:table-cell table:formula="of:=[.S48]-5" office:value-type="float" office:value="-34.35546875" calcext:value-type="float">
            <text:p>-34.35546875</text:p>
          </table:table-cell>
        </table:table-row>
        <table:table-row table:style-name="ro1">
          <table:table-cell table:formula="of:=+1+[.A48]" office:value-type="float" office:value="46" calcext:value-type="float">
            <text:p>46</text:p>
          </table:table-cell>
          <table:table-cell office:value-type="float" office:value="-43.3" calcext:value-type="float">
            <text:p>-43.3</text:p>
          </table:table-cell>
          <table:table-cell office:value-type="float" office:value="10.7894" calcext:value-type="float">
            <text:p>10.7894</text:p>
          </table:table-cell>
          <table:table-cell/>
          <table:table-cell office:value-type="float" office:value="-45.48046875" calcext:value-type="float">
            <text:p>-45.48046875</text:p>
          </table:table-cell>
          <table:table-cell office:value-type="float" office:value="7.271484375" calcext:value-type="float">
            <text:p>7.271484375</text:p>
          </table:table-cell>
          <table:table-cell/>
          <table:table-cell table:formula="of:=[.B49]-[.E49]" office:value-type="float" office:value="2.18046875" calcext:value-type="float">
            <text:p>2.18046875</text:p>
          </table:table-cell>
          <table:table-cell table:formula="of:=[.F49]-[.C49]" office:value-type="float" office:value="-3.517915625" calcext:value-type="float">
            <text:p>-3.517915625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office:value-type="float" office:value="2690" calcext:value-type="float">
            <text:p>2690</text:p>
          </table:table-cell>
          <table:table-cell/>
          <table:table-cell table:formula="of:=IF([.M49]&gt;2048; [.M49]-4096;[.M49])" office:value-type="float" office:value="-460" calcext:value-type="float">
            <text:p>-460</text:p>
          </table:table-cell>
          <table:table-cell table:formula="of:=IF([.N49]&gt;2048; [.N49]-4096;[.N49])" office:value-type="float" office:value="-1406" calcext:value-type="float">
            <text:p>-1406</text:p>
          </table:table-cell>
          <table:table-cell/>
          <table:table-cell table:formula="of:=[.P49]*90/1024" office:value-type="float" office:value="-40.4296875" calcext:value-type="float">
            <text:p>-40.4296875</text:p>
          </table:table-cell>
          <table:table-cell table:formula="of:=[.S49]-5" office:value-type="float" office:value="-45.4296875" calcext:value-type="float">
            <text:p>-45.4296875</text:p>
          </table:table-cell>
        </table:table-row>
        <table:table-row table:style-name="ro1">
          <table:table-cell table:formula="of:=+1+[.A49]" office:value-type="float" office:value="47" calcext:value-type="float">
            <text:p>47</text:p>
          </table:table-cell>
          <table:table-cell office:value-type="float" office:value="-58.88" calcext:value-type="float">
            <text:p>-58.88</text:p>
          </table:table-cell>
          <table:table-cell office:value-type="float" office:value="10.2782" calcext:value-type="float">
            <text:p>10.2782</text:p>
          </table:table-cell>
          <table:table-cell/>
          <table:table-cell office:value-type="float" office:value="-57.43359375" calcext:value-type="float">
            <text:p>-57.43359375</text:p>
          </table:table-cell>
          <table:table-cell office:value-type="float" office:value="6.83203125" calcext:value-type="float">
            <text:p>6.83203125</text:p>
          </table:table-cell>
          <table:table-cell/>
          <table:table-cell table:formula="of:=[.B50]-[.E50]" office:value-type="float" office:value="-1.44640625" calcext:value-type="float">
            <text:p>-1.44640625</text:p>
          </table:table-cell>
          <table:table-cell table:formula="of:=[.F50]-[.C50]" office:value-type="float" office:value="-3.44616875" calcext:value-type="float">
            <text:p>-3.44616875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2695" calcext:value-type="float">
            <text:p>2695</text:p>
          </table:table-cell>
          <table:table-cell/>
          <table:table-cell table:formula="of:=IF([.M50]&gt;2048; [.M50]-4096;[.M50])" office:value-type="float" office:value="-596" calcext:value-type="float">
            <text:p>-596</text:p>
          </table:table-cell>
          <table:table-cell table:formula="of:=IF([.N50]&gt;2048; [.N50]-4096;[.N50])" office:value-type="float" office:value="-1401" calcext:value-type="float">
            <text:p>-1401</text:p>
          </table:table-cell>
          <table:table-cell/>
          <table:table-cell table:formula="of:=[.P50]*90/1024" office:value-type="float" office:value="-52.3828125" calcext:value-type="float">
            <text:p>-52.3828125</text:p>
          </table:table-cell>
          <table:table-cell table:formula="of:=[.S50]-5" office:value-type="float" office:value="-57.3828125" calcext:value-type="float">
            <text:p>-57.3828125</text:p>
          </table:table-cell>
        </table:table-row>
        <table:table-row table:style-name="ro1">
          <table:table-cell table:formula="of:=+1+[.A50]" office:value-type="float" office:value="48" calcext:value-type="float">
            <text:p>48</text:p>
          </table:table-cell>
          <table:table-cell office:value-type="float" office:value="-74.79" calcext:value-type="float">
            <text:p>-74.79</text:p>
          </table:table-cell>
          <table:table-cell office:value-type="float" office:value="10.5686" calcext:value-type="float">
            <text:p>10.5686</text:p>
          </table:table-cell>
          <table:table-cell/>
          <table:table-cell office:value-type="float" office:value="-68.859375" calcext:value-type="float">
            <text:p>-68.859375</text:p>
          </table:table-cell>
          <table:table-cell office:value-type="float" office:value="7.18359375" calcext:value-type="float">
            <text:p>7.18359375</text:p>
          </table:table-cell>
          <table:table-cell/>
          <table:table-cell table:formula="of:=[.B51]-[.E51]" office:value-type="float" office:value="-5.93062500000001" calcext:value-type="float">
            <text:p>-5.93062500000001</text:p>
          </table:table-cell>
          <table:table-cell table:formula="of:=[.F51]-[.C51]" office:value-type="float" office:value="-3.38500625" calcext:value-type="float">
            <text:p>-3.38500625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office:value-type="float" office:value="2691" calcext:value-type="float">
            <text:p>2691</text:p>
          </table:table-cell>
          <table:table-cell/>
          <table:table-cell table:formula="of:=IF([.M51]&gt;2048; [.M51]-4096;[.M51])" office:value-type="float" office:value="-726" calcext:value-type="float">
            <text:p>-726</text:p>
          </table:table-cell>
          <table:table-cell table:formula="of:=IF([.N51]&gt;2048; [.N51]-4096;[.N51])" office:value-type="float" office:value="-1405" calcext:value-type="float">
            <text:p>-1405</text:p>
          </table:table-cell>
          <table:table-cell/>
          <table:table-cell table:formula="of:=[.P51]*90/1024" office:value-type="float" office:value="-63.80859375" calcext:value-type="float">
            <text:p>-63.80859375</text:p>
          </table:table-cell>
          <table:table-cell table:formula="of:=[.S51]-5" office:value-type="float" office:value="-68.80859375" calcext:value-type="float">
            <text:p>-68.80859375</text:p>
          </table:table-cell>
        </table:table-row>
        <table:table-row table:style-name="ro1">
          <table:table-cell table:formula="of:=+1+[.A51]" office:value-type="float" office:value="49" calcext:value-type="float">
            <text:p>49</text:p>
          </table:table-cell>
          <table:table-cell office:value-type="float" office:value="-90" calcext:value-type="float">
            <text:p>-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80.63671875" calcext:value-type="float">
            <text:p>-80.63671875</text:p>
          </table:table-cell>
          <table:table-cell office:value-type="float" office:value="8.326171875" calcext:value-type="float">
            <text:p>8.326171875</text:p>
          </table:table-cell>
          <table:table-cell/>
          <table:table-cell table:formula="of:=[.B52]-[.E52]" office:value-type="float" office:value="-9.36328125" calcext:value-type="float">
            <text:p>-9.36328125</text:p>
          </table:table-cell>
          <table:table-cell table:formula="of:=[.F52]-[.C52]" office:value-type="float" office:value="-3.673828125" calcext:value-type="float">
            <text:p>-3.673828125</text:p>
          </table:table-cell>
          <table:table-cell table:number-columns-repeated="3"/>
          <table:table-cell office:value-type="float" office:value="3236" calcext:value-type="float">
            <text:p>3236</text:p>
          </table:table-cell>
          <table:table-cell office:value-type="float" office:value="2678" calcext:value-type="float">
            <text:p>2678</text:p>
          </table:table-cell>
          <table:table-cell/>
          <table:table-cell table:formula="of:=IF([.M52]&gt;2048; [.M52]-4096;[.M52])" office:value-type="float" office:value="-860" calcext:value-type="float">
            <text:p>-860</text:p>
          </table:table-cell>
          <table:table-cell table:formula="of:=IF([.N52]&gt;2048; [.N52]-4096;[.N52])" office:value-type="float" office:value="-1418" calcext:value-type="float">
            <text:p>-1418</text:p>
          </table:table-cell>
          <table:table-cell/>
          <table:table-cell table:formula="of:=[.P52]*90/1024" office:value-type="float" office:value="-75.5859375" calcext:value-type="float">
            <text:p>-75.5859375</text:p>
          </table:table-cell>
          <table:table-cell table:formula="of:=[.S52]-5" office:value-type="float" office:value="-80.5859375" calcext:value-type="float">
            <text:p>-80.5859375</text:p>
          </table:table-cell>
        </table:table-row>
        <table:table-row table:style-name="ro1">
          <table:table-cell table:formula="of:=+1+[.A52]" office:value-type="float" office:value="50" calcext:value-type="float">
            <text:p>50</text:p>
          </table:table-cell>
          <table:table-cell office:value-type="float" office:value="76.7" calcext:value-type="float">
            <text:p>76.7</text:p>
          </table:table-cell>
          <table:table-cell office:value-type="float" office:value="-10.7894" calcext:value-type="float">
            <text:p>-10.7894</text:p>
          </table:table-cell>
          <table:table-cell/>
          <table:table-cell office:value-type="float" office:value="87.498046875" calcext:value-type="float">
            <text:p>87.498046875</text:p>
          </table:table-cell>
          <table:table-cell office:value-type="float" office:value="-11.625" calcext:value-type="float">
            <text:p>-11.625</text:p>
          </table:table-cell>
          <table:table-cell/>
          <table:table-cell table:formula="of:=[.B53]-[.E53]" office:value-type="float" office:value="-10.798046875" calcext:value-type="float">
            <text:p>-10.798046875</text:p>
          </table:table-cell>
          <table:table-cell table:formula="of:=[.F53]-[.C53]" office:value-type="float" office:value="-0.835599999999999" calcext:value-type="float">
            <text:p>-0.835599999999999</text:p>
          </table:table-cell>
          <table:table-cell table:number-columns-repeated="3"/>
          <table:table-cell office:value-type="float" office:value="1053" calcext:value-type="float">
            <text:p>1053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IF([.M53]&gt;2048; [.M53]-4096;[.M53])" office:value-type="float" office:value="1053" calcext:value-type="float">
            <text:p>1053</text:p>
          </table:table-cell>
          <table:table-cell table:formula="of:=IF([.N53]&gt;2048; [.N53]-4096;[.N53])" office:value-type="float" office:value="-1191" calcext:value-type="float">
            <text:p>-1191</text:p>
          </table:table-cell>
          <table:table-cell/>
          <table:table-cell table:formula="of:=[.P53]*90/1024" office:value-type="float" office:value="92.548828125" calcext:value-type="float">
            <text:p>92.548828125</text:p>
          </table:table-cell>
          <table:table-cell table:formula="of:=[.S53]-5" office:value-type="float" office:value="87.548828125" calcext:value-type="float">
            <text:p>87.548828125</text:p>
          </table:table-cell>
        </table:table-row>
        <table:table-row table:style-name="ro1">
          <table:table-cell table:formula="of:=+1+[.A53]" office:value-type="float" office:value="51" calcext:value-type="float">
            <text:p>51</text:p>
          </table:table-cell>
          <table:table-cell office:value-type="float" office:value="61.12" calcext:value-type="float">
            <text:p>61.12</text:p>
          </table:table-cell>
          <table:table-cell office:value-type="float" office:value="-10.2782" calcext:value-type="float">
            <text:p>-10.2782</text:p>
          </table:table-cell>
          <table:table-cell/>
          <table:table-cell office:value-type="float" office:value="73.34765625" calcext:value-type="float">
            <text:p>73.34765625</text:p>
          </table:table-cell>
          <table:table-cell office:value-type="float" office:value="-13.998046875" calcext:value-type="float">
            <text:p>-13.998046875</text:p>
          </table:table-cell>
          <table:table-cell/>
          <table:table-cell table:formula="of:=[.B54]-[.E54]" office:value-type="float" office:value="-12.22765625" calcext:value-type="float">
            <text:p>-12.22765625</text:p>
          </table:table-cell>
          <table:table-cell table:formula="of:=[.F54]-[.C54]" office:value-type="float" office:value="-3.719846875" calcext:value-type="float">
            <text:p>-3.719846875</text:p>
          </table:table-cell>
          <table:table-cell table:number-columns-repeated="3"/>
          <table:table-cell office:value-type="float" office:value="892" calcext:value-type="float">
            <text:p>892</text:p>
          </table:table-cell>
          <table:table-cell office:value-type="float" office:value="2932" calcext:value-type="float">
            <text:p>2932</text:p>
          </table:table-cell>
          <table:table-cell/>
          <table:table-cell table:formula="of:=IF([.M54]&gt;2048; [.M54]-4096;[.M54])" office:value-type="float" office:value="892" calcext:value-type="float">
            <text:p>892</text:p>
          </table:table-cell>
          <table:table-cell table:formula="of:=IF([.N54]&gt;2048; [.N54]-4096;[.N54])" office:value-type="float" office:value="-1164" calcext:value-type="float">
            <text:p>-1164</text:p>
          </table:table-cell>
          <table:table-cell/>
          <table:table-cell table:formula="of:=[.P54]*90/1024" office:value-type="float" office:value="78.3984375" calcext:value-type="float">
            <text:p>78.3984375</text:p>
          </table:table-cell>
          <table:table-cell table:formula="of:=[.S54]-5" office:value-type="float" office:value="73.3984375" calcext:value-type="float">
            <text:p>73.3984375</text:p>
          </table:table-cell>
        </table:table-row>
        <table:table-row table:style-name="ro1">
          <table:table-cell table:formula="of:=+1+[.A54]" office:value-type="float" office:value="52" calcext:value-type="float">
            <text:p>52</text:p>
          </table:table-cell>
          <table:table-cell office:value-type="float" office:value="45.21" calcext:value-type="float">
            <text:p>45.21</text:p>
          </table:table-cell>
          <table:table-cell office:value-type="float" office:value="-10.5686" calcext:value-type="float">
            <text:p>-10.5686</text:p>
          </table:table-cell>
          <table:table-cell/>
          <table:table-cell office:value-type="float" office:value="55.681640625" calcext:value-type="float">
            <text:p>55.681640625</text:p>
          </table:table-cell>
          <table:table-cell office:value-type="float" office:value="-14.349609375" calcext:value-type="float">
            <text:p>-14.349609375</text:p>
          </table:table-cell>
          <table:table-cell/>
          <table:table-cell table:formula="of:=[.B55]-[.E55]" office:value-type="float" office:value="-10.471640625" calcext:value-type="float">
            <text:p>-10.471640625</text:p>
          </table:table-cell>
          <table:table-cell table:formula="of:=[.F55]-[.C55]" office:value-type="float" office:value="-3.781009375" calcext:value-type="float">
            <text:p>-3.781009375</text:p>
          </table:table-cell>
          <table:table-cell table:number-columns-repeated="3"/>
          <table:table-cell office:value-type="float" office:value="691" calcext:value-type="float">
            <text:p>691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IF([.M55]&gt;2048; [.M55]-4096;[.M55])" office:value-type="float" office:value="691" calcext:value-type="float">
            <text:p>691</text:p>
          </table:table-cell>
          <table:table-cell table:formula="of:=IF([.N55]&gt;2048; [.N55]-4096;[.N55])" office:value-type="float" office:value="-1160" calcext:value-type="float">
            <text:p>-1160</text:p>
          </table:table-cell>
          <table:table-cell/>
          <table:table-cell table:formula="of:=[.P55]*90/1024" office:value-type="float" office:value="60.732421875" calcext:value-type="float">
            <text:p>60.732421875</text:p>
          </table:table-cell>
          <table:table-cell table:formula="of:=[.S55]-5" office:value-type="float" office:value="55.732421875" calcext:value-type="float">
            <text:p>55.732421875</text:p>
          </table:table-cell>
        </table:table-row>
        <table:table-row table:style-name="ro1">
          <table:table-cell table:formula="of:=+1+[.A55]"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35.818359375" calcext:value-type="float">
            <text:p>35.818359375</text:p>
          </table:table-cell>
          <table:table-cell office:value-type="float" office:value="-15.580078125" calcext:value-type="float">
            <text:p>-15.580078125</text:p>
          </table:table-cell>
          <table:table-cell/>
          <table:table-cell table:formula="of:=[.B56]-[.E56]" office:value-type="float" office:value="-5.818359375" calcext:value-type="float">
            <text:p>-5.818359375</text:p>
          </table:table-cell>
          <table:table-cell table:formula="of:=[.F56]-[.C56]" office:value-type="float" office:value="-3.580078125" calcext:value-type="float">
            <text:p>-3.580078125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IF([.M56]&gt;2048; [.M56]-4096;[.M56])" office:value-type="float" office:value="465" calcext:value-type="float">
            <text:p>465</text:p>
          </table:table-cell>
          <table:table-cell table:formula="of:=IF([.N56]&gt;2048; [.N56]-4096;[.N56])" office:value-type="float" office:value="-1146" calcext:value-type="float">
            <text:p>-1146</text:p>
          </table:table-cell>
          <table:table-cell/>
          <table:table-cell table:formula="of:=[.P56]*90/1024" office:value-type="float" office:value="40.869140625" calcext:value-type="float">
            <text:p>40.869140625</text:p>
          </table:table-cell>
          <table:table-cell table:formula="of:=[.S56]-5" office:value-type="float" office:value="35.869140625" calcext:value-type="float">
            <text:p>35.869140625</text:p>
          </table:table-cell>
        </table:table-row>
        <table:table-row table:style-name="ro1">
          <table:table-cell table:formula="of:=+1+[.A56]" office:value-type="float" office:value="54" calcext:value-type="float">
            <text:p>54</text:p>
          </table:table-cell>
          <table:table-cell office:value-type="float" office:value="16.7" calcext:value-type="float">
            <text:p>16.7</text:p>
          </table:table-cell>
          <table:table-cell office:value-type="float" office:value="-10.7894" calcext:value-type="float">
            <text:p>-10.7894</text:p>
          </table:table-cell>
          <table:table-cell/>
          <table:table-cell office:value-type="float" office:value="16.833984375" calcext:value-type="float">
            <text:p>16.833984375</text:p>
          </table:table-cell>
          <table:table-cell office:value-type="float" office:value="-14.525390625" calcext:value-type="float">
            <text:p>-14.525390625</text:p>
          </table:table-cell>
          <table:table-cell/>
          <table:table-cell table:formula="of:=[.B57]-[.E57]" office:value-type="float" office:value="-0.133984375000001" calcext:value-type="float">
            <text:p>-0.133984375000001</text:p>
          </table:table-cell>
          <table:table-cell table:formula="of:=[.F57]-[.C57]" office:value-type="float" office:value="-3.735990625" calcext:value-type="float">
            <text:p>-3.735990625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2938" calcext:value-type="float">
            <text:p>2938</text:p>
          </table:table-cell>
          <table:table-cell/>
          <table:table-cell table:formula="of:=IF([.M57]&gt;2048; [.M57]-4096;[.M57])" office:value-type="float" office:value="249" calcext:value-type="float">
            <text:p>249</text:p>
          </table:table-cell>
          <table:table-cell table:formula="of:=IF([.N57]&gt;2048; [.N57]-4096;[.N57])" office:value-type="float" office:value="-1158" calcext:value-type="float">
            <text:p>-1158</text:p>
          </table:table-cell>
          <table:table-cell/>
          <table:table-cell table:formula="of:=[.P57]*90/1024" office:value-type="float" office:value="21.884765625" calcext:value-type="float">
            <text:p>21.884765625</text:p>
          </table:table-cell>
          <table:table-cell table:formula="of:=[.S57]-5" office:value-type="float" office:value="16.884765625" calcext:value-type="float">
            <text:p>16.884765625</text:p>
          </table:table-cell>
        </table:table-row>
        <table:table-row table:style-name="ro1">
          <table:table-cell table:formula="of:=+1+[.A57]" office:value-type="float" office:value="55" calcext:value-type="float">
            <text:p>55</text:p>
          </table:table-cell>
          <table:table-cell office:value-type="float" office:value="1.12" calcext:value-type="float">
            <text:p>1.12</text:p>
          </table:table-cell>
          <table:table-cell office:value-type="float" office:value="-10.2783" calcext:value-type="float">
            <text:p>-10.2783</text:p>
          </table:table-cell>
          <table:table-cell/>
          <table:table-cell office:value-type="float" office:value="-4.083984375" calcext:value-type="float">
            <text:p>-4.083984375</text:p>
          </table:table-cell>
          <table:table-cell office:value-type="float" office:value="-14.0859375" calcext:value-type="float">
            <text:p>-14.0859375</text:p>
          </table:table-cell>
          <table:table-cell/>
          <table:table-cell table:formula="of:=[.B58]-[.E58]" office:value-type="float" office:value="5.203984375" calcext:value-type="float">
            <text:p>5.203984375</text:p>
          </table:table-cell>
          <table:table-cell table:formula="of:=[.F58]-[.C58]" office:value-type="float" office:value="-3.8076375" calcext:value-type="float">
            <text:p>-3.807637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933" calcext:value-type="float">
            <text:p>2933</text:p>
          </table:table-cell>
          <table:table-cell/>
          <table:table-cell table:formula="of:=IF([.M58]&gt;2048; [.M58]-4096;[.M58])" office:value-type="float" office:value="11" calcext:value-type="float">
            <text:p>11</text:p>
          </table:table-cell>
          <table:table-cell table:formula="of:=IF([.N58]&gt;2048; [.N58]-4096;[.N58])" office:value-type="float" office:value="-1163" calcext:value-type="float">
            <text:p>-1163</text:p>
          </table:table-cell>
          <table:table-cell/>
          <table:table-cell table:formula="of:=[.P58]*90/1024" office:value-type="float" office:value="0.966796875" calcext:value-type="float">
            <text:p>0.966796875</text:p>
          </table:table-cell>
          <table:table-cell table:formula="of:=[.S58]-5" office:value-type="float" office:value="-4.033203125" calcext:value-type="float">
            <text:p>-4.033203125</text:p>
          </table:table-cell>
        </table:table-row>
        <table:table-row table:style-name="ro1">
          <table:table-cell table:formula="of:=+1+[.A58]" office:value-type="float" office:value="56" calcext:value-type="float">
            <text:p>56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0.5686" calcext:value-type="float">
            <text:p>-10.5686</text:p>
          </table:table-cell>
          <table:table-cell/>
          <table:table-cell office:value-type="float" office:value="-19.2890625" calcext:value-type="float">
            <text:p>-19.2890625</text:p>
          </table:table-cell>
          <table:table-cell office:value-type="float" office:value="-14.349609375" calcext:value-type="float">
            <text:p>-14.349609375</text:p>
          </table:table-cell>
          <table:table-cell/>
          <table:table-cell table:formula="of:=[.B59]-[.E59]" office:value-type="float" office:value="4.4990625" calcext:value-type="float">
            <text:p>4.4990625</text:p>
          </table:table-cell>
          <table:table-cell table:formula="of:=[.F59]-[.C59]" office:value-type="float" office:value="-3.781009375" calcext:value-type="float">
            <text:p>-3.781009375</text:p>
          </table:table-cell>
          <table:table-cell table:number-columns-repeated="3"/>
          <table:table-cell office:value-type="float" office:value="3934" calcext:value-type="float">
            <text:p>3934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IF([.M59]&gt;2048; [.M59]-4096;[.M59])" office:value-type="float" office:value="-162" calcext:value-type="float">
            <text:p>-162</text:p>
          </table:table-cell>
          <table:table-cell table:formula="of:=IF([.N59]&gt;2048; [.N59]-4096;[.N59])" office:value-type="float" office:value="-1160" calcext:value-type="float">
            <text:p>-1160</text:p>
          </table:table-cell>
          <table:table-cell/>
          <table:table-cell table:formula="of:=[.P59]*90/1024" office:value-type="float" office:value="-14.23828125" calcext:value-type="float">
            <text:p>-14.23828125</text:p>
          </table:table-cell>
          <table:table-cell table:formula="of:=[.S59]-5" office:value-type="float" office:value="-19.23828125" calcext:value-type="float">
            <text:p>-19.23828125</text:p>
          </table:table-cell>
        </table:table-row>
        <table:table-row table:style-name="ro1">
          <table:table-cell table:formula="of:=+1+[.A59]" office:value-type="float" office:value="57" calcext:value-type="float">
            <text:p>57</text:p>
          </table:table-cell>
          <table:table-cell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34.40625" calcext:value-type="float">
            <text:p>-34.40625</text:p>
          </table:table-cell>
          <table:table-cell office:value-type="float" office:value="-15.66796875" calcext:value-type="float">
            <text:p>-15.66796875</text:p>
          </table:table-cell>
          <table:table-cell/>
          <table:table-cell table:formula="of:=[.B60]-[.E60]" office:value-type="float" office:value="4.40625" calcext:value-type="float">
            <text:p>4.40625</text:p>
          </table:table-cell>
          <table:table-cell table:formula="of:=[.F60]-[.C60]" office:value-type="float" office:value="-3.66796875" calcext:value-type="float">
            <text:p>-3.6679687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2951" calcext:value-type="float">
            <text:p>2951</text:p>
          </table:table-cell>
          <table:table-cell/>
          <table:table-cell table:formula="of:=IF([.M60]&gt;2048; [.M60]-4096;[.M60])" office:value-type="float" office:value="-334" calcext:value-type="float">
            <text:p>-334</text:p>
          </table:table-cell>
          <table:table-cell table:formula="of:=IF([.N60]&gt;2048; [.N60]-4096;[.N60])" office:value-type="float" office:value="-1145" calcext:value-type="float">
            <text:p>-1145</text:p>
          </table:table-cell>
          <table:table-cell/>
          <table:table-cell table:formula="of:=[.P60]*90/1024" office:value-type="float" office:value="-29.35546875" calcext:value-type="float">
            <text:p>-29.35546875</text:p>
          </table:table-cell>
          <table:table-cell table:formula="of:=[.S60]-5" office:value-type="float" office:value="-34.35546875" calcext:value-type="float">
            <text:p>-34.35546875</text:p>
          </table:table-cell>
        </table:table-row>
        <table:table-row table:style-name="ro1">
          <table:table-cell table:formula="of:=+1+[.A60]" office:value-type="float" office:value="58" calcext:value-type="float">
            <text:p>58</text:p>
          </table:table-cell>
          <table:table-cell office:value-type="float" office:value="-43.3" calcext:value-type="float">
            <text:p>-43.3</text:p>
          </table:table-cell>
          <table:table-cell office:value-type="float" office:value="-10.7894" calcext:value-type="float">
            <text:p>-10.7894</text:p>
          </table:table-cell>
          <table:table-cell/>
          <table:table-cell office:value-type="float" office:value="-45.48046875" calcext:value-type="float">
            <text:p>-45.48046875</text:p>
          </table:table-cell>
          <table:table-cell office:value-type="float" office:value="-14.701171875" calcext:value-type="float">
            <text:p>-14.701171875</text:p>
          </table:table-cell>
          <table:table-cell/>
          <table:table-cell table:formula="of:=[.B61]-[.E61]" office:value-type="float" office:value="2.18046875" calcext:value-type="float">
            <text:p>2.18046875</text:p>
          </table:table-cell>
          <table:table-cell table:formula="of:=[.F61]-[.C61]" office:value-type="float" office:value="-3.911771875" calcext:value-type="float">
            <text:p>-3.911771875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office:value-type="float" office:value="2940" calcext:value-type="float">
            <text:p>2940</text:p>
          </table:table-cell>
          <table:table-cell/>
          <table:table-cell table:formula="of:=IF([.M61]&gt;2048; [.M61]-4096;[.M61])" office:value-type="float" office:value="-460" calcext:value-type="float">
            <text:p>-460</text:p>
          </table:table-cell>
          <table:table-cell table:formula="of:=IF([.N61]&gt;2048; [.N61]-4096;[.N61])" office:value-type="float" office:value="-1156" calcext:value-type="float">
            <text:p>-1156</text:p>
          </table:table-cell>
          <table:table-cell/>
          <table:table-cell table:formula="of:=[.P61]*90/1024" office:value-type="float" office:value="-40.4296875" calcext:value-type="float">
            <text:p>-40.4296875</text:p>
          </table:table-cell>
          <table:table-cell table:formula="of:=[.S61]-5" office:value-type="float" office:value="-45.4296875" calcext:value-type="float">
            <text:p>-45.4296875</text:p>
          </table:table-cell>
        </table:table-row>
        <table:table-row table:style-name="ro1">
          <table:table-cell table:formula="of:=+1+[.A61]" office:value-type="float" office:value="59" calcext:value-type="float">
            <text:p>59</text:p>
          </table:table-cell>
          <table:table-cell office:value-type="float" office:value="-58.88" calcext:value-type="float">
            <text:p>-58.88</text:p>
          </table:table-cell>
          <table:table-cell office:value-type="float" office:value="-10.2782" calcext:value-type="float">
            <text:p>-10.2782</text:p>
          </table:table-cell>
          <table:table-cell/>
          <table:table-cell office:value-type="float" office:value="-57.521484375" calcext:value-type="float">
            <text:p>-57.521484375</text:p>
          </table:table-cell>
          <table:table-cell office:value-type="float" office:value="-14.173828125" calcext:value-type="float">
            <text:p>-14.173828125</text:p>
          </table:table-cell>
          <table:table-cell/>
          <table:table-cell table:formula="of:=[.B62]-[.E62]" office:value-type="float" office:value="-1.358515625" calcext:value-type="float">
            <text:p>-1.358515625</text:p>
          </table:table-cell>
          <table:table-cell table:formula="of:=[.F62]-[.C62]" office:value-type="float" office:value="-3.895628125" calcext:value-type="float">
            <text:p>-3.895628125</text:p>
          </table:table-cell>
          <table:table-cell table:number-columns-repeated="3"/>
          <table:table-cell office:value-type="float" office:value="3499" calcext:value-type="float">
            <text:p>3499</text:p>
          </table:table-cell>
          <table:table-cell office:value-type="float" office:value="2934" calcext:value-type="float">
            <text:p>2934</text:p>
          </table:table-cell>
          <table:table-cell/>
          <table:table-cell table:formula="of:=IF([.M62]&gt;2048; [.M62]-4096;[.M62])" office:value-type="float" office:value="-597" calcext:value-type="float">
            <text:p>-597</text:p>
          </table:table-cell>
          <table:table-cell table:formula="of:=IF([.N62]&gt;2048; [.N62]-4096;[.N62])" office:value-type="float" office:value="-1162" calcext:value-type="float">
            <text:p>-1162</text:p>
          </table:table-cell>
          <table:table-cell/>
          <table:table-cell table:formula="of:=[.P62]*90/1024" office:value-type="float" office:value="-52.470703125" calcext:value-type="float">
            <text:p>-52.470703125</text:p>
          </table:table-cell>
          <table:table-cell table:formula="of:=[.S62]-5" office:value-type="float" office:value="-57.470703125" calcext:value-type="float">
            <text:p>-57.470703125</text:p>
          </table:table-cell>
        </table:table-row>
        <table:table-row table:style-name="ro1">
          <table:table-cell table:formula="of:=+1+[.A62]" office:value-type="float" office:value="60" calcext:value-type="float">
            <text:p>60</text:p>
          </table:table-cell>
          <table:table-cell office:value-type="float" office:value="-74.79" calcext:value-type="float">
            <text:p>-74.79</text:p>
          </table:table-cell>
          <table:table-cell office:value-type="float" office:value="-10.5686" calcext:value-type="float">
            <text:p>-10.5686</text:p>
          </table:table-cell>
          <table:table-cell/>
          <table:table-cell office:value-type="float" office:value="-68.859375" calcext:value-type="float">
            <text:p>-68.859375</text:p>
          </table:table-cell>
          <table:table-cell office:value-type="float" office:value="-14.61328125" calcext:value-type="float">
            <text:p>-14.61328125</text:p>
          </table:table-cell>
          <table:table-cell/>
          <table:table-cell table:formula="of:=[.B63]-[.E63]" office:value-type="float" office:value="-5.93062500000001" calcext:value-type="float">
            <text:p>-5.93062500000001</text:p>
          </table:table-cell>
          <table:table-cell table:formula="of:=[.F63]-[.C63]" office:value-type="float" office:value="-4.04468125" calcext:value-type="float">
            <text:p>-4.04468125</text:p>
          </table:table-cell>
          <table:table-cell table:number-columns-repeated="3"/>
          <table:table-cell office:value-type="float" office:value="3370" calcext:value-type="float">
            <text:p>3370</text:p>
          </table:table-cell>
          <table:table-cell office:value-type="float" office:value="2939" calcext:value-type="float">
            <text:p>2939</text:p>
          </table:table-cell>
          <table:table-cell/>
          <table:table-cell table:formula="of:=IF([.M63]&gt;2048; [.M63]-4096;[.M63])" office:value-type="float" office:value="-726" calcext:value-type="float">
            <text:p>-726</text:p>
          </table:table-cell>
          <table:table-cell table:formula="of:=IF([.N63]&gt;2048; [.N63]-4096;[.N63])" office:value-type="float" office:value="-1157" calcext:value-type="float">
            <text:p>-1157</text:p>
          </table:table-cell>
          <table:table-cell/>
          <table:table-cell table:formula="of:=[.P63]*90/1024" office:value-type="float" office:value="-63.80859375" calcext:value-type="float">
            <text:p>-63.80859375</text:p>
          </table:table-cell>
          <table:table-cell table:formula="of:=[.S63]-5" office:value-type="float" office:value="-68.80859375" calcext:value-type="float">
            <text:p>-68.80859375</text:p>
          </table:table-cell>
        </table:table-row>
        <table:table-row table:style-name="ro1">
          <table:table-cell table:formula="of:=+1+[.A63]"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7.95703125" calcext:value-type="float">
            <text:p>97.95703125</text:p>
          </table:table-cell>
          <table:table-cell office:value-type="float" office:value="11.05078125" calcext:value-type="float">
            <text:p>11.05078125</text:p>
          </table:table-cell>
          <table:table-cell/>
          <table:table-cell table:formula="of:=[.B64]-[.E64]" office:value-type="float" office:value="-7.95703125" calcext:value-type="float">
            <text:p>-7.95703125</text:p>
          </table:table-cell>
          <table:table-cell table:formula="of:=[.F64]-[.C64]" office:value-type="float" office:value="-3.94921875" calcext:value-type="float">
            <text:p>-3.94921875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office:value-type="float" office:value="2647" calcext:value-type="float">
            <text:p>2647</text:p>
          </table:table-cell>
          <table:table-cell/>
          <table:table-cell table:formula="of:=IF([.M64]&gt;2048; [.M64]-4096;[.M64])" office:value-type="float" office:value="1172" calcext:value-type="float">
            <text:p>1172</text:p>
          </table:table-cell>
          <table:table-cell table:formula="of:=IF([.N64]&gt;2048; [.N64]-4096;[.N64])" office:value-type="float" office:value="-1449" calcext:value-type="float">
            <text:p>-1449</text:p>
          </table:table-cell>
          <table:table-cell/>
          <table:table-cell table:formula="of:=[.P64]*90/1024" office:value-type="float" office:value="103.0078125" calcext:value-type="float">
            <text:p>103.0078125</text:p>
          </table:table-cell>
          <table:table-cell table:formula="of:=[.S64]-5" office:value-type="float" office:value="98.0078125" calcext:value-type="float">
            <text:p>98.0078125</text:p>
          </table:table-cell>
        </table:table-row>
        <table:table-row table:style-name="ro1">
          <table:table-cell table:formula="of:=+1+[.A64]" office:value-type="float" office:value="62" calcext:value-type="float">
            <text:p>62</text:p>
          </table:table-cell>
          <table:table-cell office:value-type="float" office:value="79.58" calcext:value-type="float">
            <text:p>79.58</text:p>
          </table:table-cell>
          <table:table-cell office:value-type="float" office:value="13.7263" calcext:value-type="float">
            <text:p>13.7263</text:p>
          </table:table-cell>
          <table:table-cell/>
          <table:table-cell office:value-type="float" office:value="90.134765625" calcext:value-type="float">
            <text:p>90.134765625</text:p>
          </table:table-cell>
          <table:table-cell office:value-type="float" office:value="9.8203125" calcext:value-type="float">
            <text:p>9.8203125</text:p>
          </table:table-cell>
          <table:table-cell/>
          <table:table-cell table:formula="of:=[.B65]-[.E65]" office:value-type="float" office:value="-10.554765625" calcext:value-type="float">
            <text:p>-10.554765625</text:p>
          </table:table-cell>
          <table:table-cell table:formula="of:=[.F65]-[.C65]" office:value-type="float" office:value="-3.9059875" calcext:value-type="float">
            <text:p>-3.9059875</text:p>
          </table:table-cell>
          <table:table-cell table:number-columns-repeated="3"/>
          <table:table-cell office:value-type="float" office:value="1083" calcext:value-type="float">
            <text:p>1083</text:p>
          </table:table-cell>
          <table:table-cell office:value-type="float" office:value="2661" calcext:value-type="float">
            <text:p>2661</text:p>
          </table:table-cell>
          <table:table-cell/>
          <table:table-cell table:formula="of:=IF([.M65]&gt;2048; [.M65]-4096;[.M65])" office:value-type="float" office:value="1083" calcext:value-type="float">
            <text:p>1083</text:p>
          </table:table-cell>
          <table:table-cell table:formula="of:=IF([.N65]&gt;2048; [.N65]-4096;[.N65])" office:value-type="float" office:value="-1435" calcext:value-type="float">
            <text:p>-1435</text:p>
          </table:table-cell>
          <table:table-cell/>
          <table:table-cell table:formula="of:=[.P65]*90/1024" office:value-type="float" office:value="95.185546875" calcext:value-type="float">
            <text:p>95.185546875</text:p>
          </table:table-cell>
          <table:table-cell table:formula="of:=[.S65]-5" office:value-type="float" office:value="90.185546875" calcext:value-type="float">
            <text:p>90.185546875</text:p>
          </table:table-cell>
        </table:table-row>
        <table:table-row table:style-name="ro1">
          <table:table-cell table:formula="of:=+1+[.A65]" office:value-type="float" office:value="63" calcext:value-type="float">
            <text:p>63</text:p>
          </table:table-cell>
          <table:table-cell office:value-type="float" office:value="67.53" calcext:value-type="float">
            <text:p>67.53</text:p>
          </table:table-cell>
          <table:table-cell office:value-type="float" office:value="12.9862" calcext:value-type="float">
            <text:p>12.9862</text:p>
          </table:table-cell>
          <table:table-cell/>
          <table:table-cell office:value-type="float" office:value="79.587890625" calcext:value-type="float">
            <text:p>79.587890625</text:p>
          </table:table-cell>
          <table:table-cell office:value-type="float" office:value="8.94140625" calcext:value-type="float">
            <text:p>8.94140625</text:p>
          </table:table-cell>
          <table:table-cell/>
          <table:table-cell table:formula="of:=[.B66]-[.E66]" office:value-type="float" office:value="-12.057890625" calcext:value-type="float">
            <text:p>-12.057890625</text:p>
          </table:table-cell>
          <table:table-cell table:formula="of:=[.F66]-[.C66]" office:value-type="float" office:value="-4.04479375" calcext:value-type="float">
            <text:p>-4.04479375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IF([.M66]&gt;2048; [.M66]-4096;[.M66])" office:value-type="float" office:value="963" calcext:value-type="float">
            <text:p>963</text:p>
          </table:table-cell>
          <table:table-cell table:formula="of:=IF([.N66]&gt;2048; [.N66]-4096;[.N66])" office:value-type="float" office:value="-1425" calcext:value-type="float">
            <text:p>-1425</text:p>
          </table:table-cell>
          <table:table-cell/>
          <table:table-cell table:formula="of:=[.P66]*90/1024" office:value-type="float" office:value="84.638671875" calcext:value-type="float">
            <text:p>84.638671875</text:p>
          </table:table-cell>
          <table:table-cell table:formula="of:=[.S66]-5" office:value-type="float" office:value="79.638671875" calcext:value-type="float">
            <text:p>79.638671875</text:p>
          </table:table-cell>
        </table:table-row>
        <table:table-row table:style-name="ro1">
          <table:table-cell table:formula="of:=+1+[.A66]" office:value-type="float" office:value="64" calcext:value-type="float">
            <text:p>64</text:p>
          </table:table-cell>
          <table:table-cell office:value-type="float" office:value="54.66" calcext:value-type="float">
            <text:p>54.66</text:p>
          </table:table-cell>
          <table:table-cell office:value-type="float" office:value="12.8723" calcext:value-type="float">
            <text:p>12.8723</text:p>
          </table:table-cell>
          <table:table-cell/>
          <table:table-cell office:value-type="float" office:value="66.580078125" calcext:value-type="float">
            <text:p>66.580078125</text:p>
          </table:table-cell>
          <table:table-cell office:value-type="float" office:value="8.94140625" calcext:value-type="float">
            <text:p>8.94140625</text:p>
          </table:table-cell>
          <table:table-cell/>
          <table:table-cell table:formula="of:=[.B67]-[.E67]" office:value-type="float" office:value="-11.920078125" calcext:value-type="float">
            <text:p>-11.920078125</text:p>
          </table:table-cell>
          <table:table-cell table:formula="of:=[.F67]-[.C67]" office:value-type="float" office:value="-3.93089375" calcext:value-type="float">
            <text:p>-3.93089375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IF([.M67]&gt;2048; [.M67]-4096;[.M67])" office:value-type="float" office:value="815" calcext:value-type="float">
            <text:p>815</text:p>
          </table:table-cell>
          <table:table-cell table:formula="of:=IF([.N67]&gt;2048; [.N67]-4096;[.N67])" office:value-type="float" office:value="-1425" calcext:value-type="float">
            <text:p>-1425</text:p>
          </table:table-cell>
          <table:table-cell/>
          <table:table-cell table:formula="of:=[.P67]*90/1024" office:value-type="float" office:value="71.630859375" calcext:value-type="float">
            <text:p>71.630859375</text:p>
          </table:table-cell>
          <table:table-cell table:formula="of:=[.S67]-5" office:value-type="float" office:value="66.630859375" calcext:value-type="float">
            <text:p>66.630859375</text:p>
          </table:table-cell>
        </table:table-row>
        <table:table-row table:style-name="ro1">
          <table:table-cell table:formula="of:=+1+[.A67]" office:value-type="float" office:value="65" calcext:value-type="float">
            <text:p>65</text:p>
          </table:table-cell>
          <table:table-cell office:value-type="float" office:value="42.19" calcext:value-type="float">
            <text:p>42.19</text:p>
          </table:table-cell>
          <table:table-cell office:value-type="float" office:value="13.4003" calcext:value-type="float">
            <text:p>13.4003</text:p>
          </table:table-cell>
          <table:table-cell/>
          <table:table-cell office:value-type="float" office:value="52.078125" calcext:value-type="float">
            <text:p>52.078125</text:p>
          </table:table-cell>
          <table:table-cell office:value-type="float" office:value="9.46875" calcext:value-type="float">
            <text:p>9.46875</text:p>
          </table:table-cell>
          <table:table-cell/>
          <table:table-cell table:formula="of:=[.B68]-[.E68]" office:value-type="float" office:value="-9.888125" calcext:value-type="float">
            <text:p>-9.888125</text:p>
          </table:table-cell>
          <table:table-cell table:formula="of:=[.F68]-[.C68]" office:value-type="float" office:value="-3.93155" calcext:value-type="float">
            <text:p>-3.93155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2665" calcext:value-type="float">
            <text:p>2665</text:p>
          </table:table-cell>
          <table:table-cell/>
          <table:table-cell table:formula="of:=IF([.M68]&gt;2048; [.M68]-4096;[.M68])" office:value-type="float" office:value="650" calcext:value-type="float">
            <text:p>650</text:p>
          </table:table-cell>
          <table:table-cell table:formula="of:=IF([.N68]&gt;2048; [.N68]-4096;[.N68])" office:value-type="float" office:value="-1431" calcext:value-type="float">
            <text:p>-1431</text:p>
          </table:table-cell>
          <table:table-cell/>
          <table:table-cell table:formula="of:=[.P68]*90/1024" office:value-type="float" office:value="57.12890625" calcext:value-type="float">
            <text:p>57.12890625</text:p>
          </table:table-cell>
          <table:table-cell table:formula="of:=[.S68]-5" office:value-type="float" office:value="52.12890625" calcext:value-type="float">
            <text:p>52.12890625</text:p>
          </table:table-cell>
        </table:table-row>
        <table:table-row table:style-name="ro1">
          <table:table-cell table:formula="of:=+1+[.A68]"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5.818359375" calcext:value-type="float">
            <text:p>35.818359375</text:p>
          </table:table-cell>
          <table:table-cell office:value-type="float" office:value="10.962890625" calcext:value-type="float">
            <text:p>10.962890625</text:p>
          </table:table-cell>
          <table:table-cell/>
          <table:table-cell table:formula="of:=[.B69]-[.E69]" office:value-type="float" office:value="-5.818359375" calcext:value-type="float">
            <text:p>-5.818359375</text:p>
          </table:table-cell>
          <table:table-cell table:formula="of:=[.F69]-[.C69]" office:value-type="float" office:value="-4.037109375" calcext:value-type="float">
            <text:p>-4.037109375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2648" calcext:value-type="float">
            <text:p>2648</text:p>
          </table:table-cell>
          <table:table-cell/>
          <table:table-cell table:formula="of:=IF([.M69]&gt;2048; [.M69]-4096;[.M69])" office:value-type="float" office:value="465" calcext:value-type="float">
            <text:p>465</text:p>
          </table:table-cell>
          <table:table-cell table:formula="of:=IF([.N69]&gt;2048; [.N69]-4096;[.N69])" office:value-type="float" office:value="-1448" calcext:value-type="float">
            <text:p>-1448</text:p>
          </table:table-cell>
          <table:table-cell/>
          <table:table-cell table:formula="of:=[.P69]*90/1024" office:value-type="float" office:value="40.869140625" calcext:value-type="float">
            <text:p>40.869140625</text:p>
          </table:table-cell>
          <table:table-cell table:formula="of:=[.S69]-5" office:value-type="float" office:value="35.869140625" calcext:value-type="float">
            <text:p>35.869140625</text:p>
          </table:table-cell>
        </table:table-row>
        <table:table-row table:style-name="ro1">
          <table:table-cell table:formula="of:=+1+[.A69]" office:value-type="float" office:value="67" calcext:value-type="float">
            <text:p>67</text:p>
          </table:table-cell>
          <table:table-cell office:value-type="float" office:value="19.58" calcext:value-type="float">
            <text:p>19.58</text:p>
          </table:table-cell>
          <table:table-cell office:value-type="float" office:value="13.7263" calcext:value-type="float">
            <text:p>13.7263</text:p>
          </table:table-cell>
          <table:table-cell/>
          <table:table-cell office:value-type="float" office:value="21.052734375" calcext:value-type="float">
            <text:p>21.052734375</text:p>
          </table:table-cell>
          <table:table-cell office:value-type="float" office:value="9.46875" calcext:value-type="float">
            <text:p>9.46875</text:p>
          </table:table-cell>
          <table:table-cell/>
          <table:table-cell table:formula="of:=[.B70]-[.E70]" office:value-type="float" office:value="-1.472734375" calcext:value-type="float">
            <text:p>-1.472734375</text:p>
          </table:table-cell>
          <table:table-cell table:formula="of:=[.F70]-[.C70]" office:value-type="float" office:value="-4.25755" calcext:value-type="float">
            <text:p>-4.25755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2665" calcext:value-type="float">
            <text:p>2665</text:p>
          </table:table-cell>
          <table:table-cell/>
          <table:table-cell table:formula="of:=IF([.M70]&gt;2048; [.M70]-4096;[.M70])" office:value-type="float" office:value="297" calcext:value-type="float">
            <text:p>297</text:p>
          </table:table-cell>
          <table:table-cell table:formula="of:=IF([.N70]&gt;2048; [.N70]-4096;[.N70])" office:value-type="float" office:value="-1431" calcext:value-type="float">
            <text:p>-1431</text:p>
          </table:table-cell>
          <table:table-cell/>
          <table:table-cell table:formula="of:=[.P70]*90/1024" office:value-type="float" office:value="26.103515625" calcext:value-type="float">
            <text:p>26.103515625</text:p>
          </table:table-cell>
          <table:table-cell table:formula="of:=[.S70]-5" office:value-type="float" office:value="21.103515625" calcext:value-type="float">
            <text:p>21.103515625</text:p>
          </table:table-cell>
        </table:table-row>
        <table:table-row table:style-name="ro1">
          <table:table-cell table:formula="of:=+1+[.A70]" office:value-type="float" office:value="68" calcext:value-type="float">
            <text:p>68</text:p>
          </table:table-cell>
          <table:table-cell office:value-type="float" office:value="7.53" calcext:value-type="float">
            <text:p>7.53</text:p>
          </table:table-cell>
          <table:table-cell office:value-type="float" office:value="12.9863" calcext:value-type="float">
            <text:p>12.9863</text:p>
          </table:table-cell>
          <table:table-cell/>
          <table:table-cell office:value-type="float" office:value="4.177734375" calcext:value-type="float">
            <text:p>4.177734375</text:p>
          </table:table-cell>
          <table:table-cell office:value-type="float" office:value="8.765625" calcext:value-type="float">
            <text:p>8.765625</text:p>
          </table:table-cell>
          <table:table-cell/>
          <table:table-cell table:formula="of:=[.B71]-[.E71]" office:value-type="float" office:value="3.352265625" calcext:value-type="float">
            <text:p>3.352265625</text:p>
          </table:table-cell>
          <table:table-cell table:formula="of:=[.F71]-[.C71]" office:value-type="float" office:value="-4.220675" calcext:value-type="float">
            <text:p>-4.220675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2673" calcext:value-type="float">
            <text:p>2673</text:p>
          </table:table-cell>
          <table:table-cell/>
          <table:table-cell table:formula="of:=IF([.M71]&gt;2048; [.M71]-4096;[.M71])" office:value-type="float" office:value="105" calcext:value-type="float">
            <text:p>105</text:p>
          </table:table-cell>
          <table:table-cell table:formula="of:=IF([.N71]&gt;2048; [.N71]-4096;[.N71])" office:value-type="float" office:value="-1423" calcext:value-type="float">
            <text:p>-1423</text:p>
          </table:table-cell>
          <table:table-cell/>
          <table:table-cell table:formula="of:=[.P71]*90/1024" office:value-type="float" office:value="9.228515625" calcext:value-type="float">
            <text:p>9.228515625</text:p>
          </table:table-cell>
          <table:table-cell table:formula="of:=[.S71]-5" office:value-type="float" office:value="4.228515625" calcext:value-type="float">
            <text:p>4.228515625</text:p>
          </table:table-cell>
        </table:table-row>
        <table:table-row table:style-name="ro1">
          <table:table-cell table:formula="of:=+1+[.A71]" office:value-type="float" office:value="69" calcext:value-type="float">
            <text:p>69</text:p>
          </table:table-cell>
          <table:table-cell office:value-type="float" office:value="-5.34" calcext:value-type="float">
            <text:p>-5.34</text:p>
          </table:table-cell>
          <table:table-cell office:value-type="float" office:value="12.8722" calcext:value-type="float">
            <text:p>12.8722</text:p>
          </table:table-cell>
          <table:table-cell/>
          <table:table-cell office:value-type="float" office:value="-11.203125" calcext:value-type="float">
            <text:p>-11.203125</text:p>
          </table:table-cell>
          <table:table-cell office:value-type="float" office:value="8.765625" calcext:value-type="float">
            <text:p>8.765625</text:p>
          </table:table-cell>
          <table:table-cell/>
          <table:table-cell table:formula="of:=[.B72]-[.E72]" office:value-type="float" office:value="5.863125" calcext:value-type="float">
            <text:p>5.863125</text:p>
          </table:table-cell>
          <table:table-cell table:formula="of:=[.F72]-[.C72]" office:value-type="float" office:value="-4.106575" calcext:value-type="float">
            <text:p>-4.106575</text:p>
          </table:table-cell>
          <table:table-cell table:number-columns-repeated="3"/>
          <table:table-cell office:value-type="float" office:value="4026" calcext:value-type="float">
            <text:p>4026</text:p>
          </table:table-cell>
          <table:table-cell office:value-type="float" office:value="2673" calcext:value-type="float">
            <text:p>2673</text:p>
          </table:table-cell>
          <table:table-cell/>
          <table:table-cell table:formula="of:=IF([.M72]&gt;2048; [.M72]-4096;[.M72])" office:value-type="float" office:value="-70" calcext:value-type="float">
            <text:p>-70</text:p>
          </table:table-cell>
          <table:table-cell table:formula="of:=IF([.N72]&gt;2048; [.N72]-4096;[.N72])" office:value-type="float" office:value="-1423" calcext:value-type="float">
            <text:p>-1423</text:p>
          </table:table-cell>
          <table:table-cell/>
          <table:table-cell table:formula="of:=[.P72]*90/1024" office:value-type="float" office:value="-6.15234375" calcext:value-type="float">
            <text:p>-6.15234375</text:p>
          </table:table-cell>
          <table:table-cell table:formula="of:=[.S72]-5" office:value-type="float" office:value="-11.15234375" calcext:value-type="float">
            <text:p>-11.15234375</text:p>
          </table:table-cell>
        </table:table-row>
        <table:table-row table:style-name="ro1">
          <table:table-cell table:formula="of:=+1+[.A72]" office:value-type="float" office:value="70" calcext:value-type="float">
            <text:p>70</text:p>
          </table:table-cell>
          <table:table-cell office:value-type="float" office:value="-17.81" calcext:value-type="float">
            <text:p>-17.81</text:p>
          </table:table-cell>
          <table:table-cell office:value-type="float" office:value="13.4003" calcext:value-type="float">
            <text:p>13.4003</text:p>
          </table:table-cell>
          <table:table-cell/>
          <table:table-cell office:value-type="float" office:value="-22.62890625" calcext:value-type="float">
            <text:p>-22.62890625</text:p>
          </table:table-cell>
          <table:table-cell office:value-type="float" office:value="9.1171875" calcext:value-type="float">
            <text:p>9.1171875</text:p>
          </table:table-cell>
          <table:table-cell/>
          <table:table-cell table:formula="of:=[.B73]-[.E73]" office:value-type="float" office:value="4.81890625" calcext:value-type="float">
            <text:p>4.81890625</text:p>
          </table:table-cell>
          <table:table-cell table:formula="of:=[.F73]-[.C73]" office:value-type="float" office:value="-4.2831125" calcext:value-type="float">
            <text:p>-4.2831125</text:p>
          </table:table-cell>
          <table:table-cell table:number-columns-repeated="3"/>
          <table:table-cell office:value-type="float" office:value="3896" calcext:value-type="float">
            <text:p>3896</text:p>
          </table:table-cell>
          <table:table-cell office:value-type="float" office:value="2669" calcext:value-type="float">
            <text:p>2669</text:p>
          </table:table-cell>
          <table:table-cell/>
          <table:table-cell table:formula="of:=IF([.M73]&gt;2048; [.M73]-4096;[.M73])" office:value-type="float" office:value="-200" calcext:value-type="float">
            <text:p>-200</text:p>
          </table:table-cell>
          <table:table-cell table:formula="of:=IF([.N73]&gt;2048; [.N73]-4096;[.N73])" office:value-type="float" office:value="-1427" calcext:value-type="float">
            <text:p>-1427</text:p>
          </table:table-cell>
          <table:table-cell/>
          <table:table-cell table:formula="of:=[.P73]*90/1024" office:value-type="float" office:value="-17.578125" calcext:value-type="float">
            <text:p>-17.578125</text:p>
          </table:table-cell>
          <table:table-cell table:formula="of:=[.S73]-5" office:value-type="float" office:value="-22.578125" calcext:value-type="float">
            <text:p>-22.578125</text:p>
          </table:table-cell>
        </table:table-row>
        <table:table-row table:style-name="ro1">
          <table:table-cell table:formula="of:=+1+[.A73]" office:value-type="float" office:value="71" calcext:value-type="float">
            <text:p>7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34.40625" calcext:value-type="float">
            <text:p>-34.40625</text:p>
          </table:table-cell>
          <table:table-cell office:value-type="float" office:value="10.69921875" calcext:value-type="float">
            <text:p>10.69921875</text:p>
          </table:table-cell>
          <table:table-cell/>
          <table:table-cell table:formula="of:=[.B74]-[.E74]" office:value-type="float" office:value="4.40625" calcext:value-type="float">
            <text:p>4.40625</text:p>
          </table:table-cell>
          <table:table-cell table:formula="of:=[.F74]-[.C74]" office:value-type="float" office:value="-4.30078125" calcext:value-type="float">
            <text:p>-4.3007812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2651" calcext:value-type="float">
            <text:p>2651</text:p>
          </table:table-cell>
          <table:table-cell/>
          <table:table-cell table:formula="of:=IF([.M74]&gt;2048; [.M74]-4096;[.M74])" office:value-type="float" office:value="-334" calcext:value-type="float">
            <text:p>-334</text:p>
          </table:table-cell>
          <table:table-cell table:formula="of:=IF([.N74]&gt;2048; [.N74]-4096;[.N74])" office:value-type="float" office:value="-1445" calcext:value-type="float">
            <text:p>-1445</text:p>
          </table:table-cell>
          <table:table-cell/>
          <table:table-cell table:formula="of:=[.P74]*90/1024" office:value-type="float" office:value="-29.35546875" calcext:value-type="float">
            <text:p>-29.35546875</text:p>
          </table:table-cell>
          <table:table-cell table:formula="of:=[.S74]-5" office:value-type="float" office:value="-34.35546875" calcext:value-type="float">
            <text:p>-34.35546875</text:p>
          </table:table-cell>
        </table:table-row>
        <table:table-row table:style-name="ro1">
          <table:table-cell table:formula="of:=+1+[.A74]" office:value-type="float" office:value="72" calcext:value-type="float">
            <text:p>72</text:p>
          </table:table-cell>
          <table:table-cell office:value-type="float" office:value="-40.42" calcext:value-type="float">
            <text:p>-40.42</text:p>
          </table:table-cell>
          <table:table-cell office:value-type="float" office:value="13.7262" calcext:value-type="float">
            <text:p>13.7262</text:p>
          </table:table-cell>
          <table:table-cell/>
          <table:table-cell office:value-type="float" office:value="-43.283203125" calcext:value-type="float">
            <text:p>-43.283203125</text:p>
          </table:table-cell>
          <table:table-cell office:value-type="float" office:value="9.29296875" calcext:value-type="float">
            <text:p>9.29296875</text:p>
          </table:table-cell>
          <table:table-cell/>
          <table:table-cell table:formula="of:=[.B75]-[.E75]" office:value-type="float" office:value="2.863203125" calcext:value-type="float">
            <text:p>2.863203125</text:p>
          </table:table-cell>
          <table:table-cell table:formula="of:=[.F75]-[.C75]" office:value-type="float" office:value="-4.43323125" calcext:value-type="float">
            <text:p>-4.43323125</text:p>
          </table:table-cell>
          <table:table-cell table:number-columns-repeated="3"/>
          <table:table-cell office:value-type="float" office:value="3661" calcext:value-type="float">
            <text:p>3661</text:p>
          </table:table-cell>
          <table:table-cell office:value-type="float" office:value="2667" calcext:value-type="float">
            <text:p>2667</text:p>
          </table:table-cell>
          <table:table-cell/>
          <table:table-cell table:formula="of:=IF([.M75]&gt;2048; [.M75]-4096;[.M75])" office:value-type="float" office:value="-435" calcext:value-type="float">
            <text:p>-435</text:p>
          </table:table-cell>
          <table:table-cell table:formula="of:=IF([.N75]&gt;2048; [.N75]-4096;[.N75])" office:value-type="float" office:value="-1429" calcext:value-type="float">
            <text:p>-1429</text:p>
          </table:table-cell>
          <table:table-cell/>
          <table:table-cell table:formula="of:=[.P75]*90/1024" office:value-type="float" office:value="-38.232421875" calcext:value-type="float">
            <text:p>-38.232421875</text:p>
          </table:table-cell>
          <table:table-cell table:formula="of:=[.S75]-5" office:value-type="float" office:value="-43.232421875" calcext:value-type="float">
            <text:p>-43.232421875</text:p>
          </table:table-cell>
        </table:table-row>
        <table:table-row table:style-name="ro1">
          <table:table-cell table:formula="of:=+1+[.A75]" office:value-type="float" office:value="73" calcext:value-type="float">
            <text:p>73</text:p>
          </table:table-cell>
          <table:table-cell office:value-type="float" office:value="-52.47" calcext:value-type="float">
            <text:p>-52.47</text:p>
          </table:table-cell>
          <table:table-cell office:value-type="float" office:value="12.9863" calcext:value-type="float">
            <text:p>12.9863</text:p>
          </table:table-cell>
          <table:table-cell/>
          <table:table-cell office:value-type="float" office:value="-52.599609375" calcext:value-type="float">
            <text:p>-52.599609375</text:p>
          </table:table-cell>
          <table:table-cell office:value-type="float" office:value="8.677734375" calcext:value-type="float">
            <text:p>8.677734375</text:p>
          </table:table-cell>
          <table:table-cell/>
          <table:table-cell table:formula="of:=[.B76]-[.E76]" office:value-type="float" office:value="0.129609375000001" calcext:value-type="float">
            <text:p>0.129609375000001</text:p>
          </table:table-cell>
          <table:table-cell table:formula="of:=[.F76]-[.C76]" office:value-type="float" office:value="-4.308565625" calcext:value-type="float">
            <text:p>-4.308565625</text:p>
          </table:table-cell>
          <table:table-cell table:number-columns-repeated="3"/>
          <table:table-cell office:value-type="float" office:value="3555" calcext:value-type="float">
            <text:p>3555</text:p>
          </table:table-cell>
          <table:table-cell office:value-type="float" office:value="2674" calcext:value-type="float">
            <text:p>2674</text:p>
          </table:table-cell>
          <table:table-cell/>
          <table:table-cell table:formula="of:=IF([.M76]&gt;2048; [.M76]-4096;[.M76])" office:value-type="float" office:value="-541" calcext:value-type="float">
            <text:p>-541</text:p>
          </table:table-cell>
          <table:table-cell table:formula="of:=IF([.N76]&gt;2048; [.N76]-4096;[.N76])" office:value-type="float" office:value="-1422" calcext:value-type="float">
            <text:p>-1422</text:p>
          </table:table-cell>
          <table:table-cell/>
          <table:table-cell table:formula="of:=[.P76]*90/1024" office:value-type="float" office:value="-47.548828125" calcext:value-type="float">
            <text:p>-47.548828125</text:p>
          </table:table-cell>
          <table:table-cell table:formula="of:=[.S76]-5" office:value-type="float" office:value="-52.548828125" calcext:value-type="float">
            <text:p>-52.548828125</text:p>
          </table:table-cell>
        </table:table-row>
        <table:table-row table:style-name="ro1">
          <table:table-cell table:formula="of:=+1+[.A76]" office:value-type="float" office:value="74" calcext:value-type="float">
            <text:p>74</text:p>
          </table:table-cell>
          <table:table-cell office:value-type="float" office:value="-65.34" calcext:value-type="float">
            <text:p>-65.34</text:p>
          </table:table-cell>
          <table:table-cell office:value-type="float" office:value="12.8722" calcext:value-type="float">
            <text:p>12.8722</text:p>
          </table:table-cell>
          <table:table-cell/>
          <table:table-cell office:value-type="float" office:value="-62.091796875" calcext:value-type="float">
            <text:p>-62.091796875</text:p>
          </table:table-cell>
          <table:table-cell office:value-type="float" office:value="8.677734375" calcext:value-type="float">
            <text:p>8.677734375</text:p>
          </table:table-cell>
          <table:table-cell/>
          <table:table-cell table:formula="of:=[.B77]-[.E77]" office:value-type="float" office:value="-3.248203125" calcext:value-type="float">
            <text:p>-3.248203125</text:p>
          </table:table-cell>
          <table:table-cell table:formula="of:=[.F77]-[.C77]" office:value-type="float" office:value="-4.194465625" calcext:value-type="float">
            <text:p>-4.194465625</text:p>
          </table:table-cell>
          <table:table-cell table:number-columns-repeated="3"/>
          <table:table-cell office:value-type="float" office:value="3447" calcext:value-type="float">
            <text:p>3447</text:p>
          </table:table-cell>
          <table:table-cell office:value-type="float" office:value="2674" calcext:value-type="float">
            <text:p>2674</text:p>
          </table:table-cell>
          <table:table-cell/>
          <table:table-cell table:formula="of:=IF([.M77]&gt;2048; [.M77]-4096;[.M77])" office:value-type="float" office:value="-649" calcext:value-type="float">
            <text:p>-649</text:p>
          </table:table-cell>
          <table:table-cell table:formula="of:=IF([.N77]&gt;2048; [.N77]-4096;[.N77])" office:value-type="float" office:value="-1422" calcext:value-type="float">
            <text:p>-1422</text:p>
          </table:table-cell>
          <table:table-cell/>
          <table:table-cell table:formula="of:=[.P77]*90/1024" office:value-type="float" office:value="-57.041015625" calcext:value-type="float">
            <text:p>-57.041015625</text:p>
          </table:table-cell>
          <table:table-cell table:formula="of:=[.S77]-5" office:value-type="float" office:value="-62.041015625" calcext:value-type="float">
            <text:p>-62.041015625</text:p>
          </table:table-cell>
        </table:table-row>
        <table:table-row table:style-name="ro1">
          <table:table-cell table:formula="of:=+1+[.A77]" office:value-type="float" office:value="75" calcext:value-type="float">
            <text:p>75</text:p>
          </table:table-cell>
          <table:table-cell office:value-type="float" office:value="-77.81" calcext:value-type="float">
            <text:p>-77.81</text:p>
          </table:table-cell>
          <table:table-cell office:value-type="float" office:value="13.4004" calcext:value-type="float">
            <text:p>13.4004</text:p>
          </table:table-cell>
          <table:table-cell/>
          <table:table-cell office:value-type="float" office:value="-71.14453125" calcext:value-type="float">
            <text:p>-71.14453125</text:p>
          </table:table-cell>
          <table:table-cell office:value-type="float" office:value="9.205078125" calcext:value-type="float">
            <text:p>9.205078125</text:p>
          </table:table-cell>
          <table:table-cell/>
          <table:table-cell table:formula="of:=[.B78]-[.E78]" office:value-type="float" office:value="-6.66546875" calcext:value-type="float">
            <text:p>-6.66546875</text:p>
          </table:table-cell>
          <table:table-cell table:formula="of:=[.F78]-[.C78]" office:value-type="float" office:value="-4.195321875" calcext:value-type="float">
            <text:p>-4.195321875</text:p>
          </table:table-cell>
          <table:table-cell table:number-columns-repeated="3"/>
          <table:table-cell office:value-type="float" office:value="3344" calcext:value-type="float">
            <text:p>3344</text:p>
          </table:table-cell>
          <table:table-cell office:value-type="float" office:value="2668" calcext:value-type="float">
            <text:p>2668</text:p>
          </table:table-cell>
          <table:table-cell/>
          <table:table-cell table:formula="of:=IF([.M78]&gt;2048; [.M78]-4096;[.M78])" office:value-type="float" office:value="-752" calcext:value-type="float">
            <text:p>-752</text:p>
          </table:table-cell>
          <table:table-cell table:formula="of:=IF([.N78]&gt;2048; [.N78]-4096;[.N78])" office:value-type="float" office:value="-1428" calcext:value-type="float">
            <text:p>-1428</text:p>
          </table:table-cell>
          <table:table-cell/>
          <table:table-cell table:formula="of:=[.P78]*90/1024" office:value-type="float" office:value="-66.09375" calcext:value-type="float">
            <text:p>-66.09375</text:p>
          </table:table-cell>
          <table:table-cell table:formula="of:=[.S78]-5" office:value-type="float" office:value="-71.09375" calcext:value-type="float">
            <text:p>-71.09375</text:p>
          </table:table-cell>
        </table:table-row>
        <table:table-row table:style-name="ro1">
          <table:table-cell table:formula="of:=+1+[.A78]" office:value-type="float" office:value="76" calcext:value-type="float">
            <text:p>76</text:p>
          </table:table-cell>
          <table:table-cell office:value-type="float" office:value="-90" calcext:value-type="float">
            <text:p>-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80.63671875" calcext:value-type="float">
            <text:p>-80.63671875</text:p>
          </table:table-cell>
          <table:table-cell office:value-type="float" office:value="10.611328125" calcext:value-type="float">
            <text:p>10.611328125</text:p>
          </table:table-cell>
          <table:table-cell/>
          <table:table-cell table:formula="of:=[.B79]-[.E79]" office:value-type="float" office:value="-9.36328125" calcext:value-type="float">
            <text:p>-9.36328125</text:p>
          </table:table-cell>
          <table:table-cell table:formula="of:=[.F79]-[.C79]" office:value-type="float" office:value="-4.388671875" calcext:value-type="float">
            <text:p>-4.388671875</text:p>
          </table:table-cell>
          <table:table-cell table:number-columns-repeated="3"/>
          <table:table-cell office:value-type="float" office:value="3236" calcext:value-type="float">
            <text:p>3236</text:p>
          </table:table-cell>
          <table:table-cell office:value-type="float" office:value="2652" calcext:value-type="float">
            <text:p>2652</text:p>
          </table:table-cell>
          <table:table-cell/>
          <table:table-cell table:formula="of:=IF([.M79]&gt;2048; [.M79]-4096;[.M79])" office:value-type="float" office:value="-860" calcext:value-type="float">
            <text:p>-860</text:p>
          </table:table-cell>
          <table:table-cell table:formula="of:=IF([.N79]&gt;2048; [.N79]-4096;[.N79])" office:value-type="float" office:value="-1444" calcext:value-type="float">
            <text:p>-1444</text:p>
          </table:table-cell>
          <table:table-cell/>
          <table:table-cell table:formula="of:=[.P79]*90/1024" office:value-type="float" office:value="-75.5859375" calcext:value-type="float">
            <text:p>-75.5859375</text:p>
          </table:table-cell>
          <table:table-cell table:formula="of:=[.S79]-5" office:value-type="float" office:value="-80.5859375" calcext:value-type="float">
            <text:p>-80.5859375</text:p>
          </table:table-cell>
        </table:table-row>
        <table:table-row table:style-name="ro1">
          <table:table-cell table:formula="of:=+1+[.A79]" office:value-type="float" office:value="77" calcext:value-type="float">
            <text:p>77</text:p>
          </table:table-cell>
          <table:table-cell office:value-type="float" office:value="79.58" calcext:value-type="float">
            <text:p>79.58</text:p>
          </table:table-cell>
          <table:table-cell office:value-type="float" office:value="-13.7263" calcext:value-type="float">
            <text:p>-13.7263</text:p>
          </table:table-cell>
          <table:table-cell/>
          <table:table-cell office:value-type="float" office:value="90.046875" calcext:value-type="float">
            <text:p>90.046875</text:p>
          </table:table-cell>
          <table:table-cell office:value-type="float" office:value="-18.568359375" calcext:value-type="float">
            <text:p>-18.568359375</text:p>
          </table:table-cell>
          <table:table-cell/>
          <table:table-cell table:formula="of:=[.B80]-[.E80]" office:value-type="float" office:value="-10.466875" calcext:value-type="float">
            <text:p>-10.466875</text:p>
          </table:table-cell>
          <table:table-cell table:formula="of:=[.F80]-[.C80]" office:value-type="float" office:value="-4.842059375" calcext:value-type="float">
            <text:p>-4.842059375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 office:value-type="float" office:value="2984" calcext:value-type="float">
            <text:p>2984</text:p>
          </table:table-cell>
          <table:table-cell/>
          <table:table-cell table:formula="of:=IF([.M80]&gt;2048; [.M80]-4096;[.M80])" office:value-type="float" office:value="1082" calcext:value-type="float">
            <text:p>1082</text:p>
          </table:table-cell>
          <table:table-cell table:formula="of:=IF([.N80]&gt;2048; [.N80]-4096;[.N80])" office:value-type="float" office:value="-1112" calcext:value-type="float">
            <text:p>-1112</text:p>
          </table:table-cell>
          <table:table-cell/>
          <table:table-cell table:formula="of:=[.P80]*90/1024" office:value-type="float" office:value="95.09765625" calcext:value-type="float">
            <text:p>95.09765625</text:p>
          </table:table-cell>
          <table:table-cell table:formula="of:=[.S80]-5" office:value-type="float" office:value="90.09765625" calcext:value-type="float">
            <text:p>90.09765625</text:p>
          </table:table-cell>
        </table:table-row>
        <table:table-row table:style-name="ro1">
          <table:table-cell table:formula="of:=+1+[.A80]" office:value-type="float" office:value="78" calcext:value-type="float">
            <text:p>78</text:p>
          </table:table-cell>
          <table:table-cell office:value-type="float" office:value="67.53" calcext:value-type="float">
            <text:p>67.53</text:p>
          </table:table-cell>
          <table:table-cell office:value-type="float" office:value="-12.9863" calcext:value-type="float">
            <text:p>-12.9863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float" office:value="-17.953125" calcext:value-type="float">
            <text:p>-17.953125</text:p>
          </table:table-cell>
          <table:table-cell/>
          <table:table-cell table:formula="of:=[.B81]-[.E81]" office:value-type="float" office:value="-11.97" calcext:value-type="float">
            <text:p>-11.97</text:p>
          </table:table-cell>
          <table:table-cell table:formula="of:=[.F81]-[.C81]" office:value-type="float" office:value="-4.966825" calcext:value-type="float">
            <text:p>-4.966825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office:value-type="float" office:value="2977" calcext:value-type="float">
            <text:p>2977</text:p>
          </table:table-cell>
          <table:table-cell/>
          <table:table-cell table:formula="of:=IF([.M81]&gt;2048; [.M81]-4096;[.M81])" office:value-type="float" office:value="962" calcext:value-type="float">
            <text:p>962</text:p>
          </table:table-cell>
          <table:table-cell table:formula="of:=IF([.N81]&gt;2048; [.N81]-4096;[.N81])" office:value-type="float" office:value="-1119" calcext:value-type="float">
            <text:p>-1119</text:p>
          </table:table-cell>
          <table:table-cell/>
          <table:table-cell table:formula="of:=[.P81]*90/1024" office:value-type="float" office:value="84.55078125" calcext:value-type="float">
            <text:p>84.55078125</text:p>
          </table:table-cell>
          <table:table-cell table:formula="of:=[.S81]-5" office:value-type="float" office:value="79.55078125" calcext:value-type="float">
            <text:p>79.55078125</text:p>
          </table:table-cell>
        </table:table-row>
        <table:table-row table:style-name="ro1">
          <table:table-cell table:formula="of:=+1+[.A81]" office:value-type="float" office:value="79" calcext:value-type="float">
            <text:p>79</text:p>
          </table:table-cell>
          <table:table-cell office:value-type="float" office:value="54.66" calcext:value-type="float">
            <text:p>54.66</text:p>
          </table:table-cell>
          <table:table-cell office:value-type="float" office:value="-12.8722" calcext:value-type="float">
            <text:p>-12.8722</text:p>
          </table:table-cell>
          <table:table-cell/>
          <table:table-cell office:value-type="float" office:value="66.4921875" calcext:value-type="float">
            <text:p>66.4921875</text:p>
          </table:table-cell>
          <table:table-cell office:value-type="float" office:value="-17.953125" calcext:value-type="float">
            <text:p>-17.953125</text:p>
          </table:table-cell>
          <table:table-cell/>
          <table:table-cell table:formula="of:=[.B82]-[.E82]" office:value-type="float" office:value="-11.8321875" calcext:value-type="float">
            <text:p>-11.8321875</text:p>
          </table:table-cell>
          <table:table-cell table:formula="of:=[.F82]-[.C82]" office:value-type="float" office:value="-5.080925" calcext:value-type="float">
            <text:p>-5.080925</text:p>
          </table:table-cell>
          <table:table-cell table:number-columns-repeated="3"/>
          <table:table-cell office:value-type="float" office:value="814" calcext:value-type="float">
            <text:p>814</text:p>
          </table:table-cell>
          <table:table-cell office:value-type="float" office:value="2977" calcext:value-type="float">
            <text:p>2977</text:p>
          </table:table-cell>
          <table:table-cell/>
          <table:table-cell table:formula="of:=IF([.M82]&gt;2048; [.M82]-4096;[.M82])" office:value-type="float" office:value="814" calcext:value-type="float">
            <text:p>814</text:p>
          </table:table-cell>
          <table:table-cell table:formula="of:=IF([.N82]&gt;2048; [.N82]-4096;[.N82])" office:value-type="float" office:value="-1119" calcext:value-type="float">
            <text:p>-1119</text:p>
          </table:table-cell>
          <table:table-cell/>
          <table:table-cell table:formula="of:=[.P82]*90/1024" office:value-type="float" office:value="71.54296875" calcext:value-type="float">
            <text:p>71.54296875</text:p>
          </table:table-cell>
          <table:table-cell table:formula="of:=[.S82]-5" office:value-type="float" office:value="66.54296875" calcext:value-type="float">
            <text:p>66.54296875</text:p>
          </table:table-cell>
        </table:table-row>
        <table:table-row table:style-name="ro1">
          <table:table-cell table:formula="of:=+1+[.A82]" office:value-type="float" office:value="80" calcext:value-type="float">
            <text:p>80</text:p>
          </table:table-cell>
          <table:table-cell office:value-type="float" office:value="42.19" calcext:value-type="float">
            <text:p>42.19</text:p>
          </table:table-cell>
          <table:table-cell office:value-type="float" office:value="-13.4003" calcext:value-type="float">
            <text:p>-13.4003</text:p>
          </table:table-cell>
          <table:table-cell/>
          <table:table-cell office:value-type="float" office:value="51.990234375" calcext:value-type="float">
            <text:p>51.990234375</text:p>
          </table:table-cell>
          <table:table-cell office:value-type="float" office:value="-18.3046875" calcext:value-type="float">
            <text:p>-18.3046875</text:p>
          </table:table-cell>
          <table:table-cell/>
          <table:table-cell table:formula="of:=[.B83]-[.E83]" office:value-type="float" office:value="-9.800234375" calcext:value-type="float">
            <text:p>-9.800234375</text:p>
          </table:table-cell>
          <table:table-cell table:formula="of:=[.F83]-[.C83]" office:value-type="float" office:value="-4.9043875" calcext:value-type="float">
            <text:p>-4.9043875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float" office:value="2981" calcext:value-type="float">
            <text:p>2981</text:p>
          </table:table-cell>
          <table:table-cell/>
          <table:table-cell table:formula="of:=IF([.M83]&gt;2048; [.M83]-4096;[.M83])" office:value-type="float" office:value="649" calcext:value-type="float">
            <text:p>649</text:p>
          </table:table-cell>
          <table:table-cell table:formula="of:=IF([.N83]&gt;2048; [.N83]-4096;[.N83])" office:value-type="float" office:value="-1115" calcext:value-type="float">
            <text:p>-1115</text:p>
          </table:table-cell>
          <table:table-cell/>
          <table:table-cell table:formula="of:=[.P83]*90/1024" office:value-type="float" office:value="57.041015625" calcext:value-type="float">
            <text:p>57.041015625</text:p>
          </table:table-cell>
          <table:table-cell table:formula="of:=[.S83]-5" office:value-type="float" office:value="52.041015625" calcext:value-type="float">
            <text:p>52.041015625</text:p>
          </table:table-cell>
        </table:table-row>
        <table:table-row table:style-name="ro1">
          <table:table-cell table:formula="of:=+1+[.A83]"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5.73046875" calcext:value-type="float">
            <text:p>35.73046875</text:p>
          </table:table-cell>
          <table:table-cell office:value-type="float" office:value="-19.53515625" calcext:value-type="float">
            <text:p>-19.53515625</text:p>
          </table:table-cell>
          <table:table-cell/>
          <table:table-cell table:formula="of:=[.B84]-[.E84]" office:value-type="float" office:value="-5.73046875" calcext:value-type="float">
            <text:p>-5.73046875</text:p>
          </table:table-cell>
          <table:table-cell table:formula="of:=[.F84]-[.C84]" office:value-type="float" office:value="-4.53515625" calcext:value-type="float">
            <text:p>-4.53515625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2995" calcext:value-type="float">
            <text:p>2995</text:p>
          </table:table-cell>
          <table:table-cell/>
          <table:table-cell table:formula="of:=IF([.M84]&gt;2048; [.M84]-4096;[.M84])" office:value-type="float" office:value="464" calcext:value-type="float">
            <text:p>464</text:p>
          </table:table-cell>
          <table:table-cell table:formula="of:=IF([.N84]&gt;2048; [.N84]-4096;[.N84])" office:value-type="float" office:value="-1101" calcext:value-type="float">
            <text:p>-1101</text:p>
          </table:table-cell>
          <table:table-cell/>
          <table:table-cell table:formula="of:=[.P84]*90/1024" office:value-type="float" office:value="40.78125" calcext:value-type="float">
            <text:p>40.78125</text:p>
          </table:table-cell>
          <table:table-cell table:formula="of:=[.S84]-5" office:value-type="float" office:value="35.78125" calcext:value-type="float">
            <text:p>35.78125</text:p>
          </table:table-cell>
        </table:table-row>
        <table:table-row table:style-name="ro1">
          <table:table-cell table:formula="of:=+1+[.A84]" office:value-type="float" office:value="82" calcext:value-type="float">
            <text:p>82</text:p>
          </table:table-cell>
          <table:table-cell office:value-type="float" office:value="19.58" calcext:value-type="float">
            <text:p>19.58</text:p>
          </table:table-cell>
          <table:table-cell office:value-type="float" office:value="-13.7262" calcext:value-type="float">
            <text:p>-13.7262</text:p>
          </table:table-cell>
          <table:table-cell/>
          <table:table-cell office:value-type="float" office:value="21.052734375" calcext:value-type="float">
            <text:p>21.052734375</text:p>
          </table:table-cell>
          <table:table-cell office:value-type="float" office:value="-18.48046875" calcext:value-type="float">
            <text:p>-18.48046875</text:p>
          </table:table-cell>
          <table:table-cell/>
          <table:table-cell table:formula="of:=[.B85]-[.E85]" office:value-type="float" office:value="-1.472734375" calcext:value-type="float">
            <text:p>-1.472734375</text:p>
          </table:table-cell>
          <table:table-cell table:formula="of:=[.F85]-[.C85]" office:value-type="float" office:value="-4.75426875" calcext:value-type="float">
            <text:p>-4.75426875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2983" calcext:value-type="float">
            <text:p>2983</text:p>
          </table:table-cell>
          <table:table-cell/>
          <table:table-cell table:formula="of:=IF([.M85]&gt;2048; [.M85]-4096;[.M85])" office:value-type="float" office:value="297" calcext:value-type="float">
            <text:p>297</text:p>
          </table:table-cell>
          <table:table-cell table:formula="of:=IF([.N85]&gt;2048; [.N85]-4096;[.N85])" office:value-type="float" office:value="-1113" calcext:value-type="float">
            <text:p>-1113</text:p>
          </table:table-cell>
          <table:table-cell/>
          <table:table-cell table:formula="of:=[.P85]*90/1024" office:value-type="float" office:value="26.103515625" calcext:value-type="float">
            <text:p>26.103515625</text:p>
          </table:table-cell>
          <table:table-cell table:formula="of:=[.S85]-5" office:value-type="float" office:value="21.103515625" calcext:value-type="float">
            <text:p>21.103515625</text:p>
          </table:table-cell>
        </table:table-row>
        <table:table-row table:style-name="ro1">
          <table:table-cell table:formula="of:=+1+[.A85]" office:value-type="float" office:value="83" calcext:value-type="float">
            <text:p>83</text:p>
          </table:table-cell>
          <table:table-cell office:value-type="float" office:value="7.53" calcext:value-type="float">
            <text:p>7.53</text:p>
          </table:table-cell>
          <table:table-cell office:value-type="float" office:value="-12.9863" calcext:value-type="float">
            <text:p>-12.9863</text:p>
          </table:table-cell>
          <table:table-cell/>
          <table:table-cell office:value-type="float" office:value="4.001953125" calcext:value-type="float">
            <text:p>4.001953125</text:p>
          </table:table-cell>
          <table:table-cell office:value-type="float" office:value="-17.865234375" calcext:value-type="float">
            <text:p>-17.865234375</text:p>
          </table:table-cell>
          <table:table-cell/>
          <table:table-cell table:formula="of:=[.B86]-[.E86]" office:value-type="float" office:value="3.528046875" calcext:value-type="float">
            <text:p>3.528046875</text:p>
          </table:table-cell>
          <table:table-cell table:formula="of:=[.F86]-[.C86]" office:value-type="float" office:value="-4.878934375" calcext:value-type="float">
            <text:p>-4.878934375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976" calcext:value-type="float">
            <text:p>2976</text:p>
          </table:table-cell>
          <table:table-cell/>
          <table:table-cell table:formula="of:=IF([.M86]&gt;2048; [.M86]-4096;[.M86])" office:value-type="float" office:value="103" calcext:value-type="float">
            <text:p>103</text:p>
          </table:table-cell>
          <table:table-cell table:formula="of:=IF([.N86]&gt;2048; [.N86]-4096;[.N86])" office:value-type="float" office:value="-1120" calcext:value-type="float">
            <text:p>-1120</text:p>
          </table:table-cell>
          <table:table-cell/>
          <table:table-cell table:formula="of:=[.P86]*90/1024" office:value-type="float" office:value="9.052734375" calcext:value-type="float">
            <text:p>9.052734375</text:p>
          </table:table-cell>
          <table:table-cell table:formula="of:=[.S86]-5" office:value-type="float" office:value="4.052734375" calcext:value-type="float">
            <text:p>4.052734375</text:p>
          </table:table-cell>
        </table:table-row>
        <table:table-row table:style-name="ro1">
          <table:table-cell table:formula="of:=+1+[.A86]" office:value-type="float" office:value="84" calcext:value-type="float">
            <text:p>84</text:p>
          </table:table-cell>
          <table:table-cell office:value-type="float" office:value="-5.34" calcext:value-type="float">
            <text:p>-5.34</text:p>
          </table:table-cell>
          <table:table-cell office:value-type="float" office:value="-12.8721" calcext:value-type="float">
            <text:p>-12.8721</text:p>
          </table:table-cell>
          <table:table-cell/>
          <table:table-cell office:value-type="float" office:value="-11.5546875" calcext:value-type="float">
            <text:p>-11.5546875</text:p>
          </table:table-cell>
          <table:table-cell office:value-type="float" office:value="-17.77734375" calcext:value-type="float">
            <text:p>-17.77734375</text:p>
          </table:table-cell>
          <table:table-cell/>
          <table:table-cell table:formula="of:=[.B87]-[.E87]" office:value-type="float" office:value="6.2146875" calcext:value-type="float">
            <text:p>6.2146875</text:p>
          </table:table-cell>
          <table:table-cell table:formula="of:=[.F87]-[.C87]" office:value-type="float" office:value="-4.90524375" calcext:value-type="float">
            <text:p>-4.90524375</text:p>
          </table:table-cell>
          <table:table-cell table:number-columns-repeated="3"/>
          <table:table-cell office:value-type="float" office:value="4022" calcext:value-type="float">
            <text:p>4022</text:p>
          </table:table-cell>
          <table:table-cell office:value-type="float" office:value="2975" calcext:value-type="float">
            <text:p>2975</text:p>
          </table:table-cell>
          <table:table-cell/>
          <table:table-cell table:formula="of:=IF([.M87]&gt;2048; [.M87]-4096;[.M87])" office:value-type="float" office:value="-74" calcext:value-type="float">
            <text:p>-74</text:p>
          </table:table-cell>
          <table:table-cell table:formula="of:=IF([.N87]&gt;2048; [.N87]-4096;[.N87])" office:value-type="float" office:value="-1121" calcext:value-type="float">
            <text:p>-1121</text:p>
          </table:table-cell>
          <table:table-cell/>
          <table:table-cell table:formula="of:=[.P87]*90/1024" office:value-type="float" office:value="-6.50390625" calcext:value-type="float">
            <text:p>-6.50390625</text:p>
          </table:table-cell>
          <table:table-cell table:formula="of:=[.S87]-5" office:value-type="float" office:value="-11.50390625" calcext:value-type="float">
            <text:p>-11.50390625</text:p>
          </table:table-cell>
        </table:table-row>
        <table:table-row table:style-name="ro1">
          <table:table-cell table:formula="of:=+1+[.A87]" office:value-type="float" office:value="85" calcext:value-type="float">
            <text:p>85</text:p>
          </table:table-cell>
          <table:table-cell office:value-type="float" office:value="-17.81" calcext:value-type="float">
            <text:p>-17.81</text:p>
          </table:table-cell>
          <table:table-cell office:value-type="float" office:value="-13.4003" calcext:value-type="float">
            <text:p>-13.4003</text:p>
          </table:table-cell>
          <table:table-cell/>
          <table:table-cell office:value-type="float" office:value="-22.8046875" calcext:value-type="float">
            <text:p>-22.8046875</text:p>
          </table:table-cell>
          <table:table-cell office:value-type="float" office:value="-18.216796875" calcext:value-type="float">
            <text:p>-18.216796875</text:p>
          </table:table-cell>
          <table:table-cell/>
          <table:table-cell table:formula="of:=[.B88]-[.E88]" office:value-type="float" office:value="4.9946875" calcext:value-type="float">
            <text:p>4.9946875</text:p>
          </table:table-cell>
          <table:table-cell table:formula="of:=[.F88]-[.C88]" office:value-type="float" office:value="-4.816496875" calcext:value-type="float">
            <text:p>-4.816496875</text:p>
          </table:table-cell>
          <table:table-cell table:number-columns-repeated="3"/>
          <table:table-cell office:value-type="float" office:value="3894" calcext:value-type="float">
            <text:p>3894</text:p>
          </table:table-cell>
          <table:table-cell office:value-type="float" office:value="2980" calcext:value-type="float">
            <text:p>2980</text:p>
          </table:table-cell>
          <table:table-cell/>
          <table:table-cell table:formula="of:=IF([.M88]&gt;2048; [.M88]-4096;[.M88])" office:value-type="float" office:value="-202" calcext:value-type="float">
            <text:p>-202</text:p>
          </table:table-cell>
          <table:table-cell table:formula="of:=IF([.N88]&gt;2048; [.N88]-4096;[.N88])" office:value-type="float" office:value="-1116" calcext:value-type="float">
            <text:p>-1116</text:p>
          </table:table-cell>
          <table:table-cell/>
          <table:table-cell table:formula="of:=[.P88]*90/1024" office:value-type="float" office:value="-17.75390625" calcext:value-type="float">
            <text:p>-17.75390625</text:p>
          </table:table-cell>
          <table:table-cell table:formula="of:=[.S88]-5" office:value-type="float" office:value="-22.75390625" calcext:value-type="float">
            <text:p>-22.75390625</text:p>
          </table:table-cell>
        </table:table-row>
        <table:table-row table:style-name="ro1">
          <table:table-cell table:formula="of:=+1+[.A88]" office:value-type="float" office:value="86" calcext:value-type="float">
            <text:p>86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-34.40625" calcext:value-type="float">
            <text:p>-34.40625</text:p>
          </table:table-cell>
          <table:table-cell office:value-type="float" office:value="-19.7109375" calcext:value-type="float">
            <text:p>-19.7109375</text:p>
          </table:table-cell>
          <table:table-cell/>
          <table:table-cell table:formula="of:=[.B89]-[.E89]" office:value-type="float" office:value="4.40625" calcext:value-type="float">
            <text:p>4.40625</text:p>
          </table:table-cell>
          <table:table-cell table:formula="of:=[.F89]-[.C89]" office:value-type="float" office:value="-4.7109375" calcext:value-type="float">
            <text:p>-4.710937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2997" calcext:value-type="float">
            <text:p>2997</text:p>
          </table:table-cell>
          <table:table-cell/>
          <table:table-cell table:formula="of:=IF([.M89]&gt;2048; [.M89]-4096;[.M89])" office:value-type="float" office:value="-334" calcext:value-type="float">
            <text:p>-334</text:p>
          </table:table-cell>
          <table:table-cell table:formula="of:=IF([.N89]&gt;2048; [.N89]-4096;[.N89])" office:value-type="float" office:value="-1099" calcext:value-type="float">
            <text:p>-1099</text:p>
          </table:table-cell>
          <table:table-cell/>
          <table:table-cell table:formula="of:=[.P89]*90/1024" office:value-type="float" office:value="-29.35546875" calcext:value-type="float">
            <text:p>-29.35546875</text:p>
          </table:table-cell>
          <table:table-cell table:formula="of:=[.S89]-5" office:value-type="float" office:value="-34.35546875" calcext:value-type="float">
            <text:p>-34.35546875</text:p>
          </table:table-cell>
        </table:table-row>
        <table:table-row table:style-name="ro1">
          <table:table-cell table:formula="of:=+1+[.A89]" office:value-type="float" office:value="87" calcext:value-type="float">
            <text:p>87</text:p>
          </table:table-cell>
          <table:table-cell office:value-type="float" office:value="-40.42" calcext:value-type="float">
            <text:p>-40.42</text:p>
          </table:table-cell>
          <table:table-cell office:value-type="float" office:value="-13.7262" calcext:value-type="float">
            <text:p>-13.7262</text:p>
          </table:table-cell>
          <table:table-cell/>
          <table:table-cell office:value-type="float" office:value="-43.283203125" calcext:value-type="float">
            <text:p>-43.283203125</text:p>
          </table:table-cell>
          <table:table-cell office:value-type="float" office:value="-18.65625" calcext:value-type="float">
            <text:p>-18.65625</text:p>
          </table:table-cell>
          <table:table-cell/>
          <table:table-cell table:formula="of:=[.B90]-[.E90]" office:value-type="float" office:value="2.863203125" calcext:value-type="float">
            <text:p>2.863203125</text:p>
          </table:table-cell>
          <table:table-cell table:formula="of:=[.F90]-[.C90]" office:value-type="float" office:value="-4.93005" calcext:value-type="float">
            <text:p>-4.93005</text:p>
          </table:table-cell>
          <table:table-cell table:number-columns-repeated="3"/>
          <table:table-cell office:value-type="float" office:value="3661" calcext:value-type="float">
            <text:p>3661</text:p>
          </table:table-cell>
          <table:table-cell office:value-type="float" office:value="2985" calcext:value-type="float">
            <text:p>2985</text:p>
          </table:table-cell>
          <table:table-cell/>
          <table:table-cell table:formula="of:=IF([.M90]&gt;2048; [.M90]-4096;[.M90])" office:value-type="float" office:value="-435" calcext:value-type="float">
            <text:p>-435</text:p>
          </table:table-cell>
          <table:table-cell table:formula="of:=IF([.N90]&gt;2048; [.N90]-4096;[.N90])" office:value-type="float" office:value="-1111" calcext:value-type="float">
            <text:p>-1111</text:p>
          </table:table-cell>
          <table:table-cell/>
          <table:table-cell table:formula="of:=[.P90]*90/1024" office:value-type="float" office:value="-38.232421875" calcext:value-type="float">
            <text:p>-38.232421875</text:p>
          </table:table-cell>
          <table:table-cell table:formula="of:=[.S90]-5" office:value-type="float" office:value="-43.232421875" calcext:value-type="float">
            <text:p>-43.232421875</text:p>
          </table:table-cell>
        </table:table-row>
        <table:table-row table:style-name="ro1">
          <table:table-cell table:formula="of:=+1+[.A90]" office:value-type="float" office:value="88" calcext:value-type="float">
            <text:p>88</text:p>
          </table:table-cell>
          <table:table-cell office:value-type="float" office:value="-52.47" calcext:value-type="float">
            <text:p>-52.47</text:p>
          </table:table-cell>
          <table:table-cell office:value-type="float" office:value="-12.9863" calcext:value-type="float">
            <text:p>-12.9863</text:p>
          </table:table-cell>
          <table:table-cell/>
          <table:table-cell office:value-type="float" office:value="-52.51171875" calcext:value-type="float">
            <text:p>-52.51171875</text:p>
          </table:table-cell>
          <table:table-cell office:value-type="float" office:value="-18.12890625" calcext:value-type="float">
            <text:p>-18.12890625</text:p>
          </table:table-cell>
          <table:table-cell/>
          <table:table-cell table:formula="of:=[.B91]-[.E91]" office:value-type="float" office:value="0.0417187500000011" calcext:value-type="float">
            <text:p>0.0417187500000011</text:p>
          </table:table-cell>
          <table:table-cell table:formula="of:=[.F91]-[.C91]" office:value-type="float" office:value="-5.14260625" calcext:value-type="float">
            <text:p>-5.14260625</text:p>
          </table:table-cell>
          <table:table-cell table:number-columns-repeated="3"/>
          <table:table-cell office:value-type="float" office:value="3556" calcext:value-type="float">
            <text:p>3556</text:p>
          </table:table-cell>
          <table:table-cell office:value-type="float" office:value="2979" calcext:value-type="float">
            <text:p>2979</text:p>
          </table:table-cell>
          <table:table-cell/>
          <table:table-cell table:formula="of:=IF([.M91]&gt;2048; [.M91]-4096;[.M91])" office:value-type="float" office:value="-540" calcext:value-type="float">
            <text:p>-540</text:p>
          </table:table-cell>
          <table:table-cell table:formula="of:=IF([.N91]&gt;2048; [.N91]-4096;[.N91])" office:value-type="float" office:value="-1117" calcext:value-type="float">
            <text:p>-1117</text:p>
          </table:table-cell>
          <table:table-cell/>
          <table:table-cell table:formula="of:=[.P91]*90/1024" office:value-type="float" office:value="-47.4609375" calcext:value-type="float">
            <text:p>-47.4609375</text:p>
          </table:table-cell>
          <table:table-cell table:formula="of:=[.S91]-5" office:value-type="float" office:value="-52.4609375" calcext:value-type="float">
            <text:p>-52.4609375</text:p>
          </table:table-cell>
        </table:table-row>
        <table:table-row table:style-name="ro1">
          <table:table-cell table:formula="of:=+1+[.A91]" office:value-type="float" office:value="89" calcext:value-type="float">
            <text:p>89</text:p>
          </table:table-cell>
          <table:table-cell office:value-type="float" office:value="-65.34" calcext:value-type="float">
            <text:p>-65.34</text:p>
          </table:table-cell>
          <table:table-cell office:value-type="float" office:value="-12.8722" calcext:value-type="float">
            <text:p>-12.8722</text:p>
          </table:table-cell>
          <table:table-cell/>
          <table:table-cell office:value-type="float" office:value="-62.091796875" calcext:value-type="float">
            <text:p>-62.091796875</text:p>
          </table:table-cell>
          <table:table-cell office:value-type="float" office:value="-17.953125" calcext:value-type="float">
            <text:p>-17.953125</text:p>
          </table:table-cell>
          <table:table-cell/>
          <table:table-cell table:formula="of:=[.B92]-[.E92]" office:value-type="float" office:value="-3.248203125" calcext:value-type="float">
            <text:p>-3.248203125</text:p>
          </table:table-cell>
          <table:table-cell table:formula="of:=[.F92]-[.C92]" office:value-type="float" office:value="-5.080925" calcext:value-type="float">
            <text:p>-5.080925</text:p>
          </table:table-cell>
          <table:table-cell table:number-columns-repeated="3"/>
          <table:table-cell office:value-type="float" office:value="3447" calcext:value-type="float">
            <text:p>3447</text:p>
          </table:table-cell>
          <table:table-cell office:value-type="float" office:value="2977" calcext:value-type="float">
            <text:p>2977</text:p>
          </table:table-cell>
          <table:table-cell/>
          <table:table-cell table:formula="of:=IF([.M92]&gt;2048; [.M92]-4096;[.M92])" office:value-type="float" office:value="-649" calcext:value-type="float">
            <text:p>-649</text:p>
          </table:table-cell>
          <table:table-cell table:formula="of:=IF([.N92]&gt;2048; [.N92]-4096;[.N92])" office:value-type="float" office:value="-1119" calcext:value-type="float">
            <text:p>-1119</text:p>
          </table:table-cell>
          <table:table-cell/>
          <table:table-cell table:formula="of:=[.P92]*90/1024" office:value-type="float" office:value="-57.041015625" calcext:value-type="float">
            <text:p>-57.041015625</text:p>
          </table:table-cell>
          <table:table-cell table:formula="of:=[.S92]-5" office:value-type="float" office:value="-62.041015625" calcext:value-type="float">
            <text:p>-62.041015625</text:p>
          </table:table-cell>
        </table:table-row>
        <table:table-row table:style-name="ro1">
          <table:table-cell table:formula="of:=+1+[.A92]" office:value-type="float" office:value="90" calcext:value-type="float">
            <text:p>90</text:p>
          </table:table-cell>
          <table:table-cell office:value-type="float" office:value="-77.81" calcext:value-type="float">
            <text:p>-77.81</text:p>
          </table:table-cell>
          <table:table-cell office:value-type="float" office:value="-13.4004" calcext:value-type="float">
            <text:p>-13.4004</text:p>
          </table:table-cell>
          <table:table-cell/>
          <table:table-cell office:value-type="float" office:value="-71.14453125" calcext:value-type="float">
            <text:p>-71.14453125</text:p>
          </table:table-cell>
          <table:table-cell office:value-type="float" office:value="-18.3046875" calcext:value-type="float">
            <text:p>-18.3046875</text:p>
          </table:table-cell>
          <table:table-cell/>
          <table:table-cell table:formula="of:=[.B93]-[.E93]" office:value-type="float" office:value="-6.66546875" calcext:value-type="float">
            <text:p>-6.66546875</text:p>
          </table:table-cell>
          <table:table-cell table:formula="of:=[.F93]-[.C93]" office:value-type="float" office:value="-4.9042875" calcext:value-type="float">
            <text:p>-4.9042875</text:p>
          </table:table-cell>
          <table:table-cell table:number-columns-repeated="3"/>
          <table:table-cell office:value-type="float" office:value="3344" calcext:value-type="float">
            <text:p>3344</text:p>
          </table:table-cell>
          <table:table-cell office:value-type="float" office:value="2981" calcext:value-type="float">
            <text:p>2981</text:p>
          </table:table-cell>
          <table:table-cell/>
          <table:table-cell table:formula="of:=IF([.M93]&gt;2048; [.M93]-4096;[.M93])" office:value-type="float" office:value="-752" calcext:value-type="float">
            <text:p>-752</text:p>
          </table:table-cell>
          <table:table-cell table:formula="of:=IF([.N93]&gt;2048; [.N93]-4096;[.N93])" office:value-type="float" office:value="-1115" calcext:value-type="float">
            <text:p>-1115</text:p>
          </table:table-cell>
          <table:table-cell/>
          <table:table-cell table:formula="of:=[.P93]*90/1024" office:value-type="float" office:value="-66.09375" calcext:value-type="float">
            <text:p>-66.09375</text:p>
          </table:table-cell>
          <table:table-cell table:formula="of:=[.S93]-5" office:value-type="float" office:value="-71.09375" calcext:value-type="float">
            <text:p>-71.09375</text:p>
          </table:table-cell>
        </table:table-row>
        <table:table-row table:style-name="ro1">
          <table:table-cell table:formula="of:=+1+[.A93]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7.95703125" calcext:value-type="float">
            <text:p>97.95703125</text:p>
          </table:table-cell>
          <table:table-cell office:value-type="float" office:value="13.072265625" calcext:value-type="float">
            <text:p>13.072265625</text:p>
          </table:table-cell>
          <table:table-cell/>
          <table:table-cell table:formula="of:=[.B94]-[.E94]" office:value-type="float" office:value="-7.95703125" calcext:value-type="float">
            <text:p>-7.95703125</text:p>
          </table:table-cell>
          <table:table-cell table:formula="of:=[.F94]-[.C94]" office:value-type="float" office:value="-4.927734375" calcext:value-type="float">
            <text:p>-4.927734375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office:value-type="float" office:value="2624" calcext:value-type="float">
            <text:p>2624</text:p>
          </table:table-cell>
          <table:table-cell/>
          <table:table-cell table:formula="of:=IF([.M94]&gt;2048; [.M94]-4096;[.M94])" office:value-type="float" office:value="1172" calcext:value-type="float">
            <text:p>1172</text:p>
          </table:table-cell>
          <table:table-cell table:formula="of:=IF([.N94]&gt;2048; [.N94]-4096;[.N94])" office:value-type="float" office:value="-1472" calcext:value-type="float">
            <text:p>-1472</text:p>
          </table:table-cell>
          <table:table-cell/>
          <table:table-cell table:formula="of:=[.P94]*90/1024" office:value-type="float" office:value="103.0078125" calcext:value-type="float">
            <text:p>103.0078125</text:p>
          </table:table-cell>
          <table:table-cell table:formula="of:=[.S94]-5" office:value-type="float" office:value="98.0078125" calcext:value-type="float">
            <text:p>98.0078125</text:p>
          </table:table-cell>
        </table:table-row>
        <table:table-row table:style-name="ro1">
          <table:table-cell table:formula="of:=+1+[.A94]" office:value-type="float" office:value="92" calcext:value-type="float">
            <text:p>92</text:p>
          </table:table-cell>
          <table:table-cell office:value-type="float" office:value="81.45" calcext:value-type="float">
            <text:p>81.45</text:p>
          </table:table-cell>
          <table:table-cell office:value-type="float" office:value="16.6856" calcext:value-type="float">
            <text:p>16.6856</text:p>
          </table:table-cell>
          <table:table-cell/>
          <table:table-cell office:value-type="float" office:value="91.62890625" calcext:value-type="float">
            <text:p>91.62890625</text:p>
          </table:table-cell>
          <table:table-cell office:value-type="float" office:value="11.75390625" calcext:value-type="float">
            <text:p>11.75390625</text:p>
          </table:table-cell>
          <table:table-cell/>
          <table:table-cell table:formula="of:=[.B95]-[.E95]" office:value-type="float" office:value="-10.17890625" calcext:value-type="float">
            <text:p>-10.17890625</text:p>
          </table:table-cell>
          <table:table-cell table:formula="of:=[.F95]-[.C95]" office:value-type="float" office:value="-4.93169375" calcext:value-type="float">
            <text:p>-4.93169375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2639" calcext:value-type="float">
            <text:p>2639</text:p>
          </table:table-cell>
          <table:table-cell/>
          <table:table-cell table:formula="of:=IF([.M95]&gt;2048; [.M95]-4096;[.M95])" office:value-type="float" office:value="1100" calcext:value-type="float">
            <text:p>1100</text:p>
          </table:table-cell>
          <table:table-cell table:formula="of:=IF([.N95]&gt;2048; [.N95]-4096;[.N95])" office:value-type="float" office:value="-1457" calcext:value-type="float">
            <text:p>-1457</text:p>
          </table:table-cell>
          <table:table-cell/>
          <table:table-cell table:formula="of:=[.P95]*90/1024" office:value-type="float" office:value="96.6796875" calcext:value-type="float">
            <text:p>96.6796875</text:p>
          </table:table-cell>
          <table:table-cell table:formula="of:=[.S95]-5" office:value-type="float" office:value="91.6796875" calcext:value-type="float">
            <text:p>91.6796875</text:p>
          </table:table-cell>
        </table:table-row>
        <table:table-row table:style-name="ro1">
          <table:table-cell table:formula="of:=+1+[.A95]" office:value-type="float" office:value="93" calcext:value-type="float">
            <text:p>93</text:p>
          </table:table-cell>
          <table:table-cell office:value-type="float" office:value="71.69" calcext:value-type="float">
            <text:p>71.69</text:p>
          </table:table-cell>
          <table:table-cell office:value-type="float" office:value="15.8001" calcext:value-type="float">
            <text:p>15.8001</text:p>
          </table:table-cell>
          <table:table-cell/>
          <table:table-cell office:value-type="float" office:value="83.3671875" calcext:value-type="float">
            <text:p>83.3671875</text:p>
          </table:table-cell>
          <table:table-cell office:value-type="float" office:value="11.2265625" calcext:value-type="float">
            <text:p>11.2265625</text:p>
          </table:table-cell>
          <table:table-cell/>
          <table:table-cell table:formula="of:=[.B96]-[.E96]" office:value-type="float" office:value="-11.6771875" calcext:value-type="float">
            <text:p>-11.6771875</text:p>
          </table:table-cell>
          <table:table-cell table:formula="of:=[.F96]-[.C96]" office:value-type="float" office:value="-4.5735375" calcext:value-type="float">
            <text:p>-4.5735375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office:value-type="float" office:value="2645" calcext:value-type="float">
            <text:p>2645</text:p>
          </table:table-cell>
          <table:table-cell/>
          <table:table-cell table:formula="of:=IF([.M96]&gt;2048; [.M96]-4096;[.M96])" office:value-type="float" office:value="1006" calcext:value-type="float">
            <text:p>1006</text:p>
          </table:table-cell>
          <table:table-cell table:formula="of:=IF([.N96]&gt;2048; [.N96]-4096;[.N96])" office:value-type="float" office:value="-1451" calcext:value-type="float">
            <text:p>-1451</text:p>
          </table:table-cell>
          <table:table-cell/>
          <table:table-cell table:formula="of:=[.P96]*90/1024" office:value-type="float" office:value="88.41796875" calcext:value-type="float">
            <text:p>88.41796875</text:p>
          </table:table-cell>
          <table:table-cell table:formula="of:=[.S96]-5" office:value-type="float" office:value="83.41796875" calcext:value-type="float">
            <text:p>83.41796875</text:p>
          </table:table-cell>
        </table:table-row>
        <table:table-row table:style-name="ro1">
          <table:table-cell table:formula="of:=+1+[.A96]" office:value-type="float" office:value="94" calcext:value-type="float">
            <text:p>94</text:p>
          </table:table-cell>
          <table:table-cell office:value-type="float" office:value="61.12" calcext:value-type="float">
            <text:p>61.12</text:p>
          </table:table-cell>
          <table:table-cell office:value-type="float" office:value="15.4174" calcext:value-type="float">
            <text:p>15.4174</text:p>
          </table:table-cell>
          <table:table-cell/>
          <table:table-cell office:value-type="float" office:value="73.34765625" calcext:value-type="float">
            <text:p>73.34765625</text:p>
          </table:table-cell>
          <table:table-cell office:value-type="float" office:value="10.962890625" calcext:value-type="float">
            <text:p>10.962890625</text:p>
          </table:table-cell>
          <table:table-cell/>
          <table:table-cell table:formula="of:=[.B97]-[.E97]" office:value-type="float" office:value="-12.22765625" calcext:value-type="float">
            <text:p>-12.22765625</text:p>
          </table:table-cell>
          <table:table-cell table:formula="of:=[.F97]-[.C97]" office:value-type="float" office:value="-4.454509375" calcext:value-type="float">
            <text:p>-4.454509375</text:p>
          </table:table-cell>
          <table:table-cell table:number-columns-repeated="3"/>
          <table:table-cell office:value-type="float" office:value="892" calcext:value-type="float">
            <text:p>892</text:p>
          </table:table-cell>
          <table:table-cell office:value-type="float" office:value="2648" calcext:value-type="float">
            <text:p>2648</text:p>
          </table:table-cell>
          <table:table-cell/>
          <table:table-cell table:formula="of:=IF([.M97]&gt;2048; [.M97]-4096;[.M97])" office:value-type="float" office:value="892" calcext:value-type="float">
            <text:p>892</text:p>
          </table:table-cell>
          <table:table-cell table:formula="of:=IF([.N97]&gt;2048; [.N97]-4096;[.N97])" office:value-type="float" office:value="-1448" calcext:value-type="float">
            <text:p>-1448</text:p>
          </table:table-cell>
          <table:table-cell/>
          <table:table-cell table:formula="of:=[.P97]*90/1024" office:value-type="float" office:value="78.3984375" calcext:value-type="float">
            <text:p>78.3984375</text:p>
          </table:table-cell>
          <table:table-cell table:formula="of:=[.S97]-5" office:value-type="float" office:value="73.3984375" calcext:value-type="float">
            <text:p>73.3984375</text:p>
          </table:table-cell>
        </table:table-row>
        <table:table-row table:style-name="ro1">
          <table:table-cell table:formula="of:=+1+[.A97]" office:value-type="float" office:value="95" calcext:value-type="float">
            <text:p>95</text:p>
          </table:table-cell>
          <table:table-cell office:value-type="float" office:value="50.4" calcext:value-type="float">
            <text:p>50.4</text:p>
          </table:table-cell>
          <table:table-cell office:value-type="float" office:value="15.5746" calcext:value-type="float">
            <text:p>15.5746</text:p>
          </table:table-cell>
          <table:table-cell/>
          <table:table-cell office:value-type="float" office:value="61.921875" calcext:value-type="float">
            <text:p>61.921875</text:p>
          </table:table-cell>
          <table:table-cell office:value-type="float" office:value="10.875" calcext:value-type="float">
            <text:p>10.875</text:p>
          </table:table-cell>
          <table:table-cell/>
          <table:table-cell table:formula="of:=[.B98]-[.E98]" office:value-type="float" office:value="-11.521875" calcext:value-type="float">
            <text:p>-11.521875</text:p>
          </table:table-cell>
          <table:table-cell table:formula="of:=[.F98]-[.C98]" office:value-type="float" office:value="-4.6996" calcext:value-type="float">
            <text:p>-4.6996</text:p>
          </table:table-cell>
          <table:table-cell table:number-columns-repeated="3"/>
          <table:table-cell office:value-type="float" office:value="762" calcext:value-type="float">
            <text:p>762</text:p>
          </table:table-cell>
          <table:table-cell office:value-type="float" office:value="2649" calcext:value-type="float">
            <text:p>2649</text:p>
          </table:table-cell>
          <table:table-cell/>
          <table:table-cell table:formula="of:=IF([.M98]&gt;2048; [.M98]-4096;[.M98])" office:value-type="float" office:value="762" calcext:value-type="float">
            <text:p>762</text:p>
          </table:table-cell>
          <table:table-cell table:formula="of:=IF([.N98]&gt;2048; [.N98]-4096;[.N98])" office:value-type="float" office:value="-1447" calcext:value-type="float">
            <text:p>-1447</text:p>
          </table:table-cell>
          <table:table-cell/>
          <table:table-cell table:formula="of:=[.P98]*90/1024" office:value-type="float" office:value="66.97265625" calcext:value-type="float">
            <text:p>66.97265625</text:p>
          </table:table-cell>
          <table:table-cell table:formula="of:=[.S98]-5" office:value-type="float" office:value="61.97265625" calcext:value-type="float">
            <text:p>61.97265625</text:p>
          </table:table-cell>
        </table:table-row>
        <table:table-row table:style-name="ro1">
          <table:table-cell table:formula="of:=+1+[.A98]" office:value-type="float" office:value="96" calcext:value-type="float">
            <text:p>96</text:p>
          </table:table-cell>
          <table:table-cell office:value-type="float" office:value="40.23" calcext:value-type="float">
            <text:p>40.23</text:p>
          </table:table-cell>
          <table:table-cell office:value-type="float" office:value="16.2562" calcext:value-type="float">
            <text:p>16.2562</text:p>
          </table:table-cell>
          <table:table-cell/>
          <table:table-cell office:value-type="float" office:value="49.44140625" calcext:value-type="float">
            <text:p>49.44140625</text:p>
          </table:table-cell>
          <table:table-cell office:value-type="float" office:value="11.138671875" calcext:value-type="float">
            <text:p>11.138671875</text:p>
          </table:table-cell>
          <table:table-cell/>
          <table:table-cell table:formula="of:=[.B99]-[.E99]" office:value-type="float" office:value="-9.21140625" calcext:value-type="float">
            <text:p>-9.21140625</text:p>
          </table:table-cell>
          <table:table-cell table:formula="of:=[.F99]-[.C99]" office:value-type="float" office:value="-5.117528125" calcext:value-type="float">
            <text:p>-5.117528125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float" office:value="2646" calcext:value-type="float">
            <text:p>2646</text:p>
          </table:table-cell>
          <table:table-cell/>
          <table:table-cell table:formula="of:=IF([.M99]&gt;2048; [.M99]-4096;[.M99])" office:value-type="float" office:value="620" calcext:value-type="float">
            <text:p>620</text:p>
          </table:table-cell>
          <table:table-cell table:formula="of:=IF([.N99]&gt;2048; [.N99]-4096;[.N99])" office:value-type="float" office:value="-1450" calcext:value-type="float">
            <text:p>-1450</text:p>
          </table:table-cell>
          <table:table-cell/>
          <table:table-cell table:formula="of:=[.P99]*90/1024" office:value-type="float" office:value="54.4921875" calcext:value-type="float">
            <text:p>54.4921875</text:p>
          </table:table-cell>
          <table:table-cell table:formula="of:=[.S99]-5" office:value-type="float" office:value="49.4921875" calcext:value-type="float">
            <text:p>49.4921875</text:p>
          </table:table-cell>
        </table:table-row>
        <table:table-row table:style-name="ro1">
          <table:table-cell table:formula="of:=+1+[.A99]"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5.642578125" calcext:value-type="float">
            <text:p>35.642578125</text:p>
          </table:table-cell>
          <table:table-cell office:value-type="float" office:value="12.6328125" calcext:value-type="float">
            <text:p>12.6328125</text:p>
          </table:table-cell>
          <table:table-cell/>
          <table:table-cell table:formula="of:=[.B100]-[.E100]" office:value-type="float" office:value="-5.642578125" calcext:value-type="float">
            <text:p>-5.642578125</text:p>
          </table:table-cell>
          <table:table-cell table:formula="of:=[.F100]-[.C100]" office:value-type="float" office:value="-5.3671875" calcext:value-type="float">
            <text:p>-5.3671875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float" office:value="2629" calcext:value-type="float">
            <text:p>2629</text:p>
          </table:table-cell>
          <table:table-cell/>
          <table:table-cell table:formula="of:=IF([.M100]&gt;2048; [.M100]-4096;[.M100])" office:value-type="float" office:value="463" calcext:value-type="float">
            <text:p>463</text:p>
          </table:table-cell>
          <table:table-cell table:formula="of:=IF([.N100]&gt;2048; [.N100]-4096;[.N100])" office:value-type="float" office:value="-1467" calcext:value-type="float">
            <text:p>-1467</text:p>
          </table:table-cell>
          <table:table-cell/>
          <table:table-cell table:formula="of:=[.P100]*90/1024" office:value-type="float" office:value="40.693359375" calcext:value-type="float">
            <text:p>40.693359375</text:p>
          </table:table-cell>
          <table:table-cell table:formula="of:=[.S100]-5" office:value-type="float" office:value="35.693359375" calcext:value-type="float">
            <text:p>35.693359375</text:p>
          </table:table-cell>
        </table:table-row>
        <table:table-row table:style-name="ro1">
          <table:table-cell table:formula="of:=+1+[.A100]" office:value-type="float" office:value="98" calcext:value-type="float">
            <text:p>98</text:p>
          </table:table-cell>
          <table:table-cell office:value-type="float" office:value="21.45" calcext:value-type="float">
            <text:p>21.45</text:p>
          </table:table-cell>
          <table:table-cell office:value-type="float" office:value="16.6856" calcext:value-type="float">
            <text:p>16.6856</text:p>
          </table:table-cell>
          <table:table-cell/>
          <table:table-cell office:value-type="float" office:value="23.513671875" calcext:value-type="float">
            <text:p>23.513671875</text:p>
          </table:table-cell>
          <table:table-cell office:value-type="float" office:value="11.40234375" calcext:value-type="float">
            <text:p>11.40234375</text:p>
          </table:table-cell>
          <table:table-cell/>
          <table:table-cell table:formula="of:=[.B101]-[.E101]" office:value-type="float" office:value="-2.063671875" calcext:value-type="float">
            <text:p>-2.063671875</text:p>
          </table:table-cell>
          <table:table-cell table:formula="of:=[.F101]-[.C101]" office:value-type="float" office:value="-5.28325625" calcext:value-type="float">
            <text:p>-5.283256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2643" calcext:value-type="float">
            <text:p>2643</text:p>
          </table:table-cell>
          <table:table-cell/>
          <table:table-cell table:formula="of:=IF([.M101]&gt;2048; [.M101]-4096;[.M101])" office:value-type="float" office:value="325" calcext:value-type="float">
            <text:p>325</text:p>
          </table:table-cell>
          <table:table-cell table:formula="of:=IF([.N101]&gt;2048; [.N101]-4096;[.N101])" office:value-type="float" office:value="-1453" calcext:value-type="float">
            <text:p>-1453</text:p>
          </table:table-cell>
          <table:table-cell/>
          <table:table-cell table:formula="of:=[.P101]*90/1024" office:value-type="float" office:value="28.564453125" calcext:value-type="float">
            <text:p>28.564453125</text:p>
          </table:table-cell>
          <table:table-cell table:formula="of:=[.S101]-5" office:value-type="float" office:value="23.564453125" calcext:value-type="float">
            <text:p>23.564453125</text:p>
          </table:table-cell>
        </table:table-row>
        <table:table-row table:style-name="ro1">
          <table:table-cell table:formula="of:=+1+[.A101]" office:value-type="float" office:value="99" calcext:value-type="float">
            <text:p>99</text:p>
          </table:table-cell>
          <table:table-cell office:value-type="float" office:value="11.69" calcext:value-type="float">
            <text:p>11.69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9.890625" calcext:value-type="float">
            <text:p>9.890625</text:p>
          </table:table-cell>
          <table:table-cell office:value-type="float" office:value="10.787109375" calcext:value-type="float">
            <text:p>10.787109375</text:p>
          </table:table-cell>
          <table:table-cell/>
          <table:table-cell table:formula="of:=[.B102]-[.E102]" office:value-type="float" office:value="1.799375" calcext:value-type="float">
            <text:p>1.799375</text:p>
          </table:table-cell>
          <table:table-cell table:formula="of:=[.F102]-[.C102]" office:value-type="float" office:value="-5.012890625" calcext:value-type="float">
            <text:p>-5.012890625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650" calcext:value-type="float">
            <text:p>2650</text:p>
          </table:table-cell>
          <table:table-cell/>
          <table:table-cell table:formula="of:=IF([.M102]&gt;2048; [.M102]-4096;[.M102])" office:value-type="float" office:value="170" calcext:value-type="float">
            <text:p>170</text:p>
          </table:table-cell>
          <table:table-cell table:formula="of:=IF([.N102]&gt;2048; [.N102]-4096;[.N102])" office:value-type="float" office:value="-1446" calcext:value-type="float">
            <text:p>-1446</text:p>
          </table:table-cell>
          <table:table-cell/>
          <table:table-cell table:formula="of:=[.P102]*90/1024" office:value-type="float" office:value="14.94140625" calcext:value-type="float">
            <text:p>14.94140625</text:p>
          </table:table-cell>
          <table:table-cell table:formula="of:=[.S102]-5" office:value-type="float" office:value="9.94140625" calcext:value-type="float">
            <text:p>9.94140625</text:p>
          </table:table-cell>
        </table:table-row>
        <table:table-row table:style-name="ro1">
          <table:table-cell table:formula="of:=+1+[.A102]" office:value-type="float" office:value="100" calcext:value-type="float">
            <text:p>100</text:p>
          </table:table-cell>
          <table:table-cell office:value-type="float" office:value="1.12" calcext:value-type="float">
            <text:p>1.12</text:p>
          </table:table-cell>
          <table:table-cell office:value-type="float" office:value="15.4173" calcext:value-type="float">
            <text:p>15.4173</text:p>
          </table:table-cell>
          <table:table-cell/>
          <table:table-cell office:value-type="float" office:value="-4.259765625" calcext:value-type="float">
            <text:p>-4.259765625</text:p>
          </table:table-cell>
          <table:table-cell office:value-type="float" office:value="10.435546875" calcext:value-type="float">
            <text:p>10.435546875</text:p>
          </table:table-cell>
          <table:table-cell/>
          <table:table-cell table:formula="of:=[.B103]-[.E103]" office:value-type="float" office:value="5.379765625" calcext:value-type="float">
            <text:p>5.379765625</text:p>
          </table:table-cell>
          <table:table-cell table:formula="of:=[.F103]-[.C103]" office:value-type="float" office:value="-4.981753125" calcext:value-type="float">
            <text:p>-4.9817531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54" calcext:value-type="float">
            <text:p>2654</text:p>
          </table:table-cell>
          <table:table-cell/>
          <table:table-cell table:formula="of:=IF([.M103]&gt;2048; [.M103]-4096;[.M103])" office:value-type="float" office:value="9" calcext:value-type="float">
            <text:p>9</text:p>
          </table:table-cell>
          <table:table-cell table:formula="of:=IF([.N103]&gt;2048; [.N103]-4096;[.N103])" office:value-type="float" office:value="-1442" calcext:value-type="float">
            <text:p>-1442</text:p>
          </table:table-cell>
          <table:table-cell/>
          <table:table-cell table:formula="of:=[.P103]*90/1024" office:value-type="float" office:value="0.791015625" calcext:value-type="float">
            <text:p>0.791015625</text:p>
          </table:table-cell>
          <table:table-cell table:formula="of:=[.S103]-5" office:value-type="float" office:value="-4.208984375" calcext:value-type="float">
            <text:p>-4.208984375</text:p>
          </table:table-cell>
        </table:table-row>
        <table:table-row table:style-name="ro1">
          <table:table-cell table:formula="of:=+1+[.A103]" office:value-type="float" office:value="101" calcext:value-type="float">
            <text:p>101</text:p>
          </table:table-cell>
          <table:table-cell office:value-type="float" office:value="-9.6" calcext:value-type="float">
            <text:p>-9.6</text:p>
          </table:table-cell>
          <table:table-cell office:value-type="float" office:value="15.5746" calcext:value-type="float">
            <text:p>15.5746</text:p>
          </table:table-cell>
          <table:table-cell/>
          <table:table-cell office:value-type="float" office:value="-13.751953125" calcext:value-type="float">
            <text:p>-13.751953125</text:p>
          </table:table-cell>
          <table:table-cell office:value-type="float" office:value="10.69921875" calcext:value-type="float">
            <text:p>10.69921875</text:p>
          </table:table-cell>
          <table:table-cell/>
          <table:table-cell table:formula="of:=[.B104]-[.E104]" office:value-type="float" office:value="4.151953125" calcext:value-type="float">
            <text:p>4.151953125</text:p>
          </table:table-cell>
          <table:table-cell table:formula="of:=[.F104]-[.C104]" office:value-type="float" office:value="-4.87538125" calcext:value-type="float">
            <text:p>-4.87538125</text:p>
          </table:table-cell>
          <table:table-cell table:number-columns-repeated="3"/>
          <table:table-cell office:value-type="float" office:value="3997" calcext:value-type="float">
            <text:p>3997</text:p>
          </table:table-cell>
          <table:table-cell office:value-type="float" office:value="2651" calcext:value-type="float">
            <text:p>2651</text:p>
          </table:table-cell>
          <table:table-cell/>
          <table:table-cell table:formula="of:=IF([.M104]&gt;2048; [.M104]-4096;[.M104])" office:value-type="float" office:value="-99" calcext:value-type="float">
            <text:p>-99</text:p>
          </table:table-cell>
          <table:table-cell table:formula="of:=IF([.N104]&gt;2048; [.N104]-4096;[.N104])" office:value-type="float" office:value="-1445" calcext:value-type="float">
            <text:p>-1445</text:p>
          </table:table-cell>
          <table:table-cell/>
          <table:table-cell table:formula="of:=[.P104]*90/1024" office:value-type="float" office:value="-8.701171875" calcext:value-type="float">
            <text:p>-8.701171875</text:p>
          </table:table-cell>
          <table:table-cell table:formula="of:=[.S104]-5" office:value-type="float" office:value="-13.701171875" calcext:value-type="float">
            <text:p>-13.701171875</text:p>
          </table:table-cell>
        </table:table-row>
        <table:table-row table:style-name="ro1">
          <table:table-cell table:formula="of:=+1+[.A104]" office:value-type="float" office:value="102" calcext:value-type="float">
            <text:p>102</text:p>
          </table:table-cell>
          <table:table-cell office:value-type="float" office:value="-19.77" calcext:value-type="float">
            <text:p>-19.77</text:p>
          </table:table-cell>
          <table:table-cell office:value-type="float" office:value="16.2562" calcext:value-type="float">
            <text:p>16.2562</text:p>
          </table:table-cell>
          <table:table-cell/>
          <table:table-cell office:value-type="float" office:value="-24.650390625" calcext:value-type="float">
            <text:p>-24.650390625</text:p>
          </table:table-cell>
          <table:table-cell office:value-type="float" office:value="11.314453125" calcext:value-type="float">
            <text:p>11.314453125</text:p>
          </table:table-cell>
          <table:table-cell/>
          <table:table-cell table:formula="of:=[.B105]-[.E105]" office:value-type="float" office:value="4.880390625" calcext:value-type="float">
            <text:p>4.880390625</text:p>
          </table:table-cell>
          <table:table-cell table:formula="of:=[.F105]-[.C105]" office:value-type="float" office:value="-4.941746875" calcext:value-type="float">
            <text:p>-4.941746875</text:p>
          </table:table-cell>
          <table:table-cell table:number-columns-repeated="3"/>
          <table:table-cell office:value-type="float" office:value="3873" calcext:value-type="float">
            <text:p>3873</text:p>
          </table:table-cell>
          <table:table-cell office:value-type="float" office:value="2644" calcext:value-type="float">
            <text:p>2644</text:p>
          </table:table-cell>
          <table:table-cell/>
          <table:table-cell table:formula="of:=IF([.M105]&gt;2048; [.M105]-4096;[.M105])" office:value-type="float" office:value="-223" calcext:value-type="float">
            <text:p>-223</text:p>
          </table:table-cell>
          <table:table-cell table:formula="of:=IF([.N105]&gt;2048; [.N105]-4096;[.N105])" office:value-type="float" office:value="-1452" calcext:value-type="float">
            <text:p>-1452</text:p>
          </table:table-cell>
          <table:table-cell/>
          <table:table-cell table:formula="of:=[.P105]*90/1024" office:value-type="float" office:value="-19.599609375" calcext:value-type="float">
            <text:p>-19.599609375</text:p>
          </table:table-cell>
          <table:table-cell table:formula="of:=[.S105]-5" office:value-type="float" office:value="-24.599609375" calcext:value-type="float">
            <text:p>-24.599609375</text:p>
          </table:table-cell>
        </table:table-row>
        <table:table-row table:style-name="ro1">
          <table:table-cell table:formula="of:=+1+[.A105]" office:value-type="float" office:value="103" calcext:value-type="float">
            <text:p>103</text:p>
          </table:table-cell>
          <table:table-cell office:value-type="float" office:value="-30" calcext:value-type="float">
            <text:p>-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34.40625" calcext:value-type="float">
            <text:p>-34.40625</text:p>
          </table:table-cell>
          <table:table-cell office:value-type="float" office:value="12.6328125" calcext:value-type="float">
            <text:p>12.6328125</text:p>
          </table:table-cell>
          <table:table-cell/>
          <table:table-cell table:formula="of:=[.B106]-[.E106]" office:value-type="float" office:value="4.40625" calcext:value-type="float">
            <text:p>4.40625</text:p>
          </table:table-cell>
          <table:table-cell table:formula="of:=[.F106]-[.C106]" office:value-type="float" office:value="-5.3671875" calcext:value-type="float">
            <text:p>-5.3671875</text:p>
          </table:table-cell>
          <table:table-cell table:number-columns-repeated="3"/>
          <table:table-cell office:value-type="float" office:value="3762" calcext:value-type="float">
            <text:p>3762</text:p>
          </table:table-cell>
          <table:table-cell office:value-type="float" office:value="2629" calcext:value-type="float">
            <text:p>2629</text:p>
          </table:table-cell>
          <table:table-cell/>
          <table:table-cell table:formula="of:=IF([.M106]&gt;2048; [.M106]-4096;[.M106])" office:value-type="float" office:value="-334" calcext:value-type="float">
            <text:p>-334</text:p>
          </table:table-cell>
          <table:table-cell table:formula="of:=IF([.N106]&gt;2048; [.N106]-4096;[.N106])" office:value-type="float" office:value="-1467" calcext:value-type="float">
            <text:p>-1467</text:p>
          </table:table-cell>
          <table:table-cell/>
          <table:table-cell table:formula="of:=[.P106]*90/1024" office:value-type="float" office:value="-29.35546875" calcext:value-type="float">
            <text:p>-29.35546875</text:p>
          </table:table-cell>
          <table:table-cell table:formula="of:=[.S106]-5" office:value-type="float" office:value="-34.35546875" calcext:value-type="float">
            <text:p>-34.35546875</text:p>
          </table:table-cell>
        </table:table-row>
        <table:table-row table:style-name="ro1">
          <table:table-cell table:formula="of:=+1+[.A106]" office:value-type="float" office:value="104" calcext:value-type="float">
            <text:p>104</text:p>
          </table:table-cell>
          <table:table-cell office:value-type="float" office:value="-38.55" calcext:value-type="float">
            <text:p>-38.55</text:p>
          </table:table-cell>
          <table:table-cell office:value-type="float" office:value="16.6856" calcext:value-type="float">
            <text:p>16.6856</text:p>
          </table:table-cell>
          <table:table-cell/>
          <table:table-cell office:value-type="float" office:value="-41.7890625" calcext:value-type="float">
            <text:p>-41.7890625</text:p>
          </table:table-cell>
          <table:table-cell office:value-type="float" office:value="11.314453125" calcext:value-type="float">
            <text:p>11.314453125</text:p>
          </table:table-cell>
          <table:table-cell/>
          <table:table-cell table:formula="of:=[.B107]-[.E107]" office:value-type="float" office:value="3.2390625" calcext:value-type="float">
            <text:p>3.2390625</text:p>
          </table:table-cell>
          <table:table-cell table:formula="of:=[.F107]-[.C107]" office:value-type="float" office:value="-5.371146875" calcext:value-type="float">
            <text:p>-5.371146875</text:p>
          </table:table-cell>
          <table:table-cell table:number-columns-repeated="3"/>
          <table:table-cell office:value-type="float" office:value="3678" calcext:value-type="float">
            <text:p>3678</text:p>
          </table:table-cell>
          <table:table-cell office:value-type="float" office:value="2644" calcext:value-type="float">
            <text:p>2644</text:p>
          </table:table-cell>
          <table:table-cell/>
          <table:table-cell table:formula="of:=IF([.M107]&gt;2048; [.M107]-4096;[.M107])" office:value-type="float" office:value="-418" calcext:value-type="float">
            <text:p>-418</text:p>
          </table:table-cell>
          <table:table-cell table:formula="of:=IF([.N107]&gt;2048; [.N107]-4096;[.N107])" office:value-type="float" office:value="-1452" calcext:value-type="float">
            <text:p>-1452</text:p>
          </table:table-cell>
          <table:table-cell/>
          <table:table-cell table:formula="of:=[.P107]*90/1024" office:value-type="float" office:value="-36.73828125" calcext:value-type="float">
            <text:p>-36.73828125</text:p>
          </table:table-cell>
          <table:table-cell table:formula="of:=[.S107]-5" office:value-type="float" office:value="-41.73828125" calcext:value-type="float">
            <text:p>-41.73828125</text:p>
          </table:table-cell>
        </table:table-row>
        <table:table-row table:style-name="ro1">
          <table:table-cell table:formula="of:=+1+[.A107]" office:value-type="float" office:value="105" calcext:value-type="float">
            <text:p>105</text:p>
          </table:table-cell>
          <table:table-cell office:value-type="float" office:value="-48.31" calcext:value-type="float">
            <text:p>-48.31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-49.5234375" calcext:value-type="float">
            <text:p>-49.5234375</text:p>
          </table:table-cell>
          <table:table-cell office:value-type="float" office:value="10.69921875" calcext:value-type="float">
            <text:p>10.69921875</text:p>
          </table:table-cell>
          <table:table-cell/>
          <table:table-cell table:formula="of:=[.B108]-[.E108]" office:value-type="float" office:value="1.2134375" calcext:value-type="float">
            <text:p>1.2134375</text:p>
          </table:table-cell>
          <table:table-cell table:formula="of:=[.F108]-[.C108]" office:value-type="float" office:value="-5.10078125" calcext:value-type="float">
            <text:p>-5.10078125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office:value-type="float" office:value="2651" calcext:value-type="float">
            <text:p>2651</text:p>
          </table:table-cell>
          <table:table-cell/>
          <table:table-cell table:formula="of:=IF([.M108]&gt;2048; [.M108]-4096;[.M108])" office:value-type="float" office:value="-506" calcext:value-type="float">
            <text:p>-506</text:p>
          </table:table-cell>
          <table:table-cell table:formula="of:=IF([.N108]&gt;2048; [.N108]-4096;[.N108])" office:value-type="float" office:value="-1445" calcext:value-type="float">
            <text:p>-1445</text:p>
          </table:table-cell>
          <table:table-cell/>
          <table:table-cell table:formula="of:=[.P108]*90/1024" office:value-type="float" office:value="-44.47265625" calcext:value-type="float">
            <text:p>-44.47265625</text:p>
          </table:table-cell>
          <table:table-cell table:formula="of:=[.S108]-5" office:value-type="float" office:value="-49.47265625" calcext:value-type="float">
            <text:p>-49.47265625</text:p>
          </table:table-cell>
        </table:table-row>
        <table:table-row table:style-name="ro1">
          <table:table-cell table:formula="of:=+1+[.A108]" office:value-type="float" office:value="106" calcext:value-type="float">
            <text:p>106</text:p>
          </table:table-cell>
          <table:table-cell office:value-type="float" office:value="-58.88" calcext:value-type="float">
            <text:p>-58.88</text:p>
          </table:table-cell>
          <table:table-cell office:value-type="float" office:value="15.4174" calcext:value-type="float">
            <text:p>15.4174</text:p>
          </table:table-cell>
          <table:table-cell/>
          <table:table-cell office:value-type="float" office:value="-57.43359375" calcext:value-type="float">
            <text:p>-57.43359375</text:p>
          </table:table-cell>
          <table:table-cell office:value-type="float" office:value="10.34765625" calcext:value-type="float">
            <text:p>10.34765625</text:p>
          </table:table-cell>
          <table:table-cell/>
          <table:table-cell table:formula="of:=[.B109]-[.E109]" office:value-type="float" office:value="-1.44640625" calcext:value-type="float">
            <text:p>-1.44640625</text:p>
          </table:table-cell>
          <table:table-cell table:formula="of:=[.F109]-[.C109]" office:value-type="float" office:value="-5.06974375" calcext:value-type="float">
            <text:p>-5.06974375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2655" calcext:value-type="float">
            <text:p>2655</text:p>
          </table:table-cell>
          <table:table-cell/>
          <table:table-cell table:formula="of:=IF([.M109]&gt;2048; [.M109]-4096;[.M109])" office:value-type="float" office:value="-596" calcext:value-type="float">
            <text:p>-596</text:p>
          </table:table-cell>
          <table:table-cell table:formula="of:=IF([.N109]&gt;2048; [.N109]-4096;[.N109])" office:value-type="float" office:value="-1441" calcext:value-type="float">
            <text:p>-1441</text:p>
          </table:table-cell>
          <table:table-cell/>
          <table:table-cell table:formula="of:=[.P109]*90/1024" office:value-type="float" office:value="-52.3828125" calcext:value-type="float">
            <text:p>-52.3828125</text:p>
          </table:table-cell>
          <table:table-cell table:formula="of:=[.S109]-5" office:value-type="float" office:value="-57.3828125" calcext:value-type="float">
            <text:p>-57.3828125</text:p>
          </table:table-cell>
        </table:table-row>
        <table:table-row table:style-name="ro1">
          <table:table-cell table:formula="of:=+1+[.A109]" office:value-type="float" office:value="107" calcext:value-type="float">
            <text:p>107</text:p>
          </table:table-cell>
          <table:table-cell office:value-type="float" office:value="-69.6" calcext:value-type="float">
            <text:p>-69.6</text:p>
          </table:table-cell>
          <table:table-cell office:value-type="float" office:value="15.5747" calcext:value-type="float">
            <text:p>15.5747</text:p>
          </table:table-cell>
          <table:table-cell/>
          <table:table-cell office:value-type="float" office:value="-65.16796875" calcext:value-type="float">
            <text:p>-65.16796875</text:p>
          </table:table-cell>
          <table:table-cell office:value-type="float" office:value="10.34765625" calcext:value-type="float">
            <text:p>10.34765625</text:p>
          </table:table-cell>
          <table:table-cell/>
          <table:table-cell table:formula="of:=[.B110]-[.E110]" office:value-type="float" office:value="-4.43203124999999" calcext:value-type="float">
            <text:p>-4.43203124999999</text:p>
          </table:table-cell>
          <table:table-cell table:formula="of:=[.F110]-[.C110]" office:value-type="float" office:value="-5.22704375" calcext:value-type="float">
            <text:p>-5.22704375</text:p>
          </table:table-cell>
          <table:table-cell table:number-columns-repeated="3"/>
          <table:table-cell office:value-type="float" office:value="3412" calcext:value-type="float">
            <text:p>3412</text:p>
          </table:table-cell>
          <table:table-cell office:value-type="float" office:value="2655" calcext:value-type="float">
            <text:p>2655</text:p>
          </table:table-cell>
          <table:table-cell/>
          <table:table-cell table:formula="of:=IF([.M110]&gt;2048; [.M110]-4096;[.M110])" office:value-type="float" office:value="-684" calcext:value-type="float">
            <text:p>-684</text:p>
          </table:table-cell>
          <table:table-cell table:formula="of:=IF([.N110]&gt;2048; [.N110]-4096;[.N110])" office:value-type="float" office:value="-1441" calcext:value-type="float">
            <text:p>-1441</text:p>
          </table:table-cell>
          <table:table-cell/>
          <table:table-cell table:formula="of:=[.P110]*90/1024" office:value-type="float" office:value="-60.1171875" calcext:value-type="float">
            <text:p>-60.1171875</text:p>
          </table:table-cell>
          <table:table-cell table:formula="of:=[.S110]-5" office:value-type="float" office:value="-65.1171875" calcext:value-type="float">
            <text:p>-65.1171875</text:p>
          </table:table-cell>
        </table:table-row>
        <table:table-row table:style-name="ro1">
          <table:table-cell table:formula="of:=+1+[.A110]" office:value-type="float" office:value="108" calcext:value-type="float">
            <text:p>108</text:p>
          </table:table-cell>
          <table:table-cell office:value-type="float" office:value="-79.77" calcext:value-type="float">
            <text:p>-79.77</text:p>
          </table:table-cell>
          <table:table-cell office:value-type="float" office:value="16.2562" calcext:value-type="float">
            <text:p>16.2562</text:p>
          </table:table-cell>
          <table:table-cell/>
          <table:table-cell office:value-type="float" office:value="-72.55078125" calcext:value-type="float">
            <text:p>-72.55078125</text:p>
          </table:table-cell>
          <table:table-cell office:value-type="float" office:value="11.2265625" calcext:value-type="float">
            <text:p>11.2265625</text:p>
          </table:table-cell>
          <table:table-cell/>
          <table:table-cell table:formula="of:=[.B111]-[.E111]" office:value-type="float" office:value="-7.21921875" calcext:value-type="float">
            <text:p>-7.21921875</text:p>
          </table:table-cell>
          <table:table-cell table:formula="of:=[.F111]-[.C111]" office:value-type="float" office:value="-5.0296375" calcext:value-type="float">
            <text:p>-5.0296375</text:p>
          </table:table-cell>
          <table:table-cell table:number-columns-repeated="3"/>
          <table:table-cell office:value-type="float" office:value="3328" calcext:value-type="float">
            <text:p>3328</text:p>
          </table:table-cell>
          <table:table-cell office:value-type="float" office:value="2645" calcext:value-type="float">
            <text:p>2645</text:p>
          </table:table-cell>
          <table:table-cell/>
          <table:table-cell table:formula="of:=IF([.M111]&gt;2048; [.M111]-4096;[.M111])" office:value-type="float" office:value="-768" calcext:value-type="float">
            <text:p>-768</text:p>
          </table:table-cell>
          <table:table-cell table:formula="of:=IF([.N111]&gt;2048; [.N111]-4096;[.N111])" office:value-type="float" office:value="-1451" calcext:value-type="float">
            <text:p>-1451</text:p>
          </table:table-cell>
          <table:table-cell/>
          <table:table-cell table:formula="of:=[.P111]*90/1024" office:value-type="float" office:value="-67.5" calcext:value-type="float">
            <text:p>-67.5</text:p>
          </table:table-cell>
          <table:table-cell table:formula="of:=[.S111]-5" office:value-type="float" office:value="-72.5" calcext:value-type="float">
            <text:p>-72.5</text:p>
          </table:table-cell>
        </table:table-row>
        <table:table-row table:style-name="ro1">
          <table:table-cell table:formula="of:=+1+[.A111]" office:value-type="float" office:value="109" calcext:value-type="float">
            <text:p>109</text:p>
          </table:table-cell>
          <table:table-cell office:value-type="float" office:value="-90" calcext:value-type="float">
            <text:p>-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80.548828125" calcext:value-type="float">
            <text:p>-80.548828125</text:p>
          </table:table-cell>
          <table:table-cell office:value-type="float" office:value="12.369140625" calcext:value-type="float">
            <text:p>12.369140625</text:p>
          </table:table-cell>
          <table:table-cell/>
          <table:table-cell table:formula="of:=[.B112]-[.E112]" office:value-type="float" office:value="-9.451171875" calcext:value-type="float">
            <text:p>-9.451171875</text:p>
          </table:table-cell>
          <table:table-cell table:formula="of:=[.F112]-[.C112]" office:value-type="float" office:value="-5.630859375" calcext:value-type="float">
            <text:p>-5.630859375</text:p>
          </table:table-cell>
          <table:table-cell table:number-columns-repeated="3"/>
          <table:table-cell office:value-type="float" office:value="3237" calcext:value-type="float">
            <text:p>3237</text:p>
          </table:table-cell>
          <table:table-cell office:value-type="float" office:value="2632" calcext:value-type="float">
            <text:p>2632</text:p>
          </table:table-cell>
          <table:table-cell/>
          <table:table-cell table:formula="of:=IF([.M112]&gt;2048; [.M112]-4096;[.M112])" office:value-type="float" office:value="-859" calcext:value-type="float">
            <text:p>-859</text:p>
          </table:table-cell>
          <table:table-cell table:formula="of:=IF([.N112]&gt;2048; [.N112]-4096;[.N112])" office:value-type="float" office:value="-1464" calcext:value-type="float">
            <text:p>-1464</text:p>
          </table:table-cell>
          <table:table-cell/>
          <table:table-cell table:formula="of:=[.P112]*90/1024" office:value-type="float" office:value="-75.498046875" calcext:value-type="float">
            <text:p>-75.498046875</text:p>
          </table:table-cell>
          <table:table-cell table:formula="of:=[.S112]-5" office:value-type="float" office:value="-80.498046875" calcext:value-type="float">
            <text:p>-80.498046875</text:p>
          </table:table-cell>
        </table:table-row>
        <table:table-row table:style-name="ro1">
          <table:table-cell table:formula="of:=+1+[.A112]" office:value-type="float" office:value="110" calcext:value-type="float">
            <text:p>110</text:p>
          </table:table-cell>
          <table:table-cell office:value-type="float" office:value="81.45" calcext:value-type="float">
            <text:p>81.45</text:p>
          </table:table-cell>
          <table:table-cell office:value-type="float" office:value="-16.6856" calcext:value-type="float">
            <text:p>-16.6856</text:p>
          </table:table-cell>
          <table:table-cell/>
          <table:table-cell office:value-type="float" office:value="91.541015625" calcext:value-type="float">
            <text:p>91.541015625</text:p>
          </table:table-cell>
          <table:table-cell office:value-type="float" office:value="-22.083984375" calcext:value-type="float">
            <text:p>-22.083984375</text:p>
          </table:table-cell>
          <table:table-cell/>
          <table:table-cell table:formula="of:=[.B113]-[.E113]" office:value-type="float" office:value="-10.091015625" calcext:value-type="float">
            <text:p>-10.091015625</text:p>
          </table:table-cell>
          <table:table-cell table:formula="of:=[.F113]-[.C113]" office:value-type="float" office:value="-5.398384375" calcext:value-type="float">
            <text:p>-5.398384375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office:value-type="float" office:value="3024" calcext:value-type="float">
            <text:p>3024</text:p>
          </table:table-cell>
          <table:table-cell/>
          <table:table-cell table:formula="of:=IF([.M113]&gt;2048; [.M113]-4096;[.M113])" office:value-type="float" office:value="1099" calcext:value-type="float">
            <text:p>1099</text:p>
          </table:table-cell>
          <table:table-cell table:formula="of:=IF([.N113]&gt;2048; [.N113]-4096;[.N113])" office:value-type="float" office:value="-1072" calcext:value-type="float">
            <text:p>-1072</text:p>
          </table:table-cell>
          <table:table-cell/>
          <table:table-cell table:formula="of:=[.P113]*90/1024" office:value-type="float" office:value="96.591796875" calcext:value-type="float">
            <text:p>96.591796875</text:p>
          </table:table-cell>
          <table:table-cell table:formula="of:=[.S113]-5" office:value-type="float" office:value="91.591796875" calcext:value-type="float">
            <text:p>91.591796875</text:p>
          </table:table-cell>
        </table:table-row>
        <table:table-row table:style-name="ro1">
          <table:table-cell table:formula="of:=+1+[.A113]" office:value-type="float" office:value="111" calcext:value-type="float">
            <text:p>111</text:p>
          </table:table-cell>
          <table:table-cell office:value-type="float" office:value="71.69" calcext:value-type="float">
            <text:p>71.69</text:p>
          </table:table-cell>
          <table:table-cell office:value-type="float" office:value="-15.8001" calcext:value-type="float">
            <text:p>-15.8001</text:p>
          </table:table-cell>
          <table:table-cell/>
          <table:table-cell office:value-type="float" office:value="83.279296875" calcext:value-type="float">
            <text:p>83.279296875</text:p>
          </table:table-cell>
          <table:table-cell office:value-type="float" office:value="-21.64453125" calcext:value-type="float">
            <text:p>-21.64453125</text:p>
          </table:table-cell>
          <table:table-cell/>
          <table:table-cell table:formula="of:=[.B114]-[.E114]" office:value-type="float" office:value="-11.589296875" calcext:value-type="float">
            <text:p>-11.589296875</text:p>
          </table:table-cell>
          <table:table-cell table:formula="of:=[.F114]-[.C114]" office:value-type="float" office:value="-5.84443125" calcext:value-type="float">
            <text:p>-5.84443125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 office:value-type="float" office:value="3019" calcext:value-type="float">
            <text:p>3019</text:p>
          </table:table-cell>
          <table:table-cell/>
          <table:table-cell table:formula="of:=IF([.M114]&gt;2048; [.M114]-4096;[.M114])" office:value-type="float" office:value="1005" calcext:value-type="float">
            <text:p>1005</text:p>
          </table:table-cell>
          <table:table-cell table:formula="of:=IF([.N114]&gt;2048; [.N114]-4096;[.N114])" office:value-type="float" office:value="-1077" calcext:value-type="float">
            <text:p>-1077</text:p>
          </table:table-cell>
          <table:table-cell/>
          <table:table-cell table:formula="of:=[.P114]*90/1024" office:value-type="float" office:value="88.330078125" calcext:value-type="float">
            <text:p>88.330078125</text:p>
          </table:table-cell>
          <table:table-cell table:formula="of:=[.S114]-5" office:value-type="float" office:value="83.330078125" calcext:value-type="float">
            <text:p>83.330078125</text:p>
          </table:table-cell>
        </table:table-row>
        <table:table-row table:style-name="ro1">
          <table:table-cell table:formula="of:=+1+[.A114]" office:value-type="float" office:value="112" calcext:value-type="float">
            <text:p>112</text:p>
          </table:table-cell>
          <table:table-cell office:value-type="float" office:value="61.12" calcext:value-type="float">
            <text:p>61.12</text:p>
          </table:table-cell>
          <table:table-cell office:value-type="float" office:value="-15.4174" calcext:value-type="float">
            <text:p>-15.4174</text:p>
          </table:table-cell>
          <table:table-cell/>
          <table:table-cell office:value-type="float" office:value="73.259765625" calcext:value-type="float">
            <text:p>73.259765625</text:p>
          </table:table-cell>
          <table:table-cell office:value-type="float" office:value="-21.29296875" calcext:value-type="float">
            <text:p>-21.29296875</text:p>
          </table:table-cell>
          <table:table-cell/>
          <table:table-cell table:formula="of:=[.B115]-[.E115]" office:value-type="float" office:value="-12.139765625" calcext:value-type="float">
            <text:p>-12.139765625</text:p>
          </table:table-cell>
          <table:table-cell table:formula="of:=[.F115]-[.C115]" office:value-type="float" office:value="-5.87556875" calcext:value-type="float">
            <text:p>-5.87556875</text:p>
          </table:table-cell>
          <table:table-cell table:number-columns-repeated="3"/>
          <table:table-cell office:value-type="float" office:value="891" calcext:value-type="float">
            <text:p>891</text:p>
          </table:table-cell>
          <table:table-cell office:value-type="float" office:value="3015" calcext:value-type="float">
            <text:p>3015</text:p>
          </table:table-cell>
          <table:table-cell/>
          <table:table-cell table:formula="of:=IF([.M115]&gt;2048; [.M115]-4096;[.M115])" office:value-type="float" office:value="891" calcext:value-type="float">
            <text:p>891</text:p>
          </table:table-cell>
          <table:table-cell table:formula="of:=IF([.N115]&gt;2048; [.N115]-4096;[.N115])" office:value-type="float" office:value="-1081" calcext:value-type="float">
            <text:p>-1081</text:p>
          </table:table-cell>
          <table:table-cell/>
          <table:table-cell table:formula="of:=[.P115]*90/1024" office:value-type="float" office:value="78.310546875" calcext:value-type="float">
            <text:p>78.310546875</text:p>
          </table:table-cell>
          <table:table-cell table:formula="of:=[.S115]-5" office:value-type="float" office:value="73.310546875" calcext:value-type="float">
            <text:p>73.310546875</text:p>
          </table:table-cell>
        </table:table-row>
        <table:table-row table:style-name="ro1">
          <table:table-cell table:formula="of:=+1+[.A115]" office:value-type="float" office:value="113" calcext:value-type="float">
            <text:p>113</text:p>
          </table:table-cell>
          <table:table-cell office:value-type="float" office:value="50.4" calcext:value-type="float">
            <text:p>50.4</text:p>
          </table:table-cell>
          <table:table-cell office:value-type="float" office:value="-15.5746" calcext:value-type="float">
            <text:p>-15.5746</text:p>
          </table:table-cell>
          <table:table-cell/>
          <table:table-cell office:value-type="float" office:value="61.833984375" calcext:value-type="float">
            <text:p>61.833984375</text:p>
          </table:table-cell>
          <table:table-cell office:value-type="float" office:value="-21.205078125" calcext:value-type="float">
            <text:p>-21.205078125</text:p>
          </table:table-cell>
          <table:table-cell/>
          <table:table-cell table:formula="of:=[.B116]-[.E116]" office:value-type="float" office:value="-11.433984375" calcext:value-type="float">
            <text:p>-11.433984375</text:p>
          </table:table-cell>
          <table:table-cell table:formula="of:=[.F116]-[.C116]" office:value-type="float" office:value="-5.630478125" calcext:value-type="float">
            <text:p>-5.630478125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 office:value-type="float" office:value="3014" calcext:value-type="float">
            <text:p>3014</text:p>
          </table:table-cell>
          <table:table-cell/>
          <table:table-cell table:formula="of:=IF([.M116]&gt;2048; [.M116]-4096;[.M116])" office:value-type="float" office:value="761" calcext:value-type="float">
            <text:p>761</text:p>
          </table:table-cell>
          <table:table-cell table:formula="of:=IF([.N116]&gt;2048; [.N116]-4096;[.N116])" office:value-type="float" office:value="-1082" calcext:value-type="float">
            <text:p>-1082</text:p>
          </table:table-cell>
          <table:table-cell/>
          <table:table-cell table:formula="of:=[.P116]*90/1024" office:value-type="float" office:value="66.884765625" calcext:value-type="float">
            <text:p>66.884765625</text:p>
          </table:table-cell>
          <table:table-cell table:formula="of:=[.S116]-5" office:value-type="float" office:value="61.884765625" calcext:value-type="float">
            <text:p>61.884765625</text:p>
          </table:table-cell>
        </table:table-row>
        <table:table-row table:style-name="ro1">
          <table:table-cell table:formula="of:=+1+[.A116]" office:value-type="float" office:value="114" calcext:value-type="float">
            <text:p>114</text:p>
          </table:table-cell>
          <table:table-cell office:value-type="float" office:value="40.23" calcext:value-type="float">
            <text:p>40.23</text:p>
          </table:table-cell>
          <table:table-cell office:value-type="float" office:value="-16.2562" calcext:value-type="float">
            <text:p>-16.2562</text:p>
          </table:table-cell>
          <table:table-cell/>
          <table:table-cell office:value-type="float" office:value="49.44140625" calcext:value-type="float">
            <text:p>49.44140625</text:p>
          </table:table-cell>
          <table:table-cell office:value-type="float" office:value="-21.908203125" calcext:value-type="float">
            <text:p>-21.908203125</text:p>
          </table:table-cell>
          <table:table-cell/>
          <table:table-cell table:formula="of:=[.B117]-[.E117]" office:value-type="float" office:value="-9.21140625" calcext:value-type="float">
            <text:p>-9.21140625</text:p>
          </table:table-cell>
          <table:table-cell table:formula="of:=[.F117]-[.C117]" office:value-type="float" office:value="-5.652003125" calcext:value-type="float">
            <text:p>-5.652003125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float" office:value="3022" calcext:value-type="float">
            <text:p>3022</text:p>
          </table:table-cell>
          <table:table-cell/>
          <table:table-cell table:formula="of:=IF([.M117]&gt;2048; [.M117]-4096;[.M117])" office:value-type="float" office:value="620" calcext:value-type="float">
            <text:p>620</text:p>
          </table:table-cell>
          <table:table-cell table:formula="of:=IF([.N117]&gt;2048; [.N117]-4096;[.N117])" office:value-type="float" office:value="-1074" calcext:value-type="float">
            <text:p>-1074</text:p>
          </table:table-cell>
          <table:table-cell/>
          <table:table-cell table:formula="of:=[.P117]*90/1024" office:value-type="float" office:value="54.4921875" calcext:value-type="float">
            <text:p>54.4921875</text:p>
          </table:table-cell>
          <table:table-cell table:formula="of:=[.S117]-5" office:value-type="float" office:value="49.4921875" calcext:value-type="float">
            <text:p>49.4921875</text:p>
          </table:table-cell>
        </table:table-row>
        <table:table-row table:style-name="ro1">
          <table:table-cell table:formula="of:=+1+[.A117]"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35.642578125" calcext:value-type="float">
            <text:p>35.642578125</text:p>
          </table:table-cell>
          <table:table-cell office:value-type="float" office:value="-23.578125" calcext:value-type="float">
            <text:p>-23.578125</text:p>
          </table:table-cell>
          <table:table-cell/>
          <table:table-cell table:formula="of:=[.B118]-[.E118]" office:value-type="float" office:value="-5.642578125" calcext:value-type="float">
            <text:p>-5.642578125</text:p>
          </table:table-cell>
          <table:table-cell table:formula="of:=[.F118]-[.C118]" office:value-type="float" office:value="-5.578125" calcext:value-type="float">
            <text:p>-5.578125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float" office:value="3041" calcext:value-type="float">
            <text:p>3041</text:p>
          </table:table-cell>
          <table:table-cell/>
          <table:table-cell table:formula="of:=IF([.M118]&gt;2048; [.M118]-4096;[.M118])" office:value-type="float" office:value="463" calcext:value-type="float">
            <text:p>463</text:p>
          </table:table-cell>
          <table:table-cell table:formula="of:=IF([.N118]&gt;2048; [.N118]-4096;[.N118])" office:value-type="float" office:value="-1055" calcext:value-type="float">
            <text:p>-1055</text:p>
          </table:table-cell>
          <table:table-cell/>
          <table:table-cell table:formula="of:=[.P118]*90/1024" office:value-type="float" office:value="40.693359375" calcext:value-type="float">
            <text:p>40.693359375</text:p>
          </table:table-cell>
          <table:table-cell table:formula="of:=[.S118]-5" office:value-type="float" office:value="35.693359375" calcext:value-type="float">
            <text:p>35.693359375</text:p>
          </table:table-cell>
        </table:table-row>
        <table:table-row table:style-name="ro1">
          <table:table-cell table:formula="of:=+1+[.A118]" office:value-type="float" office:value="116" calcext:value-type="float">
            <text:p>116</text:p>
          </table:table-cell>
          <table:table-cell office:value-type="float" office:value="21.45" calcext:value-type="float">
            <text:p>21.45</text:p>
          </table:table-cell>
          <table:table-cell office:value-type="float" office:value="-16.6856" calcext:value-type="float">
            <text:p>-16.6856</text:p>
          </table:table-cell>
          <table:table-cell/>
          <table:table-cell office:value-type="float" office:value="23.513671875" calcext:value-type="float">
            <text:p>23.513671875</text:p>
          </table:table-cell>
          <table:table-cell office:value-type="float" office:value="-22.34765625" calcext:value-type="float">
            <text:p>-22.34765625</text:p>
          </table:table-cell>
          <table:table-cell/>
          <table:table-cell table:formula="of:=[.B119]-[.E119]" office:value-type="float" office:value="-2.063671875" calcext:value-type="float">
            <text:p>-2.063671875</text:p>
          </table:table-cell>
          <table:table-cell table:formula="of:=[.F119]-[.C119]" office:value-type="float" office:value="-5.66205625" calcext:value-type="float">
            <text:p>-5.662056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3027" calcext:value-type="float">
            <text:p>3027</text:p>
          </table:table-cell>
          <table:table-cell/>
          <table:table-cell table:formula="of:=IF([.M119]&gt;2048; [.M119]-4096;[.M119])" office:value-type="float" office:value="325" calcext:value-type="float">
            <text:p>325</text:p>
          </table:table-cell>
          <table:table-cell table:formula="of:=IF([.N119]&gt;2048; [.N119]-4096;[.N119])" office:value-type="float" office:value="-1069" calcext:value-type="float">
            <text:p>-1069</text:p>
          </table:table-cell>
          <table:table-cell/>
          <table:table-cell table:formula="of:=[.P119]*90/1024" office:value-type="float" office:value="28.564453125" calcext:value-type="float">
            <text:p>28.564453125</text:p>
          </table:table-cell>
          <table:table-cell table:formula="of:=[.S119]-5" office:value-type="float" office:value="23.564453125" calcext:value-type="float">
            <text:p>23.564453125</text:p>
          </table:table-cell>
        </table:table-row>
        <table:table-row table:style-name="ro1">
          <table:table-cell table:formula="of:=+1+[.A119]" office:value-type="float" office:value="117" calcext:value-type="float">
            <text:p>117</text:p>
          </table:table-cell>
          <table:table-cell office:value-type="float" office:value="11.69" calcext:value-type="float">
            <text:p>11.69</text:p>
          </table:table-cell>
          <table:table-cell office:value-type="float" office:value="-15.8" calcext:value-type="float">
            <text:p>-15.8</text:p>
          </table:table-cell>
          <table:table-cell/>
          <table:table-cell office:value-type="float" office:value="9.890625" calcext:value-type="float">
            <text:p>9.890625</text:p>
          </table:table-cell>
          <table:table-cell office:value-type="float" office:value="-21.8203125" calcext:value-type="float">
            <text:p>-21.8203125</text:p>
          </table:table-cell>
          <table:table-cell/>
          <table:table-cell table:formula="of:=[.B120]-[.E120]" office:value-type="float" office:value="1.799375" calcext:value-type="float">
            <text:p>1.799375</text:p>
          </table:table-cell>
          <table:table-cell table:formula="of:=[.F120]-[.C120]" office:value-type="float" office:value="-6.0203125" calcext:value-type="float">
            <text:p>-6.0203125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3021" calcext:value-type="float">
            <text:p>3021</text:p>
          </table:table-cell>
          <table:table-cell/>
          <table:table-cell table:formula="of:=IF([.M120]&gt;2048; [.M120]-4096;[.M120])" office:value-type="float" office:value="170" calcext:value-type="float">
            <text:p>170</text:p>
          </table:table-cell>
          <table:table-cell table:formula="of:=IF([.N120]&gt;2048; [.N120]-4096;[.N120])" office:value-type="float" office:value="-1075" calcext:value-type="float">
            <text:p>-1075</text:p>
          </table:table-cell>
          <table:table-cell/>
          <table:table-cell table:formula="of:=[.P120]*90/1024" office:value-type="float" office:value="14.94140625" calcext:value-type="float">
            <text:p>14.94140625</text:p>
          </table:table-cell>
          <table:table-cell table:formula="of:=[.S120]-5" office:value-type="float" office:value="9.94140625" calcext:value-type="float">
            <text:p>9.94140625</text:p>
          </table:table-cell>
        </table:table-row>
        <table:table-row table:style-name="ro1">
          <table:table-cell table:formula="of:=+1+[.A120]" office:value-type="float" office:value="118" calcext:value-type="float">
            <text:p>118</text:p>
          </table:table-cell>
          <table:table-cell office:value-type="float" office:value="1.12" calcext:value-type="float">
            <text:p>1.12</text:p>
          </table:table-cell>
          <table:table-cell office:value-type="float" office:value="-15.4173" calcext:value-type="float">
            <text:p>-15.4173</text:p>
          </table:table-cell>
          <table:table-cell/>
          <table:table-cell office:value-type="float" office:value="-4.171875" calcext:value-type="float">
            <text:p>-4.171875</text:p>
          </table:table-cell>
          <table:table-cell office:value-type="float" office:value="-21.380859375" calcext:value-type="float">
            <text:p>-21.380859375</text:p>
          </table:table-cell>
          <table:table-cell/>
          <table:table-cell table:formula="of:=[.B121]-[.E121]" office:value-type="float" office:value="5.291875" calcext:value-type="float">
            <text:p>5.291875</text:p>
          </table:table-cell>
          <table:table-cell table:formula="of:=[.F121]-[.C121]" office:value-type="float" office:value="-5.963559375" calcext:value-type="float">
            <text:p>-5.9635593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16" calcext:value-type="float">
            <text:p>3016</text:p>
          </table:table-cell>
          <table:table-cell/>
          <table:table-cell table:formula="of:=IF([.M121]&gt;2048; [.M121]-4096;[.M121])" office:value-type="float" office:value="10" calcext:value-type="float">
            <text:p>10</text:p>
          </table:table-cell>
          <table:table-cell table:formula="of:=IF([.N121]&gt;2048; [.N121]-4096;[.N121])" office:value-type="float" office:value="-1080" calcext:value-type="float">
            <text:p>-1080</text:p>
          </table:table-cell>
          <table:table-cell/>
          <table:table-cell table:formula="of:=[.P121]*90/1024" office:value-type="float" office:value="0.87890625" calcext:value-type="float">
            <text:p>0.87890625</text:p>
          </table:table-cell>
          <table:table-cell table:formula="of:=[.S121]-5" office:value-type="float" office:value="-4.12109375" calcext:value-type="float">
            <text:p>-4.12109375</text:p>
          </table:table-cell>
        </table:table-row>
        <table:table-row table:style-name="ro1">
          <table:table-cell table:formula="of:=+1+[.A121]" office:value-type="float" office:value="119" calcext:value-type="float">
            <text:p>119</text:p>
          </table:table-cell>
          <table:table-cell office:value-type="float" office:value="-9.6" calcext:value-type="float">
            <text:p>-9.6</text:p>
          </table:table-cell>
          <table:table-cell office:value-type="float" office:value="-15.5746" calcext:value-type="float">
            <text:p>-15.5746</text:p>
          </table:table-cell>
          <table:table-cell/>
          <table:table-cell office:value-type="float" office:value="-13.6640625" calcext:value-type="float">
            <text:p>-13.6640625</text:p>
          </table:table-cell>
          <table:table-cell office:value-type="float" office:value="-21.556640625" calcext:value-type="float">
            <text:p>-21.556640625</text:p>
          </table:table-cell>
          <table:table-cell/>
          <table:table-cell table:formula="of:=[.B122]-[.E122]" office:value-type="float" office:value="4.0640625" calcext:value-type="float">
            <text:p>4.0640625</text:p>
          </table:table-cell>
          <table:table-cell table:formula="of:=[.F122]-[.C122]" office:value-type="float" office:value="-5.982040625" calcext:value-type="float">
            <text:p>-5.982040625</text:p>
          </table:table-cell>
          <table:table-cell table:number-columns-repeated="3"/>
          <table:table-cell office:value-type="float" office:value="3998" calcext:value-type="float">
            <text:p>3998</text:p>
          </table:table-cell>
          <table:table-cell office:value-type="float" office:value="3018" calcext:value-type="float">
            <text:p>3018</text:p>
          </table:table-cell>
          <table:table-cell/>
          <table:table-cell table:formula="of:=IF([.M122]&gt;2048; [.M122]-4096;[.M122])" office:value-type="float" office:value="-98" calcext:value-type="float">
            <text:p>-98</text:p>
          </table:table-cell>
          <table:table-cell table:formula="of:=IF([.N122]&gt;2048; [.N122]-4096;[.N122])" office:value-type="float" office:value="-1078" calcext:value-type="float">
            <text:p>-1078</text:p>
          </table:table-cell>
          <table:table-cell/>
          <table:table-cell table:formula="of:=[.P122]*90/1024" office:value-type="float" office:value="-8.61328125" calcext:value-type="float">
            <text:p>-8.61328125</text:p>
          </table:table-cell>
          <table:table-cell table:formula="of:=[.S122]-5" office:value-type="float" office:value="-13.61328125" calcext:value-type="float">
            <text:p>-13.61328125</text:p>
          </table:table-cell>
        </table:table-row>
        <table:table-row table:style-name="ro1">
          <table:table-cell table:formula="of:=+1+[.A122]" office:value-type="float" office:value="120" calcext:value-type="float">
            <text:p>120</text:p>
          </table:table-cell>
          <table:table-cell office:value-type="float" office:value="-19.77" calcext:value-type="float">
            <text:p>-19.77</text:p>
          </table:table-cell>
          <table:table-cell office:value-type="float" office:value="-16.2562" calcext:value-type="float">
            <text:p>-16.2562</text:p>
          </table:table-cell>
          <table:table-cell/>
          <table:table-cell office:value-type="float" office:value="-24.5625" calcext:value-type="float">
            <text:p>-24.5625</text:p>
          </table:table-cell>
          <table:table-cell office:value-type="float" office:value="-22.083984375" calcext:value-type="float">
            <text:p>-22.083984375</text:p>
          </table:table-cell>
          <table:table-cell/>
          <table:table-cell table:formula="of:=[.B123]-[.E123]" office:value-type="float" office:value="4.7925" calcext:value-type="float">
            <text:p>4.7925</text:p>
          </table:table-cell>
          <table:table-cell table:formula="of:=[.F123]-[.C123]" office:value-type="float" office:value="-5.827784375" calcext:value-type="float">
            <text:p>-5.827784375</text:p>
          </table:table-cell>
          <table:table-cell table:number-columns-repeated="3"/>
          <table:table-cell office:value-type="float" office:value="3874" calcext:value-type="float">
            <text:p>3874</text:p>
          </table:table-cell>
          <table:table-cell office:value-type="float" office:value="3024" calcext:value-type="float">
            <text:p>3024</text:p>
          </table:table-cell>
          <table:table-cell/>
          <table:table-cell table:formula="of:=IF([.M123]&gt;2048; [.M123]-4096;[.M123])" office:value-type="float" office:value="-222" calcext:value-type="float">
            <text:p>-222</text:p>
          </table:table-cell>
          <table:table-cell table:formula="of:=IF([.N123]&gt;2048; [.N123]-4096;[.N123])" office:value-type="float" office:value="-1072" calcext:value-type="float">
            <text:p>-1072</text:p>
          </table:table-cell>
          <table:table-cell/>
          <table:table-cell table:formula="of:=[.P123]*90/1024" office:value-type="float" office:value="-19.51171875" calcext:value-type="float">
            <text:p>-19.51171875</text:p>
          </table:table-cell>
          <table:table-cell table:formula="of:=[.S123]-5" office:value-type="float" office:value="-24.51171875" calcext:value-type="float">
            <text:p>-24.51171875</text:p>
          </table:table-cell>
        </table:table-row>
        <table:table-row table:style-name="ro1">
          <table:table-cell table:formula="of:=+1+[.A123]" office:value-type="float" office:value="121" calcext:value-type="float">
            <text:p>121</text:p>
          </table:table-cell>
          <table:table-cell office:value-type="float" office:value="-30" calcext:value-type="float">
            <text:p>-30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34.318359375" calcext:value-type="float">
            <text:p>-34.318359375</text:p>
          </table:table-cell>
          <table:table-cell office:value-type="float" office:value="-23.75390625" calcext:value-type="float">
            <text:p>-23.75390625</text:p>
          </table:table-cell>
          <table:table-cell/>
          <table:table-cell table:formula="of:=[.B124]-[.E124]" office:value-type="float" office:value="4.318359375" calcext:value-type="float">
            <text:p>4.318359375</text:p>
          </table:table-cell>
          <table:table-cell table:formula="of:=[.F124]-[.C124]" office:value-type="float" office:value="-5.75390625" calcext:value-type="float">
            <text:p>-5.75390625</text:p>
          </table:table-cell>
          <table:table-cell table:number-columns-repeated="3"/>
          <table:table-cell office:value-type="float" office:value="3763" calcext:value-type="float">
            <text:p>3763</text:p>
          </table:table-cell>
          <table:table-cell office:value-type="float" office:value="3043" calcext:value-type="float">
            <text:p>3043</text:p>
          </table:table-cell>
          <table:table-cell/>
          <table:table-cell table:formula="of:=IF([.M124]&gt;2048; [.M124]-4096;[.M124])" office:value-type="float" office:value="-333" calcext:value-type="float">
            <text:p>-333</text:p>
          </table:table-cell>
          <table:table-cell table:formula="of:=IF([.N124]&gt;2048; [.N124]-4096;[.N124])" office:value-type="float" office:value="-1053" calcext:value-type="float">
            <text:p>-1053</text:p>
          </table:table-cell>
          <table:table-cell/>
          <table:table-cell table:formula="of:=[.P124]*90/1024" office:value-type="float" office:value="-29.267578125" calcext:value-type="float">
            <text:p>-29.267578125</text:p>
          </table:table-cell>
          <table:table-cell table:formula="of:=[.S124]-5" office:value-type="float" office:value="-34.267578125" calcext:value-type="float">
            <text:p>-34.267578125</text:p>
          </table:table-cell>
        </table:table-row>
        <table:table-row table:style-name="ro1">
          <table:table-cell table:formula="of:=+1+[.A124]" office:value-type="float" office:value="122" calcext:value-type="float">
            <text:p>122</text:p>
          </table:table-cell>
          <table:table-cell office:value-type="float" office:value="-38.55" calcext:value-type="float">
            <text:p>-38.55</text:p>
          </table:table-cell>
          <table:table-cell office:value-type="float" office:value="-16.6856" calcext:value-type="float">
            <text:p>-16.6856</text:p>
          </table:table-cell>
          <table:table-cell/>
          <table:table-cell office:value-type="float" office:value="-41.7890625" calcext:value-type="float">
            <text:p>-41.7890625</text:p>
          </table:table-cell>
          <table:table-cell office:value-type="float" office:value="-22.611328125" calcext:value-type="float">
            <text:p>-22.611328125</text:p>
          </table:table-cell>
          <table:table-cell/>
          <table:table-cell table:formula="of:=[.B125]-[.E125]" office:value-type="float" office:value="3.2390625" calcext:value-type="float">
            <text:p>3.2390625</text:p>
          </table:table-cell>
          <table:table-cell table:formula="of:=[.F125]-[.C125]" office:value-type="float" office:value="-5.925728125" calcext:value-type="float">
            <text:p>-5.925728125</text:p>
          </table:table-cell>
          <table:table-cell table:number-columns-repeated="3"/>
          <table:table-cell office:value-type="float" office:value="3678" calcext:value-type="float">
            <text:p>3678</text:p>
          </table:table-cell>
          <table:table-cell office:value-type="float" office:value="3030" calcext:value-type="float">
            <text:p>3030</text:p>
          </table:table-cell>
          <table:table-cell/>
          <table:table-cell table:formula="of:=IF([.M125]&gt;2048; [.M125]-4096;[.M125])" office:value-type="float" office:value="-418" calcext:value-type="float">
            <text:p>-418</text:p>
          </table:table-cell>
          <table:table-cell table:formula="of:=IF([.N125]&gt;2048; [.N125]-4096;[.N125])" office:value-type="float" office:value="-1066" calcext:value-type="float">
            <text:p>-1066</text:p>
          </table:table-cell>
          <table:table-cell/>
          <table:table-cell table:formula="of:=[.P125]*90/1024" office:value-type="float" office:value="-36.73828125" calcext:value-type="float">
            <text:p>-36.73828125</text:p>
          </table:table-cell>
          <table:table-cell table:formula="of:=[.S125]-5" office:value-type="float" office:value="-41.73828125" calcext:value-type="float">
            <text:p>-41.73828125</text:p>
          </table:table-cell>
        </table:table-row>
        <table:table-row table:style-name="ro1">
          <table:table-cell table:formula="of:=+1+[.A125]" office:value-type="float" office:value="123" calcext:value-type="float">
            <text:p>123</text:p>
          </table:table-cell>
          <table:table-cell office:value-type="float" office:value="-48.31" calcext:value-type="float">
            <text:p>-48.31</text:p>
          </table:table-cell>
          <table:table-cell office:value-type="float" office:value="-15.8" calcext:value-type="float">
            <text:p>-15.8</text:p>
          </table:table-cell>
          <table:table-cell/>
          <table:table-cell office:value-type="float" office:value="-49.5234375" calcext:value-type="float">
            <text:p>-49.5234375</text:p>
          </table:table-cell>
          <table:table-cell office:value-type="float" office:value="-21.908203125" calcext:value-type="float">
            <text:p>-21.908203125</text:p>
          </table:table-cell>
          <table:table-cell/>
          <table:table-cell table:formula="of:=[.B126]-[.E126]" office:value-type="float" office:value="1.2134375" calcext:value-type="float">
            <text:p>1.2134375</text:p>
          </table:table-cell>
          <table:table-cell table:formula="of:=[.F126]-[.C126]" office:value-type="float" office:value="-6.108203125" calcext:value-type="float">
            <text:p>-6.108203125</text:p>
          </table:table-cell>
          <table:table-cell table:number-columns-repeated="3"/>
          <table:table-cell office:value-type="float" office:value="3590" calcext:value-type="float">
            <text:p>3590</text:p>
          </table:table-cell>
          <table:table-cell office:value-type="float" office:value="3022" calcext:value-type="float">
            <text:p>3022</text:p>
          </table:table-cell>
          <table:table-cell/>
          <table:table-cell table:formula="of:=IF([.M126]&gt;2048; [.M126]-4096;[.M126])" office:value-type="float" office:value="-506" calcext:value-type="float">
            <text:p>-506</text:p>
          </table:table-cell>
          <table:table-cell table:formula="of:=IF([.N126]&gt;2048; [.N126]-4096;[.N126])" office:value-type="float" office:value="-1074" calcext:value-type="float">
            <text:p>-1074</text:p>
          </table:table-cell>
          <table:table-cell/>
          <table:table-cell table:formula="of:=[.P126]*90/1024" office:value-type="float" office:value="-44.47265625" calcext:value-type="float">
            <text:p>-44.47265625</text:p>
          </table:table-cell>
          <table:table-cell table:formula="of:=[.S126]-5" office:value-type="float" office:value="-49.47265625" calcext:value-type="float">
            <text:p>-49.47265625</text:p>
          </table:table-cell>
        </table:table-row>
        <table:table-row table:style-name="ro1">
          <table:table-cell table:formula="of:=+1+[.A126]" office:value-type="float" office:value="124" calcext:value-type="float">
            <text:p>124</text:p>
          </table:table-cell>
          <table:table-cell office:value-type="float" office:value="-58.88" calcext:value-type="float">
            <text:p>-58.88</text:p>
          </table:table-cell>
          <table:table-cell office:value-type="float" office:value="-15.4174" calcext:value-type="float">
            <text:p>-15.4174</text:p>
          </table:table-cell>
          <table:table-cell/>
          <table:table-cell office:value-type="float" office:value="-57.43359375" calcext:value-type="float">
            <text:p>-57.43359375</text:p>
          </table:table-cell>
          <table:table-cell office:value-type="float" office:value="-21.556640625" calcext:value-type="float">
            <text:p>-21.556640625</text:p>
          </table:table-cell>
          <table:table-cell/>
          <table:table-cell table:formula="of:=[.B127]-[.E127]" office:value-type="float" office:value="-1.44640625" calcext:value-type="float">
            <text:p>-1.44640625</text:p>
          </table:table-cell>
          <table:table-cell table:formula="of:=[.F127]-[.C127]" office:value-type="float" office:value="-6.139240625" calcext:value-type="float">
            <text:p>-6.139240625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3018" calcext:value-type="float">
            <text:p>3018</text:p>
          </table:table-cell>
          <table:table-cell/>
          <table:table-cell table:formula="of:=IF([.M127]&gt;2048; [.M127]-4096;[.M127])" office:value-type="float" office:value="-596" calcext:value-type="float">
            <text:p>-596</text:p>
          </table:table-cell>
          <table:table-cell table:formula="of:=IF([.N127]&gt;2048; [.N127]-4096;[.N127])" office:value-type="float" office:value="-1078" calcext:value-type="float">
            <text:p>-1078</text:p>
          </table:table-cell>
          <table:table-cell/>
          <table:table-cell table:formula="of:=[.P127]*90/1024" office:value-type="float" office:value="-52.3828125" calcext:value-type="float">
            <text:p>-52.3828125</text:p>
          </table:table-cell>
          <table:table-cell table:formula="of:=[.S127]-5" office:value-type="float" office:value="-57.3828125" calcext:value-type="float">
            <text:p>-57.3828125</text:p>
          </table:table-cell>
        </table:table-row>
        <table:table-row table:style-name="ro1">
          <table:table-cell table:formula="of:=+1+[.A127]" office:value-type="float" office:value="125" calcext:value-type="float">
            <text:p>125</text:p>
          </table:table-cell>
          <table:table-cell office:value-type="float" office:value="-69.6" calcext:value-type="float">
            <text:p>-69.6</text:p>
          </table:table-cell>
          <table:table-cell office:value-type="float" office:value="-15.5747" calcext:value-type="float">
            <text:p>-15.5747</text:p>
          </table:table-cell>
          <table:table-cell/>
          <table:table-cell office:value-type="float" office:value="-65.16796875" calcext:value-type="float">
            <text:p>-65.16796875</text:p>
          </table:table-cell>
          <table:table-cell office:value-type="float" office:value="-21.8203125" calcext:value-type="float">
            <text:p>-21.8203125</text:p>
          </table:table-cell>
          <table:table-cell/>
          <table:table-cell table:formula="of:=[.B128]-[.E128]" office:value-type="float" office:value="-4.43203124999999" calcext:value-type="float">
            <text:p>-4.43203124999999</text:p>
          </table:table-cell>
          <table:table-cell table:formula="of:=[.F128]-[.C128]" office:value-type="float" office:value="-6.2456125" calcext:value-type="float">
            <text:p>-6.2456125</text:p>
          </table:table-cell>
          <table:table-cell table:number-columns-repeated="3"/>
          <table:table-cell office:value-type="float" office:value="3412" calcext:value-type="float">
            <text:p>3412</text:p>
          </table:table-cell>
          <table:table-cell office:value-type="float" office:value="3021" calcext:value-type="float">
            <text:p>3021</text:p>
          </table:table-cell>
          <table:table-cell/>
          <table:table-cell table:formula="of:=IF([.M128]&gt;2048; [.M128]-4096;[.M128])" office:value-type="float" office:value="-684" calcext:value-type="float">
            <text:p>-684</text:p>
          </table:table-cell>
          <table:table-cell table:formula="of:=IF([.N128]&gt;2048; [.N128]-4096;[.N128])" office:value-type="float" office:value="-1075" calcext:value-type="float">
            <text:p>-1075</text:p>
          </table:table-cell>
          <table:table-cell/>
          <table:table-cell table:formula="of:=[.P128]*90/1024" office:value-type="float" office:value="-60.1171875" calcext:value-type="float">
            <text:p>-60.1171875</text:p>
          </table:table-cell>
          <table:table-cell table:formula="of:=[.S128]-5" office:value-type="float" office:value="-65.1171875" calcext:value-type="float">
            <text:p>-65.1171875</text:p>
          </table:table-cell>
        </table:table-row>
        <table:table-row table:style-name="ro1">
          <table:table-cell table:formula="of:=+1+[.A128]" office:value-type="float" office:value="126" calcext:value-type="float">
            <text:p>126</text:p>
          </table:table-cell>
          <table:table-cell office:value-type="float" office:value="-79.77" calcext:value-type="float">
            <text:p>-79.77</text:p>
          </table:table-cell>
          <table:table-cell office:value-type="float" office:value="-16.2562" calcext:value-type="float">
            <text:p>-16.2562</text:p>
          </table:table-cell>
          <table:table-cell/>
          <table:table-cell office:value-type="float" office:value="-72.55078125" calcext:value-type="float">
            <text:p>-72.55078125</text:p>
          </table:table-cell>
          <table:table-cell office:value-type="float" office:value="-21.99609375" calcext:value-type="float">
            <text:p>-21.99609375</text:p>
          </table:table-cell>
          <table:table-cell/>
          <table:table-cell table:formula="of:=[.B129]-[.E129]" office:value-type="float" office:value="-7.21921875" calcext:value-type="float">
            <text:p>-7.21921875</text:p>
          </table:table-cell>
          <table:table-cell table:formula="of:=[.F129]-[.C129]" office:value-type="float" office:value="-5.73989375" calcext:value-type="float">
            <text:p>-5.73989375</text:p>
          </table:table-cell>
          <table:table-cell table:number-columns-repeated="3"/>
          <table:table-cell office:value-type="float" office:value="3328" calcext:value-type="float">
            <text:p>3328</text:p>
          </table:table-cell>
          <table:table-cell office:value-type="float" office:value="3023" calcext:value-type="float">
            <text:p>3023</text:p>
          </table:table-cell>
          <table:table-cell/>
          <table:table-cell table:formula="of:=IF([.M129]&gt;2048; [.M129]-4096;[.M129])" office:value-type="float" office:value="-768" calcext:value-type="float">
            <text:p>-768</text:p>
          </table:table-cell>
          <table:table-cell table:formula="of:=IF([.N129]&gt;2048; [.N129]-4096;[.N129])" office:value-type="float" office:value="-1073" calcext:value-type="float">
            <text:p>-1073</text:p>
          </table:table-cell>
          <table:table-cell/>
          <table:table-cell table:formula="of:=[.P129]*90/1024" office:value-type="float" office:value="-67.5" calcext:value-type="float">
            <text:p>-67.5</text:p>
          </table:table-cell>
          <table:table-cell table:formula="of:=[.S129]-5" office:value-type="float" office:value="-72.5" calcext:value-type="float">
            <text:p>-72.5</text:p>
          </table:table-cell>
        </table:table-row>
        <table:table-row table:style-name="ro1">
          <table:table-cell table:formula="of:=+1+[.A129]"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7.95703125" calcext:value-type="float">
            <text:p>97.95703125</text:p>
          </table:table-cell>
          <table:table-cell office:value-type="float" office:value="15.357421875" calcext:value-type="float">
            <text:p>15.357421875</text:p>
          </table:table-cell>
          <table:table-cell/>
          <table:table-cell table:formula="of:=[.B130]-[.E130]" office:value-type="float" office:value="-7.95703125" calcext:value-type="float">
            <text:p>-7.95703125</text:p>
          </table:table-cell>
          <table:table-cell table:formula="of:=[.F130]-[.C130]" office:value-type="float" office:value="-5.642578125" calcext:value-type="float">
            <text:p>-5.642578125</text:p>
          </table:table-cell>
          <table:table-cell table:number-columns-repeated="3"/>
          <table:table-cell office:value-type="float" office:value="1172" calcext:value-type="float">
            <text:p>1172</text:p>
          </table:table-cell>
          <table:table-cell office:value-type="float" office:value="2598" calcext:value-type="float">
            <text:p>2598</text:p>
          </table:table-cell>
          <table:table-cell/>
          <table:table-cell table:formula="of:=IF([.M130]&gt;2048; [.M130]-4096;[.M130])" office:value-type="float" office:value="1172" calcext:value-type="float">
            <text:p>1172</text:p>
          </table:table-cell>
          <table:table-cell table:formula="of:=IF([.N130]&gt;2048; [.N130]-4096;[.N130])" office:value-type="float" office:value="-1498" calcext:value-type="float">
            <text:p>-1498</text:p>
          </table:table-cell>
          <table:table-cell/>
          <table:table-cell table:formula="of:=[.P130]*90/1024" office:value-type="float" office:value="103.0078125" calcext:value-type="float">
            <text:p>103.0078125</text:p>
          </table:table-cell>
          <table:table-cell table:formula="of:=[.S130]-5" office:value-type="float" office:value="98.0078125" calcext:value-type="float">
            <text:p>98.0078125</text:p>
          </table:table-cell>
        </table:table-row>
        <table:table-row table:style-name="ro1">
          <table:table-cell table:formula="of:=+1+[.A130]" office:value-type="float" office:value="128" calcext:value-type="float">
            <text:p>128</text:p>
          </table:table-cell>
          <table:table-cell office:value-type="float" office:value="82.75" calcext:value-type="float">
            <text:p>82.75</text:p>
          </table:table-cell>
          <table:table-cell office:value-type="float" office:value="19.6573" calcext:value-type="float">
            <text:p>19.6573</text:p>
          </table:table-cell>
          <table:table-cell/>
          <table:table-cell office:value-type="float" office:value="92.595703125" calcext:value-type="float">
            <text:p>92.595703125</text:p>
          </table:table-cell>
          <table:table-cell office:value-type="float" office:value="13.6875" calcext:value-type="float">
            <text:p>13.6875</text:p>
          </table:table-cell>
          <table:table-cell/>
          <table:table-cell table:formula="of:=[.B131]-[.E131]" office:value-type="float" office:value="-9.845703125" calcext:value-type="float">
            <text:p>-9.845703125</text:p>
          </table:table-cell>
          <table:table-cell table:formula="of:=[.F131]-[.C131]" office:value-type="float" office:value="-5.9698" calcext:value-type="float">
            <text:p>-5.9698</text:p>
          </table:table-cell>
          <table:table-cell table:number-columns-repeated="3"/>
          <table:table-cell office:value-type="float" office:value="1111" calcext:value-type="float">
            <text:p>1111</text:p>
          </table:table-cell>
          <table:table-cell office:value-type="float" office:value="2617" calcext:value-type="float">
            <text:p>2617</text:p>
          </table:table-cell>
          <table:table-cell/>
          <table:table-cell table:formula="of:=IF([.M131]&gt;2048; [.M131]-4096;[.M131])" office:value-type="float" office:value="1111" calcext:value-type="float">
            <text:p>1111</text:p>
          </table:table-cell>
          <table:table-cell table:formula="of:=IF([.N131]&gt;2048; [.N131]-4096;[.N131])" office:value-type="float" office:value="-1479" calcext:value-type="float">
            <text:p>-1479</text:p>
          </table:table-cell>
          <table:table-cell/>
          <table:table-cell table:formula="of:=[.P131]*90/1024" office:value-type="float" office:value="97.646484375" calcext:value-type="float">
            <text:p>97.646484375</text:p>
          </table:table-cell>
          <table:table-cell table:formula="of:=[.S131]-5" office:value-type="float" office:value="92.646484375" calcext:value-type="float">
            <text:p>92.646484375</text:p>
          </table:table-cell>
        </table:table-row>
        <table:table-row table:style-name="ro1">
          <table:table-cell table:formula="of:=+1+[.A131]" office:value-type="float" office:value="129" calcext:value-type="float">
            <text:p>129</text:p>
          </table:table-cell>
          <table:table-cell office:value-type="float" office:value="74.58" calcext:value-type="float">
            <text:p>74.58</text:p>
          </table:table-cell>
          <table:table-cell office:value-type="float" office:value="18.672" calcext:value-type="float">
            <text:p>18.672</text:p>
          </table:table-cell>
          <table:table-cell/>
          <table:table-cell office:value-type="float" office:value="85.740234375" calcext:value-type="float">
            <text:p>85.740234375</text:p>
          </table:table-cell>
          <table:table-cell office:value-type="float" office:value="12.896484375" calcext:value-type="float">
            <text:p>12.896484375</text:p>
          </table:table-cell>
          <table:table-cell/>
          <table:table-cell table:formula="of:=[.B132]-[.E132]" office:value-type="float" office:value="-11.160234375" calcext:value-type="float">
            <text:p>-11.160234375</text:p>
          </table:table-cell>
          <table:table-cell table:formula="of:=[.F132]-[.C132]" office:value-type="float" office:value="-5.775515625" calcext:value-type="float">
            <text:p>-5.775515625</text:p>
          </table:table-cell>
          <table:table-cell table:number-columns-repeated="3"/>
          <table:table-cell office:value-type="float" office:value="1033" calcext:value-type="float">
            <text:p>1033</text:p>
          </table:table-cell>
          <table:table-cell office:value-type="float" office:value="2626" calcext:value-type="float">
            <text:p>2626</text:p>
          </table:table-cell>
          <table:table-cell/>
          <table:table-cell table:formula="of:=IF([.M132]&gt;2048; [.M132]-4096;[.M132])" office:value-type="float" office:value="1033" calcext:value-type="float">
            <text:p>1033</text:p>
          </table:table-cell>
          <table:table-cell table:formula="of:=IF([.N132]&gt;2048; [.N132]-4096;[.N132])" office:value-type="float" office:value="-1470" calcext:value-type="float">
            <text:p>-1470</text:p>
          </table:table-cell>
          <table:table-cell/>
          <table:table-cell table:formula="of:=[.P132]*90/1024" office:value-type="float" office:value="90.791015625" calcext:value-type="float">
            <text:p>90.791015625</text:p>
          </table:table-cell>
          <table:table-cell table:formula="of:=[.S132]-5" office:value-type="float" office:value="85.791015625" calcext:value-type="float">
            <text:p>85.791015625</text:p>
          </table:table-cell>
        </table:table-row>
        <table:table-row table:style-name="ro1">
          <table:table-cell table:formula="of:=+1+[.A132]" office:value-type="float" office:value="130" calcext:value-type="float">
            <text:p>130</text:p>
          </table:table-cell>
          <table:table-cell office:value-type="float" office:value="65.71" calcext:value-type="float">
            <text:p>65.71</text:p>
          </table:table-cell>
          <table:table-cell office:value-type="float" office:value="18.1024" calcext:value-type="float">
            <text:p>18.1024</text:p>
          </table:table-cell>
          <table:table-cell/>
          <table:table-cell office:value-type="float" office:value="77.7421875" calcext:value-type="float">
            <text:p>77.7421875</text:p>
          </table:table-cell>
          <table:table-cell office:value-type="float" office:value="12.193359375" calcext:value-type="float">
            <text:p>12.193359375</text:p>
          </table:table-cell>
          <table:table-cell/>
          <table:table-cell table:formula="of:=[.B133]-[.E133]" office:value-type="float" office:value="-12.0321875" calcext:value-type="float">
            <text:p>-12.0321875</text:p>
          </table:table-cell>
          <table:table-cell table:formula="of:=[.F133]-[.C133]" office:value-type="float" office:value="-5.909040625" calcext:value-type="float">
            <text:p>-5.909040625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 office:value-type="float" office:value="2634" calcext:value-type="float">
            <text:p>2634</text:p>
          </table:table-cell>
          <table:table-cell/>
          <table:table-cell table:formula="of:=IF([.M133]&gt;2048; [.M133]-4096;[.M133])" office:value-type="float" office:value="942" calcext:value-type="float">
            <text:p>942</text:p>
          </table:table-cell>
          <table:table-cell table:formula="of:=IF([.N133]&gt;2048; [.N133]-4096;[.N133])" office:value-type="float" office:value="-1462" calcext:value-type="float">
            <text:p>-1462</text:p>
          </table:table-cell>
          <table:table-cell/>
          <table:table-cell table:formula="of:=[.P133]*90/1024" office:value-type="float" office:value="82.79296875" calcext:value-type="float">
            <text:p>82.79296875</text:p>
          </table:table-cell>
          <table:table-cell table:formula="of:=[.S133]-5" office:value-type="float" office:value="77.79296875" calcext:value-type="float">
            <text:p>77.79296875</text:p>
          </table:table-cell>
        </table:table-row>
        <table:table-row table:style-name="ro1">
          <table:table-cell table:formula="of:=+1+[.A133]" office:value-type="float" office:value="131" calcext:value-type="float">
            <text:p>131</text:p>
          </table:table-cell>
          <table:table-cell office:value-type="float" office:value="56.5" calcext:value-type="float">
            <text:p>56.5</text:p>
          </table:table-cell>
          <table:table-cell office:value-type="float" office:value="17.988" calcext:value-type="float">
            <text:p>17.988</text:p>
          </table:table-cell>
          <table:table-cell/>
          <table:table-cell office:value-type="float" office:value="68.513671875" calcext:value-type="float">
            <text:p>68.513671875</text:p>
          </table:table-cell>
          <table:table-cell office:value-type="float" office:value="12.017578125" calcext:value-type="float">
            <text:p>12.017578125</text:p>
          </table:table-cell>
          <table:table-cell/>
          <table:table-cell table:formula="of:=[.B134]-[.E134]" office:value-type="float" office:value="-12.013671875" calcext:value-type="float">
            <text:p>-12.013671875</text:p>
          </table:table-cell>
          <table:table-cell table:formula="of:=[.F134]-[.C134]" office:value-type="float" office:value="-5.970421875" calcext:value-type="float">
            <text:p>-5.970421875</text:p>
          </table:table-cell>
          <table:table-cell table:number-columns-repeated="3"/>
          <table:table-cell office:value-type="float" office:value="837" calcext:value-type="float">
            <text:p>837</text:p>
          </table:table-cell>
          <table:table-cell office:value-type="float" office:value="2636" calcext:value-type="float">
            <text:p>2636</text:p>
          </table:table-cell>
          <table:table-cell/>
          <table:table-cell table:formula="of:=IF([.M134]&gt;2048; [.M134]-4096;[.M134])" office:value-type="float" office:value="837" calcext:value-type="float">
            <text:p>837</text:p>
          </table:table-cell>
          <table:table-cell table:formula="of:=IF([.N134]&gt;2048; [.N134]-4096;[.N134])" office:value-type="float" office:value="-1460" calcext:value-type="float">
            <text:p>-1460</text:p>
          </table:table-cell>
          <table:table-cell/>
          <table:table-cell table:formula="of:=[.P134]*90/1024" office:value-type="float" office:value="73.564453125" calcext:value-type="float">
            <text:p>73.564453125</text:p>
          </table:table-cell>
          <table:table-cell table:formula="of:=[.S134]-5" office:value-type="float" office:value="68.564453125" calcext:value-type="float">
            <text:p>68.564453125</text:p>
          </table:table-cell>
        </table:table-row>
        <table:table-row table:style-name="ro1">
          <table:table-cell table:formula="of:=+1+[.A134]" office:value-type="float" office:value="132" calcext:value-type="float">
            <text:p>132</text:p>
          </table:table-cell>
          <table:table-cell office:value-type="float" office:value="47.41" calcext:value-type="float">
            <text:p>47.41</text:p>
          </table:table-cell>
          <table:table-cell office:value-type="float" office:value="18.3375" calcext:value-type="float">
            <text:p>18.3375</text:p>
          </table:table-cell>
          <table:table-cell/>
          <table:table-cell office:value-type="float" office:value="58.318359375" calcext:value-type="float">
            <text:p>58.318359375</text:p>
          </table:table-cell>
          <table:table-cell office:value-type="float" office:value="12.544921875" calcext:value-type="float">
            <text:p>12.544921875</text:p>
          </table:table-cell>
          <table:table-cell/>
          <table:table-cell table:formula="of:=[.B135]-[.E135]" office:value-type="float" office:value="-10.908359375" calcext:value-type="float">
            <text:p>-10.908359375</text:p>
          </table:table-cell>
          <table:table-cell table:formula="of:=[.F135]-[.C135]" office:value-type="float" office:value="-5.792578125" calcext:value-type="float">
            <text:p>-5.792578125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float" office:value="2630" calcext:value-type="float">
            <text:p>2630</text:p>
          </table:table-cell>
          <table:table-cell/>
          <table:table-cell table:formula="of:=IF([.M135]&gt;2048; [.M135]-4096;[.M135])" office:value-type="float" office:value="721" calcext:value-type="float">
            <text:p>721</text:p>
          </table:table-cell>
          <table:table-cell table:formula="of:=IF([.N135]&gt;2048; [.N135]-4096;[.N135])" office:value-type="float" office:value="-1466" calcext:value-type="float">
            <text:p>-1466</text:p>
          </table:table-cell>
          <table:table-cell/>
          <table:table-cell table:formula="of:=[.P135]*90/1024" office:value-type="float" office:value="63.369140625" calcext:value-type="float">
            <text:p>63.369140625</text:p>
          </table:table-cell>
          <table:table-cell table:formula="of:=[.S135]-5" office:value-type="float" office:value="58.369140625" calcext:value-type="float">
            <text:p>58.369140625</text:p>
          </table:table-cell>
        </table:table-row>
        <table:table-row table:style-name="ro1">
          <table:table-cell table:formula="of:=+1+[.A135]" office:value-type="float" office:value="133" calcext:value-type="float">
            <text:p>133</text:p>
          </table:table-cell>
          <table:table-cell office:value-type="float" office:value="38.86" calcext:value-type="float">
            <text:p>38.86</text:p>
          </table:table-cell>
          <table:table-cell office:value-type="float" office:value="19.1254" calcext:value-type="float">
            <text:p>19.1254</text:p>
          </table:table-cell>
          <table:table-cell/>
          <table:table-cell office:value-type="float" office:value="47.595703125" calcext:value-type="float">
            <text:p>47.595703125</text:p>
          </table:table-cell>
          <table:table-cell office:value-type="float" office:value="13.248046875" calcext:value-type="float">
            <text:p>13.248046875</text:p>
          </table:table-cell>
          <table:table-cell/>
          <table:table-cell table:formula="of:=[.B136]-[.E136]" office:value-type="float" office:value="-8.735703125" calcext:value-type="float">
            <text:p>-8.735703125</text:p>
          </table:table-cell>
          <table:table-cell table:formula="of:=[.F136]-[.C136]" office:value-type="float" office:value="-5.877353125" calcext:value-type="float">
            <text:p>-5.877353125</text:p>
          </table:table-cell>
          <table:table-cell table:number-columns-repeated="3"/>
          <table:table-cell office:value-type="float" office:value="599" calcext:value-type="float">
            <text:p>599</text:p>
          </table:table-cell>
          <table:table-cell office:value-type="float" office:value="2622" calcext:value-type="float">
            <text:p>2622</text:p>
          </table:table-cell>
          <table:table-cell/>
          <table:table-cell table:formula="of:=IF([.M136]&gt;2048; [.M136]-4096;[.M136])" office:value-type="float" office:value="599" calcext:value-type="float">
            <text:p>599</text:p>
          </table:table-cell>
          <table:table-cell table:formula="of:=IF([.N136]&gt;2048; [.N136]-4096;[.N136])" office:value-type="float" office:value="-1474" calcext:value-type="float">
            <text:p>-1474</text:p>
          </table:table-cell>
          <table:table-cell/>
          <table:table-cell table:formula="of:=[.P136]*90/1024" office:value-type="float" office:value="52.646484375" calcext:value-type="float">
            <text:p>52.646484375</text:p>
          </table:table-cell>
          <table:table-cell table:formula="of:=[.S136]-5" office:value-type="float" office:value="47.646484375" calcext:value-type="float">
            <text:p>47.646484375</text:p>
          </table:table-cell>
        </table:table-row>
        <table:table-row table:style-name="ro1">
          <table:table-cell table:formula="of:=+1+[.A136]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5.5546875" calcext:value-type="float">
            <text:p>35.5546875</text:p>
          </table:table-cell>
          <table:table-cell office:value-type="float" office:value="15.09375" calcext:value-type="float">
            <text:p>15.09375</text:p>
          </table:table-cell>
          <table:table-cell/>
          <table:table-cell table:formula="of:=[.B137]-[.E137]" office:value-type="float" office:value="-5.5546875" calcext:value-type="float">
            <text:p>-5.5546875</text:p>
          </table:table-cell>
          <table:table-cell table:formula="of:=[.F137]-[.C137]" office:value-type="float" office:value="-5.90625" calcext:value-type="float">
            <text:p>-5.90625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2601" calcext:value-type="float">
            <text:p>2601</text:p>
          </table:table-cell>
          <table:table-cell/>
          <table:table-cell table:formula="of:=IF([.M137]&gt;2048; [.M137]-4096;[.M137])" office:value-type="float" office:value="462" calcext:value-type="float">
            <text:p>462</text:p>
          </table:table-cell>
          <table:table-cell table:formula="of:=IF([.N137]&gt;2048; [.N137]-4096;[.N137])" office:value-type="float" office:value="-1495" calcext:value-type="float">
            <text:p>-1495</text:p>
          </table:table-cell>
          <table:table-cell/>
          <table:table-cell table:formula="of:=[.P137]*90/1024" office:value-type="float" office:value="40.60546875" calcext:value-type="float">
            <text:p>40.60546875</text:p>
          </table:table-cell>
          <table:table-cell table:formula="of:=[.S137]-5" office:value-type="float" office:value="35.60546875" calcext:value-type="float">
            <text:p>35.60546875</text:p>
          </table:table-cell>
        </table:table-row>
        <table:table-row table:style-name="ro1">
          <table:table-cell table:formula="of:=+1+[.A137]" office:value-type="float" office:value="135" calcext:value-type="float">
            <text:p>135</text:p>
          </table:table-cell>
          <table:table-cell office:value-type="float" office:value="22.75" calcext:value-type="float">
            <text:p>22.75</text:p>
          </table:table-cell>
          <table:table-cell office:value-type="float" office:value="19.6573" calcext:value-type="float">
            <text:p>19.6573</text:p>
          </table:table-cell>
          <table:table-cell/>
          <table:table-cell office:value-type="float" office:value="25.447265625" calcext:value-type="float">
            <text:p>25.447265625</text:p>
          </table:table-cell>
          <table:table-cell office:value-type="float" office:value="13.775390625" calcext:value-type="float">
            <text:p>13.775390625</text:p>
          </table:table-cell>
          <table:table-cell/>
          <table:table-cell table:formula="of:=[.B138]-[.E138]" office:value-type="float" office:value="-2.697265625" calcext:value-type="float">
            <text:p>-2.697265625</text:p>
          </table:table-cell>
          <table:table-cell table:formula="of:=[.F138]-[.C138]" office:value-type="float" office:value="-5.881909375" calcext:value-type="float">
            <text:p>-5.881909375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IF([.M138]&gt;2048; [.M138]-4096;[.M138])" office:value-type="float" office:value="347" calcext:value-type="float">
            <text:p>347</text:p>
          </table:table-cell>
          <table:table-cell table:formula="of:=IF([.N138]&gt;2048; [.N138]-4096;[.N138])" office:value-type="float" office:value="-1480" calcext:value-type="float">
            <text:p>-1480</text:p>
          </table:table-cell>
          <table:table-cell/>
          <table:table-cell table:formula="of:=[.P138]*90/1024" office:value-type="float" office:value="30.498046875" calcext:value-type="float">
            <text:p>30.498046875</text:p>
          </table:table-cell>
          <table:table-cell table:formula="of:=[.S138]-5" office:value-type="float" office:value="25.498046875" calcext:value-type="float">
            <text:p>25.498046875</text:p>
          </table:table-cell>
        </table:table-row>
        <table:table-row table:style-name="ro1">
          <table:table-cell table:formula="of:=+1+[.A138]" office:value-type="float" office:value="136" calcext:value-type="float">
            <text:p>136</text:p>
          </table:table-cell>
          <table:table-cell office:value-type="float" office:value="14.58" calcext:value-type="float">
            <text:p>14.58</text:p>
          </table:table-cell>
          <table:table-cell office:value-type="float" office:value="18.672" calcext:value-type="float">
            <text:p>18.672</text:p>
          </table:table-cell>
          <table:table-cell/>
          <table:table-cell office:value-type="float" office:value="13.669921875" calcext:value-type="float">
            <text:p>13.669921875</text:p>
          </table:table-cell>
          <table:table-cell office:value-type="float" office:value="12.80859375" calcext:value-type="float">
            <text:p>12.80859375</text:p>
          </table:table-cell>
          <table:table-cell/>
          <table:table-cell table:formula="of:=[.B139]-[.E139]" office:value-type="float" office:value="0.910078125" calcext:value-type="float">
            <text:p>0.910078125</text:p>
          </table:table-cell>
          <table:table-cell table:formula="of:=[.F139]-[.C139]" office:value-type="float" office:value="-5.86340625" calcext:value-type="float">
            <text:p>-5.8634062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2627" calcext:value-type="float">
            <text:p>2627</text:p>
          </table:table-cell>
          <table:table-cell/>
          <table:table-cell table:formula="of:=IF([.M139]&gt;2048; [.M139]-4096;[.M139])" office:value-type="float" office:value="213" calcext:value-type="float">
            <text:p>213</text:p>
          </table:table-cell>
          <table:table-cell table:formula="of:=IF([.N139]&gt;2048; [.N139]-4096;[.N139])" office:value-type="float" office:value="-1469" calcext:value-type="float">
            <text:p>-1469</text:p>
          </table:table-cell>
          <table:table-cell/>
          <table:table-cell table:formula="of:=[.P139]*90/1024" office:value-type="float" office:value="18.720703125" calcext:value-type="float">
            <text:p>18.720703125</text:p>
          </table:table-cell>
          <table:table-cell table:formula="of:=[.S139]-5" office:value-type="float" office:value="13.720703125" calcext:value-type="float">
            <text:p>13.720703125</text:p>
          </table:table-cell>
        </table:table-row>
        <table:table-row table:style-name="ro1">
          <table:table-cell table:formula="of:=+1+[.A139]" office:value-type="float" office:value="137" calcext:value-type="float">
            <text:p>137</text:p>
          </table:table-cell>
          <table:table-cell office:value-type="float" office:value="5.71" calcext:value-type="float">
            <text:p>5.71</text:p>
          </table:table-cell>
          <table:table-cell office:value-type="float" office:value="18.1024" calcext:value-type="float">
            <text:p>18.1024</text:p>
          </table:table-cell>
          <table:table-cell/>
          <table:table-cell office:value-type="float" office:value="1.541015625" calcext:value-type="float">
            <text:p>1.541015625</text:p>
          </table:table-cell>
          <table:table-cell office:value-type="float" office:value="12.28125" calcext:value-type="float">
            <text:p>12.28125</text:p>
          </table:table-cell>
          <table:table-cell/>
          <table:table-cell table:formula="of:=[.B140]-[.E140]" office:value-type="float" office:value="4.168984375" calcext:value-type="float">
            <text:p>4.168984375</text:p>
          </table:table-cell>
          <table:table-cell table:formula="of:=[.F140]-[.C140]" office:value-type="float" office:value="-5.82115" calcext:value-type="float">
            <text:p>-5.8211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633" calcext:value-type="float">
            <text:p>2633</text:p>
          </table:table-cell>
          <table:table-cell/>
          <table:table-cell table:formula="of:=IF([.M140]&gt;2048; [.M140]-4096;[.M140])" office:value-type="float" office:value="75" calcext:value-type="float">
            <text:p>75</text:p>
          </table:table-cell>
          <table:table-cell table:formula="of:=IF([.N140]&gt;2048; [.N140]-4096;[.N140])" office:value-type="float" office:value="-1463" calcext:value-type="float">
            <text:p>-1463</text:p>
          </table:table-cell>
          <table:table-cell/>
          <table:table-cell table:formula="of:=[.P140]*90/1024" office:value-type="float" office:value="6.591796875" calcext:value-type="float">
            <text:p>6.591796875</text:p>
          </table:table-cell>
          <table:table-cell table:formula="of:=[.S140]-5" office:value-type="float" office:value="1.591796875" calcext:value-type="float">
            <text:p>1.591796875</text:p>
          </table:table-cell>
        </table:table-row>
        <table:table-row table:style-name="ro1">
          <table:table-cell table:formula="of:=+1+[.A140]" office:value-type="float" office:value="138" calcext:value-type="float">
            <text:p>138</text:p>
          </table:table-cell>
          <table:table-cell office:value-type="float" office:value="-3.5" calcext:value-type="float">
            <text:p>-3.5</text:p>
          </table:table-cell>
          <table:table-cell office:value-type="float" office:value="17.988" calcext:value-type="float">
            <text:p>17.988</text:p>
          </table:table-cell>
          <table:table-cell/>
          <table:table-cell office:value-type="float" office:value="-9.708984375" calcext:value-type="float">
            <text:p>-9.708984375</text:p>
          </table:table-cell>
          <table:table-cell office:value-type="float" office:value="12.10546875" calcext:value-type="float">
            <text:p>12.10546875</text:p>
          </table:table-cell>
          <table:table-cell/>
          <table:table-cell table:formula="of:=[.B141]-[.E141]" office:value-type="float" office:value="6.208984375" calcext:value-type="float">
            <text:p>6.208984375</text:p>
          </table:table-cell>
          <table:table-cell table:formula="of:=[.F141]-[.C141]" office:value-type="float" office:value="-5.88253125" calcext:value-type="float">
            <text:p>-5.88253125</text:p>
          </table:table-cell>
          <table:table-cell table:number-columns-repeated="3"/>
          <table:table-cell office:value-type="float" office:value="4043" calcext:value-type="float">
            <text:p>4043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IF([.M141]&gt;2048; [.M141]-4096;[.M141])" office:value-type="float" office:value="-53" calcext:value-type="float">
            <text:p>-53</text:p>
          </table:table-cell>
          <table:table-cell table:formula="of:=IF([.N141]&gt;2048; [.N141]-4096;[.N141])" office:value-type="float" office:value="-1461" calcext:value-type="float">
            <text:p>-1461</text:p>
          </table:table-cell>
          <table:table-cell/>
          <table:table-cell table:formula="of:=[.P141]*90/1024" office:value-type="float" office:value="-4.658203125" calcext:value-type="float">
            <text:p>-4.658203125</text:p>
          </table:table-cell>
          <table:table-cell table:formula="of:=[.S141]-5" office:value-type="float" office:value="-9.658203125" calcext:value-type="float">
            <text:p>-9.658203125</text:p>
          </table:table-cell>
        </table:table-row>
        <table:table-row table:style-name="ro1">
          <table:table-cell table:formula="of:=+1+[.A141]" office:value-type="float" office:value="139" calcext:value-type="float">
            <text:p>139</text:p>
          </table:table-cell>
          <table:table-cell office:value-type="float" office:value="-12.59" calcext:value-type="float">
            <text:p>-12.59</text:p>
          </table:table-cell>
          <table:table-cell office:value-type="float" office:value="18.3375" calcext:value-type="float">
            <text:p>18.3375</text:p>
          </table:table-cell>
          <table:table-cell/>
          <table:table-cell office:value-type="float" office:value="-16.828125" calcext:value-type="float">
            <text:p>-16.828125</text:p>
          </table:table-cell>
          <table:table-cell office:value-type="float" office:value="12.6328125" calcext:value-type="float">
            <text:p>12.6328125</text:p>
          </table:table-cell>
          <table:table-cell/>
          <table:table-cell table:formula="of:=[.B142]-[.E142]" office:value-type="float" office:value="4.238125" calcext:value-type="float">
            <text:p>4.238125</text:p>
          </table:table-cell>
          <table:table-cell table:formula="of:=[.F142]-[.C142]" office:value-type="float" office:value="-5.7046875" calcext:value-type="float">
            <text:p>-5.7046875</text:p>
          </table:table-cell>
          <table:table-cell table:number-columns-repeated="3"/>
          <table:table-cell office:value-type="float" office:value="3962" calcext:value-type="float">
            <text:p>3962</text:p>
          </table:table-cell>
          <table:table-cell office:value-type="float" office:value="2629" calcext:value-type="float">
            <text:p>2629</text:p>
          </table:table-cell>
          <table:table-cell/>
          <table:table-cell table:formula="of:=IF([.M142]&gt;2048; [.M142]-4096;[.M142])" office:value-type="float" office:value="-134" calcext:value-type="float">
            <text:p>-134</text:p>
          </table:table-cell>
          <table:table-cell table:formula="of:=IF([.N142]&gt;2048; [.N142]-4096;[.N142])" office:value-type="float" office:value="-1467" calcext:value-type="float">
            <text:p>-1467</text:p>
          </table:table-cell>
          <table:table-cell/>
          <table:table-cell table:formula="of:=[.P142]*90/1024" office:value-type="float" office:value="-11.77734375" calcext:value-type="float">
            <text:p>-11.77734375</text:p>
          </table:table-cell>
          <table:table-cell table:formula="of:=[.S142]-5" office:value-type="float" office:value="-16.77734375" calcext:value-type="float">
            <text:p>-16.77734375</text:p>
          </table:table-cell>
        </table:table-row>
        <table:table-row table:style-name="ro1">
          <table:table-cell table:formula="of:=+1+[.A142]" office:value-type="float" office:value="140" calcext:value-type="float">
            <text:p>140</text:p>
          </table:table-cell>
          <table:table-cell office:value-type="float" office:value="-21.14" calcext:value-type="float">
            <text:p>-21.14</text:p>
          </table:table-cell>
          <table:table-cell office:value-type="float" office:value="19.1254" calcext:value-type="float">
            <text:p>19.1254</text:p>
          </table:table-cell>
          <table:table-cell/>
          <table:table-cell office:value-type="float" office:value="-25.880859375" calcext:value-type="float">
            <text:p>-25.880859375</text:p>
          </table:table-cell>
          <table:table-cell office:value-type="float" office:value="13.16015625" calcext:value-type="float">
            <text:p>13.16015625</text:p>
          </table:table-cell>
          <table:table-cell/>
          <table:table-cell table:formula="of:=[.B143]-[.E143]" office:value-type="float" office:value="4.740859375" calcext:value-type="float">
            <text:p>4.740859375</text:p>
          </table:table-cell>
          <table:table-cell table:formula="of:=[.F143]-[.C143]" office:value-type="float" office:value="-5.96524375" calcext:value-type="float">
            <text:p>-5.96524375</text:p>
          </table:table-cell>
          <table:table-cell table:number-columns-repeated="3"/>
          <table:table-cell office:value-type="float" office:value="3859" calcext:value-type="float">
            <text:p>3859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IF([.M143]&gt;2048; [.M143]-4096;[.M143])" office:value-type="float" office:value="-237" calcext:value-type="float">
            <text:p>-237</text:p>
          </table:table-cell>
          <table:table-cell table:formula="of:=IF([.N143]&gt;2048; [.N143]-4096;[.N143])" office:value-type="float" office:value="-1473" calcext:value-type="float">
            <text:p>-1473</text:p>
          </table:table-cell>
          <table:table-cell/>
          <table:table-cell table:formula="of:=[.P143]*90/1024" office:value-type="float" office:value="-20.830078125" calcext:value-type="float">
            <text:p>-20.830078125</text:p>
          </table:table-cell>
          <table:table-cell table:formula="of:=[.S143]-5" office:value-type="float" office:value="-25.830078125" calcext:value-type="float">
            <text:p>-25.830078125</text:p>
          </table:table-cell>
        </table:table-row>
        <table:table-row table:style-name="ro1">
          <table:table-cell table:formula="of:=+1+[.A143]" office:value-type="float" office:value="141" calcext:value-type="float">
            <text:p>141</text:p>
          </table:table-cell>
          <table:table-cell office:value-type="float" office:value="-30" calcext:value-type="float">
            <text:p>-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34.23046875" calcext:value-type="float">
            <text:p>-34.23046875</text:p>
          </table:table-cell>
          <table:table-cell office:value-type="float" office:value="14.91796875" calcext:value-type="float">
            <text:p>14.91796875</text:p>
          </table:table-cell>
          <table:table-cell/>
          <table:table-cell table:formula="of:=[.B144]-[.E144]" office:value-type="float" office:value="4.23046875" calcext:value-type="float">
            <text:p>4.23046875</text:p>
          </table:table-cell>
          <table:table-cell table:formula="of:=[.F144]-[.C144]" office:value-type="float" office:value="-6.08203125" calcext:value-type="float">
            <text:p>-6.08203125</text:p>
          </table:table-cell>
          <table:table-cell table:number-columns-repeated="3"/>
          <table:table-cell office:value-type="float" office:value="3764" calcext:value-type="float">
            <text:p>3764</text:p>
          </table:table-cell>
          <table:table-cell office:value-type="float" office:value="2603" calcext:value-type="float">
            <text:p>2603</text:p>
          </table:table-cell>
          <table:table-cell/>
          <table:table-cell table:formula="of:=IF([.M144]&gt;2048; [.M144]-4096;[.M144])" office:value-type="float" office:value="-332" calcext:value-type="float">
            <text:p>-332</text:p>
          </table:table-cell>
          <table:table-cell table:formula="of:=IF([.N144]&gt;2048; [.N144]-4096;[.N144])" office:value-type="float" office:value="-1493" calcext:value-type="float">
            <text:p>-1493</text:p>
          </table:table-cell>
          <table:table-cell/>
          <table:table-cell table:formula="of:=[.P144]*90/1024" office:value-type="float" office:value="-29.1796875" calcext:value-type="float">
            <text:p>-29.1796875</text:p>
          </table:table-cell>
          <table:table-cell table:formula="of:=[.S144]-5" office:value-type="float" office:value="-34.1796875" calcext:value-type="float">
            <text:p>-34.1796875</text:p>
          </table:table-cell>
        </table:table-row>
        <table:table-row table:style-name="ro1">
          <table:table-cell table:formula="of:=+1+[.A144]" office:value-type="float" office:value="142" calcext:value-type="float">
            <text:p>142</text:p>
          </table:table-cell>
          <table:table-cell office:value-type="float" office:value="-37.25" calcext:value-type="float">
            <text:p>-37.25</text:p>
          </table:table-cell>
          <table:table-cell office:value-type="float" office:value="19.6573" calcext:value-type="float">
            <text:p>19.6573</text:p>
          </table:table-cell>
          <table:table-cell/>
          <table:table-cell office:value-type="float" office:value="-40.646484375" calcext:value-type="float">
            <text:p>-40.646484375</text:p>
          </table:table-cell>
          <table:table-cell office:value-type="float" office:value="13.51171875" calcext:value-type="float">
            <text:p>13.51171875</text:p>
          </table:table-cell>
          <table:table-cell/>
          <table:table-cell table:formula="of:=[.B145]-[.E145]" office:value-type="float" office:value="3.396484375" calcext:value-type="float">
            <text:p>3.396484375</text:p>
          </table:table-cell>
          <table:table-cell table:formula="of:=[.F145]-[.C145]" office:value-type="float" office:value="-6.14558125" calcext:value-type="float">
            <text:p>-6.14558125</text:p>
          </table:table-cell>
          <table:table-cell table:number-columns-repeated="3"/>
          <table:table-cell office:value-type="float" office:value="3691" calcext:value-type="float">
            <text:p>3691</text:p>
          </table:table-cell>
          <table:table-cell office:value-type="float" office:value="2619" calcext:value-type="float">
            <text:p>2619</text:p>
          </table:table-cell>
          <table:table-cell/>
          <table:table-cell table:formula="of:=IF([.M145]&gt;2048; [.M145]-4096;[.M145])" office:value-type="float" office:value="-405" calcext:value-type="float">
            <text:p>-405</text:p>
          </table:table-cell>
          <table:table-cell table:formula="of:=IF([.N145]&gt;2048; [.N145]-4096;[.N145])" office:value-type="float" office:value="-1477" calcext:value-type="float">
            <text:p>-1477</text:p>
          </table:table-cell>
          <table:table-cell/>
          <table:table-cell table:formula="of:=[.P145]*90/1024" office:value-type="float" office:value="-35.595703125" calcext:value-type="float">
            <text:p>-35.595703125</text:p>
          </table:table-cell>
          <table:table-cell table:formula="of:=[.S145]-5" office:value-type="float" office:value="-40.595703125" calcext:value-type="float">
            <text:p>-40.595703125</text:p>
          </table:table-cell>
        </table:table-row>
        <table:table-row table:style-name="ro1">
          <table:table-cell table:formula="of:=+1+[.A145]" office:value-type="float" office:value="143" calcext:value-type="float">
            <text:p>143</text:p>
          </table:table-cell>
          <table:table-cell office:value-type="float" office:value="-45.42" calcext:value-type="float">
            <text:p>-45.42</text:p>
          </table:table-cell>
          <table:table-cell office:value-type="float" office:value="18.6719" calcext:value-type="float">
            <text:p>18.6719</text:p>
          </table:table-cell>
          <table:table-cell/>
          <table:table-cell office:value-type="float" office:value="-47.150390625" calcext:value-type="float">
            <text:p>-47.150390625</text:p>
          </table:table-cell>
          <table:table-cell office:value-type="float" office:value="12.45703125" calcext:value-type="float">
            <text:p>12.45703125</text:p>
          </table:table-cell>
          <table:table-cell/>
          <table:table-cell table:formula="of:=[.B146]-[.E146]" office:value-type="float" office:value="1.730390625" calcext:value-type="float">
            <text:p>1.730390625</text:p>
          </table:table-cell>
          <table:table-cell table:formula="of:=[.F146]-[.C146]" office:value-type="float" office:value="-6.21486875" calcext:value-type="float">
            <text:p>-6.21486875</text:p>
          </table:table-cell>
          <table:table-cell table:number-columns-repeated="3"/>
          <table:table-cell office:value-type="float" office:value="3617" calcext:value-type="float">
            <text:p>3617</text:p>
          </table:table-cell>
          <table:table-cell office:value-type="float" office:value="2631" calcext:value-type="float">
            <text:p>2631</text:p>
          </table:table-cell>
          <table:table-cell/>
          <table:table-cell table:formula="of:=IF([.M146]&gt;2048; [.M146]-4096;[.M146])" office:value-type="float" office:value="-479" calcext:value-type="float">
            <text:p>-479</text:p>
          </table:table-cell>
          <table:table-cell table:formula="of:=IF([.N146]&gt;2048; [.N146]-4096;[.N146])" office:value-type="float" office:value="-1465" calcext:value-type="float">
            <text:p>-1465</text:p>
          </table:table-cell>
          <table:table-cell/>
          <table:table-cell table:formula="of:=[.P146]*90/1024" office:value-type="float" office:value="-42.099609375" calcext:value-type="float">
            <text:p>-42.099609375</text:p>
          </table:table-cell>
          <table:table-cell table:formula="of:=[.S146]-5" office:value-type="float" office:value="-47.099609375" calcext:value-type="float">
            <text:p>-47.099609375</text:p>
          </table:table-cell>
        </table:table-row>
        <table:table-row table:style-name="ro1">
          <table:table-cell table:formula="of:=+1+[.A146]" office:value-type="float" office:value="144" calcext:value-type="float">
            <text:p>144</text:p>
          </table:table-cell>
          <table:table-cell office:value-type="float" office:value="-54.29" calcext:value-type="float">
            <text:p>-54.29</text:p>
          </table:table-cell>
          <table:table-cell office:value-type="float" office:value="18.1024" calcext:value-type="float">
            <text:p>18.1024</text:p>
          </table:table-cell>
          <table:table-cell/>
          <table:table-cell office:value-type="float" office:value="-53.91796875" calcext:value-type="float">
            <text:p>-53.91796875</text:p>
          </table:table-cell>
          <table:table-cell office:value-type="float" office:value="12.017578125" calcext:value-type="float">
            <text:p>12.017578125</text:p>
          </table:table-cell>
          <table:table-cell/>
          <table:table-cell table:formula="of:=[.B147]-[.E147]" office:value-type="float" office:value="-0.372031249999999" calcext:value-type="float">
            <text:p>-0.372031249999999</text:p>
          </table:table-cell>
          <table:table-cell table:formula="of:=[.F147]-[.C147]" office:value-type="float" office:value="-6.084821875" calcext:value-type="float">
            <text:p>-6.084821875</text:p>
          </table:table-cell>
          <table:table-cell table:number-columns-repeated="3"/>
          <table:table-cell office:value-type="float" office:value="3540" calcext:value-type="float">
            <text:p>3540</text:p>
          </table:table-cell>
          <table:table-cell office:value-type="float" office:value="2636" calcext:value-type="float">
            <text:p>2636</text:p>
          </table:table-cell>
          <table:table-cell/>
          <table:table-cell table:formula="of:=IF([.M147]&gt;2048; [.M147]-4096;[.M147])" office:value-type="float" office:value="-556" calcext:value-type="float">
            <text:p>-556</text:p>
          </table:table-cell>
          <table:table-cell table:formula="of:=IF([.N147]&gt;2048; [.N147]-4096;[.N147])" office:value-type="float" office:value="-1460" calcext:value-type="float">
            <text:p>-1460</text:p>
          </table:table-cell>
          <table:table-cell/>
          <table:table-cell table:formula="of:=[.P147]*90/1024" office:value-type="float" office:value="-48.8671875" calcext:value-type="float">
            <text:p>-48.8671875</text:p>
          </table:table-cell>
          <table:table-cell table:formula="of:=[.S147]-5" office:value-type="float" office:value="-53.8671875" calcext:value-type="float">
            <text:p>-53.8671875</text:p>
          </table:table-cell>
        </table:table-row>
        <table:table-row table:style-name="ro1">
          <table:table-cell table:formula="of:=+1+[.A147]" office:value-type="float" office:value="145" calcext:value-type="float">
            <text:p>145</text:p>
          </table:table-cell>
          <table:table-cell office:value-type="float" office:value="-63.5" calcext:value-type="float">
            <text:p>-63.5</text:p>
          </table:table-cell>
          <table:table-cell office:value-type="float" office:value="17.9881" calcext:value-type="float">
            <text:p>17.9881</text:p>
          </table:table-cell>
          <table:table-cell/>
          <table:table-cell office:value-type="float" office:value="-60.59765625" calcext:value-type="float">
            <text:p>-60.59765625</text:p>
          </table:table-cell>
          <table:table-cell office:value-type="float" office:value="11.9296875" calcext:value-type="float">
            <text:p>11.9296875</text:p>
          </table:table-cell>
          <table:table-cell/>
          <table:table-cell table:formula="of:=[.B148]-[.E148]" office:value-type="float" office:value="-2.90234375" calcext:value-type="float">
            <text:p>-2.90234375</text:p>
          </table:table-cell>
          <table:table-cell table:formula="of:=[.F148]-[.C148]" office:value-type="float" office:value="-6.0584125" calcext:value-type="float">
            <text:p>-6.0584125</text:p>
          </table:table-cell>
          <table:table-cell table:number-columns-repeated="3"/>
          <table:table-cell office:value-type="float" office:value="3464" calcext:value-type="float">
            <text:p>3464</text:p>
          </table:table-cell>
          <table:table-cell office:value-type="float" office:value="2637" calcext:value-type="float">
            <text:p>2637</text:p>
          </table:table-cell>
          <table:table-cell/>
          <table:table-cell table:formula="of:=IF([.M148]&gt;2048; [.M148]-4096;[.M148])" office:value-type="float" office:value="-632" calcext:value-type="float">
            <text:p>-632</text:p>
          </table:table-cell>
          <table:table-cell table:formula="of:=IF([.N148]&gt;2048; [.N148]-4096;[.N148])" office:value-type="float" office:value="-1459" calcext:value-type="float">
            <text:p>-1459</text:p>
          </table:table-cell>
          <table:table-cell/>
          <table:table-cell table:formula="of:=[.P148]*90/1024" office:value-type="float" office:value="-55.546875" calcext:value-type="float">
            <text:p>-55.546875</text:p>
          </table:table-cell>
          <table:table-cell table:formula="of:=[.S148]-5" office:value-type="float" office:value="-60.546875" calcext:value-type="float">
            <text:p>-60.546875</text:p>
          </table:table-cell>
        </table:table-row>
        <table:table-row table:style-name="ro1">
          <table:table-cell table:formula="of:=+1+[.A148]" office:value-type="float" office:value="146" calcext:value-type="float">
            <text:p>146</text:p>
          </table:table-cell>
          <table:table-cell office:value-type="float" office:value="-72.59" calcext:value-type="float">
            <text:p>-72.59</text:p>
          </table:table-cell>
          <table:table-cell office:value-type="float" office:value="18.3375" calcext:value-type="float">
            <text:p>18.3375</text:p>
          </table:table-cell>
          <table:table-cell/>
          <table:table-cell office:value-type="float" office:value="-67.1015625" calcext:value-type="float">
            <text:p>-67.1015625</text:p>
          </table:table-cell>
          <table:table-cell office:value-type="float" office:value="12.28125" calcext:value-type="float">
            <text:p>12.28125</text:p>
          </table:table-cell>
          <table:table-cell/>
          <table:table-cell table:formula="of:=[.B149]-[.E149]" office:value-type="float" office:value="-5.4884375" calcext:value-type="float">
            <text:p>-5.4884375</text:p>
          </table:table-cell>
          <table:table-cell table:formula="of:=[.F149]-[.C149]" office:value-type="float" office:value="-6.05625" calcext:value-type="float">
            <text:p>-6.05625</text:p>
          </table:table-cell>
          <table:table-cell table:number-columns-repeated="3"/>
          <table:table-cell office:value-type="float" office:value="3390" calcext:value-type="float">
            <text:p>3390</text:p>
          </table:table-cell>
          <table:table-cell office:value-type="float" office:value="2633" calcext:value-type="float">
            <text:p>2633</text:p>
          </table:table-cell>
          <table:table-cell/>
          <table:table-cell table:formula="of:=IF([.M149]&gt;2048; [.M149]-4096;[.M149])" office:value-type="float" office:value="-706" calcext:value-type="float">
            <text:p>-706</text:p>
          </table:table-cell>
          <table:table-cell table:formula="of:=IF([.N149]&gt;2048; [.N149]-4096;[.N149])" office:value-type="float" office:value="-1463" calcext:value-type="float">
            <text:p>-1463</text:p>
          </table:table-cell>
          <table:table-cell/>
          <table:table-cell table:formula="of:=[.P149]*90/1024" office:value-type="float" office:value="-62.05078125" calcext:value-type="float">
            <text:p>-62.05078125</text:p>
          </table:table-cell>
          <table:table-cell table:formula="of:=[.S149]-5" office:value-type="float" office:value="-67.05078125" calcext:value-type="float">
            <text:p>-67.05078125</text:p>
          </table:table-cell>
        </table:table-row>
        <table:table-row table:style-name="ro1">
          <table:table-cell table:formula="of:=+1+[.A149]" office:value-type="float" office:value="147" calcext:value-type="float">
            <text:p>147</text:p>
          </table:table-cell>
          <table:table-cell office:value-type="float" office:value="-81.14" calcext:value-type="float">
            <text:p>-81.14</text:p>
          </table:table-cell>
          <table:table-cell office:value-type="float" office:value="19.1254" calcext:value-type="float">
            <text:p>19.1254</text:p>
          </table:table-cell>
          <table:table-cell/>
          <table:table-cell office:value-type="float" office:value="-73.517578125" calcext:value-type="float">
            <text:p>-73.517578125</text:p>
          </table:table-cell>
          <table:table-cell office:value-type="float" office:value="13.072265625" calcext:value-type="float">
            <text:p>13.072265625</text:p>
          </table:table-cell>
          <table:table-cell/>
          <table:table-cell table:formula="of:=[.B150]-[.E150]" office:value-type="float" office:value="-7.622421875" calcext:value-type="float">
            <text:p>-7.622421875</text:p>
          </table:table-cell>
          <table:table-cell table:formula="of:=[.F150]-[.C150]" office:value-type="float" office:value="-6.053134375" calcext:value-type="float">
            <text:p>-6.053134375</text:p>
          </table:table-cell>
          <table:table-cell table:number-columns-repeated="3"/>
          <table:table-cell office:value-type="float" office:value="3317" calcext:value-type="float">
            <text:p>3317</text:p>
          </table:table-cell>
          <table:table-cell office:value-type="float" office:value="2624" calcext:value-type="float">
            <text:p>2624</text:p>
          </table:table-cell>
          <table:table-cell/>
          <table:table-cell table:formula="of:=IF([.M150]&gt;2048; [.M150]-4096;[.M150])" office:value-type="float" office:value="-779" calcext:value-type="float">
            <text:p>-779</text:p>
          </table:table-cell>
          <table:table-cell table:formula="of:=IF([.N150]&gt;2048; [.N150]-4096;[.N150])" office:value-type="float" office:value="-1472" calcext:value-type="float">
            <text:p>-1472</text:p>
          </table:table-cell>
          <table:table-cell/>
          <table:table-cell table:formula="of:=[.P150]*90/1024" office:value-type="float" office:value="-68.466796875" calcext:value-type="float">
            <text:p>-68.466796875</text:p>
          </table:table-cell>
          <table:table-cell table:formula="of:=[.S150]-5" office:value-type="float" office:value="-73.466796875" calcext:value-type="float">
            <text:p>-73.466796875</text:p>
          </table:table-cell>
        </table:table-row>
        <table:table-row table:style-name="ro1">
          <table:table-cell table:formula="of:=+1+[.A150]" office:value-type="float" office:value="148" calcext:value-type="float">
            <text:p>148</text:p>
          </table:table-cell>
          <table:table-cell office:value-type="float" office:value="-90" calcext:value-type="float">
            <text:p>-9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-80.63671875" calcext:value-type="float">
            <text:p>-80.63671875</text:p>
          </table:table-cell>
          <table:table-cell office:value-type="float" office:value="15.005859375" calcext:value-type="float">
            <text:p>15.005859375</text:p>
          </table:table-cell>
          <table:table-cell/>
          <table:table-cell table:formula="of:=[.B151]-[.E151]" office:value-type="float" office:value="-9.36328125" calcext:value-type="float">
            <text:p>-9.36328125</text:p>
          </table:table-cell>
          <table:table-cell table:formula="of:=[.F151]-[.C151]" office:value-type="float" office:value="-5.994140625" calcext:value-type="float">
            <text:p>-5.994140625</text:p>
          </table:table-cell>
          <table:table-cell table:number-columns-repeated="3"/>
          <table:table-cell office:value-type="float" office:value="3236" calcext:value-type="float">
            <text:p>3236</text:p>
          </table:table-cell>
          <table:table-cell office:value-type="float" office:value="2602" calcext:value-type="float">
            <text:p>2602</text:p>
          </table:table-cell>
          <table:table-cell/>
          <table:table-cell table:formula="of:=IF([.M151]&gt;2048; [.M151]-4096;[.M151])" office:value-type="float" office:value="-860" calcext:value-type="float">
            <text:p>-860</text:p>
          </table:table-cell>
          <table:table-cell table:formula="of:=IF([.N151]&gt;2048; [.N151]-4096;[.N151])" office:value-type="float" office:value="-1494" calcext:value-type="float">
            <text:p>-1494</text:p>
          </table:table-cell>
          <table:table-cell/>
          <table:table-cell table:formula="of:=[.P151]*90/1024" office:value-type="float" office:value="-75.5859375" calcext:value-type="float">
            <text:p>-75.5859375</text:p>
          </table:table-cell>
          <table:table-cell table:formula="of:=[.S151]-5" office:value-type="float" office:value="-80.5859375" calcext:value-type="float">
            <text:p>-80.5859375</text:p>
          </table:table-cell>
        </table:table-row>
        <table:table-row table:style-name="ro1">
          <table:table-cell table:formula="of:=+1+[.A151]" office:value-type="float" office:value="149" calcext:value-type="float">
            <text:p>149</text:p>
          </table:table-cell>
          <table:table-cell office:value-type="float" office:value="82.75" calcext:value-type="float">
            <text:p>82.75</text:p>
          </table:table-cell>
          <table:table-cell office:value-type="float" office:value="-19.6573" calcext:value-type="float">
            <text:p>-19.6573</text:p>
          </table:table-cell>
          <table:table-cell/>
          <table:table-cell office:value-type="float" office:value="92.33203125" calcext:value-type="float">
            <text:p>92.33203125</text:p>
          </table:table-cell>
          <table:table-cell office:value-type="float" office:value="-24.896484375" calcext:value-type="float">
            <text:p>-24.896484375</text:p>
          </table:table-cell>
          <table:table-cell/>
          <table:table-cell table:formula="of:=[.B152]-[.E152]" office:value-type="float" office:value="-9.58203125" calcext:value-type="float">
            <text:p>-9.58203125</text:p>
          </table:table-cell>
          <table:table-cell table:formula="of:=[.F152]-[.C152]" office:value-type="float" office:value="-5.239184375" calcext:value-type="float">
            <text:p>-5.239184375</text:p>
          </table:table-cell>
          <table:table-cell table:number-columns-repeated="3"/>
          <table:table-cell office:value-type="float" office:value="1108" calcext:value-type="float">
            <text:p>1108</text:p>
          </table:table-cell>
          <table:table-cell office:value-type="float" office:value="3056" calcext:value-type="float">
            <text:p>3056</text:p>
          </table:table-cell>
          <table:table-cell/>
          <table:table-cell table:formula="of:=IF([.M152]&gt;2048; [.M152]-4096;[.M152])" office:value-type="float" office:value="1108" calcext:value-type="float">
            <text:p>1108</text:p>
          </table:table-cell>
          <table:table-cell table:formula="of:=IF([.N152]&gt;2048; [.N152]-4096;[.N152])" office:value-type="float" office:value="-1040" calcext:value-type="float">
            <text:p>-1040</text:p>
          </table:table-cell>
          <table:table-cell/>
          <table:table-cell table:formula="of:=[.P152]*90/1024" office:value-type="float" office:value="97.3828125" calcext:value-type="float">
            <text:p>97.3828125</text:p>
          </table:table-cell>
          <table:table-cell table:formula="of:=[.S152]-5" office:value-type="float" office:value="92.3828125" calcext:value-type="float">
            <text:p>92.3828125</text:p>
          </table:table-cell>
        </table:table-row>
        <table:table-row table:style-name="ro1">
          <table:table-cell table:formula="of:=+1+[.A152]" office:value-type="float" office:value="150" calcext:value-type="float">
            <text:p>150</text:p>
          </table:table-cell>
          <table:table-cell office:value-type="float" office:value="74.58" calcext:value-type="float">
            <text:p>74.58</text:p>
          </table:table-cell>
          <table:table-cell office:value-type="float" office:value="-18.672" calcext:value-type="float">
            <text:p>-18.672</text:p>
          </table:table-cell>
          <table:table-cell/>
          <table:table-cell office:value-type="float" office:value="85.564453125" calcext:value-type="float">
            <text:p>85.564453125</text:p>
          </table:table-cell>
          <table:table-cell office:value-type="float" office:value="-25.072265625" calcext:value-type="float">
            <text:p>-25.072265625</text:p>
          </table:table-cell>
          <table:table-cell/>
          <table:table-cell table:formula="of:=[.B153]-[.E153]" office:value-type="float" office:value="-10.984453125" calcext:value-type="float">
            <text:p>-10.984453125</text:p>
          </table:table-cell>
          <table:table-cell table:formula="of:=[.F153]-[.C153]" office:value-type="float" office:value="-6.400265625" calcext:value-type="float">
            <text:p>-6.400265625</text:p>
          </table:table-cell>
          <table:table-cell table:number-columns-repeated="3"/>
          <table:table-cell office:value-type="float" office:value="1031" calcext:value-type="float">
            <text:p>1031</text:p>
          </table:table-cell>
          <table:table-cell office:value-type="float" office:value="3058" calcext:value-type="float">
            <text:p>3058</text:p>
          </table:table-cell>
          <table:table-cell/>
          <table:table-cell table:formula="of:=IF([.M153]&gt;2048; [.M153]-4096;[.M153])" office:value-type="float" office:value="1031" calcext:value-type="float">
            <text:p>1031</text:p>
          </table:table-cell>
          <table:table-cell table:formula="of:=IF([.N153]&gt;2048; [.N153]-4096;[.N153])" office:value-type="float" office:value="-1038" calcext:value-type="float">
            <text:p>-1038</text:p>
          </table:table-cell>
          <table:table-cell/>
          <table:table-cell table:formula="of:=[.P153]*90/1024" office:value-type="float" office:value="90.615234375" calcext:value-type="float">
            <text:p>90.615234375</text:p>
          </table:table-cell>
          <table:table-cell table:formula="of:=[.S153]-5" office:value-type="float" office:value="85.615234375" calcext:value-type="float">
            <text:p>85.615234375</text:p>
          </table:table-cell>
        </table:table-row>
        <table:table-row table:style-name="ro1">
          <table:table-cell table:formula="of:=+1+[.A153]" office:value-type="float" office:value="151" calcext:value-type="float">
            <text:p>151</text:p>
          </table:table-cell>
          <table:table-cell office:value-type="float" office:value="65.71" calcext:value-type="float">
            <text:p>65.71</text:p>
          </table:table-cell>
          <table:table-cell office:value-type="float" office:value="-18.1024" calcext:value-type="float">
            <text:p>-18.1024</text:p>
          </table:table-cell>
          <table:table-cell/>
          <table:table-cell office:value-type="float" office:value="77.56640625" calcext:value-type="float">
            <text:p>77.56640625</text:p>
          </table:table-cell>
          <table:table-cell office:value-type="float" office:value="-24.45703125" calcext:value-type="float">
            <text:p>-24.45703125</text:p>
          </table:table-cell>
          <table:table-cell/>
          <table:table-cell table:formula="of:=[.B154]-[.E154]" office:value-type="float" office:value="-11.85640625" calcext:value-type="float">
            <text:p>-11.85640625</text:p>
          </table:table-cell>
          <table:table-cell table:formula="of:=[.F154]-[.C154]" office:value-type="float" office:value="-6.35463125" calcext:value-type="float">
            <text:p>-6.35463125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IF([.M154]&gt;2048; [.M154]-4096;[.M154])" office:value-type="float" office:value="940" calcext:value-type="float">
            <text:p>940</text:p>
          </table:table-cell>
          <table:table-cell table:formula="of:=IF([.N154]&gt;2048; [.N154]-4096;[.N154])" office:value-type="float" office:value="-1045" calcext:value-type="float">
            <text:p>-1045</text:p>
          </table:table-cell>
          <table:table-cell/>
          <table:table-cell table:formula="of:=[.P154]*90/1024" office:value-type="float" office:value="82.6171875" calcext:value-type="float">
            <text:p>82.6171875</text:p>
          </table:table-cell>
          <table:table-cell table:formula="of:=[.S154]-5" office:value-type="float" office:value="77.6171875" calcext:value-type="float">
            <text:p>77.6171875</text:p>
          </table:table-cell>
        </table:table-row>
        <table:table-row table:style-name="ro1">
          <table:table-cell table:formula="of:=+1+[.A154]" office:value-type="float" office:value="152" calcext:value-type="float">
            <text:p>152</text:p>
          </table:table-cell>
          <table:table-cell office:value-type="float" office:value="56.5" calcext:value-type="float">
            <text:p>56.5</text:p>
          </table:table-cell>
          <table:table-cell office:value-type="float" office:value="-17.988" calcext:value-type="float">
            <text:p>-17.988</text:p>
          </table:table-cell>
          <table:table-cell/>
          <table:table-cell office:value-type="float" office:value="68.25" calcext:value-type="float">
            <text:p>68.25</text:p>
          </table:table-cell>
          <table:table-cell office:value-type="float" office:value="-24.28125" calcext:value-type="float">
            <text:p>-24.28125</text:p>
          </table:table-cell>
          <table:table-cell/>
          <table:table-cell table:formula="of:=[.B155]-[.E155]" office:value-type="float" office:value="-11.75" calcext:value-type="float">
            <text:p>-11.75</text:p>
          </table:table-cell>
          <table:table-cell table:formula="of:=[.F155]-[.C155]" office:value-type="float" office:value="-6.29325" calcext:value-type="float">
            <text:p>-6.29325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float" office:value="3049" calcext:value-type="float">
            <text:p>3049</text:p>
          </table:table-cell>
          <table:table-cell/>
          <table:table-cell table:formula="of:=IF([.M155]&gt;2048; [.M155]-4096;[.M155])" office:value-type="float" office:value="834" calcext:value-type="float">
            <text:p>834</text:p>
          </table:table-cell>
          <table:table-cell table:formula="of:=IF([.N155]&gt;2048; [.N155]-4096;[.N155])" office:value-type="float" office:value="-1047" calcext:value-type="float">
            <text:p>-1047</text:p>
          </table:table-cell>
          <table:table-cell/>
          <table:table-cell table:formula="of:=[.P155]*90/1024" office:value-type="float" office:value="73.30078125" calcext:value-type="float">
            <text:p>73.30078125</text:p>
          </table:table-cell>
          <table:table-cell table:formula="of:=[.S155]-5" office:value-type="float" office:value="68.30078125" calcext:value-type="float">
            <text:p>68.30078125</text:p>
          </table:table-cell>
        </table:table-row>
        <table:table-row table:style-name="ro1">
          <table:table-cell table:formula="of:=+1+[.A155]" office:value-type="float" office:value="153" calcext:value-type="float">
            <text:p>153</text:p>
          </table:table-cell>
          <table:table-cell office:value-type="float" office:value="47.41" calcext:value-type="float">
            <text:p>47.41</text:p>
          </table:table-cell>
          <table:table-cell office:value-type="float" office:value="-18.3375" calcext:value-type="float">
            <text:p>-18.3375</text:p>
          </table:table-cell>
          <table:table-cell/>
          <table:table-cell office:value-type="float" office:value="58.0546875" calcext:value-type="float">
            <text:p>58.0546875</text:p>
          </table:table-cell>
          <table:table-cell office:value-type="float" office:value="-24.720703125" calcext:value-type="float">
            <text:p>-24.720703125</text:p>
          </table:table-cell>
          <table:table-cell/>
          <table:table-cell table:formula="of:=[.B156]-[.E156]" office:value-type="float" office:value="-10.6446875" calcext:value-type="float">
            <text:p>-10.6446875</text:p>
          </table:table-cell>
          <table:table-cell table:formula="of:=[.F156]-[.C156]" office:value-type="float" office:value="-6.383203125" calcext:value-type="float">
            <text:p>-6.383203125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office:value-type="float" office:value="3054" calcext:value-type="float">
            <text:p>3054</text:p>
          </table:table-cell>
          <table:table-cell/>
          <table:table-cell table:formula="of:=IF([.M156]&gt;2048; [.M156]-4096;[.M156])" office:value-type="float" office:value="718" calcext:value-type="float">
            <text:p>718</text:p>
          </table:table-cell>
          <table:table-cell table:formula="of:=IF([.N156]&gt;2048; [.N156]-4096;[.N156])" office:value-type="float" office:value="-1042" calcext:value-type="float">
            <text:p>-1042</text:p>
          </table:table-cell>
          <table:table-cell/>
          <table:table-cell table:formula="of:=[.P156]*90/1024" office:value-type="float" office:value="63.10546875" calcext:value-type="float">
            <text:p>63.10546875</text:p>
          </table:table-cell>
          <table:table-cell table:formula="of:=[.S156]-5" office:value-type="float" office:value="58.10546875" calcext:value-type="float">
            <text:p>58.10546875</text:p>
          </table:table-cell>
        </table:table-row>
        <table:table-row table:style-name="ro1">
          <table:table-cell table:formula="of:=+1+[.A156]" office:value-type="float" office:value="154" calcext:value-type="float">
            <text:p>154</text:p>
          </table:table-cell>
          <table:table-cell office:value-type="float" office:value="38.86" calcext:value-type="float">
            <text:p>38.86</text:p>
          </table:table-cell>
          <table:table-cell office:value-type="float" office:value="-19.1254" calcext:value-type="float">
            <text:p>-19.1254</text:p>
          </table:table-cell>
          <table:table-cell/>
          <table:table-cell office:value-type="float" office:value="47.33203125" calcext:value-type="float">
            <text:p>47.33203125</text:p>
          </table:table-cell>
          <table:table-cell office:value-type="float" office:value="-25.51171875" calcext:value-type="float">
            <text:p>-25.51171875</text:p>
          </table:table-cell>
          <table:table-cell/>
          <table:table-cell table:formula="of:=[.B157]-[.E157]" office:value-type="float" office:value="-8.47203125" calcext:value-type="float">
            <text:p>-8.47203125</text:p>
          </table:table-cell>
          <table:table-cell table:formula="of:=[.F157]-[.C157]" office:value-type="float" office:value="-6.38631875" calcext:value-type="float">
            <text:p>-6.38631875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IF([.M157]&gt;2048; [.M157]-4096;[.M157])" office:value-type="float" office:value="596" calcext:value-type="float">
            <text:p>596</text:p>
          </table:table-cell>
          <table:table-cell table:formula="of:=IF([.N157]&gt;2048; [.N157]-4096;[.N157])" office:value-type="float" office:value="-1033" calcext:value-type="float">
            <text:p>-1033</text:p>
          </table:table-cell>
          <table:table-cell/>
          <table:table-cell table:formula="of:=[.P157]*90/1024" office:value-type="float" office:value="52.3828125" calcext:value-type="float">
            <text:p>52.3828125</text:p>
          </table:table-cell>
          <table:table-cell table:formula="of:=[.S157]-5" office:value-type="float" office:value="47.3828125" calcext:value-type="float">
            <text:p>47.3828125</text:p>
          </table:table-cell>
        </table:table-row>
        <table:table-row table:style-name="ro1">
          <table:table-cell table:formula="of:=+1+[.A157]"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35.37890625" calcext:value-type="float">
            <text:p>35.37890625</text:p>
          </table:table-cell>
          <table:table-cell office:value-type="float" office:value="-27.357421875" calcext:value-type="float">
            <text:p>-27.357421875</text:p>
          </table:table-cell>
          <table:table-cell/>
          <table:table-cell table:formula="of:=[.B158]-[.E158]" office:value-type="float" office:value="-5.37890625" calcext:value-type="float">
            <text:p>-5.37890625</text:p>
          </table:table-cell>
          <table:table-cell table:formula="of:=[.F158]-[.C158]" office:value-type="float" office:value="-6.357421875" calcext:value-type="float">
            <text:p>-6.357421875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3084" calcext:value-type="float">
            <text:p>3084</text:p>
          </table:table-cell>
          <table:table-cell/>
          <table:table-cell table:formula="of:=IF([.M158]&gt;2048; [.M158]-4096;[.M158])" office:value-type="float" office:value="460" calcext:value-type="float">
            <text:p>460</text:p>
          </table:table-cell>
          <table:table-cell table:formula="of:=IF([.N158]&gt;2048; [.N158]-4096;[.N158])" office:value-type="float" office:value="-1012" calcext:value-type="float">
            <text:p>-1012</text:p>
          </table:table-cell>
          <table:table-cell/>
          <table:table-cell table:formula="of:=[.P158]*90/1024" office:value-type="float" office:value="40.4296875" calcext:value-type="float">
            <text:p>40.4296875</text:p>
          </table:table-cell>
          <table:table-cell table:formula="of:=[.S158]-5" office:value-type="float" office:value="35.4296875" calcext:value-type="float">
            <text:p>35.4296875</text:p>
          </table:table-cell>
        </table:table-row>
        <table:table-row table:style-name="ro1">
          <table:table-cell table:formula="of:=+1+[.A158]" office:value-type="float" office:value="156" calcext:value-type="float">
            <text:p>156</text:p>
          </table:table-cell>
          <table:table-cell office:value-type="float" office:value="22.75" calcext:value-type="float">
            <text:p>22.75</text:p>
          </table:table-cell>
          <table:table-cell office:value-type="float" office:value="-19.6573" calcext:value-type="float">
            <text:p>-19.6573</text:p>
          </table:table-cell>
          <table:table-cell/>
          <table:table-cell office:value-type="float" office:value="25.359375" calcext:value-type="float">
            <text:p>25.359375</text:p>
          </table:table-cell>
          <table:table-cell office:value-type="float" office:value="-26.0390625" calcext:value-type="float">
            <text:p>-26.0390625</text:p>
          </table:table-cell>
          <table:table-cell/>
          <table:table-cell table:formula="of:=[.B159]-[.E159]" office:value-type="float" office:value="-2.609375" calcext:value-type="float">
            <text:p>-2.609375</text:p>
          </table:table-cell>
          <table:table-cell table:formula="of:=[.F159]-[.C159]" office:value-type="float" office:value="-6.3817625" calcext:value-type="float">
            <text:p>-6.3817625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3069" calcext:value-type="float">
            <text:p>3069</text:p>
          </table:table-cell>
          <table:table-cell/>
          <table:table-cell table:formula="of:=IF([.M159]&gt;2048; [.M159]-4096;[.M159])" office:value-type="float" office:value="346" calcext:value-type="float">
            <text:p>346</text:p>
          </table:table-cell>
          <table:table-cell table:formula="of:=IF([.N159]&gt;2048; [.N159]-4096;[.N159])" office:value-type="float" office:value="-1027" calcext:value-type="float">
            <text:p>-1027</text:p>
          </table:table-cell>
          <table:table-cell/>
          <table:table-cell table:formula="of:=[.P159]*90/1024" office:value-type="float" office:value="30.41015625" calcext:value-type="float">
            <text:p>30.41015625</text:p>
          </table:table-cell>
          <table:table-cell table:formula="of:=[.S159]-5" office:value-type="float" office:value="25.41015625" calcext:value-type="float">
            <text:p>25.41015625</text:p>
          </table:table-cell>
        </table:table-row>
        <table:table-row table:style-name="ro1">
          <table:table-cell table:formula="of:=+1+[.A159]" office:value-type="float" office:value="157" calcext:value-type="float">
            <text:p>157</text:p>
          </table:table-cell>
          <table:table-cell office:value-type="float" office:value="14.58" calcext:value-type="float">
            <text:p>14.58</text:p>
          </table:table-cell>
          <table:table-cell office:value-type="float" office:value="-18.672" calcext:value-type="float">
            <text:p>-18.672</text:p>
          </table:table-cell>
          <table:table-cell/>
          <table:table-cell office:value-type="float" office:value="13.669921875" calcext:value-type="float">
            <text:p>13.669921875</text:p>
          </table:table-cell>
          <table:table-cell office:value-type="float" office:value="-25.16015625" calcext:value-type="float">
            <text:p>-25.16015625</text:p>
          </table:table-cell>
          <table:table-cell/>
          <table:table-cell table:formula="of:=[.B160]-[.E160]" office:value-type="float" office:value="0.910078125" calcext:value-type="float">
            <text:p>0.910078125</text:p>
          </table:table-cell>
          <table:table-cell table:formula="of:=[.F160]-[.C160]" office:value-type="float" office:value="-6.48815625" calcext:value-type="float">
            <text:p>-6.4881562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3059" calcext:value-type="float">
            <text:p>3059</text:p>
          </table:table-cell>
          <table:table-cell/>
          <table:table-cell table:formula="of:=IF([.M160]&gt;2048; [.M160]-4096;[.M160])" office:value-type="float" office:value="213" calcext:value-type="float">
            <text:p>213</text:p>
          </table:table-cell>
          <table:table-cell table:formula="of:=IF([.N160]&gt;2048; [.N160]-4096;[.N160])" office:value-type="float" office:value="-1037" calcext:value-type="float">
            <text:p>-1037</text:p>
          </table:table-cell>
          <table:table-cell/>
          <table:table-cell table:formula="of:=[.P160]*90/1024" office:value-type="float" office:value="18.720703125" calcext:value-type="float">
            <text:p>18.720703125</text:p>
          </table:table-cell>
          <table:table-cell table:formula="of:=[.S160]-5" office:value-type="float" office:value="13.720703125" calcext:value-type="float">
            <text:p>13.720703125</text:p>
          </table:table-cell>
        </table:table-row>
        <table:table-row table:style-name="ro1">
          <table:table-cell table:formula="of:=+1+[.A160]" office:value-type="float" office:value="158" calcext:value-type="float">
            <text:p>158</text:p>
          </table:table-cell>
          <table:table-cell office:value-type="float" office:value="5.71" calcext:value-type="float">
            <text:p>5.71</text:p>
          </table:table-cell>
          <table:table-cell office:value-type="float" office:value="-18.1024" calcext:value-type="float">
            <text:p>-18.1024</text:p>
          </table:table-cell>
          <table:table-cell/>
          <table:table-cell office:value-type="float" office:value="1.541015625" calcext:value-type="float">
            <text:p>1.541015625</text:p>
          </table:table-cell>
          <table:table-cell office:value-type="float" office:value="-24.80859375" calcext:value-type="float">
            <text:p>-24.80859375</text:p>
          </table:table-cell>
          <table:table-cell/>
          <table:table-cell table:formula="of:=[.B161]-[.E161]" office:value-type="float" office:value="4.168984375" calcext:value-type="float">
            <text:p>4.168984375</text:p>
          </table:table-cell>
          <table:table-cell table:formula="of:=[.F161]-[.C161]" office:value-type="float" office:value="-6.70619375" calcext:value-type="float">
            <text:p>-6.706193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055" calcext:value-type="float">
            <text:p>3055</text:p>
          </table:table-cell>
          <table:table-cell/>
          <table:table-cell table:formula="of:=IF([.M161]&gt;2048; [.M161]-4096;[.M161])" office:value-type="float" office:value="75" calcext:value-type="float">
            <text:p>75</text:p>
          </table:table-cell>
          <table:table-cell table:formula="of:=IF([.N161]&gt;2048; [.N161]-4096;[.N161])" office:value-type="float" office:value="-1041" calcext:value-type="float">
            <text:p>-1041</text:p>
          </table:table-cell>
          <table:table-cell/>
          <table:table-cell table:formula="of:=[.P161]*90/1024" office:value-type="float" office:value="6.591796875" calcext:value-type="float">
            <text:p>6.591796875</text:p>
          </table:table-cell>
          <table:table-cell table:formula="of:=[.S161]-5" office:value-type="float" office:value="1.591796875" calcext:value-type="float">
            <text:p>1.591796875</text:p>
          </table:table-cell>
        </table:table-row>
        <table:table-row table:style-name="ro1">
          <table:table-cell table:formula="of:=+1+[.A161]" office:value-type="float" office:value="159" calcext:value-type="float">
            <text:p>159</text:p>
          </table:table-cell>
          <table:table-cell office:value-type="float" office:value="-3.5" calcext:value-type="float">
            <text:p>-3.5</text:p>
          </table:table-cell>
          <table:table-cell office:value-type="float" office:value="-17.988" calcext:value-type="float">
            <text:p>-17.988</text:p>
          </table:table-cell>
          <table:table-cell/>
          <table:table-cell office:value-type="float" office:value="-9.62109375" calcext:value-type="float">
            <text:p>-9.62109375</text:p>
          </table:table-cell>
          <table:table-cell office:value-type="float" office:value="-24.544921875" calcext:value-type="float">
            <text:p>-24.544921875</text:p>
          </table:table-cell>
          <table:table-cell/>
          <table:table-cell table:formula="of:=[.B162]-[.E162]" office:value-type="float" office:value="6.12109375" calcext:value-type="float">
            <text:p>6.12109375</text:p>
          </table:table-cell>
          <table:table-cell table:formula="of:=[.F162]-[.C162]" office:value-type="float" office:value="-6.556921875" calcext:value-type="float">
            <text:p>-6.556921875</text:p>
          </table:table-cell>
          <table:table-cell table:number-columns-repeated="3"/>
          <table:table-cell office:value-type="float" office:value="4044" calcext:value-type="float">
            <text:p>4044</text:p>
          </table:table-cell>
          <table:table-cell office:value-type="float" office:value="3052" calcext:value-type="float">
            <text:p>3052</text:p>
          </table:table-cell>
          <table:table-cell/>
          <table:table-cell table:formula="of:=IF([.M162]&gt;2048; [.M162]-4096;[.M162])" office:value-type="float" office:value="-52" calcext:value-type="float">
            <text:p>-52</text:p>
          </table:table-cell>
          <table:table-cell table:formula="of:=IF([.N162]&gt;2048; [.N162]-4096;[.N162])" office:value-type="float" office:value="-1044" calcext:value-type="float">
            <text:p>-1044</text:p>
          </table:table-cell>
          <table:table-cell/>
          <table:table-cell table:formula="of:=[.P162]*90/1024" office:value-type="float" office:value="-4.5703125" calcext:value-type="float">
            <text:p>-4.5703125</text:p>
          </table:table-cell>
          <table:table-cell table:formula="of:=[.S162]-5" office:value-type="float" office:value="-9.5703125" calcext:value-type="float">
            <text:p>-9.5703125</text:p>
          </table:table-cell>
        </table:table-row>
        <table:table-row table:style-name="ro1">
          <table:table-cell table:formula="of:=+1+[.A162]" office:value-type="float" office:value="160" calcext:value-type="float">
            <text:p>160</text:p>
          </table:table-cell>
          <table:table-cell office:value-type="float" office:value="-12.59" calcext:value-type="float">
            <text:p>-12.59</text:p>
          </table:table-cell>
          <table:table-cell office:value-type="float" office:value="-18.3375" calcext:value-type="float">
            <text:p>-18.3375</text:p>
          </table:table-cell>
          <table:table-cell/>
          <table:table-cell office:value-type="float" office:value="-16.740234375" calcext:value-type="float">
            <text:p>-16.740234375</text:p>
          </table:table-cell>
          <table:table-cell office:value-type="float" office:value="-24.984375" calcext:value-type="float">
            <text:p>-24.984375</text:p>
          </table:table-cell>
          <table:table-cell/>
          <table:table-cell table:formula="of:=[.B163]-[.E163]" office:value-type="float" office:value="4.150234375" calcext:value-type="float">
            <text:p>4.150234375</text:p>
          </table:table-cell>
          <table:table-cell table:formula="of:=[.F163]-[.C163]" office:value-type="float" office:value="-6.646875" calcext:value-type="float">
            <text:p>-6.646875</text:p>
          </table:table-cell>
          <table:table-cell table:number-columns-repeated="3"/>
          <table:table-cell office:value-type="float" office:value="3963" calcext:value-type="float">
            <text:p>3963</text:p>
          </table:table-cell>
          <table:table-cell office:value-type="float" office:value="3057" calcext:value-type="float">
            <text:p>3057</text:p>
          </table:table-cell>
          <table:table-cell/>
          <table:table-cell table:formula="of:=IF([.M163]&gt;2048; [.M163]-4096;[.M163])" office:value-type="float" office:value="-133" calcext:value-type="float">
            <text:p>-133</text:p>
          </table:table-cell>
          <table:table-cell table:formula="of:=IF([.N163]&gt;2048; [.N163]-4096;[.N163])" office:value-type="float" office:value="-1039" calcext:value-type="float">
            <text:p>-1039</text:p>
          </table:table-cell>
          <table:table-cell/>
          <table:table-cell table:formula="of:=[.P163]*90/1024" office:value-type="float" office:value="-11.689453125" calcext:value-type="float">
            <text:p>-11.689453125</text:p>
          </table:table-cell>
          <table:table-cell table:formula="of:=[.S163]-5" office:value-type="float" office:value="-16.689453125" calcext:value-type="float">
            <text:p>-16.689453125</text:p>
          </table:table-cell>
        </table:table-row>
        <table:table-row table:style-name="ro1">
          <table:table-cell table:formula="of:=+1+[.A163]" office:value-type="float" office:value="161" calcext:value-type="float">
            <text:p>161</text:p>
          </table:table-cell>
          <table:table-cell office:value-type="float" office:value="-21.14" calcext:value-type="float">
            <text:p>-21.14</text:p>
          </table:table-cell>
          <table:table-cell office:value-type="float" office:value="-19.1254" calcext:value-type="float">
            <text:p>-19.1254</text:p>
          </table:table-cell>
          <table:table-cell/>
          <table:table-cell office:value-type="float" office:value="-26.056640625" calcext:value-type="float">
            <text:p>-26.056640625</text:p>
          </table:table-cell>
          <table:table-cell office:value-type="float" office:value="-25.6875" calcext:value-type="float">
            <text:p>-25.6875</text:p>
          </table:table-cell>
          <table:table-cell/>
          <table:table-cell table:formula="of:=[.B164]-[.E164]" office:value-type="float" office:value="4.916640625" calcext:value-type="float">
            <text:p>4.916640625</text:p>
          </table:table-cell>
          <table:table-cell table:formula="of:=[.F164]-[.C164]" office:value-type="float" office:value="-6.5621" calcext:value-type="float">
            <text:p>-6.5621</text:p>
          </table:table-cell>
          <table:table-cell table:number-columns-repeated="3"/>
          <table:table-cell office:value-type="float" office:value="3857" calcext:value-type="float">
            <text:p>3857</text:p>
          </table:table-cell>
          <table:table-cell office:value-type="float" office:value="3065" calcext:value-type="float">
            <text:p>3065</text:p>
          </table:table-cell>
          <table:table-cell/>
          <table:table-cell table:formula="of:=IF([.M164]&gt;2048; [.M164]-4096;[.M164])" office:value-type="float" office:value="-239" calcext:value-type="float">
            <text:p>-239</text:p>
          </table:table-cell>
          <table:table-cell table:formula="of:=IF([.N164]&gt;2048; [.N164]-4096;[.N164])" office:value-type="float" office:value="-1031" calcext:value-type="float">
            <text:p>-1031</text:p>
          </table:table-cell>
          <table:table-cell/>
          <table:table-cell table:formula="of:=[.P164]*90/1024" office:value-type="float" office:value="-21.005859375" calcext:value-type="float">
            <text:p>-21.005859375</text:p>
          </table:table-cell>
          <table:table-cell table:formula="of:=[.S164]-5" office:value-type="float" office:value="-26.005859375" calcext:value-type="float">
            <text:p>-26.005859375</text:p>
          </table:table-cell>
        </table:table-row>
        <table:table-row table:style-name="ro1">
          <table:table-cell table:formula="of:=+1+[.A164]" office:value-type="float" office:value="162" calcext:value-type="float">
            <text:p>162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-34.142578125" calcext:value-type="float">
            <text:p>-34.142578125</text:p>
          </table:table-cell>
          <table:table-cell office:value-type="float" office:value="-27.708984375" calcext:value-type="float">
            <text:p>-27.708984375</text:p>
          </table:table-cell>
          <table:table-cell/>
          <table:table-cell table:formula="of:=[.B165]-[.E165]" office:value-type="float" office:value="4.142578125" calcext:value-type="float">
            <text:p>4.142578125</text:p>
          </table:table-cell>
          <table:table-cell table:formula="of:=[.F165]-[.C165]" office:value-type="float" office:value="-6.708984375" calcext:value-type="float">
            <text:p>-6.708984375</text:p>
          </table:table-cell>
          <table:table-cell table:number-columns-repeated="3"/>
          <table:table-cell office:value-type="float" office:value="3765" calcext:value-type="float">
            <text:p>3765</text:p>
          </table:table-cell>
          <table:table-cell office:value-type="float" office:value="3088" calcext:value-type="float">
            <text:p>3088</text:p>
          </table:table-cell>
          <table:table-cell/>
          <table:table-cell table:formula="of:=IF([.M165]&gt;2048; [.M165]-4096;[.M165])" office:value-type="float" office:value="-331" calcext:value-type="float">
            <text:p>-331</text:p>
          </table:table-cell>
          <table:table-cell table:formula="of:=IF([.N165]&gt;2048; [.N165]-4096;[.N165])" office:value-type="float" office:value="-1008" calcext:value-type="float">
            <text:p>-1008</text:p>
          </table:table-cell>
          <table:table-cell/>
          <table:table-cell table:formula="of:=[.P165]*90/1024" office:value-type="float" office:value="-29.091796875" calcext:value-type="float">
            <text:p>-29.091796875</text:p>
          </table:table-cell>
          <table:table-cell table:formula="of:=[.S165]-5" office:value-type="float" office:value="-34.091796875" calcext:value-type="float">
            <text:p>-34.091796875</text:p>
          </table:table-cell>
        </table:table-row>
        <table:table-row table:style-name="ro1">
          <table:table-cell table:formula="of:=+1+[.A165]" office:value-type="float" office:value="163" calcext:value-type="float">
            <text:p>163</text:p>
          </table:table-cell>
          <table:table-cell office:value-type="float" office:value="-37.25" calcext:value-type="float">
            <text:p>-37.25</text:p>
          </table:table-cell>
          <table:table-cell office:value-type="float" office:value="-19.6573" calcext:value-type="float">
            <text:p>-19.6573</text:p>
          </table:table-cell>
          <table:table-cell/>
          <table:table-cell office:value-type="float" office:value="-40.55859375" calcext:value-type="float">
            <text:p>-40.55859375</text:p>
          </table:table-cell>
          <table:table-cell office:value-type="float" office:value="-26.56640625" calcext:value-type="float">
            <text:p>-26.56640625</text:p>
          </table:table-cell>
          <table:table-cell/>
          <table:table-cell table:formula="of:=[.B166]-[.E166]" office:value-type="float" office:value="3.30859375" calcext:value-type="float">
            <text:p>3.30859375</text:p>
          </table:table-cell>
          <table:table-cell table:formula="of:=[.F166]-[.C166]" office:value-type="float" office:value="-6.90910625" calcext:value-type="float">
            <text:p>-6.90910625</text:p>
          </table:table-cell>
          <table:table-cell table:number-columns-repeated="3"/>
          <table:table-cell office:value-type="float" office:value="3692" calcext:value-type="float">
            <text:p>3692</text:p>
          </table:table-cell>
          <table:table-cell office:value-type="float" office:value="3075" calcext:value-type="float">
            <text:p>3075</text:p>
          </table:table-cell>
          <table:table-cell/>
          <table:table-cell table:formula="of:=IF([.M166]&gt;2048; [.M166]-4096;[.M166])" office:value-type="float" office:value="-404" calcext:value-type="float">
            <text:p>-404</text:p>
          </table:table-cell>
          <table:table-cell table:formula="of:=IF([.N166]&gt;2048; [.N166]-4096;[.N166])" office:value-type="float" office:value="-1021" calcext:value-type="float">
            <text:p>-1021</text:p>
          </table:table-cell>
          <table:table-cell/>
          <table:table-cell table:formula="of:=[.P166]*90/1024" office:value-type="float" office:value="-35.5078125" calcext:value-type="float">
            <text:p>-35.5078125</text:p>
          </table:table-cell>
          <table:table-cell table:formula="of:=[.S166]-5" office:value-type="float" office:value="-40.5078125" calcext:value-type="float">
            <text:p>-40.5078125</text:p>
          </table:table-cell>
        </table:table-row>
        <table:table-row table:style-name="ro1">
          <table:table-cell table:formula="of:=+1+[.A166]" office:value-type="float" office:value="164" calcext:value-type="float">
            <text:p>164</text:p>
          </table:table-cell>
          <table:table-cell office:value-type="float" office:value="-45.42" calcext:value-type="float">
            <text:p>-45.42</text:p>
          </table:table-cell>
          <table:table-cell office:value-type="float" office:value="-18.6719" calcext:value-type="float">
            <text:p>-18.6719</text:p>
          </table:table-cell>
          <table:table-cell/>
          <table:table-cell office:value-type="float" office:value="-47.0625" calcext:value-type="float">
            <text:p>-47.0625</text:p>
          </table:table-cell>
          <table:table-cell office:value-type="float" office:value="-25.423828125" calcext:value-type="float">
            <text:p>-25.423828125</text:p>
          </table:table-cell>
          <table:table-cell/>
          <table:table-cell table:formula="of:=[.B167]-[.E167]" office:value-type="float" office:value="1.6425" calcext:value-type="float">
            <text:p>1.6425</text:p>
          </table:table-cell>
          <table:table-cell table:formula="of:=[.F167]-[.C167]" office:value-type="float" office:value="-6.751928125" calcext:value-type="float">
            <text:p>-6.751928125</text:p>
          </table:table-cell>
          <table:table-cell table:number-columns-repeated="3"/>
          <table:table-cell office:value-type="float" office:value="3618" calcext:value-type="float">
            <text:p>3618</text:p>
          </table:table-cell>
          <table:table-cell office:value-type="float" office:value="3062" calcext:value-type="float">
            <text:p>3062</text:p>
          </table:table-cell>
          <table:table-cell/>
          <table:table-cell table:formula="of:=IF([.M167]&gt;2048; [.M167]-4096;[.M167])" office:value-type="float" office:value="-478" calcext:value-type="float">
            <text:p>-478</text:p>
          </table:table-cell>
          <table:table-cell table:formula="of:=IF([.N167]&gt;2048; [.N167]-4096;[.N167])" office:value-type="float" office:value="-1034" calcext:value-type="float">
            <text:p>-1034</text:p>
          </table:table-cell>
          <table:table-cell/>
          <table:table-cell table:formula="of:=[.P167]*90/1024" office:value-type="float" office:value="-42.01171875" calcext:value-type="float">
            <text:p>-42.01171875</text:p>
          </table:table-cell>
          <table:table-cell table:formula="of:=[.S167]-5" office:value-type="float" office:value="-47.01171875" calcext:value-type="float">
            <text:p>-47.01171875</text:p>
          </table:table-cell>
        </table:table-row>
        <table:table-row table:style-name="ro1">
          <table:table-cell table:formula="of:=+1+[.A167]" office:value-type="float" office:value="165" calcext:value-type="float">
            <text:p>165</text:p>
          </table:table-cell>
          <table:table-cell office:value-type="float" office:value="-54.29" calcext:value-type="float">
            <text:p>-54.29</text:p>
          </table:table-cell>
          <table:table-cell office:value-type="float" office:value="-18.1024" calcext:value-type="float">
            <text:p>-18.1024</text:p>
          </table:table-cell>
          <table:table-cell/>
          <table:table-cell office:value-type="float" office:value="-53.830078125" calcext:value-type="float">
            <text:p>-53.830078125</text:p>
          </table:table-cell>
          <table:table-cell office:value-type="float" office:value="-25.16015625" calcext:value-type="float">
            <text:p>-25.16015625</text:p>
          </table:table-cell>
          <table:table-cell/>
          <table:table-cell table:formula="of:=[.B168]-[.E168]" office:value-type="float" office:value="-0.459921874999999" calcext:value-type="float">
            <text:p>-0.459921874999999</text:p>
          </table:table-cell>
          <table:table-cell table:formula="of:=[.F168]-[.C168]" office:value-type="float" office:value="-7.05775625" calcext:value-type="float">
            <text:p>-7.05775625</text:p>
          </table:table-cell>
          <table:table-cell table:number-columns-repeated="3"/>
          <table:table-cell office:value-type="float" office:value="3541" calcext:value-type="float">
            <text:p>3541</text:p>
          </table:table-cell>
          <table:table-cell office:value-type="float" office:value="3059" calcext:value-type="float">
            <text:p>3059</text:p>
          </table:table-cell>
          <table:table-cell/>
          <table:table-cell table:formula="of:=IF([.M168]&gt;2048; [.M168]-4096;[.M168])" office:value-type="float" office:value="-555" calcext:value-type="float">
            <text:p>-555</text:p>
          </table:table-cell>
          <table:table-cell table:formula="of:=IF([.N168]&gt;2048; [.N168]-4096;[.N168])" office:value-type="float" office:value="-1037" calcext:value-type="float">
            <text:p>-1037</text:p>
          </table:table-cell>
          <table:table-cell/>
          <table:table-cell table:formula="of:=[.P168]*90/1024" office:value-type="float" office:value="-48.779296875" calcext:value-type="float">
            <text:p>-48.779296875</text:p>
          </table:table-cell>
          <table:table-cell table:formula="of:=[.S168]-5" office:value-type="float" office:value="-53.779296875" calcext:value-type="float">
            <text:p>-53.779296875</text:p>
          </table:table-cell>
        </table:table-row>
        <table:table-row table:style-name="ro1">
          <table:table-cell table:formula="of:=+1+[.A168]" office:value-type="float" office:value="166" calcext:value-type="float">
            <text:p>166</text:p>
          </table:table-cell>
          <table:table-cell office:value-type="float" office:value="-63.5" calcext:value-type="float">
            <text:p>-63.5</text:p>
          </table:table-cell>
          <table:table-cell office:value-type="float" office:value="-17.9881" calcext:value-type="float">
            <text:p>-17.9881</text:p>
          </table:table-cell>
          <table:table-cell/>
          <table:table-cell office:value-type="float" office:value="-60.509765625" calcext:value-type="float">
            <text:p>-60.509765625</text:p>
          </table:table-cell>
          <table:table-cell office:value-type="float" office:value="-24.984375" calcext:value-type="float">
            <text:p>-24.984375</text:p>
          </table:table-cell>
          <table:table-cell/>
          <table:table-cell table:formula="of:=[.B169]-[.E169]" office:value-type="float" office:value="-2.990234375" calcext:value-type="float">
            <text:p>-2.990234375</text:p>
          </table:table-cell>
          <table:table-cell table:formula="of:=[.F169]-[.C169]" office:value-type="float" office:value="-6.996275" calcext:value-type="float">
            <text:p>-6.996275</text:p>
          </table:table-cell>
          <table:table-cell table:number-columns-repeated="3"/>
          <table:table-cell office:value-type="float" office:value="3465" calcext:value-type="float">
            <text:p>3465</text:p>
          </table:table-cell>
          <table:table-cell office:value-type="float" office:value="3057" calcext:value-type="float">
            <text:p>3057</text:p>
          </table:table-cell>
          <table:table-cell/>
          <table:table-cell table:formula="of:=IF([.M169]&gt;2048; [.M169]-4096;[.M169])" office:value-type="float" office:value="-631" calcext:value-type="float">
            <text:p>-631</text:p>
          </table:table-cell>
          <table:table-cell table:formula="of:=IF([.N169]&gt;2048; [.N169]-4096;[.N169])" office:value-type="float" office:value="-1039" calcext:value-type="float">
            <text:p>-1039</text:p>
          </table:table-cell>
          <table:table-cell/>
          <table:table-cell table:formula="of:=[.P169]*90/1024" office:value-type="float" office:value="-55.458984375" calcext:value-type="float">
            <text:p>-55.458984375</text:p>
          </table:table-cell>
          <table:table-cell table:formula="of:=[.S169]-5" office:value-type="float" office:value="-60.458984375" calcext:value-type="float">
            <text:p>-60.458984375</text:p>
          </table:table-cell>
        </table:table-row>
        <table:table-row table:style-name="ro1">
          <table:table-cell table:formula="of:=+1+[.A169]" office:value-type="float" office:value="167" calcext:value-type="float">
            <text:p>167</text:p>
          </table:table-cell>
          <table:table-cell office:value-type="float" office:value="-72.59" calcext:value-type="float">
            <text:p>-72.59</text:p>
          </table:table-cell>
          <table:table-cell office:value-type="float" office:value="-18.3375" calcext:value-type="float">
            <text:p>-18.3375</text:p>
          </table:table-cell>
          <table:table-cell/>
          <table:table-cell office:value-type="float" office:value="-67.1015625" calcext:value-type="float">
            <text:p>-67.1015625</text:p>
          </table:table-cell>
          <table:table-cell office:value-type="float" office:value="-25.599609375" calcext:value-type="float">
            <text:p>-25.599609375</text:p>
          </table:table-cell>
          <table:table-cell/>
          <table:table-cell table:formula="of:=[.B170]-[.E170]" office:value-type="float" office:value="-5.4884375" calcext:value-type="float">
            <text:p>-5.4884375</text:p>
          </table:table-cell>
          <table:table-cell table:formula="of:=[.F170]-[.C170]" office:value-type="float" office:value="-7.262109375" calcext:value-type="float">
            <text:p>-7.262109375</text:p>
          </table:table-cell>
          <table:table-cell table:number-columns-repeated="3"/>
          <table:table-cell office:value-type="float" office:value="3390" calcext:value-type="float">
            <text:p>3390</text:p>
          </table:table-cell>
          <table:table-cell office:value-type="float" office:value="3064" calcext:value-type="float">
            <text:p>3064</text:p>
          </table:table-cell>
          <table:table-cell/>
          <table:table-cell table:formula="of:=IF([.M170]&gt;2048; [.M170]-4096;[.M170])" office:value-type="float" office:value="-706" calcext:value-type="float">
            <text:p>-706</text:p>
          </table:table-cell>
          <table:table-cell table:formula="of:=IF([.N170]&gt;2048; [.N170]-4096;[.N170])" office:value-type="float" office:value="-1032" calcext:value-type="float">
            <text:p>-1032</text:p>
          </table:table-cell>
          <table:table-cell/>
          <table:table-cell table:formula="of:=[.P170]*90/1024" office:value-type="float" office:value="-62.05078125" calcext:value-type="float">
            <text:p>-62.05078125</text:p>
          </table:table-cell>
          <table:table-cell table:formula="of:=[.S170]-5" office:value-type="float" office:value="-67.05078125" calcext:value-type="float">
            <text:p>-67.05078125</text:p>
          </table:table-cell>
        </table:table-row>
        <table:table-row table:style-name="ro1">
          <table:table-cell table:formula="of:=+1+[.A170]" office:value-type="float" office:value="168" calcext:value-type="float">
            <text:p>168</text:p>
          </table:table-cell>
          <table:table-cell office:value-type="float" office:value="-81.14" calcext:value-type="float">
            <text:p>-81.14</text:p>
          </table:table-cell>
          <table:table-cell office:value-type="float" office:value="-19.1254" calcext:value-type="float">
            <text:p>-19.1254</text:p>
          </table:table-cell>
          <table:table-cell/>
          <table:table-cell office:value-type="float" office:value="-73.517578125" calcext:value-type="float">
            <text:p>-73.517578125</text:p>
          </table:table-cell>
          <table:table-cell office:value-type="float" office:value="-26.21484375" calcext:value-type="float">
            <text:p>-26.21484375</text:p>
          </table:table-cell>
          <table:table-cell/>
          <table:table-cell table:formula="of:=[.B171]-[.E171]" office:value-type="float" office:value="-7.622421875" calcext:value-type="float">
            <text:p>-7.622421875</text:p>
          </table:table-cell>
          <table:table-cell table:formula="of:=[.F171]-[.C171]" office:value-type="float" office:value="-7.08944375" calcext:value-type="float">
            <text:p>-7.08944375</text:p>
          </table:table-cell>
          <table:table-cell table:number-columns-repeated="3"/>
          <table:table-cell office:value-type="float" office:value="3317" calcext:value-type="float">
            <text:p>3317</text:p>
          </table:table-cell>
          <table:table-cell office:value-type="float" office:value="3071" calcext:value-type="float">
            <text:p>3071</text:p>
          </table:table-cell>
          <table:table-cell/>
          <table:table-cell table:formula="of:=IF([.M171]&gt;2048; [.M171]-4096;[.M171])" office:value-type="float" office:value="-779" calcext:value-type="float">
            <text:p>-779</text:p>
          </table:table-cell>
          <table:table-cell table:formula="of:=IF([.N171]&gt;2048; [.N171]-4096;[.N171])" office:value-type="float" office:value="-1025" calcext:value-type="float">
            <text:p>-1025</text:p>
          </table:table-cell>
          <table:table-cell/>
          <table:table-cell table:formula="of:=[.P171]*90/1024" office:value-type="float" office:value="-68.466796875" calcext:value-type="float">
            <text:p>-68.466796875</text:p>
          </table:table-cell>
          <table:table-cell table:formula="of:=[.S171]-5" office:value-type="float" office:value="-73.466796875" calcext:value-type="float">
            <text:p>-73.466796875</text:p>
          </table:table-cell>
        </table:table-row>
        <table:table-row table:style-name="ro1">
          <table:table-cell table:formula="of:=+1+[.A171]"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7.869140625" calcext:value-type="float">
            <text:p>97.869140625</text:p>
          </table:table-cell>
          <table:table-cell office:value-type="float" office:value="17.02734375" calcext:value-type="float">
            <text:p>17.02734375</text:p>
          </table:table-cell>
          <table:table-cell/>
          <table:table-cell table:formula="of:=[.B172]-[.E172]" office:value-type="float" office:value="-7.869140625" calcext:value-type="float">
            <text:p>-7.869140625</text:p>
          </table:table-cell>
          <table:table-cell table:formula="of:=[.F172]-[.C172]" office:value-type="float" office:value="-6.97265625" calcext:value-type="float">
            <text:p>-6.97265625</text:p>
          </table:table-cell>
          <table:table-cell table:number-columns-repeated="3"/>
          <table:table-cell office:value-type="float" office:value="1171" calcext:value-type="float">
            <text:p>1171</text:p>
          </table:table-cell>
          <table:table-cell office:value-type="float" office:value="2579" calcext:value-type="float">
            <text:p>2579</text:p>
          </table:table-cell>
          <table:table-cell/>
          <table:table-cell table:formula="of:=IF([.M172]&gt;2048; [.M172]-4096;[.M172])" office:value-type="float" office:value="1171" calcext:value-type="float">
            <text:p>1171</text:p>
          </table:table-cell>
          <table:table-cell table:formula="of:=IF([.N172]&gt;2048; [.N172]-4096;[.N172])" office:value-type="float" office:value="-1517" calcext:value-type="float">
            <text:p>-1517</text:p>
          </table:table-cell>
          <table:table-cell/>
          <table:table-cell table:formula="of:=[.P172]*90/1024" office:value-type="float" office:value="102.919921875" calcext:value-type="float">
            <text:p>102.919921875</text:p>
          </table:table-cell>
          <table:table-cell table:formula="of:=[.S172]-5" office:value-type="float" office:value="97.919921875" calcext:value-type="float">
            <text:p>97.919921875</text:p>
          </table:table-cell>
        </table:table-row>
        <table:table-row table:style-name="ro1">
          <table:table-cell table:formula="of:=+1+[.A172]" office:value-type="float" office:value="170" calcext:value-type="float">
            <text:p>170</text:p>
          </table:table-cell>
          <table:table-cell office:value-type="float" office:value="83.7" calcext:value-type="float">
            <text:p>83.7</text:p>
          </table:table-cell>
          <table:table-cell office:value-type="float" office:value="22.6365" calcext:value-type="float">
            <text:p>22.6365</text:p>
          </table:table-cell>
          <table:table-cell/>
          <table:table-cell office:value-type="float" office:value="93.298828125" calcext:value-type="float">
            <text:p>93.298828125</text:p>
          </table:table-cell>
          <table:table-cell office:value-type="float" office:value="15.708984375" calcext:value-type="float">
            <text:p>15.708984375</text:p>
          </table:table-cell>
          <table:table-cell/>
          <table:table-cell table:formula="of:=[.B173]-[.E173]" office:value-type="float" office:value="-9.598828125" calcext:value-type="float">
            <text:p>-9.598828125</text:p>
          </table:table-cell>
          <table:table-cell table:formula="of:=[.F173]-[.C173]" office:value-type="float" office:value="-6.927515625" calcext:value-type="float">
            <text:p>-6.927515625</text:p>
          </table:table-cell>
          <table:table-cell table:number-columns-repeated="3"/>
          <table:table-cell office:value-type="float" office:value="1119" calcext:value-type="float">
            <text:p>1119</text:p>
          </table:table-cell>
          <table:table-cell office:value-type="float" office:value="2594" calcext:value-type="float">
            <text:p>2594</text:p>
          </table:table-cell>
          <table:table-cell/>
          <table:table-cell table:formula="of:=IF([.M173]&gt;2048; [.M173]-4096;[.M173])" office:value-type="float" office:value="1119" calcext:value-type="float">
            <text:p>1119</text:p>
          </table:table-cell>
          <table:table-cell table:formula="of:=IF([.N173]&gt;2048; [.N173]-4096;[.N173])" office:value-type="float" office:value="-1502" calcext:value-type="float">
            <text:p>-1502</text:p>
          </table:table-cell>
          <table:table-cell/>
          <table:table-cell table:formula="of:=[.P173]*90/1024" office:value-type="float" office:value="98.349609375" calcext:value-type="float">
            <text:p>98.349609375</text:p>
          </table:table-cell>
          <table:table-cell table:formula="of:=[.S173]-5" office:value-type="float" office:value="93.349609375" calcext:value-type="float">
            <text:p>93.349609375</text:p>
          </table:table-cell>
        </table:table-row>
        <table:table-row table:style-name="ro1">
          <table:table-cell table:formula="of:=+1+[.A173]" office:value-type="float" office:value="171" calcext:value-type="float">
            <text:p>171</text:p>
          </table:table-cell>
          <table:table-cell office:value-type="float" office:value="76.7" calcext:value-type="float">
            <text:p>76.7</text:p>
          </table:table-cell>
          <table:table-cell office:value-type="float" office:value="21.5787" calcext:value-type="float">
            <text:p>21.5787</text:p>
          </table:table-cell>
          <table:table-cell/>
          <table:table-cell office:value-type="float" office:value="87.5859375" calcext:value-type="float">
            <text:p>87.5859375</text:p>
          </table:table-cell>
          <table:table-cell office:value-type="float" office:value="14.91796875" calcext:value-type="float">
            <text:p>14.91796875</text:p>
          </table:table-cell>
          <table:table-cell/>
          <table:table-cell table:formula="of:=[.B174]-[.E174]" office:value-type="float" office:value="-10.8859375" calcext:value-type="float">
            <text:p>-10.8859375</text:p>
          </table:table-cell>
          <table:table-cell table:formula="of:=[.F174]-[.C174]" office:value-type="float" office:value="-6.66073125" calcext:value-type="float">
            <text:p>-6.66073125</text:p>
          </table:table-cell>
          <table:table-cell table:number-columns-repeated="3"/>
          <table:table-cell office:value-type="float" office:value="1054" calcext:value-type="float">
            <text:p>1054</text:p>
          </table:table-cell>
          <table:table-cell office:value-type="float" office:value="2603" calcext:value-type="float">
            <text:p>2603</text:p>
          </table:table-cell>
          <table:table-cell/>
          <table:table-cell table:formula="of:=IF([.M174]&gt;2048; [.M174]-4096;[.M174])" office:value-type="float" office:value="1054" calcext:value-type="float">
            <text:p>1054</text:p>
          </table:table-cell>
          <table:table-cell table:formula="of:=IF([.N174]&gt;2048; [.N174]-4096;[.N174])" office:value-type="float" office:value="-1493" calcext:value-type="float">
            <text:p>-1493</text:p>
          </table:table-cell>
          <table:table-cell/>
          <table:table-cell table:formula="of:=[.P174]*90/1024" office:value-type="float" office:value="92.63671875" calcext:value-type="float">
            <text:p>92.63671875</text:p>
          </table:table-cell>
          <table:table-cell table:formula="of:=[.S174]-5" office:value-type="float" office:value="87.63671875" calcext:value-type="float">
            <text:p>87.63671875</text:p>
          </table:table-cell>
        </table:table-row>
        <table:table-row table:style-name="ro1">
          <table:table-cell table:formula="of:=+1+[.A174]" office:value-type="float" office:value="172" calcext:value-type="float">
            <text:p>172</text:p>
          </table:table-cell>
          <table:table-cell office:value-type="float" office:value="69.1" calcext:value-type="float">
            <text:p>69.1</text:p>
          </table:table-cell>
          <table:table-cell office:value-type="float" office:value="20.8733" calcext:value-type="float">
            <text:p>20.8733</text:p>
          </table:table-cell>
          <table:table-cell/>
          <table:table-cell office:value-type="float" office:value="80.73046875" calcext:value-type="float">
            <text:p>80.73046875</text:p>
          </table:table-cell>
          <table:table-cell office:value-type="float" office:value="13.86328125" calcext:value-type="float">
            <text:p>13.86328125</text:p>
          </table:table-cell>
          <table:table-cell/>
          <table:table-cell table:formula="of:=[.B175]-[.E175]" office:value-type="float" office:value="-11.63046875" calcext:value-type="float">
            <text:p>-11.63046875</text:p>
          </table:table-cell>
          <table:table-cell table:formula="of:=[.F175]-[.C175]" office:value-type="float" office:value="-7.01001875" calcext:value-type="float">
            <text:p>-7.01001875</text:p>
          </table:table-cell>
          <table:table-cell table:number-columns-repeated="3"/>
          <table:table-cell office:value-type="float" office:value="976" calcext:value-type="float">
            <text:p>976</text:p>
          </table:table-cell>
          <table:table-cell office:value-type="float" office:value="2615" calcext:value-type="float">
            <text:p>2615</text:p>
          </table:table-cell>
          <table:table-cell/>
          <table:table-cell table:formula="of:=IF([.M175]&gt;2048; [.M175]-4096;[.M175])" office:value-type="float" office:value="976" calcext:value-type="float">
            <text:p>976</text:p>
          </table:table-cell>
          <table:table-cell table:formula="of:=IF([.N175]&gt;2048; [.N175]-4096;[.N175])" office:value-type="float" office:value="-1481" calcext:value-type="float">
            <text:p>-1481</text:p>
          </table:table-cell>
          <table:table-cell/>
          <table:table-cell table:formula="of:=[.P175]*90/1024" office:value-type="float" office:value="85.78125" calcext:value-type="float">
            <text:p>85.78125</text:p>
          </table:table-cell>
          <table:table-cell table:formula="of:=[.S175]-5" office:value-type="float" office:value="80.78125" calcext:value-type="float">
            <text:p>80.78125</text:p>
          </table:table-cell>
        </table:table-row>
        <table:table-row table:style-name="ro1">
          <table:table-cell table:formula="of:=+1+[.A175]" office:value-type="float" office:value="173" calcext:value-type="float">
            <text:p>173</text:p>
          </table:table-cell>
          <table:table-cell office:value-type="float" office:value="61.12" calcext:value-type="float">
            <text:p>61.12</text:p>
          </table:table-cell>
          <table:table-cell office:value-type="float" office:value="20.5565" calcext:value-type="float">
            <text:p>20.5565</text:p>
          </table:table-cell>
          <table:table-cell/>
          <table:table-cell office:value-type="float" office:value="73.083984375" calcext:value-type="float">
            <text:p>73.083984375</text:p>
          </table:table-cell>
          <table:table-cell office:value-type="float" office:value="13.51171875" calcext:value-type="float">
            <text:p>13.51171875</text:p>
          </table:table-cell>
          <table:table-cell/>
          <table:table-cell table:formula="of:=[.B176]-[.E176]" office:value-type="float" office:value="-11.963984375" calcext:value-type="float">
            <text:p>-11.963984375</text:p>
          </table:table-cell>
          <table:table-cell table:formula="of:=[.F176]-[.C176]" office:value-type="float" office:value="-7.04478125" calcext:value-type="float">
            <text:p>-7.04478125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 office:value-type="float" office:value="2619" calcext:value-type="float">
            <text:p>2619</text:p>
          </table:table-cell>
          <table:table-cell/>
          <table:table-cell table:formula="of:=IF([.M176]&gt;2048; [.M176]-4096;[.M176])" office:value-type="float" office:value="889" calcext:value-type="float">
            <text:p>889</text:p>
          </table:table-cell>
          <table:table-cell table:formula="of:=IF([.N176]&gt;2048; [.N176]-4096;[.N176])" office:value-type="float" office:value="-1477" calcext:value-type="float">
            <text:p>-1477</text:p>
          </table:table-cell>
          <table:table-cell/>
          <table:table-cell table:formula="of:=[.P176]*90/1024" office:value-type="float" office:value="78.134765625" calcext:value-type="float">
            <text:p>78.134765625</text:p>
          </table:table-cell>
          <table:table-cell table:formula="of:=[.S176]-5" office:value-type="float" office:value="73.134765625" calcext:value-type="float">
            <text:p>73.134765625</text:p>
          </table:table-cell>
        </table:table-row>
        <table:table-row table:style-name="ro1">
          <table:table-cell table:formula="of:=+1+[.A176]" office:value-type="float" office:value="174" calcext:value-type="float">
            <text:p>174</text:p>
          </table:table-cell>
          <table:table-cell office:value-type="float" office:value="53.05" calcext:value-type="float">
            <text:p>53.05</text:p>
          </table:table-cell>
          <table:table-cell office:value-type="float" office:value="20.6462" calcext:value-type="float">
            <text:p>20.6462</text:p>
          </table:table-cell>
          <table:table-cell/>
          <table:table-cell office:value-type="float" office:value="64.470703125" calcext:value-type="float">
            <text:p>64.470703125</text:p>
          </table:table-cell>
          <table:table-cell office:value-type="float" office:value="13.6875" calcext:value-type="float">
            <text:p>13.6875</text:p>
          </table:table-cell>
          <table:table-cell/>
          <table:table-cell table:formula="of:=[.B177]-[.E177]" office:value-type="float" office:value="-11.420703125" calcext:value-type="float">
            <text:p>-11.420703125</text:p>
          </table:table-cell>
          <table:table-cell table:formula="of:=[.F177]-[.C177]" office:value-type="float" office:value="-6.9587" calcext:value-type="float">
            <text:p>-6.9587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 office:value-type="float" office:value="2617" calcext:value-type="float">
            <text:p>2617</text:p>
          </table:table-cell>
          <table:table-cell/>
          <table:table-cell table:formula="of:=IF([.M177]&gt;2048; [.M177]-4096;[.M177])" office:value-type="float" office:value="791" calcext:value-type="float">
            <text:p>791</text:p>
          </table:table-cell>
          <table:table-cell table:formula="of:=IF([.N177]&gt;2048; [.N177]-4096;[.N177])" office:value-type="float" office:value="-1479" calcext:value-type="float">
            <text:p>-1479</text:p>
          </table:table-cell>
          <table:table-cell/>
          <table:table-cell table:formula="of:=[.P177]*90/1024" office:value-type="float" office:value="69.521484375" calcext:value-type="float">
            <text:p>69.521484375</text:p>
          </table:table-cell>
          <table:table-cell table:formula="of:=[.S177]-5" office:value-type="float" office:value="64.521484375" calcext:value-type="float">
            <text:p>64.521484375</text:p>
          </table:table-cell>
        </table:table-row>
        <table:table-row table:style-name="ro1">
          <table:table-cell table:formula="of:=+1+[.A177]" office:value-type="float" office:value="175" calcext:value-type="float">
            <text:p>175</text:p>
          </table:table-cell>
          <table:table-cell office:value-type="float" office:value="45.21" calcext:value-type="float">
            <text:p>45.21</text:p>
          </table:table-cell>
          <table:table-cell office:value-type="float" office:value="21.1372" calcext:value-type="float">
            <text:p>21.1372</text:p>
          </table:table-cell>
          <table:table-cell/>
          <table:table-cell office:value-type="float" office:value="55.2421875" calcext:value-type="float">
            <text:p>55.2421875</text:p>
          </table:table-cell>
          <table:table-cell office:value-type="float" office:value="14.21484375" calcext:value-type="float">
            <text:p>14.21484375</text:p>
          </table:table-cell>
          <table:table-cell/>
          <table:table-cell table:formula="of:=[.B178]-[.E178]" office:value-type="float" office:value="-10.0321875" calcext:value-type="float">
            <text:p>-10.0321875</text:p>
          </table:table-cell>
          <table:table-cell table:formula="of:=[.F178]-[.C178]" office:value-type="float" office:value="-6.92235625" calcext:value-type="float">
            <text:p>-6.92235625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IF([.M178]&gt;2048; [.M178]-4096;[.M178])" office:value-type="float" office:value="686" calcext:value-type="float">
            <text:p>686</text:p>
          </table:table-cell>
          <table:table-cell table:formula="of:=IF([.N178]&gt;2048; [.N178]-4096;[.N178])" office:value-type="float" office:value="-1485" calcext:value-type="float">
            <text:p>-1485</text:p>
          </table:table-cell>
          <table:table-cell/>
          <table:table-cell table:formula="of:=[.P178]*90/1024" office:value-type="float" office:value="60.29296875" calcext:value-type="float">
            <text:p>60.29296875</text:p>
          </table:table-cell>
          <table:table-cell table:formula="of:=[.S178]-5" office:value-type="float" office:value="55.29296875" calcext:value-type="float">
            <text:p>55.29296875</text:p>
          </table:table-cell>
        </table:table-row>
        <table:table-row table:style-name="ro1">
          <table:table-cell table:formula="of:=+1+[.A178]" office:value-type="float" office:value="176" calcext:value-type="float">
            <text:p>176</text:p>
          </table:table-cell>
          <table:table-cell office:value-type="float" office:value="37.85" calcext:value-type="float">
            <text:p>37.85</text:p>
          </table:table-cell>
          <table:table-cell office:value-type="float" office:value="22.0027" calcext:value-type="float">
            <text:p>22.0027</text:p>
          </table:table-cell>
          <table:table-cell/>
          <table:table-cell office:value-type="float" office:value="45.92578125" calcext:value-type="float">
            <text:p>45.92578125</text:p>
          </table:table-cell>
          <table:table-cell office:value-type="float" office:value="15.181640625" calcext:value-type="float">
            <text:p>15.181640625</text:p>
          </table:table-cell>
          <table:table-cell/>
          <table:table-cell table:formula="of:=[.B179]-[.E179]" office:value-type="float" office:value="-8.07578125" calcext:value-type="float">
            <text:p>-8.07578125</text:p>
          </table:table-cell>
          <table:table-cell table:formula="of:=[.F179]-[.C179]" office:value-type="float" office:value="-6.821059375" calcext:value-type="float">
            <text:p>-6.821059375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float" office:value="2600" calcext:value-type="float">
            <text:p>2600</text:p>
          </table:table-cell>
          <table:table-cell/>
          <table:table-cell table:formula="of:=IF([.M179]&gt;2048; [.M179]-4096;[.M179])" office:value-type="float" office:value="580" calcext:value-type="float">
            <text:p>580</text:p>
          </table:table-cell>
          <table:table-cell table:formula="of:=IF([.N179]&gt;2048; [.N179]-4096;[.N179])" office:value-type="float" office:value="-1496" calcext:value-type="float">
            <text:p>-1496</text:p>
          </table:table-cell>
          <table:table-cell/>
          <table:table-cell table:formula="of:=[.P179]*90/1024" office:value-type="float" office:value="50.9765625" calcext:value-type="float">
            <text:p>50.9765625</text:p>
          </table:table-cell>
          <table:table-cell table:formula="of:=[.S179]-5" office:value-type="float" office:value="45.9765625" calcext:value-type="float">
            <text:p>45.9765625</text:p>
          </table:table-cell>
        </table:table-row>
        <table:table-row table:style-name="ro1">
          <table:table-cell table:formula="of:=+1+[.A179]"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5.466796875" calcext:value-type="float">
            <text:p>35.466796875</text:p>
          </table:table-cell>
          <table:table-cell office:value-type="float" office:value="16.8515625" calcext:value-type="float">
            <text:p>16.8515625</text:p>
          </table:table-cell>
          <table:table-cell/>
          <table:table-cell table:formula="of:=[.B180]-[.E180]" office:value-type="float" office:value="-5.466796875" calcext:value-type="float">
            <text:p>-5.466796875</text:p>
          </table:table-cell>
          <table:table-cell table:formula="of:=[.F180]-[.C180]" office:value-type="float" office:value="-7.1484375" calcext:value-type="float">
            <text:p>-7.1484375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2581" calcext:value-type="float">
            <text:p>2581</text:p>
          </table:table-cell>
          <table:table-cell/>
          <table:table-cell table:formula="of:=IF([.M180]&gt;2048; [.M180]-4096;[.M180])" office:value-type="float" office:value="461" calcext:value-type="float">
            <text:p>461</text:p>
          </table:table-cell>
          <table:table-cell table:formula="of:=IF([.N180]&gt;2048; [.N180]-4096;[.N180])" office:value-type="float" office:value="-1515" calcext:value-type="float">
            <text:p>-1515</text:p>
          </table:table-cell>
          <table:table-cell/>
          <table:table-cell table:formula="of:=[.P180]*90/1024" office:value-type="float" office:value="40.517578125" calcext:value-type="float">
            <text:p>40.517578125</text:p>
          </table:table-cell>
          <table:table-cell table:formula="of:=[.S180]-5" office:value-type="float" office:value="35.517578125" calcext:value-type="float">
            <text:p>35.517578125</text:p>
          </table:table-cell>
        </table:table-row>
        <table:table-row table:style-name="ro1">
          <table:table-cell table:formula="of:=+1+[.A180]" office:value-type="float" office:value="178" calcext:value-type="float">
            <text:p>178</text:p>
          </table:table-cell>
          <table:table-cell office:value-type="float" office:value="23.71" calcext:value-type="float">
            <text:p>23.71</text:p>
          </table:table-cell>
          <table:table-cell office:value-type="float" office:value="22.6365" calcext:value-type="float">
            <text:p>22.6365</text:p>
          </table:table-cell>
          <table:table-cell/>
          <table:table-cell office:value-type="float" office:value="26.501953125" calcext:value-type="float">
            <text:p>26.501953125</text:p>
          </table:table-cell>
          <table:table-cell office:value-type="float" office:value="15.796875" calcext:value-type="float">
            <text:p>15.796875</text:p>
          </table:table-cell>
          <table:table-cell/>
          <table:table-cell table:formula="of:=[.B181]-[.E181]" office:value-type="float" office:value="-2.791953125" calcext:value-type="float">
            <text:p>-2.791953125</text:p>
          </table:table-cell>
          <table:table-cell table:formula="of:=[.F181]-[.C181]" office:value-type="float" office:value="-6.839625" calcext:value-type="float">
            <text:p>-6.839625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2593" calcext:value-type="float">
            <text:p>2593</text:p>
          </table:table-cell>
          <table:table-cell/>
          <table:table-cell table:formula="of:=IF([.M181]&gt;2048; [.M181]-4096;[.M181])" office:value-type="float" office:value="359" calcext:value-type="float">
            <text:p>359</text:p>
          </table:table-cell>
          <table:table-cell table:formula="of:=IF([.N181]&gt;2048; [.N181]-4096;[.N181])" office:value-type="float" office:value="-1503" calcext:value-type="float">
            <text:p>-1503</text:p>
          </table:table-cell>
          <table:table-cell/>
          <table:table-cell table:formula="of:=[.P181]*90/1024" office:value-type="float" office:value="31.552734375" calcext:value-type="float">
            <text:p>31.552734375</text:p>
          </table:table-cell>
          <table:table-cell table:formula="of:=[.S181]-5" office:value-type="float" office:value="26.552734375" calcext:value-type="float">
            <text:p>26.552734375</text:p>
          </table:table-cell>
        </table:table-row>
        <table:table-row table:style-name="ro1">
          <table:table-cell table:formula="of:=+1+[.A181]" office:value-type="float" office:value="179" calcext:value-type="float">
            <text:p>179</text:p>
          </table:table-cell>
          <table:table-cell office:value-type="float" office:value="16.7" calcext:value-type="float">
            <text:p>16.7</text:p>
          </table:table-cell>
          <table:table-cell office:value-type="float" office:value="21.5788" calcext:value-type="float">
            <text:p>21.5788</text:p>
          </table:table-cell>
          <table:table-cell/>
          <table:table-cell office:value-type="float" office:value="16.658203125" calcext:value-type="float">
            <text:p>16.658203125</text:p>
          </table:table-cell>
          <table:table-cell office:value-type="float" office:value="14.7421875" calcext:value-type="float">
            <text:p>14.7421875</text:p>
          </table:table-cell>
          <table:table-cell/>
          <table:table-cell table:formula="of:=[.B182]-[.E182]" office:value-type="float" office:value="0.0417968749999993" calcext:value-type="float">
            <text:p>0.0417968749999993</text:p>
          </table:table-cell>
          <table:table-cell table:formula="of:=[.F182]-[.C182]" office:value-type="float" office:value="-6.8366125" calcext:value-type="float">
            <text:p>-6.8366125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2605" calcext:value-type="float">
            <text:p>2605</text:p>
          </table:table-cell>
          <table:table-cell/>
          <table:table-cell table:formula="of:=IF([.M182]&gt;2048; [.M182]-4096;[.M182])" office:value-type="float" office:value="247" calcext:value-type="float">
            <text:p>247</text:p>
          </table:table-cell>
          <table:table-cell table:formula="of:=IF([.N182]&gt;2048; [.N182]-4096;[.N182])" office:value-type="float" office:value="-1491" calcext:value-type="float">
            <text:p>-1491</text:p>
          </table:table-cell>
          <table:table-cell/>
          <table:table-cell table:formula="of:=[.P182]*90/1024" office:value-type="float" office:value="21.708984375" calcext:value-type="float">
            <text:p>21.708984375</text:p>
          </table:table-cell>
          <table:table-cell table:formula="of:=[.S182]-5" office:value-type="float" office:value="16.708984375" calcext:value-type="float">
            <text:p>16.708984375</text:p>
          </table:table-cell>
        </table:table-row>
        <table:table-row table:style-name="ro1">
          <table:table-cell table:formula="of:=+1+[.A182]" office:value-type="float" office:value="180" calcext:value-type="float">
            <text:p>180</text:p>
          </table:table-cell>
          <table:table-cell office:value-type="float" office:value="9.1" calcext:value-type="float">
            <text:p>9.1</text:p>
          </table:table-cell>
          <table:table-cell office:value-type="float" office:value="20.8733" calcext:value-type="float">
            <text:p>20.8733</text:p>
          </table:table-cell>
          <table:table-cell/>
          <table:table-cell office:value-type="float" office:value="6.375" calcext:value-type="float">
            <text:p>6.375</text:p>
          </table:table-cell>
          <table:table-cell office:value-type="float" office:value="13.951171875" calcext:value-type="float">
            <text:p>13.951171875</text:p>
          </table:table-cell>
          <table:table-cell/>
          <table:table-cell table:formula="of:=[.B183]-[.E183]" office:value-type="float" office:value="2.725" calcext:value-type="float">
            <text:p>2.725</text:p>
          </table:table-cell>
          <table:table-cell table:formula="of:=[.F183]-[.C183]" office:value-type="float" office:value="-6.922128125" calcext:value-type="float">
            <text:p>-6.92212812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614" calcext:value-type="float">
            <text:p>2614</text:p>
          </table:table-cell>
          <table:table-cell/>
          <table:table-cell table:formula="of:=IF([.M183]&gt;2048; [.M183]-4096;[.M183])" office:value-type="float" office:value="130" calcext:value-type="float">
            <text:p>130</text:p>
          </table:table-cell>
          <table:table-cell table:formula="of:=IF([.N183]&gt;2048; [.N183]-4096;[.N183])" office:value-type="float" office:value="-1482" calcext:value-type="float">
            <text:p>-1482</text:p>
          </table:table-cell>
          <table:table-cell/>
          <table:table-cell table:formula="of:=[.P183]*90/1024" office:value-type="float" office:value="11.42578125" calcext:value-type="float">
            <text:p>11.42578125</text:p>
          </table:table-cell>
          <table:table-cell table:formula="of:=[.S183]-5" office:value-type="float" office:value="6.42578125" calcext:value-type="float">
            <text:p>6.42578125</text:p>
          </table:table-cell>
        </table:table-row>
        <table:table-row table:style-name="ro1">
          <table:table-cell table:formula="of:=+1+[.A183]" office:value-type="float" office:value="181" calcext:value-type="float">
            <text:p>181</text:p>
          </table:table-cell>
          <table:table-cell office:value-type="float" office:value="1.12" calcext:value-type="float">
            <text:p>1.12</text:p>
          </table:table-cell>
          <table:table-cell office:value-type="float" office:value="20.5565" calcext:value-type="float">
            <text:p>20.5565</text:p>
          </table:table-cell>
          <table:table-cell/>
          <table:table-cell office:value-type="float" office:value="-4.083984375" calcext:value-type="float">
            <text:p>-4.083984375</text:p>
          </table:table-cell>
          <table:table-cell office:value-type="float" office:value="13.599609375" calcext:value-type="float">
            <text:p>13.599609375</text:p>
          </table:table-cell>
          <table:table-cell/>
          <table:table-cell table:formula="of:=[.B184]-[.E184]" office:value-type="float" office:value="5.203984375" calcext:value-type="float">
            <text:p>5.203984375</text:p>
          </table:table-cell>
          <table:table-cell table:formula="of:=[.F184]-[.C184]" office:value-type="float" office:value="-6.956890625" calcext:value-type="float">
            <text:p>-6.9568906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IF([.M184]&gt;2048; [.M184]-4096;[.M184])" office:value-type="float" office:value="11" calcext:value-type="float">
            <text:p>11</text:p>
          </table:table-cell>
          <table:table-cell table:formula="of:=IF([.N184]&gt;2048; [.N184]-4096;[.N184])" office:value-type="float" office:value="-1478" calcext:value-type="float">
            <text:p>-1478</text:p>
          </table:table-cell>
          <table:table-cell/>
          <table:table-cell table:formula="of:=[.P184]*90/1024" office:value-type="float" office:value="0.966796875" calcext:value-type="float">
            <text:p>0.966796875</text:p>
          </table:table-cell>
          <table:table-cell table:formula="of:=[.S184]-5" office:value-type="float" office:value="-4.033203125" calcext:value-type="float">
            <text:p>-4.033203125</text:p>
          </table:table-cell>
        </table:table-row>
        <table:table-row table:style-name="ro1">
          <table:table-cell table:formula="of:=+1+[.A184]" office:value-type="float" office:value="182" calcext:value-type="float">
            <text:p>182</text:p>
          </table:table-cell>
          <table:table-cell office:value-type="float" office:value="-6.95" calcext:value-type="float">
            <text:p>-6.95</text:p>
          </table:table-cell>
          <table:table-cell office:value-type="float" office:value="20.6461" calcext:value-type="float">
            <text:p>20.6461</text:p>
          </table:table-cell>
          <table:table-cell/>
          <table:table-cell office:value-type="float" office:value="-11.02734375" calcext:value-type="float">
            <text:p>-11.02734375</text:p>
          </table:table-cell>
          <table:table-cell office:value-type="float" office:value="13.599609375" calcext:value-type="float">
            <text:p>13.599609375</text:p>
          </table:table-cell>
          <table:table-cell/>
          <table:table-cell table:formula="of:=[.B185]-[.E185]" office:value-type="float" office:value="4.07734375" calcext:value-type="float">
            <text:p>4.07734375</text:p>
          </table:table-cell>
          <table:table-cell table:formula="of:=[.F185]-[.C185]" office:value-type="float" office:value="-7.046490625" calcext:value-type="float">
            <text:p>-7.046490625</text:p>
          </table:table-cell>
          <table:table-cell table:number-columns-repeated="3"/>
          <table:table-cell office:value-type="float" office:value="4028" calcext:value-type="float">
            <text:p>4028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IF([.M185]&gt;2048; [.M185]-4096;[.M185])" office:value-type="float" office:value="-68" calcext:value-type="float">
            <text:p>-68</text:p>
          </table:table-cell>
          <table:table-cell table:formula="of:=IF([.N185]&gt;2048; [.N185]-4096;[.N185])" office:value-type="float" office:value="-1478" calcext:value-type="float">
            <text:p>-1478</text:p>
          </table:table-cell>
          <table:table-cell/>
          <table:table-cell table:formula="of:=[.P185]*90/1024" office:value-type="float" office:value="-5.9765625" calcext:value-type="float">
            <text:p>-5.9765625</text:p>
          </table:table-cell>
          <table:table-cell table:formula="of:=[.S185]-5" office:value-type="float" office:value="-10.9765625" calcext:value-type="float">
            <text:p>-10.9765625</text:p>
          </table:table-cell>
        </table:table-row>
        <table:table-row table:style-name="ro1">
          <table:table-cell table:formula="of:=+1+[.A185]" office:value-type="float" office:value="183" calcext:value-type="float">
            <text:p>183</text:p>
          </table:table-cell>
          <table:table-cell office:value-type="float" office:value="-14.79" calcext:value-type="float">
            <text:p>-14.79</text:p>
          </table:table-cell>
          <table:table-cell office:value-type="float" office:value="21.1372" calcext:value-type="float">
            <text:p>21.1372</text:p>
          </table:table-cell>
          <table:table-cell/>
          <table:table-cell office:value-type="float" office:value="-19.11328125" calcext:value-type="float">
            <text:p>-19.11328125</text:p>
          </table:table-cell>
          <table:table-cell office:value-type="float" office:value="14.21484375" calcext:value-type="float">
            <text:p>14.21484375</text:p>
          </table:table-cell>
          <table:table-cell/>
          <table:table-cell table:formula="of:=[.B186]-[.E186]" office:value-type="float" office:value="4.32328125" calcext:value-type="float">
            <text:p>4.32328125</text:p>
          </table:table-cell>
          <table:table-cell table:formula="of:=[.F186]-[.C186]" office:value-type="float" office:value="-6.92235625" calcext:value-type="float">
            <text:p>-6.92235625</text:p>
          </table:table-cell>
          <table:table-cell table:number-columns-repeated="3"/>
          <table:table-cell office:value-type="float" office:value="3936" calcext:value-type="float">
            <text:p>3936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IF([.M186]&gt;2048; [.M186]-4096;[.M186])" office:value-type="float" office:value="-160" calcext:value-type="float">
            <text:p>-160</text:p>
          </table:table-cell>
          <table:table-cell table:formula="of:=IF([.N186]&gt;2048; [.N186]-4096;[.N186])" office:value-type="float" office:value="-1485" calcext:value-type="float">
            <text:p>-1485</text:p>
          </table:table-cell>
          <table:table-cell/>
          <table:table-cell table:formula="of:=[.P186]*90/1024" office:value-type="float" office:value="-14.0625" calcext:value-type="float">
            <text:p>-14.0625</text:p>
          </table:table-cell>
          <table:table-cell table:formula="of:=[.S186]-5" office:value-type="float" office:value="-19.0625" calcext:value-type="float">
            <text:p>-19.0625</text:p>
          </table:table-cell>
        </table:table-row>
        <table:table-row table:style-name="ro1">
          <table:table-cell table:formula="of:=+1+[.A186]" office:value-type="float" office:value="184" calcext:value-type="float">
            <text:p>184</text:p>
          </table:table-cell>
          <table:table-cell office:value-type="float" office:value="-22.15" calcext:value-type="float">
            <text:p>-22.15</text:p>
          </table:table-cell>
          <table:table-cell office:value-type="float" office:value="22.0027" calcext:value-type="float">
            <text:p>22.0027</text:p>
          </table:table-cell>
          <table:table-cell/>
          <table:table-cell office:value-type="float" office:value="-26.671875" calcext:value-type="float">
            <text:p>-26.671875</text:p>
          </table:table-cell>
          <table:table-cell office:value-type="float" office:value="14.91796875" calcext:value-type="float">
            <text:p>14.91796875</text:p>
          </table:table-cell>
          <table:table-cell/>
          <table:table-cell table:formula="of:=[.B187]-[.E187]" office:value-type="float" office:value="4.521875" calcext:value-type="float">
            <text:p>4.521875</text:p>
          </table:table-cell>
          <table:table-cell table:formula="of:=[.F187]-[.C187]" office:value-type="float" office:value="-7.08473125" calcext:value-type="float">
            <text:p>-7.08473125</text:p>
          </table:table-cell>
          <table:table-cell table:number-columns-repeated="3"/>
          <table:table-cell office:value-type="float" office:value="3850" calcext:value-type="float">
            <text:p>3850</text:p>
          </table:table-cell>
          <table:table-cell office:value-type="float" office:value="2603" calcext:value-type="float">
            <text:p>2603</text:p>
          </table:table-cell>
          <table:table-cell/>
          <table:table-cell table:formula="of:=IF([.M187]&gt;2048; [.M187]-4096;[.M187])" office:value-type="float" office:value="-246" calcext:value-type="float">
            <text:p>-246</text:p>
          </table:table-cell>
          <table:table-cell table:formula="of:=IF([.N187]&gt;2048; [.N187]-4096;[.N187])" office:value-type="float" office:value="-1493" calcext:value-type="float">
            <text:p>-1493</text:p>
          </table:table-cell>
          <table:table-cell/>
          <table:table-cell table:formula="of:=[.P187]*90/1024" office:value-type="float" office:value="-21.62109375" calcext:value-type="float">
            <text:p>-21.62109375</text:p>
          </table:table-cell>
          <table:table-cell table:formula="of:=[.S187]-5" office:value-type="float" office:value="-26.62109375" calcext:value-type="float">
            <text:p>-26.62109375</text:p>
          </table:table-cell>
        </table:table-row>
        <table:table-row table:style-name="ro1">
          <table:table-cell table:formula="of:=+1+[.A187]" office:value-type="float" office:value="185" calcext:value-type="float">
            <text:p>185</text:p>
          </table:table-cell>
          <table:table-cell office:value-type="float" office:value="-30" calcext:value-type="float">
            <text:p>-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34.142578125" calcext:value-type="float">
            <text:p>-34.142578125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[.B188]-[.E188]" office:value-type="float" office:value="4.142578125" calcext:value-type="float">
            <text:p>4.142578125</text:p>
          </table:table-cell>
          <table:table-cell table:formula="of:=[.F188]-[.C188]" office:value-type="float" office:value="-7.5" calcext:value-type="float">
            <text:p>-7.5</text:p>
          </table:table-cell>
          <table:table-cell table:number-columns-repeated="3"/>
          <table:table-cell office:value-type="float" office:value="3765" calcext:value-type="float">
            <text:p>3765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IF([.M188]&gt;2048; [.M188]-4096;[.M188])" office:value-type="float" office:value="-331" calcext:value-type="float">
            <text:p>-331</text:p>
          </table:table-cell>
          <table:table-cell table:formula="of:=IF([.N188]&gt;2048; [.N188]-4096;[.N188])" office:value-type="float" office:value="-1511" calcext:value-type="float">
            <text:p>-1511</text:p>
          </table:table-cell>
          <table:table-cell/>
          <table:table-cell table:formula="of:=[.P188]*90/1024" office:value-type="float" office:value="-29.091796875" calcext:value-type="float">
            <text:p>-29.091796875</text:p>
          </table:table-cell>
          <table:table-cell table:formula="of:=[.S188]-5" office:value-type="float" office:value="-34.091796875" calcext:value-type="float">
            <text:p>-34.091796875</text:p>
          </table:table-cell>
        </table:table-row>
        <table:table-row table:style-name="ro1">
          <table:table-cell table:formula="of:=+1+[.A188]" office:value-type="float" office:value="186" calcext:value-type="float">
            <text:p>186</text:p>
          </table:table-cell>
          <table:table-cell office:value-type="float" office:value="-36.29" calcext:value-type="float">
            <text:p>-36.29</text:p>
          </table:table-cell>
          <table:table-cell office:value-type="float" office:value="22.6365" calcext:value-type="float">
            <text:p>22.6365</text:p>
          </table:table-cell>
          <table:table-cell/>
          <table:table-cell office:value-type="float" office:value="-39.591796875" calcext:value-type="float">
            <text:p>-39.591796875</text:p>
          </table:table-cell>
          <table:table-cell office:value-type="float" office:value="15.357421875" calcext:value-type="float">
            <text:p>15.357421875</text:p>
          </table:table-cell>
          <table:table-cell/>
          <table:table-cell table:formula="of:=[.B189]-[.E189]" office:value-type="float" office:value="3.301796875" calcext:value-type="float">
            <text:p>3.301796875</text:p>
          </table:table-cell>
          <table:table-cell table:formula="of:=[.F189]-[.C189]" office:value-type="float" office:value="-7.279078125" calcext:value-type="float">
            <text:p>-7.279078125</text:p>
          </table:table-cell>
          <table:table-cell table:number-columns-repeated="3"/>
          <table:table-cell office:value-type="float" office:value="3703" calcext:value-type="float">
            <text:p>3703</text:p>
          </table:table-cell>
          <table:table-cell office:value-type="float" office:value="2598" calcext:value-type="float">
            <text:p>2598</text:p>
          </table:table-cell>
          <table:table-cell/>
          <table:table-cell table:formula="of:=IF([.M189]&gt;2048; [.M189]-4096;[.M189])" office:value-type="float" office:value="-393" calcext:value-type="float">
            <text:p>-393</text:p>
          </table:table-cell>
          <table:table-cell table:formula="of:=IF([.N189]&gt;2048; [.N189]-4096;[.N189])" office:value-type="float" office:value="-1498" calcext:value-type="float">
            <text:p>-1498</text:p>
          </table:table-cell>
          <table:table-cell/>
          <table:table-cell table:formula="of:=[.P189]*90/1024" office:value-type="float" office:value="-34.541015625" calcext:value-type="float">
            <text:p>-34.541015625</text:p>
          </table:table-cell>
          <table:table-cell table:formula="of:=[.S189]-5" office:value-type="float" office:value="-39.541015625" calcext:value-type="float">
            <text:p>-39.541015625</text:p>
          </table:table-cell>
        </table:table-row>
        <table:table-row table:style-name="ro1">
          <table:table-cell table:formula="of:=+1+[.A189]" office:value-type="float" office:value="187" calcext:value-type="float">
            <text:p>187</text:p>
          </table:table-cell>
          <table:table-cell office:value-type="float" office:value="-43.3" calcext:value-type="float">
            <text:p>-43.3</text:p>
          </table:table-cell>
          <table:table-cell office:value-type="float" office:value="21.5787" calcext:value-type="float">
            <text:p>21.5787</text:p>
          </table:table-cell>
          <table:table-cell/>
          <table:table-cell office:value-type="float" office:value="-45.216796875" calcext:value-type="float">
            <text:p>-45.216796875</text:p>
          </table:table-cell>
          <table:table-cell office:value-type="float" office:value="14.21484375" calcext:value-type="float">
            <text:p>14.21484375</text:p>
          </table:table-cell>
          <table:table-cell/>
          <table:table-cell table:formula="of:=[.B190]-[.E190]" office:value-type="float" office:value="1.916796875" calcext:value-type="float">
            <text:p>1.916796875</text:p>
          </table:table-cell>
          <table:table-cell table:formula="of:=[.F190]-[.C190]" office:value-type="float" office:value="-7.36385625" calcext:value-type="float">
            <text:p>-7.36385625</text:p>
          </table:table-cell>
          <table:table-cell table:number-columns-repeated="3"/>
          <table:table-cell office:value-type="float" office:value="3639" calcext:value-type="float">
            <text:p>3639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IF([.M190]&gt;2048; [.M190]-4096;[.M190])" office:value-type="float" office:value="-457" calcext:value-type="float">
            <text:p>-457</text:p>
          </table:table-cell>
          <table:table-cell table:formula="of:=IF([.N190]&gt;2048; [.N190]-4096;[.N190])" office:value-type="float" office:value="-1485" calcext:value-type="float">
            <text:p>-1485</text:p>
          </table:table-cell>
          <table:table-cell/>
          <table:table-cell table:formula="of:=[.P190]*90/1024" office:value-type="float" office:value="-40.166015625" calcext:value-type="float">
            <text:p>-40.166015625</text:p>
          </table:table-cell>
          <table:table-cell table:formula="of:=[.S190]-5" office:value-type="float" office:value="-45.166015625" calcext:value-type="float">
            <text:p>-45.166015625</text:p>
          </table:table-cell>
        </table:table-row>
        <table:table-row table:style-name="ro1">
          <table:table-cell table:formula="of:=+1+[.A190]" office:value-type="float" office:value="188" calcext:value-type="float">
            <text:p>188</text:p>
          </table:table-cell>
          <table:table-cell office:value-type="float" office:value="-50.9" calcext:value-type="float">
            <text:p>-50.9</text:p>
          </table:table-cell>
          <table:table-cell office:value-type="float" office:value="20.8733" calcext:value-type="float">
            <text:p>20.8733</text:p>
          </table:table-cell>
          <table:table-cell/>
          <table:table-cell office:value-type="float" office:value="-51.193359375" calcext:value-type="float">
            <text:p>-51.193359375</text:p>
          </table:table-cell>
          <table:table-cell office:value-type="float" office:value="13.6875" calcext:value-type="float">
            <text:p>13.6875</text:p>
          </table:table-cell>
          <table:table-cell/>
          <table:table-cell table:formula="of:=[.B191]-[.E191]" office:value-type="float" office:value="0.293359375000001" calcext:value-type="float">
            <text:p>0.293359375000001</text:p>
          </table:table-cell>
          <table:table-cell table:formula="of:=[.F191]-[.C191]" office:value-type="float" office:value="-7.1858" calcext:value-type="float">
            <text:p>-7.1858</text:p>
          </table:table-cell>
          <table:table-cell table:number-columns-repeated="3"/>
          <table:table-cell office:value-type="float" office:value="3571" calcext:value-type="float">
            <text:p>3571</text:p>
          </table:table-cell>
          <table:table-cell office:value-type="float" office:value="2617" calcext:value-type="float">
            <text:p>2617</text:p>
          </table:table-cell>
          <table:table-cell/>
          <table:table-cell table:formula="of:=IF([.M191]&gt;2048; [.M191]-4096;[.M191])" office:value-type="float" office:value="-525" calcext:value-type="float">
            <text:p>-525</text:p>
          </table:table-cell>
          <table:table-cell table:formula="of:=IF([.N191]&gt;2048; [.N191]-4096;[.N191])" office:value-type="float" office:value="-1479" calcext:value-type="float">
            <text:p>-1479</text:p>
          </table:table-cell>
          <table:table-cell/>
          <table:table-cell table:formula="of:=[.P191]*90/1024" office:value-type="float" office:value="-46.142578125" calcext:value-type="float">
            <text:p>-46.142578125</text:p>
          </table:table-cell>
          <table:table-cell table:formula="of:=[.S191]-5" office:value-type="float" office:value="-51.142578125" calcext:value-type="float">
            <text:p>-51.142578125</text:p>
          </table:table-cell>
        </table:table-row>
        <table:table-row table:style-name="ro1">
          <table:table-cell table:formula="of:=+1+[.A191]" office:value-type="float" office:value="189" calcext:value-type="float">
            <text:p>189</text:p>
          </table:table-cell>
          <table:table-cell office:value-type="float" office:value="-58.88" calcext:value-type="float">
            <text:p>-58.88</text:p>
          </table:table-cell>
          <table:table-cell office:value-type="float" office:value="20.5565" calcext:value-type="float">
            <text:p>20.5565</text:p>
          </table:table-cell>
          <table:table-cell/>
          <table:table-cell office:value-type="float" office:value="-57.169921875" calcext:value-type="float">
            <text:p>-57.169921875</text:p>
          </table:table-cell>
          <table:table-cell office:value-type="float" office:value="13.3359375" calcext:value-type="float">
            <text:p>13.3359375</text:p>
          </table:table-cell>
          <table:table-cell/>
          <table:table-cell table:formula="of:=[.B192]-[.E192]" office:value-type="float" office:value="-1.710078125" calcext:value-type="float">
            <text:p>-1.710078125</text:p>
          </table:table-cell>
          <table:table-cell table:formula="of:=[.F192]-[.C192]" office:value-type="float" office:value="-7.2205625" calcext:value-type="float">
            <text:p>-7.2205625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office:value-type="float" office:value="2621" calcext:value-type="float">
            <text:p>2621</text:p>
          </table:table-cell>
          <table:table-cell/>
          <table:table-cell table:formula="of:=IF([.M192]&gt;2048; [.M192]-4096;[.M192])" office:value-type="float" office:value="-593" calcext:value-type="float">
            <text:p>-593</text:p>
          </table:table-cell>
          <table:table-cell table:formula="of:=IF([.N192]&gt;2048; [.N192]-4096;[.N192])" office:value-type="float" office:value="-1475" calcext:value-type="float">
            <text:p>-1475</text:p>
          </table:table-cell>
          <table:table-cell/>
          <table:table-cell table:formula="of:=[.P192]*90/1024" office:value-type="float" office:value="-52.119140625" calcext:value-type="float">
            <text:p>-52.119140625</text:p>
          </table:table-cell>
          <table:table-cell table:formula="of:=[.S192]-5" office:value-type="float" office:value="-57.119140625" calcext:value-type="float">
            <text:p>-57.119140625</text:p>
          </table:table-cell>
        </table:table-row>
        <table:table-row table:style-name="ro1">
          <table:table-cell table:formula="of:=+1+[.A192]" office:value-type="float" office:value="190" calcext:value-type="float">
            <text:p>190</text:p>
          </table:table-cell>
          <table:table-cell office:value-type="float" office:value="-66.95" calcext:value-type="float">
            <text:p>-66.95</text:p>
          </table:table-cell>
          <table:table-cell office:value-type="float" office:value="20.6462" calcext:value-type="float">
            <text:p>20.6462</text:p>
          </table:table-cell>
          <table:table-cell/>
          <table:table-cell office:value-type="float" office:value="-63.146484375" calcext:value-type="float">
            <text:p>-63.146484375</text:p>
          </table:table-cell>
          <table:table-cell office:value-type="float" office:value="13.51171875" calcext:value-type="float">
            <text:p>13.51171875</text:p>
          </table:table-cell>
          <table:table-cell/>
          <table:table-cell table:formula="of:=[.B193]-[.E193]" office:value-type="float" office:value="-3.803515625" calcext:value-type="float">
            <text:p>-3.803515625</text:p>
          </table:table-cell>
          <table:table-cell table:formula="of:=[.F193]-[.C193]" office:value-type="float" office:value="-7.13448125" calcext:value-type="float">
            <text:p>-7.13448125</text:p>
          </table:table-cell>
          <table:table-cell table:number-columns-repeated="3"/>
          <table:table-cell office:value-type="float" office:value="3435" calcext:value-type="float">
            <text:p>3435</text:p>
          </table:table-cell>
          <table:table-cell office:value-type="float" office:value="2619" calcext:value-type="float">
            <text:p>2619</text:p>
          </table:table-cell>
          <table:table-cell/>
          <table:table-cell table:formula="of:=IF([.M193]&gt;2048; [.M193]-4096;[.M193])" office:value-type="float" office:value="-661" calcext:value-type="float">
            <text:p>-661</text:p>
          </table:table-cell>
          <table:table-cell table:formula="of:=IF([.N193]&gt;2048; [.N193]-4096;[.N193])" office:value-type="float" office:value="-1477" calcext:value-type="float">
            <text:p>-1477</text:p>
          </table:table-cell>
          <table:table-cell/>
          <table:table-cell table:formula="of:=[.P193]*90/1024" office:value-type="float" office:value="-58.095703125" calcext:value-type="float">
            <text:p>-58.095703125</text:p>
          </table:table-cell>
          <table:table-cell table:formula="of:=[.S193]-5" office:value-type="float" office:value="-63.095703125" calcext:value-type="float">
            <text:p>-63.095703125</text:p>
          </table:table-cell>
        </table:table-row>
        <table:table-row table:style-name="ro1">
          <table:table-cell table:formula="of:=+1+[.A193]" office:value-type="float" office:value="191" calcext:value-type="float">
            <text:p>191</text:p>
          </table:table-cell>
          <table:table-cell office:value-type="float" office:value="-74.79" calcext:value-type="float">
            <text:p>-74.79</text:p>
          </table:table-cell>
          <table:table-cell office:value-type="float" office:value="21.1372" calcext:value-type="float">
            <text:p>21.1372</text:p>
          </table:table-cell>
          <table:table-cell/>
          <table:table-cell office:value-type="float" office:value="-68.771484375" calcext:value-type="float">
            <text:p>-68.771484375</text:p>
          </table:table-cell>
          <table:table-cell office:value-type="float" office:value="14.0390625" calcext:value-type="float">
            <text:p>14.0390625</text:p>
          </table:table-cell>
          <table:table-cell/>
          <table:table-cell table:formula="of:=[.B194]-[.E194]" office:value-type="float" office:value="-6.01851562500001" calcext:value-type="float">
            <text:p>-6.01851562500001</text:p>
          </table:table-cell>
          <table:table-cell table:formula="of:=[.F194]-[.C194]" office:value-type="float" office:value="-7.0981375" calcext:value-type="float">
            <text:p>-7.0981375</text:p>
          </table:table-cell>
          <table:table-cell table:number-columns-repeated="3"/>
          <table:table-cell office:value-type="float" office:value="3371" calcext:value-type="float">
            <text:p>3371</text:p>
          </table:table-cell>
          <table:table-cell office:value-type="float" office:value="2613" calcext:value-type="float">
            <text:p>2613</text:p>
          </table:table-cell>
          <table:table-cell/>
          <table:table-cell table:formula="of:=IF([.M194]&gt;2048; [.M194]-4096;[.M194])" office:value-type="float" office:value="-725" calcext:value-type="float">
            <text:p>-725</text:p>
          </table:table-cell>
          <table:table-cell table:formula="of:=IF([.N194]&gt;2048; [.N194]-4096;[.N194])" office:value-type="float" office:value="-1483" calcext:value-type="float">
            <text:p>-1483</text:p>
          </table:table-cell>
          <table:table-cell/>
          <table:table-cell table:formula="of:=[.P194]*90/1024" office:value-type="float" office:value="-63.720703125" calcext:value-type="float">
            <text:p>-63.720703125</text:p>
          </table:table-cell>
          <table:table-cell table:formula="of:=[.S194]-5" office:value-type="float" office:value="-68.720703125" calcext:value-type="float">
            <text:p>-68.720703125</text:p>
          </table:table-cell>
        </table:table-row>
        <table:table-row table:style-name="ro1">
          <table:table-cell table:formula="of:=+1+[.A194]" office:value-type="float" office:value="192" calcext:value-type="float">
            <text:p>192</text:p>
          </table:table-cell>
          <table:table-cell office:value-type="float" office:value="-82.15" calcext:value-type="float">
            <text:p>-82.15</text:p>
          </table:table-cell>
          <table:table-cell office:value-type="float" office:value="22.0027" calcext:value-type="float">
            <text:p>22.0027</text:p>
          </table:table-cell>
          <table:table-cell/>
          <table:table-cell office:value-type="float" office:value="-74.220703125" calcext:value-type="float">
            <text:p>-74.220703125</text:p>
          </table:table-cell>
          <table:table-cell office:value-type="float" office:value="14.830078125" calcext:value-type="float">
            <text:p>14.830078125</text:p>
          </table:table-cell>
          <table:table-cell/>
          <table:table-cell table:formula="of:=[.B195]-[.E195]" office:value-type="float" office:value="-7.92929687500001" calcext:value-type="float">
            <text:p>-7.92929687500001</text:p>
          </table:table-cell>
          <table:table-cell table:formula="of:=[.F195]-[.C195]" office:value-type="float" office:value="-7.172621875" calcext:value-type="float">
            <text:p>-7.172621875</text:p>
          </table:table-cell>
          <table:table-cell table:number-columns-repeated="3"/>
          <table:table-cell office:value-type="float" office:value="3309" calcext:value-type="float">
            <text:p>3309</text:p>
          </table:table-cell>
          <table:table-cell office:value-type="float" office:value="2604" calcext:value-type="float">
            <text:p>2604</text:p>
          </table:table-cell>
          <table:table-cell/>
          <table:table-cell table:formula="of:=IF([.M195]&gt;2048; [.M195]-4096;[.M195])" office:value-type="float" office:value="-787" calcext:value-type="float">
            <text:p>-787</text:p>
          </table:table-cell>
          <table:table-cell table:formula="of:=IF([.N195]&gt;2048; [.N195]-4096;[.N195])" office:value-type="float" office:value="-1492" calcext:value-type="float">
            <text:p>-1492</text:p>
          </table:table-cell>
          <table:table-cell/>
          <table:table-cell table:formula="of:=[.P195]*90/1024" office:value-type="float" office:value="-69.169921875" calcext:value-type="float">
            <text:p>-69.169921875</text:p>
          </table:table-cell>
          <table:table-cell table:formula="of:=[.S195]-5" office:value-type="float" office:value="-74.169921875" calcext:value-type="float">
            <text:p>-74.169921875</text:p>
          </table:table-cell>
        </table:table-row>
        <table:table-row table:style-name="ro1">
          <table:table-cell table:formula="of:=+1+[.A195]" office:value-type="float" office:value="193" calcext:value-type="float">
            <text:p>193</text:p>
          </table:table-cell>
          <table:table-cell office:value-type="float" office:value="-90" calcext:value-type="float">
            <text:p>-9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80.63671875" calcext:value-type="float">
            <text:p>-80.63671875</text:p>
          </table:table-cell>
          <table:table-cell office:value-type="float" office:value="16.8515625" calcext:value-type="float">
            <text:p>16.8515625</text:p>
          </table:table-cell>
          <table:table-cell/>
          <table:table-cell table:formula="of:=[.B196]-[.E196]" office:value-type="float" office:value="-9.36328125" calcext:value-type="float">
            <text:p>-9.36328125</text:p>
          </table:table-cell>
          <table:table-cell table:formula="of:=[.F196]-[.C196]" office:value-type="float" office:value="-7.1484375" calcext:value-type="float">
            <text:p>-7.1484375</text:p>
          </table:table-cell>
          <table:table-cell table:number-columns-repeated="3"/>
          <table:table-cell office:value-type="float" office:value="3236" calcext:value-type="float">
            <text:p>3236</text:p>
          </table:table-cell>
          <table:table-cell office:value-type="float" office:value="2581" calcext:value-type="float">
            <text:p>2581</text:p>
          </table:table-cell>
          <table:table-cell/>
          <table:table-cell table:formula="of:=IF([.M196]&gt;2048; [.M196]-4096;[.M196])" office:value-type="float" office:value="-860" calcext:value-type="float">
            <text:p>-860</text:p>
          </table:table-cell>
          <table:table-cell table:formula="of:=IF([.N196]&gt;2048; [.N196]-4096;[.N196])" office:value-type="float" office:value="-1515" calcext:value-type="float">
            <text:p>-1515</text:p>
          </table:table-cell>
          <table:table-cell/>
          <table:table-cell table:formula="of:=[.P196]*90/1024" office:value-type="float" office:value="-75.5859375" calcext:value-type="float">
            <text:p>-75.5859375</text:p>
          </table:table-cell>
          <table:table-cell table:formula="of:=[.S196]-5" office:value-type="float" office:value="-80.5859375" calcext:value-type="float">
            <text:p>-80.5859375</text:p>
          </table:table-cell>
        </table:table-row>
        <table:table-row table:style-name="ro1">
          <table:table-cell table:formula="of:=+1+[.A196]" office:value-type="float" office:value="194" calcext:value-type="float">
            <text:p>194</text:p>
          </table:table-cell>
          <table:table-cell office:value-type="float" office:value="83.71" calcext:value-type="float">
            <text:p>83.71</text:p>
          </table:table-cell>
          <table:table-cell office:value-type="float" office:value="-22.6365" calcext:value-type="float">
            <text:p>-22.6365</text:p>
          </table:table-cell>
          <table:table-cell/>
          <table:table-cell office:value-type="float" office:value="93.03515625" calcext:value-type="float">
            <text:p>93.03515625</text:p>
          </table:table-cell>
          <table:table-cell office:value-type="float" office:value="-30.169921875" calcext:value-type="float">
            <text:p>-30.169921875</text:p>
          </table:table-cell>
          <table:table-cell/>
          <table:table-cell table:formula="of:=[.B197]-[.E197]" office:value-type="float" office:value="-9.32515625000001" calcext:value-type="float">
            <text:p>-9.32515625000001</text:p>
          </table:table-cell>
          <table:table-cell table:formula="of:=[.F197]-[.C197]" office:value-type="float" office:value="-7.533421875" calcext:value-type="float">
            <text:p>-7.533421875</text:p>
          </table:table-cell>
          <table:table-cell table:number-columns-repeated="3"/>
          <table:table-cell office:value-type="float" office:value="1116" calcext:value-type="float">
            <text:p>1116</text:p>
          </table:table-cell>
          <table:table-cell office:value-type="float" office:value="3116" calcext:value-type="float">
            <text:p>3116</text:p>
          </table:table-cell>
          <table:table-cell/>
          <table:table-cell table:formula="of:=IF([.M197]&gt;2048; [.M197]-4096;[.M197])" office:value-type="float" office:value="1116" calcext:value-type="float">
            <text:p>1116</text:p>
          </table:table-cell>
          <table:table-cell table:formula="of:=IF([.N197]&gt;2048; [.N197]-4096;[.N197])" office:value-type="float" office:value="-980" calcext:value-type="float">
            <text:p>-980</text:p>
          </table:table-cell>
          <table:table-cell/>
          <table:table-cell table:formula="of:=[.P197]*90/1024" office:value-type="float" office:value="98.0859375" calcext:value-type="float">
            <text:p>98.0859375</text:p>
          </table:table-cell>
          <table:table-cell table:formula="of:=[.S197]-5" office:value-type="float" office:value="93.0859375" calcext:value-type="float">
            <text:p>93.0859375</text:p>
          </table:table-cell>
        </table:table-row>
        <table:table-row table:style-name="ro1">
          <table:table-cell table:formula="of:=+1+[.A197]" office:value-type="float" office:value="195" calcext:value-type="float">
            <text:p>195</text:p>
          </table:table-cell>
          <table:table-cell office:value-type="float" office:value="76.7" calcext:value-type="float">
            <text:p>76.7</text:p>
          </table:table-cell>
          <table:table-cell office:value-type="float" office:value="-21.5787" calcext:value-type="float">
            <text:p>-21.5787</text:p>
          </table:table-cell>
          <table:table-cell/>
          <table:table-cell office:value-type="float" office:value="87.41015625" calcext:value-type="float">
            <text:p>87.41015625</text:p>
          </table:table-cell>
          <table:table-cell office:value-type="float" office:value="-29.203125" calcext:value-type="float">
            <text:p>-29.203125</text:p>
          </table:table-cell>
          <table:table-cell/>
          <table:table-cell table:formula="of:=[.B198]-[.E198]" office:value-type="float" office:value="-10.71015625" calcext:value-type="float">
            <text:p>-10.71015625</text:p>
          </table:table-cell>
          <table:table-cell table:formula="of:=[.F198]-[.C198]" office:value-type="float" office:value="-7.624425" calcext:value-type="float">
            <text:p>-7.624425</text:p>
          </table:table-cell>
          <table:table-cell table:number-columns-repeated="3"/>
          <table:table-cell office:value-type="float" office:value="1052" calcext:value-type="float">
            <text:p>1052</text:p>
          </table:table-cell>
          <table:table-cell office:value-type="float" office:value="3105" calcext:value-type="float">
            <text:p>3105</text:p>
          </table:table-cell>
          <table:table-cell/>
          <table:table-cell table:formula="of:=IF([.M198]&gt;2048; [.M198]-4096;[.M198])" office:value-type="float" office:value="1052" calcext:value-type="float">
            <text:p>1052</text:p>
          </table:table-cell>
          <table:table-cell table:formula="of:=IF([.N198]&gt;2048; [.N198]-4096;[.N198])" office:value-type="float" office:value="-991" calcext:value-type="float">
            <text:p>-991</text:p>
          </table:table-cell>
          <table:table-cell/>
          <table:table-cell table:formula="of:=[.P198]*90/1024" office:value-type="float" office:value="92.4609375" calcext:value-type="float">
            <text:p>92.4609375</text:p>
          </table:table-cell>
          <table:table-cell table:formula="of:=[.S198]-5" office:value-type="float" office:value="87.4609375" calcext:value-type="float">
            <text:p>87.4609375</text:p>
          </table:table-cell>
        </table:table-row>
        <table:table-row table:style-name="ro1">
          <table:table-cell table:formula="of:=+1+[.A198]" office:value-type="float" office:value="196" calcext:value-type="float">
            <text:p>196</text:p>
          </table:table-cell>
          <table:table-cell office:value-type="float" office:value="69.1" calcext:value-type="float">
            <text:p>69.1</text:p>
          </table:table-cell>
          <table:table-cell office:value-type="float" office:value="-20.8733" calcext:value-type="float">
            <text:p>-20.8733</text:p>
          </table:table-cell>
          <table:table-cell/>
          <table:table-cell office:value-type="float" office:value="80.5546875" calcext:value-type="float">
            <text:p>80.5546875</text:p>
          </table:table-cell>
          <table:table-cell office:value-type="float" office:value="-28.587890625" calcext:value-type="float">
            <text:p>-28.587890625</text:p>
          </table:table-cell>
          <table:table-cell/>
          <table:table-cell table:formula="of:=[.B199]-[.E199]" office:value-type="float" office:value="-11.4546875" calcext:value-type="float">
            <text:p>-11.4546875</text:p>
          </table:table-cell>
          <table:table-cell table:formula="of:=[.F199]-[.C199]" office:value-type="float" office:value="-7.714590625" calcext:value-type="float">
            <text:p>-7.714590625</text:p>
          </table:table-cell>
          <table:table-cell table:number-columns-repeated="3"/>
          <table:table-cell office:value-type="float" office:value="974" calcext:value-type="float">
            <text:p>974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IF([.M199]&gt;2048; [.M199]-4096;[.M199])" office:value-type="float" office:value="974" calcext:value-type="float">
            <text:p>974</text:p>
          </table:table-cell>
          <table:table-cell table:formula="of:=IF([.N199]&gt;2048; [.N199]-4096;[.N199])" office:value-type="float" office:value="-998" calcext:value-type="float">
            <text:p>-998</text:p>
          </table:table-cell>
          <table:table-cell/>
          <table:table-cell table:formula="of:=[.P199]*90/1024" office:value-type="float" office:value="85.60546875" calcext:value-type="float">
            <text:p>85.60546875</text:p>
          </table:table-cell>
          <table:table-cell table:formula="of:=[.S199]-5" office:value-type="float" office:value="80.60546875" calcext:value-type="float">
            <text:p>80.60546875</text:p>
          </table:table-cell>
        </table:table-row>
        <table:table-row table:style-name="ro1">
          <table:table-cell table:formula="of:=+1+[.A199]" office:value-type="float" office:value="197" calcext:value-type="float">
            <text:p>197</text:p>
          </table:table-cell>
          <table:table-cell office:value-type="float" office:value="61.12" calcext:value-type="float">
            <text:p>61.12</text:p>
          </table:table-cell>
          <table:table-cell office:value-type="float" office:value="-20.5566" calcext:value-type="float">
            <text:p>-20.5566</text:p>
          </table:table-cell>
          <table:table-cell/>
          <table:table-cell office:value-type="float" office:value="72.908203125" calcext:value-type="float">
            <text:p>72.908203125</text:p>
          </table:table-cell>
          <table:table-cell office:value-type="float" office:value="-28.412109375" calcext:value-type="float">
            <text:p>-28.412109375</text:p>
          </table:table-cell>
          <table:table-cell/>
          <table:table-cell table:formula="of:=[.B200]-[.E200]" office:value-type="float" office:value="-11.788203125" calcext:value-type="float">
            <text:p>-11.788203125</text:p>
          </table:table-cell>
          <table:table-cell table:formula="of:=[.F200]-[.C200]" office:value-type="float" office:value="-7.855509375" calcext:value-type="float">
            <text:p>-7.855509375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IF([.M200]&gt;2048; [.M200]-4096;[.M200])" office:value-type="float" office:value="887" calcext:value-type="float">
            <text:p>887</text:p>
          </table:table-cell>
          <table:table-cell table:formula="of:=IF([.N200]&gt;2048; [.N200]-4096;[.N200])" office:value-type="float" office:value="-1000" calcext:value-type="float">
            <text:p>-1000</text:p>
          </table:table-cell>
          <table:table-cell/>
          <table:table-cell table:formula="of:=[.P200]*90/1024" office:value-type="float" office:value="77.958984375" calcext:value-type="float">
            <text:p>77.958984375</text:p>
          </table:table-cell>
          <table:table-cell table:formula="of:=[.S200]-5" office:value-type="float" office:value="72.958984375" calcext:value-type="float">
            <text:p>72.958984375</text:p>
          </table:table-cell>
        </table:table-row>
        <table:table-row table:style-name="ro1">
          <table:table-cell table:formula="of:=+1+[.A200]" office:value-type="float" office:value="198" calcext:value-type="float">
            <text:p>198</text:p>
          </table:table-cell>
          <table:table-cell office:value-type="float" office:value="53.05" calcext:value-type="float">
            <text:p>53.05</text:p>
          </table:table-cell>
          <table:table-cell office:value-type="float" office:value="-20.6462" calcext:value-type="float">
            <text:p>-20.6462</text:p>
          </table:table-cell>
          <table:table-cell/>
          <table:table-cell office:value-type="float" office:value="64.294921875" calcext:value-type="float">
            <text:p>64.294921875</text:p>
          </table:table-cell>
          <table:table-cell office:value-type="float" office:value="-28.412109375" calcext:value-type="float">
            <text:p>-28.412109375</text:p>
          </table:table-cell>
          <table:table-cell/>
          <table:table-cell table:formula="of:=[.B201]-[.E201]" office:value-type="float" office:value="-11.244921875" calcext:value-type="float">
            <text:p>-11.244921875</text:p>
          </table:table-cell>
          <table:table-cell table:formula="of:=[.F201]-[.C201]" office:value-type="float" office:value="-7.765909375" calcext:value-type="float">
            <text:p>-7.765909375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IF([.M201]&gt;2048; [.M201]-4096;[.M201])" office:value-type="float" office:value="789" calcext:value-type="float">
            <text:p>789</text:p>
          </table:table-cell>
          <table:table-cell table:formula="of:=IF([.N201]&gt;2048; [.N201]-4096;[.N201])" office:value-type="float" office:value="-1000" calcext:value-type="float">
            <text:p>-1000</text:p>
          </table:table-cell>
          <table:table-cell/>
          <table:table-cell table:formula="of:=[.P201]*90/1024" office:value-type="float" office:value="69.345703125" calcext:value-type="float">
            <text:p>69.345703125</text:p>
          </table:table-cell>
          <table:table-cell table:formula="of:=[.S201]-5" office:value-type="float" office:value="64.345703125" calcext:value-type="float">
            <text:p>64.345703125</text:p>
          </table:table-cell>
        </table:table-row>
        <table:table-row table:style-name="ro1">
          <table:table-cell table:formula="of:=+1+[.A201]" office:value-type="float" office:value="199" calcext:value-type="float">
            <text:p>199</text:p>
          </table:table-cell>
          <table:table-cell office:value-type="float" office:value="45.21" calcext:value-type="float">
            <text:p>45.21</text:p>
          </table:table-cell>
          <table:table-cell office:value-type="float" office:value="-21.1372" calcext:value-type="float">
            <text:p>-21.1372</text:p>
          </table:table-cell>
          <table:table-cell/>
          <table:table-cell office:value-type="float" office:value="55.154296875" calcext:value-type="float">
            <text:p>55.154296875</text:p>
          </table:table-cell>
          <table:table-cell office:value-type="float" office:value="-28.763671875" calcext:value-type="float">
            <text:p>-28.763671875</text:p>
          </table:table-cell>
          <table:table-cell/>
          <table:table-cell table:formula="of:=[.B202]-[.E202]" office:value-type="float" office:value="-9.944296875" calcext:value-type="float">
            <text:p>-9.944296875</text:p>
          </table:table-cell>
          <table:table-cell table:formula="of:=[.F202]-[.C202]" office:value-type="float" office:value="-7.626471875" calcext:value-type="float">
            <text:p>-7.626471875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float" office:value="3100" calcext:value-type="float">
            <text:p>3100</text:p>
          </table:table-cell>
          <table:table-cell/>
          <table:table-cell table:formula="of:=IF([.M202]&gt;2048; [.M202]-4096;[.M202])" office:value-type="float" office:value="685" calcext:value-type="float">
            <text:p>685</text:p>
          </table:table-cell>
          <table:table-cell table:formula="of:=IF([.N202]&gt;2048; [.N202]-4096;[.N202])" office:value-type="float" office:value="-996" calcext:value-type="float">
            <text:p>-996</text:p>
          </table:table-cell>
          <table:table-cell/>
          <table:table-cell table:formula="of:=[.P202]*90/1024" office:value-type="float" office:value="60.205078125" calcext:value-type="float">
            <text:p>60.205078125</text:p>
          </table:table-cell>
          <table:table-cell table:formula="of:=[.S202]-5" office:value-type="float" office:value="55.205078125" calcext:value-type="float">
            <text:p>55.205078125</text:p>
          </table:table-cell>
        </table:table-row>
        <table:table-row table:style-name="ro1">
          <table:table-cell table:formula="of:=+1+[.A202]" office:value-type="float" office:value="200" calcext:value-type="float">
            <text:p>200</text:p>
          </table:table-cell>
          <table:table-cell office:value-type="float" office:value="37.85" calcext:value-type="float">
            <text:p>37.85</text:p>
          </table:table-cell>
          <table:table-cell office:value-type="float" office:value="-22.0026" calcext:value-type="float">
            <text:p>-22.0026</text:p>
          </table:table-cell>
          <table:table-cell/>
          <table:table-cell office:value-type="float" office:value="45.837890625" calcext:value-type="float">
            <text:p>45.837890625</text:p>
          </table:table-cell>
          <table:table-cell office:value-type="float" office:value="-29.642578125" calcext:value-type="float">
            <text:p>-29.642578125</text:p>
          </table:table-cell>
          <table:table-cell/>
          <table:table-cell table:formula="of:=[.B203]-[.E203]" office:value-type="float" office:value="-7.987890625" calcext:value-type="float">
            <text:p>-7.987890625</text:p>
          </table:table-cell>
          <table:table-cell table:formula="of:=[.F203]-[.C203]" office:value-type="float" office:value="-7.639978125" calcext:value-type="float">
            <text:p>-7.639978125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office:value-type="float" office:value="3110" calcext:value-type="float">
            <text:p>3110</text:p>
          </table:table-cell>
          <table:table-cell/>
          <table:table-cell table:formula="of:=IF([.M203]&gt;2048; [.M203]-4096;[.M203])" office:value-type="float" office:value="579" calcext:value-type="float">
            <text:p>579</text:p>
          </table:table-cell>
          <table:table-cell table:formula="of:=IF([.N203]&gt;2048; [.N203]-4096;[.N203])" office:value-type="float" office:value="-986" calcext:value-type="float">
            <text:p>-986</text:p>
          </table:table-cell>
          <table:table-cell/>
          <table:table-cell table:formula="of:=[.P203]*90/1024" office:value-type="float" office:value="50.888671875" calcext:value-type="float">
            <text:p>50.888671875</text:p>
          </table:table-cell>
          <table:table-cell table:formula="of:=[.S203]-5" office:value-type="float" office:value="45.888671875" calcext:value-type="float">
            <text:p>45.888671875</text:p>
          </table:table-cell>
        </table:table-row>
        <table:table-row table:style-name="ro1">
          <table:table-cell table:formula="of:=+1+[.A203]" office:value-type="float" office:value="201" calcext:value-type="float">
            <text:p>201</text:p>
          </table:table-cell>
          <table:table-cell office:value-type="float" office:value="30" calcext:value-type="float">
            <text:p>3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5.203125" calcext:value-type="float">
            <text:p>35.203125</text:p>
          </table:table-cell>
          <table:table-cell office:value-type="float" office:value="-31.400390625" calcext:value-type="float">
            <text:p>-31.400390625</text:p>
          </table:table-cell>
          <table:table-cell/>
          <table:table-cell table:formula="of:=[.B204]-[.E204]" office:value-type="float" office:value="-5.203125" calcext:value-type="float">
            <text:p>-5.203125</text:p>
          </table:table-cell>
          <table:table-cell table:formula="of:=[.F204]-[.C204]" office:value-type="float" office:value="-7.400390625" calcext:value-type="float">
            <text:p>-7.400390625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3130" calcext:value-type="float">
            <text:p>3130</text:p>
          </table:table-cell>
          <table:table-cell/>
          <table:table-cell table:formula="of:=IF([.M204]&gt;2048; [.M204]-4096;[.M204])" office:value-type="float" office:value="458" calcext:value-type="float">
            <text:p>458</text:p>
          </table:table-cell>
          <table:table-cell table:formula="of:=IF([.N204]&gt;2048; [.N204]-4096;[.N204])" office:value-type="float" office:value="-966" calcext:value-type="float">
            <text:p>-966</text:p>
          </table:table-cell>
          <table:table-cell/>
          <table:table-cell table:formula="of:=[.P204]*90/1024" office:value-type="float" office:value="40.25390625" calcext:value-type="float">
            <text:p>40.25390625</text:p>
          </table:table-cell>
          <table:table-cell table:formula="of:=[.S204]-5" office:value-type="float" office:value="35.25390625" calcext:value-type="float">
            <text:p>35.25390625</text:p>
          </table:table-cell>
        </table:table-row>
        <table:table-row table:style-name="ro1">
          <table:table-cell table:formula="of:=+1+[.A204]" office:value-type="float" office:value="202" calcext:value-type="float">
            <text:p>202</text:p>
          </table:table-cell>
          <table:table-cell office:value-type="float" office:value="23.71" calcext:value-type="float">
            <text:p>23.71</text:p>
          </table:table-cell>
          <table:table-cell office:value-type="float" office:value="-22.6365" calcext:value-type="float">
            <text:p>-22.6365</text:p>
          </table:table-cell>
          <table:table-cell/>
          <table:table-cell office:value-type="float" office:value="26.501953125" calcext:value-type="float">
            <text:p>26.501953125</text:p>
          </table:table-cell>
          <table:table-cell office:value-type="float" office:value="-30.08203125" calcext:value-type="float">
            <text:p>-30.08203125</text:p>
          </table:table-cell>
          <table:table-cell/>
          <table:table-cell table:formula="of:=[.B205]-[.E205]" office:value-type="float" office:value="-2.791953125" calcext:value-type="float">
            <text:p>-2.791953125</text:p>
          </table:table-cell>
          <table:table-cell table:formula="of:=[.F205]-[.C205]" office:value-type="float" office:value="-7.44553125" calcext:value-type="float">
            <text:p>-7.44553125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3115" calcext:value-type="float">
            <text:p>3115</text:p>
          </table:table-cell>
          <table:table-cell/>
          <table:table-cell table:formula="of:=IF([.M205]&gt;2048; [.M205]-4096;[.M205])" office:value-type="float" office:value="359" calcext:value-type="float">
            <text:p>359</text:p>
          </table:table-cell>
          <table:table-cell table:formula="of:=IF([.N205]&gt;2048; [.N205]-4096;[.N205])" office:value-type="float" office:value="-981" calcext:value-type="float">
            <text:p>-981</text:p>
          </table:table-cell>
          <table:table-cell/>
          <table:table-cell table:formula="of:=[.P205]*90/1024" office:value-type="float" office:value="31.552734375" calcext:value-type="float">
            <text:p>31.552734375</text:p>
          </table:table-cell>
          <table:table-cell table:formula="of:=[.S205]-5" office:value-type="float" office:value="26.552734375" calcext:value-type="float">
            <text:p>26.552734375</text:p>
          </table:table-cell>
        </table:table-row>
        <table:table-row table:style-name="ro1">
          <table:table-cell table:formula="of:=+1+[.A205]" office:value-type="float" office:value="203" calcext:value-type="float">
            <text:p>203</text:p>
          </table:table-cell>
          <table:table-cell office:value-type="float" office:value="16.7" calcext:value-type="float">
            <text:p>16.7</text:p>
          </table:table-cell>
          <table:table-cell office:value-type="float" office:value="-21.5788" calcext:value-type="float">
            <text:p>-21.5788</text:p>
          </table:table-cell>
          <table:table-cell/>
          <table:table-cell office:value-type="float" office:value="16.5703125" calcext:value-type="float">
            <text:p>16.5703125</text:p>
          </table:table-cell>
          <table:table-cell office:value-type="float" office:value="-29.115234375" calcext:value-type="float">
            <text:p>-29.115234375</text:p>
          </table:table-cell>
          <table:table-cell/>
          <table:table-cell table:formula="of:=[.B206]-[.E206]" office:value-type="float" office:value="0.129687499999999" calcext:value-type="float">
            <text:p>0.129687499999999</text:p>
          </table:table-cell>
          <table:table-cell table:formula="of:=[.F206]-[.C206]" office:value-type="float" office:value="-7.536434375" calcext:value-type="float">
            <text:p>-7.536434375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3104" calcext:value-type="float">
            <text:p>3104</text:p>
          </table:table-cell>
          <table:table-cell/>
          <table:table-cell table:formula="of:=IF([.M206]&gt;2048; [.M206]-4096;[.M206])" office:value-type="float" office:value="246" calcext:value-type="float">
            <text:p>246</text:p>
          </table:table-cell>
          <table:table-cell table:formula="of:=IF([.N206]&gt;2048; [.N206]-4096;[.N206])" office:value-type="float" office:value="-992" calcext:value-type="float">
            <text:p>-992</text:p>
          </table:table-cell>
          <table:table-cell/>
          <table:table-cell table:formula="of:=[.P206]*90/1024" office:value-type="float" office:value="21.62109375" calcext:value-type="float">
            <text:p>21.62109375</text:p>
          </table:table-cell>
          <table:table-cell table:formula="of:=[.S206]-5" office:value-type="float" office:value="16.62109375" calcext:value-type="float">
            <text:p>16.62109375</text:p>
          </table:table-cell>
        </table:table-row>
        <table:table-row table:style-name="ro1">
          <table:table-cell table:formula="of:=+1+[.A206]" office:value-type="float" office:value="204" calcext:value-type="float">
            <text:p>204</text:p>
          </table:table-cell>
          <table:table-cell office:value-type="float" office:value="9.1" calcext:value-type="float">
            <text:p>9.1</text:p>
          </table:table-cell>
          <table:table-cell office:value-type="float" office:value="-20.8733" calcext:value-type="float">
            <text:p>-20.8733</text:p>
          </table:table-cell>
          <table:table-cell/>
          <table:table-cell office:value-type="float" office:value="6.287109375" calcext:value-type="float">
            <text:p>6.287109375</text:p>
          </table:table-cell>
          <table:table-cell office:value-type="float" office:value="-28.939453125" calcext:value-type="float">
            <text:p>-28.939453125</text:p>
          </table:table-cell>
          <table:table-cell/>
          <table:table-cell table:formula="of:=[.B207]-[.E207]" office:value-type="float" office:value="2.812890625" calcext:value-type="float">
            <text:p>2.812890625</text:p>
          </table:table-cell>
          <table:table-cell table:formula="of:=[.F207]-[.C207]" office:value-type="float" office:value="-8.066153125" calcext:value-type="float">
            <text:p>-8.066153125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3102" calcext:value-type="float">
            <text:p>3102</text:p>
          </table:table-cell>
          <table:table-cell/>
          <table:table-cell table:formula="of:=IF([.M207]&gt;2048; [.M207]-4096;[.M207])" office:value-type="float" office:value="129" calcext:value-type="float">
            <text:p>129</text:p>
          </table:table-cell>
          <table:table-cell table:formula="of:=IF([.N207]&gt;2048; [.N207]-4096;[.N207])" office:value-type="float" office:value="-994" calcext:value-type="float">
            <text:p>-994</text:p>
          </table:table-cell>
          <table:table-cell/>
          <table:table-cell table:formula="of:=[.P207]*90/1024" office:value-type="float" office:value="11.337890625" calcext:value-type="float">
            <text:p>11.337890625</text:p>
          </table:table-cell>
          <table:table-cell table:formula="of:=[.S207]-5" office:value-type="float" office:value="6.337890625" calcext:value-type="float">
            <text:p>6.337890625</text:p>
          </table:table-cell>
        </table:table-row>
        <table:table-row table:style-name="ro1">
          <table:table-cell table:formula="of:=+1+[.A207]" office:value-type="float" office:value="205" calcext:value-type="float">
            <text:p>205</text:p>
          </table:table-cell>
          <table:table-cell office:value-type="float" office:value="1.12" calcext:value-type="float">
            <text:p>1.12</text:p>
          </table:table-cell>
          <table:table-cell office:value-type="float" office:value="-20.5565" calcext:value-type="float">
            <text:p>-20.5565</text:p>
          </table:table-cell>
          <table:table-cell/>
          <table:table-cell office:value-type="float" office:value="-3.99609375" calcext:value-type="float">
            <text:p>-3.99609375</text:p>
          </table:table-cell>
          <table:table-cell office:value-type="float" office:value="-28.67578125" calcext:value-type="float">
            <text:p>-28.67578125</text:p>
          </table:table-cell>
          <table:table-cell/>
          <table:table-cell table:formula="of:=[.B208]-[.E208]" office:value-type="float" office:value="5.11609375" calcext:value-type="float">
            <text:p>5.11609375</text:p>
          </table:table-cell>
          <table:table-cell table:formula="of:=[.F208]-[.C208]" office:value-type="float" office:value="-8.11928125" calcext:value-type="float">
            <text:p>-8.1192812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099" calcext:value-type="float">
            <text:p>3099</text:p>
          </table:table-cell>
          <table:table-cell/>
          <table:table-cell table:formula="of:=IF([.M208]&gt;2048; [.M208]-4096;[.M208])" office:value-type="float" office:value="12" calcext:value-type="float">
            <text:p>12</text:p>
          </table:table-cell>
          <table:table-cell table:formula="of:=IF([.N208]&gt;2048; [.N208]-4096;[.N208])" office:value-type="float" office:value="-997" calcext:value-type="float">
            <text:p>-997</text:p>
          </table:table-cell>
          <table:table-cell/>
          <table:table-cell table:formula="of:=[.P208]*90/1024" office:value-type="float" office:value="1.0546875" calcext:value-type="float">
            <text:p>1.0546875</text:p>
          </table:table-cell>
          <table:table-cell table:formula="of:=[.S208]-5" office:value-type="float" office:value="-3.9453125" calcext:value-type="float">
            <text:p>-3.9453125</text:p>
          </table:table-cell>
        </table:table-row>
        <table:table-row table:style-name="ro1">
          <table:table-cell table:formula="of:=+1+[.A208]" office:value-type="float" office:value="206" calcext:value-type="float">
            <text:p>206</text:p>
          </table:table-cell>
          <table:table-cell office:value-type="float" office:value="-6.95" calcext:value-type="float">
            <text:p>-6.95</text:p>
          </table:table-cell>
          <table:table-cell office:value-type="float" office:value="-20.6462" calcext:value-type="float">
            <text:p>-20.6462</text:p>
          </table:table-cell>
          <table:table-cell/>
          <table:table-cell office:value-type="float" office:value="-11.115234375" calcext:value-type="float">
            <text:p>-11.115234375</text:p>
          </table:table-cell>
          <table:table-cell office:value-type="float" office:value="-28.763671875" calcext:value-type="float">
            <text:p>-28.763671875</text:p>
          </table:table-cell>
          <table:table-cell/>
          <table:table-cell table:formula="of:=[.B209]-[.E209]" office:value-type="float" office:value="4.165234375" calcext:value-type="float">
            <text:p>4.165234375</text:p>
          </table:table-cell>
          <table:table-cell table:formula="of:=[.F209]-[.C209]" office:value-type="float" office:value="-8.117471875" calcext:value-type="float">
            <text:p>-8.117471875</text:p>
          </table:table-cell>
          <table:table-cell table:number-columns-repeated="3"/>
          <table:table-cell office:value-type="float" office:value="4027" calcext:value-type="float">
            <text:p>4027</text:p>
          </table:table-cell>
          <table:table-cell office:value-type="float" office:value="3100" calcext:value-type="float">
            <text:p>3100</text:p>
          </table:table-cell>
          <table:table-cell/>
          <table:table-cell table:formula="of:=IF([.M209]&gt;2048; [.M209]-4096;[.M209])" office:value-type="float" office:value="-69" calcext:value-type="float">
            <text:p>-69</text:p>
          </table:table-cell>
          <table:table-cell table:formula="of:=IF([.N209]&gt;2048; [.N209]-4096;[.N209])" office:value-type="float" office:value="-996" calcext:value-type="float">
            <text:p>-996</text:p>
          </table:table-cell>
          <table:table-cell/>
          <table:table-cell table:formula="of:=[.P209]*90/1024" office:value-type="float" office:value="-6.064453125" calcext:value-type="float">
            <text:p>-6.064453125</text:p>
          </table:table-cell>
          <table:table-cell table:formula="of:=[.S209]-5" office:value-type="float" office:value="-11.064453125" calcext:value-type="float">
            <text:p>-11.064453125</text:p>
          </table:table-cell>
        </table:table-row>
        <table:table-row table:style-name="ro1">
          <table:table-cell table:formula="of:=+1+[.A209]" office:value-type="float" office:value="207" calcext:value-type="float">
            <text:p>207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1372" calcext:value-type="float">
            <text:p>-21.1372</text:p>
          </table:table-cell>
          <table:table-cell/>
          <table:table-cell office:value-type="float" office:value="-19.025390625" calcext:value-type="float">
            <text:p>-19.025390625</text:p>
          </table:table-cell>
          <table:table-cell office:value-type="float" office:value="-29.291015625" calcext:value-type="float">
            <text:p>-29.291015625</text:p>
          </table:table-cell>
          <table:table-cell/>
          <table:table-cell table:formula="of:=[.B210]-[.E210]" office:value-type="float" office:value="4.235390625" calcext:value-type="float">
            <text:p>4.235390625</text:p>
          </table:table-cell>
          <table:table-cell table:formula="of:=[.F210]-[.C210]" office:value-type="float" office:value="-8.153815625" calcext:value-type="float">
            <text:p>-8.153815625</text:p>
          </table:table-cell>
          <table:table-cell table:number-columns-repeated="3"/>
          <table:table-cell office:value-type="float" office:value="3937" calcext:value-type="float">
            <text:p>3937</text:p>
          </table:table-cell>
          <table:table-cell office:value-type="float" office:value="3106" calcext:value-type="float">
            <text:p>3106</text:p>
          </table:table-cell>
          <table:table-cell/>
          <table:table-cell table:formula="of:=IF([.M210]&gt;2048; [.M210]-4096;[.M210])" office:value-type="float" office:value="-159" calcext:value-type="float">
            <text:p>-159</text:p>
          </table:table-cell>
          <table:table-cell table:formula="of:=IF([.N210]&gt;2048; [.N210]-4096;[.N210])" office:value-type="float" office:value="-990" calcext:value-type="float">
            <text:p>-990</text:p>
          </table:table-cell>
          <table:table-cell/>
          <table:table-cell table:formula="of:=[.P210]*90/1024" office:value-type="float" office:value="-13.974609375" calcext:value-type="float">
            <text:p>-13.974609375</text:p>
          </table:table-cell>
          <table:table-cell table:formula="of:=[.S210]-5" office:value-type="float" office:value="-18.974609375" calcext:value-type="float">
            <text:p>-18.974609375</text:p>
          </table:table-cell>
        </table:table-row>
        <table:table-row table:style-name="ro1">
          <table:table-cell table:formula="of:=+1+[.A210]" office:value-type="float" office:value="208" calcext:value-type="float">
            <text:p>208</text:p>
          </table:table-cell>
          <table:table-cell office:value-type="float" office:value="-22.15" calcext:value-type="float">
            <text:p>-22.15</text:p>
          </table:table-cell>
          <table:table-cell office:value-type="float" office:value="-22.0027" calcext:value-type="float">
            <text:p>-22.0027</text:p>
          </table:table-cell>
          <table:table-cell/>
          <table:table-cell office:value-type="float" office:value="-26.49609375" calcext:value-type="float">
            <text:p>-26.49609375</text:p>
          </table:table-cell>
          <table:table-cell office:value-type="float" office:value="-29.90625" calcext:value-type="float">
            <text:p>-29.90625</text:p>
          </table:table-cell>
          <table:table-cell/>
          <table:table-cell table:formula="of:=[.B211]-[.E211]" office:value-type="float" office:value="4.34609375" calcext:value-type="float">
            <text:p>4.34609375</text:p>
          </table:table-cell>
          <table:table-cell table:formula="of:=[.F211]-[.C211]" office:value-type="float" office:value="-7.90355" calcext:value-type="float">
            <text:p>-7.90355</text:p>
          </table:table-cell>
          <table:table-cell table:number-columns-repeated="3"/>
          <table:table-cell office:value-type="float" office:value="3852" calcext:value-type="float">
            <text:p>3852</text:p>
          </table:table-cell>
          <table:table-cell office:value-type="float" office:value="3113" calcext:value-type="float">
            <text:p>3113</text:p>
          </table:table-cell>
          <table:table-cell/>
          <table:table-cell table:formula="of:=IF([.M211]&gt;2048; [.M211]-4096;[.M211])" office:value-type="float" office:value="-244" calcext:value-type="float">
            <text:p>-244</text:p>
          </table:table-cell>
          <table:table-cell table:formula="of:=IF([.N211]&gt;2048; [.N211]-4096;[.N211])" office:value-type="float" office:value="-983" calcext:value-type="float">
            <text:p>-983</text:p>
          </table:table-cell>
          <table:table-cell/>
          <table:table-cell table:formula="of:=[.P211]*90/1024" office:value-type="float" office:value="-21.4453125" calcext:value-type="float">
            <text:p>-21.4453125</text:p>
          </table:table-cell>
          <table:table-cell table:formula="of:=[.S211]-5" office:value-type="float" office:value="-26.4453125" calcext:value-type="float">
            <text:p>-26.4453125</text:p>
          </table:table-cell>
        </table:table-row>
        <table:table-row table:style-name="ro1">
          <table:table-cell table:formula="of:=+1+[.A211]" office:value-type="float" office:value="209" calcext:value-type="float">
            <text:p>209</text:p>
          </table:table-cell>
          <table:table-cell office:value-type="float" office:value="-30" calcext:value-type="float">
            <text:p>-30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-34.0546875" calcext:value-type="float">
            <text:p>-34.0546875</text:p>
          </table:table-cell>
          <table:table-cell office:value-type="float" office:value="-31.576171875" calcext:value-type="float">
            <text:p>-31.576171875</text:p>
          </table:table-cell>
          <table:table-cell/>
          <table:table-cell table:formula="of:=[.B212]-[.E212]" office:value-type="float" office:value="4.0546875" calcext:value-type="float">
            <text:p>4.0546875</text:p>
          </table:table-cell>
          <table:table-cell table:formula="of:=[.F212]-[.C212]" office:value-type="float" office:value="-7.576171875" calcext:value-type="float">
            <text:p>-7.576171875</text:p>
          </table:table-cell>
          <table:table-cell table:number-columns-repeated="3"/>
          <table:table-cell office:value-type="float" office:value="3766" calcext:value-type="float">
            <text:p>3766</text:p>
          </table:table-cell>
          <table:table-cell office:value-type="float" office:value="3132" calcext:value-type="float">
            <text:p>3132</text:p>
          </table:table-cell>
          <table:table-cell/>
          <table:table-cell table:formula="of:=IF([.M212]&gt;2048; [.M212]-4096;[.M212])" office:value-type="float" office:value="-330" calcext:value-type="float">
            <text:p>-330</text:p>
          </table:table-cell>
          <table:table-cell table:formula="of:=IF([.N212]&gt;2048; [.N212]-4096;[.N212])" office:value-type="float" office:value="-964" calcext:value-type="float">
            <text:p>-964</text:p>
          </table:table-cell>
          <table:table-cell/>
          <table:table-cell table:formula="of:=[.P212]*90/1024" office:value-type="float" office:value="-29.00390625" calcext:value-type="float">
            <text:p>-29.00390625</text:p>
          </table:table-cell>
          <table:table-cell table:formula="of:=[.S212]-5" office:value-type="float" office:value="-34.00390625" calcext:value-type="float">
            <text:p>-34.00390625</text:p>
          </table:table-cell>
        </table:table-row>
        <table:table-row table:style-name="ro1">
          <table:table-cell table:formula="of:=+1+[.A212]" office:value-type="float" office:value="210" calcext:value-type="float">
            <text:p>210</text:p>
          </table:table-cell>
          <table:table-cell office:value-type="float" office:value="-36.29" calcext:value-type="float">
            <text:p>-36.29</text:p>
          </table:table-cell>
          <table:table-cell office:value-type="float" office:value="-22.6365" calcext:value-type="float">
            <text:p>-22.6365</text:p>
          </table:table-cell>
          <table:table-cell/>
          <table:table-cell office:value-type="float" office:value="-39.50390625" calcext:value-type="float">
            <text:p>-39.50390625</text:p>
          </table:table-cell>
          <table:table-cell office:value-type="float" office:value="-30.873046875" calcext:value-type="float">
            <text:p>-30.873046875</text:p>
          </table:table-cell>
          <table:table-cell/>
          <table:table-cell table:formula="of:=[.B213]-[.E213]" office:value-type="float" office:value="3.21390625" calcext:value-type="float">
            <text:p>3.21390625</text:p>
          </table:table-cell>
          <table:table-cell table:formula="of:=[.F213]-[.C213]" office:value-type="float" office:value="-8.236546875" calcext:value-type="float">
            <text:p>-8.236546875</text:p>
          </table:table-cell>
          <table:table-cell table:number-columns-repeated="3"/>
          <table:table-cell office:value-type="float" office:value="3704" calcext:value-type="float">
            <text:p>3704</text:p>
          </table:table-cell>
          <table:table-cell office:value-type="float" office:value="3124" calcext:value-type="float">
            <text:p>3124</text:p>
          </table:table-cell>
          <table:table-cell/>
          <table:table-cell table:formula="of:=IF([.M213]&gt;2048; [.M213]-4096;[.M213])" office:value-type="float" office:value="-392" calcext:value-type="float">
            <text:p>-392</text:p>
          </table:table-cell>
          <table:table-cell table:formula="of:=IF([.N213]&gt;2048; [.N213]-4096;[.N213])" office:value-type="float" office:value="-972" calcext:value-type="float">
            <text:p>-972</text:p>
          </table:table-cell>
          <table:table-cell/>
          <table:table-cell table:formula="of:=[.P213]*90/1024" office:value-type="float" office:value="-34.453125" calcext:value-type="float">
            <text:p>-34.453125</text:p>
          </table:table-cell>
          <table:table-cell table:formula="of:=[.S213]-5" office:value-type="float" office:value="-39.453125" calcext:value-type="float">
            <text:p>-39.453125</text:p>
          </table:table-cell>
        </table:table-row>
        <table:table-row table:style-name="ro1">
          <table:table-cell table:formula="of:=+1+[.A213]" office:value-type="float" office:value="211" calcext:value-type="float">
            <text:p>211</text:p>
          </table:table-cell>
          <table:table-cell office:value-type="float" office:value="-43.3" calcext:value-type="float">
            <text:p>-43.3</text:p>
          </table:table-cell>
          <table:table-cell office:value-type="float" office:value="-21.5787" calcext:value-type="float">
            <text:p>-21.5787</text:p>
          </table:table-cell>
          <table:table-cell/>
          <table:table-cell office:value-type="float" office:value="-45.12890625" calcext:value-type="float">
            <text:p>-45.12890625</text:p>
          </table:table-cell>
          <table:table-cell office:value-type="float" office:value="-29.90625" calcext:value-type="float">
            <text:p>-29.90625</text:p>
          </table:table-cell>
          <table:table-cell/>
          <table:table-cell table:formula="of:=[.B214]-[.E214]" office:value-type="float" office:value="1.82890625" calcext:value-type="float">
            <text:p>1.82890625</text:p>
          </table:table-cell>
          <table:table-cell table:formula="of:=[.F214]-[.C214]" office:value-type="float" office:value="-8.32755" calcext:value-type="float">
            <text:p>-8.32755</text:p>
          </table:table-cell>
          <table:table-cell table:number-columns-repeated="3"/>
          <table:table-cell office:value-type="float" office:value="3640" calcext:value-type="float">
            <text:p>3640</text:p>
          </table:table-cell>
          <table:table-cell office:value-type="float" office:value="3113" calcext:value-type="float">
            <text:p>3113</text:p>
          </table:table-cell>
          <table:table-cell/>
          <table:table-cell table:formula="of:=IF([.M214]&gt;2048; [.M214]-4096;[.M214])" office:value-type="float" office:value="-456" calcext:value-type="float">
            <text:p>-456</text:p>
          </table:table-cell>
          <table:table-cell table:formula="of:=IF([.N214]&gt;2048; [.N214]-4096;[.N214])" office:value-type="float" office:value="-983" calcext:value-type="float">
            <text:p>-983</text:p>
          </table:table-cell>
          <table:table-cell/>
          <table:table-cell table:formula="of:=[.P214]*90/1024" office:value-type="float" office:value="-40.078125" calcext:value-type="float">
            <text:p>-40.078125</text:p>
          </table:table-cell>
          <table:table-cell table:formula="of:=[.S214]-5" office:value-type="float" office:value="-45.078125" calcext:value-type="float">
            <text:p>-45.078125</text:p>
          </table:table-cell>
        </table:table-row>
        <table:table-row table:style-name="ro1">
          <table:table-cell table:formula="of:=+1+[.A214]" office:value-type="float" office:value="212" calcext:value-type="float">
            <text:p>212</text:p>
          </table:table-cell>
          <table:table-cell office:value-type="float" office:value="-50.9" calcext:value-type="float">
            <text:p>-50.9</text:p>
          </table:table-cell>
          <table:table-cell office:value-type="float" office:value="-20.8733" calcext:value-type="float">
            <text:p>-20.8733</text:p>
          </table:table-cell>
          <table:table-cell/>
          <table:table-cell office:value-type="float" office:value="-51.10546875" calcext:value-type="float">
            <text:p>-51.10546875</text:p>
          </table:table-cell>
          <table:table-cell office:value-type="float" office:value="-29.642578125" calcext:value-type="float">
            <text:p>-29.642578125</text:p>
          </table:table-cell>
          <table:table-cell/>
          <table:table-cell table:formula="of:=[.B215]-[.E215]" office:value-type="float" office:value="0.205468750000001" calcext:value-type="float">
            <text:p>0.205468750000001</text:p>
          </table:table-cell>
          <table:table-cell table:formula="of:=[.F215]-[.C215]" office:value-type="float" office:value="-8.769278125" calcext:value-type="float">
            <text:p>-8.769278125</text:p>
          </table:table-cell>
          <table:table-cell table:number-columns-repeated="3"/>
          <table:table-cell office:value-type="float" office:value="3572" calcext:value-type="float">
            <text:p>3572</text:p>
          </table:table-cell>
          <table:table-cell office:value-type="float" office:value="3110" calcext:value-type="float">
            <text:p>3110</text:p>
          </table:table-cell>
          <table:table-cell/>
          <table:table-cell table:formula="of:=IF([.M215]&gt;2048; [.M215]-4096;[.M215])" office:value-type="float" office:value="-524" calcext:value-type="float">
            <text:p>-524</text:p>
          </table:table-cell>
          <table:table-cell table:formula="of:=IF([.N215]&gt;2048; [.N215]-4096;[.N215])" office:value-type="float" office:value="-986" calcext:value-type="float">
            <text:p>-986</text:p>
          </table:table-cell>
          <table:table-cell/>
          <table:table-cell table:formula="of:=[.P215]*90/1024" office:value-type="float" office:value="-46.0546875" calcext:value-type="float">
            <text:p>-46.0546875</text:p>
          </table:table-cell>
          <table:table-cell table:formula="of:=[.S215]-5" office:value-type="float" office:value="-51.0546875" calcext:value-type="float">
            <text:p>-51.0546875</text:p>
          </table:table-cell>
        </table:table-row>
        <table:table-row table:style-name="ro1">
          <table:table-cell table:formula="of:=+1+[.A215]" office:value-type="float" office:value="213" calcext:value-type="float">
            <text:p>213</text:p>
          </table:table-cell>
          <table:table-cell office:value-type="float" office:value="-58.88" calcext:value-type="float">
            <text:p>-58.88</text:p>
          </table:table-cell>
          <table:table-cell office:value-type="float" office:value="-20.5565" calcext:value-type="float">
            <text:p>-20.5565</text:p>
          </table:table-cell>
          <table:table-cell/>
          <table:table-cell office:value-type="float" office:value="-57.169921875" calcext:value-type="float">
            <text:p>-57.169921875</text:p>
          </table:table-cell>
          <table:table-cell office:value-type="float" office:value="-29.203125" calcext:value-type="float">
            <text:p>-29.203125</text:p>
          </table:table-cell>
          <table:table-cell/>
          <table:table-cell table:formula="of:=[.B216]-[.E216]" office:value-type="float" office:value="-1.710078125" calcext:value-type="float">
            <text:p>-1.710078125</text:p>
          </table:table-cell>
          <table:table-cell table:formula="of:=[.F216]-[.C216]" office:value-type="float" office:value="-8.646625" calcext:value-type="float">
            <text:p>-8.646625</text:p>
          </table:table-cell>
          <table:table-cell table:number-columns-repeated="3"/>
          <table:table-cell office:value-type="float" office:value="3503" calcext:value-type="float">
            <text:p>3503</text:p>
          </table:table-cell>
          <table:table-cell office:value-type="float" office:value="3105" calcext:value-type="float">
            <text:p>3105</text:p>
          </table:table-cell>
          <table:table-cell/>
          <table:table-cell table:formula="of:=IF([.M216]&gt;2048; [.M216]-4096;[.M216])" office:value-type="float" office:value="-593" calcext:value-type="float">
            <text:p>-593</text:p>
          </table:table-cell>
          <table:table-cell table:formula="of:=IF([.N216]&gt;2048; [.N216]-4096;[.N216])" office:value-type="float" office:value="-991" calcext:value-type="float">
            <text:p>-991</text:p>
          </table:table-cell>
          <table:table-cell/>
          <table:table-cell table:formula="of:=[.P216]*90/1024" office:value-type="float" office:value="-52.119140625" calcext:value-type="float">
            <text:p>-52.119140625</text:p>
          </table:table-cell>
          <table:table-cell table:formula="of:=[.S216]-5" office:value-type="float" office:value="-57.119140625" calcext:value-type="float">
            <text:p>-57.119140625</text:p>
          </table:table-cell>
        </table:table-row>
        <table:table-row table:style-name="ro1">
          <table:table-cell table:formula="of:=+1+[.A216]" office:value-type="float" office:value="214" calcext:value-type="float">
            <text:p>214</text:p>
          </table:table-cell>
          <table:table-cell office:value-type="float" office:value="-66.95" calcext:value-type="float">
            <text:p>-66.95</text:p>
          </table:table-cell>
          <table:table-cell office:value-type="float" office:value="-20.6462" calcext:value-type="float">
            <text:p>-20.6462</text:p>
          </table:table-cell>
          <table:table-cell/>
          <table:table-cell office:value-type="float" office:value="-63.05859375" calcext:value-type="float">
            <text:p>-63.05859375</text:p>
          </table:table-cell>
          <table:table-cell office:value-type="float" office:value="-29.5546875" calcext:value-type="float">
            <text:p>-29.5546875</text:p>
          </table:table-cell>
          <table:table-cell/>
          <table:table-cell table:formula="of:=[.B217]-[.E217]" office:value-type="float" office:value="-3.89140625" calcext:value-type="float">
            <text:p>-3.89140625</text:p>
          </table:table-cell>
          <table:table-cell table:formula="of:=[.F217]-[.C217]" office:value-type="float" office:value="-8.9084875" calcext:value-type="float">
            <text:p>-8.9084875</text:p>
          </table:table-cell>
          <table:table-cell table:number-columns-repeated="3"/>
          <table:table-cell office:value-type="float" office:value="3436" calcext:value-type="float">
            <text:p>3436</text:p>
          </table:table-cell>
          <table:table-cell office:value-type="float" office:value="3109" calcext:value-type="float">
            <text:p>3109</text:p>
          </table:table-cell>
          <table:table-cell/>
          <table:table-cell table:formula="of:=IF([.M217]&gt;2048; [.M217]-4096;[.M217])" office:value-type="float" office:value="-660" calcext:value-type="float">
            <text:p>-660</text:p>
          </table:table-cell>
          <table:table-cell table:formula="of:=IF([.N217]&gt;2048; [.N217]-4096;[.N217])" office:value-type="float" office:value="-987" calcext:value-type="float">
            <text:p>-987</text:p>
          </table:table-cell>
          <table:table-cell/>
          <table:table-cell table:formula="of:=[.P217]*90/1024" office:value-type="float" office:value="-58.0078125" calcext:value-type="float">
            <text:p>-58.0078125</text:p>
          </table:table-cell>
          <table:table-cell table:formula="of:=[.S217]-5" office:value-type="float" office:value="-63.0078125" calcext:value-type="float">
            <text:p>-63.0078125</text:p>
          </table:table-cell>
        </table:table-row>
        <table:table-row table:style-name="ro1">
          <table:table-cell table:formula="of:=+1+[.A217]" office:value-type="float" office:value="215" calcext:value-type="float">
            <text:p>215</text:p>
          </table:table-cell>
          <table:table-cell office:value-type="float" office:value="-74.79" calcext:value-type="float">
            <text:p>-74.79</text:p>
          </table:table-cell>
          <table:table-cell office:value-type="float" office:value="-21.1372" calcext:value-type="float">
            <text:p>-21.1372</text:p>
          </table:table-cell>
          <table:table-cell/>
          <table:table-cell office:value-type="float" office:value="-68.68359375" calcext:value-type="float">
            <text:p>-68.68359375</text:p>
          </table:table-cell>
          <table:table-cell office:value-type="float" office:value="-29.818359375" calcext:value-type="float">
            <text:p>-29.818359375</text:p>
          </table:table-cell>
          <table:table-cell/>
          <table:table-cell table:formula="of:=[.B218]-[.E218]" office:value-type="float" office:value="-6.10640625000001" calcext:value-type="float">
            <text:p>-6.10640625000001</text:p>
          </table:table-cell>
          <table:table-cell table:formula="of:=[.F218]-[.C218]" office:value-type="float" office:value="-8.681159375" calcext:value-type="float">
            <text:p>-8.681159375</text:p>
          </table:table-cell>
          <table:table-cell table:number-columns-repeated="3"/>
          <table:table-cell office:value-type="float" office:value="3372" calcext:value-type="float">
            <text:p>3372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IF([.M218]&gt;2048; [.M218]-4096;[.M218])" office:value-type="float" office:value="-724" calcext:value-type="float">
            <text:p>-724</text:p>
          </table:table-cell>
          <table:table-cell table:formula="of:=IF([.N218]&gt;2048; [.N218]-4096;[.N218])" office:value-type="float" office:value="-984" calcext:value-type="float">
            <text:p>-984</text:p>
          </table:table-cell>
          <table:table-cell/>
          <table:table-cell table:formula="of:=[.P218]*90/1024" office:value-type="float" office:value="-63.6328125" calcext:value-type="float">
            <text:p>-63.6328125</text:p>
          </table:table-cell>
          <table:table-cell table:formula="of:=[.S218]-5" office:value-type="float" office:value="-68.6328125" calcext:value-type="float">
            <text:p>-68.6328125</text:p>
          </table:table-cell>
        </table:table-row>
        <table:table-row table:style-name="ro1">
          <table:table-cell table:formula="of:=+1+[.A218]" office:value-type="float" office:value="216" calcext:value-type="float">
            <text:p>216</text:p>
          </table:table-cell>
          <table:table-cell office:value-type="float" office:value="-82.15" calcext:value-type="float">
            <text:p>-82.15</text:p>
          </table:table-cell>
          <table:table-cell office:value-type="float" office:value="-22.0027" calcext:value-type="float">
            <text:p>-22.0027</text:p>
          </table:table-cell>
          <table:table-cell/>
          <table:table-cell office:value-type="float" office:value="-74.220703125" calcext:value-type="float">
            <text:p>-74.220703125</text:p>
          </table:table-cell>
          <table:table-cell office:value-type="float" office:value="-30.609375" calcext:value-type="float">
            <text:p>-30.609375</text:p>
          </table:table-cell>
          <table:table-cell/>
          <table:table-cell table:formula="of:=[.B219]-[.E219]" office:value-type="float" office:value="-7.92929687500001" calcext:value-type="float">
            <text:p>-7.92929687500001</text:p>
          </table:table-cell>
          <table:table-cell table:formula="of:=[.F219]-[.C219]" office:value-type="float" office:value="-8.606675" calcext:value-type="float">
            <text:p>-8.606675</text:p>
          </table:table-cell>
          <table:table-cell table:number-columns-repeated="3"/>
          <table:table-cell office:value-type="float" office:value="3309" calcext:value-type="float">
            <text:p>3309</text:p>
          </table:table-cell>
          <table:table-cell office:value-type="float" office:value="3121" calcext:value-type="float">
            <text:p>3121</text:p>
          </table:table-cell>
          <table:table-cell/>
          <table:table-cell table:formula="of:=IF([.M219]&gt;2048; [.M219]-4096;[.M219])" office:value-type="float" office:value="-787" calcext:value-type="float">
            <text:p>-787</text:p>
          </table:table-cell>
          <table:table-cell table:formula="of:=IF([.N219]&gt;2048; [.N219]-4096;[.N219])" office:value-type="float" office:value="-975" calcext:value-type="float">
            <text:p>-975</text:p>
          </table:table-cell>
          <table:table-cell/>
          <table:table-cell table:formula="of:=[.P219]*90/1024" office:value-type="float" office:value="-69.169921875" calcext:value-type="float">
            <text:p>-69.169921875</text:p>
          </table:table-cell>
          <table:table-cell table:formula="of:=[.S219]-5" office:value-type="float" office:value="-74.169921875" calcext:value-type="float">
            <text:p>-74.169921875</text:p>
          </table:table-cell>
        </table:table-row>
        <table:table-row table:style-name="ro1">
          <table:table-cell table:formula="of:=+1+[.A219]"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7.78125" calcext:value-type="float">
            <text:p>97.78125</text:p>
          </table:table-cell>
          <table:table-cell office:value-type="float" office:value="18.43359375" calcext:value-type="float">
            <text:p>18.43359375</text:p>
          </table:table-cell>
          <table:table-cell/>
          <table:table-cell table:formula="of:=[.B220]-[.E220]" office:value-type="float" office:value="-7.78125" calcext:value-type="float">
            <text:p>-7.78125</text:p>
          </table:table-cell>
          <table:table-cell table:formula="of:=[.F220]-[.C220]" office:value-type="float" office:value="-8.56640625" calcext:value-type="float">
            <text:p>-8.56640625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office:value-type="float" office:value="2563" calcext:value-type="float">
            <text:p>2563</text:p>
          </table:table-cell>
          <table:table-cell/>
          <table:table-cell table:formula="of:=IF([.M220]&gt;2048; [.M220]-4096;[.M220])" office:value-type="float" office:value="1170" calcext:value-type="float">
            <text:p>1170</text:p>
          </table:table-cell>
          <table:table-cell table:formula="of:=IF([.N220]&gt;2048; [.N220]-4096;[.N220])" office:value-type="float" office:value="-1533" calcext:value-type="float">
            <text:p>-1533</text:p>
          </table:table-cell>
          <table:table-cell/>
          <table:table-cell table:formula="of:=[.P220]*90/1024" office:value-type="float" office:value="102.83203125" calcext:value-type="float">
            <text:p>102.83203125</text:p>
          </table:table-cell>
          <table:table-cell table:formula="of:=[.S220]-5" office:value-type="float" office:value="97.83203125" calcext:value-type="float">
            <text:p>97.83203125</text:p>
          </table:table-cell>
        </table:table-row>
        <table:table-row table:style-name="ro1">
          <table:table-cell table:formula="of:=+1+[.A220]" office:value-type="float" office:value="218" calcext:value-type="float">
            <text:p>218</text:p>
          </table:table-cell>
          <table:table-cell office:value-type="float" office:value="84.44" calcext:value-type="float">
            <text:p>84.44</text:p>
          </table:table-cell>
          <table:table-cell office:value-type="float" office:value="25.6205" calcext:value-type="float">
            <text:p>25.6205</text:p>
          </table:table-cell>
          <table:table-cell/>
          <table:table-cell office:value-type="float" office:value="93.73828125" calcext:value-type="float">
            <text:p>93.73828125</text:p>
          </table:table-cell>
          <table:table-cell office:value-type="float" office:value="16.939453125" calcext:value-type="float">
            <text:p>16.939453125</text:p>
          </table:table-cell>
          <table:table-cell/>
          <table:table-cell table:formula="of:=[.B221]-[.E221]" office:value-type="float" office:value="-9.29828125" calcext:value-type="float">
            <text:p>-9.29828125</text:p>
          </table:table-cell>
          <table:table-cell table:formula="of:=[.F221]-[.C221]" office:value-type="float" office:value="-8.681046875" calcext:value-type="float">
            <text:p>-8.681046875</text:p>
          </table:table-cell>
          <table:table-cell table:number-columns-repeated="3"/>
          <table:table-cell office:value-type="float" office:value="1124" calcext:value-type="float">
            <text:p>1124</text:p>
          </table:table-cell>
          <table:table-cell office:value-type="float" office:value="2580" calcext:value-type="float">
            <text:p>2580</text:p>
          </table:table-cell>
          <table:table-cell/>
          <table:table-cell table:formula="of:=IF([.M221]&gt;2048; [.M221]-4096;[.M221])" office:value-type="float" office:value="1124" calcext:value-type="float">
            <text:p>1124</text:p>
          </table:table-cell>
          <table:table-cell table:formula="of:=IF([.N221]&gt;2048; [.N221]-4096;[.N221])" office:value-type="float" office:value="-1516" calcext:value-type="float">
            <text:p>-1516</text:p>
          </table:table-cell>
          <table:table-cell/>
          <table:table-cell table:formula="of:=[.P221]*90/1024" office:value-type="float" office:value="98.7890625" calcext:value-type="float">
            <text:p>98.7890625</text:p>
          </table:table-cell>
          <table:table-cell table:formula="of:=[.S221]-5" office:value-type="float" office:value="93.7890625" calcext:value-type="float">
            <text:p>93.7890625</text:p>
          </table:table-cell>
        </table:table-row>
        <table:table-row table:style-name="ro1">
          <table:table-cell table:formula="of:=+1+[.A221]" office:value-type="float" office:value="219" calcext:value-type="float">
            <text:p>219</text:p>
          </table:table-cell>
          <table:table-cell office:value-type="float" office:value="78.31" calcext:value-type="float">
            <text:p>78.31</text:p>
          </table:table-cell>
          <table:table-cell office:value-type="float" office:value="24.508" calcext:value-type="float">
            <text:p>24.508</text:p>
          </table:table-cell>
          <table:table-cell/>
          <table:table-cell office:value-type="float" office:value="88.728515625" calcext:value-type="float">
            <text:p>88.728515625</text:p>
          </table:table-cell>
          <table:table-cell office:value-type="float" office:value="15.884765625" calcext:value-type="float">
            <text:p>15.884765625</text:p>
          </table:table-cell>
          <table:table-cell/>
          <table:table-cell table:formula="of:=[.B222]-[.E222]" office:value-type="float" office:value="-10.418515625" calcext:value-type="float">
            <text:p>-10.418515625</text:p>
          </table:table-cell>
          <table:table-cell table:formula="of:=[.F222]-[.C222]" office:value-type="float" office:value="-8.623234375" calcext:value-type="float">
            <text:p>-8.623234375</text:p>
          </table:table-cell>
          <table:table-cell table:number-columns-repeated="3"/>
          <table:table-cell office:value-type="float" office:value="1067" calcext:value-type="float">
            <text:p>1067</text:p>
          </table:table-cell>
          <table:table-cell office:value-type="float" office:value="2592" calcext:value-type="float">
            <text:p>2592</text:p>
          </table:table-cell>
          <table:table-cell/>
          <table:table-cell table:formula="of:=IF([.M222]&gt;2048; [.M222]-4096;[.M222])" office:value-type="float" office:value="1067" calcext:value-type="float">
            <text:p>1067</text:p>
          </table:table-cell>
          <table:table-cell table:formula="of:=IF([.N222]&gt;2048; [.N222]-4096;[.N222])" office:value-type="float" office:value="-1504" calcext:value-type="float">
            <text:p>-1504</text:p>
          </table:table-cell>
          <table:table-cell/>
          <table:table-cell table:formula="of:=[.P222]*90/1024" office:value-type="float" office:value="93.779296875" calcext:value-type="float">
            <text:p>93.779296875</text:p>
          </table:table-cell>
          <table:table-cell table:formula="of:=[.S222]-5" office:value-type="float" office:value="88.779296875" calcext:value-type="float">
            <text:p>88.779296875</text:p>
          </table:table-cell>
        </table:table-row>
        <table:table-row table:style-name="ro1">
          <table:table-cell table:formula="of:=+1+[.A222]" office:value-type="float" office:value="220" calcext:value-type="float">
            <text:p>220</text:p>
          </table:table-cell>
          <table:table-cell office:value-type="float" office:value="71.69" calcext:value-type="float">
            <text:p>71.69</text:p>
          </table:table-cell>
          <table:table-cell office:value-type="float" office:value="23.7001" calcext:value-type="float">
            <text:p>23.7001</text:p>
          </table:table-cell>
          <table:table-cell/>
          <table:table-cell office:value-type="float" office:value="82.83984375" calcext:value-type="float">
            <text:p>82.83984375</text:p>
          </table:table-cell>
          <table:table-cell office:value-type="float" office:value="14.91796875" calcext:value-type="float">
            <text:p>14.91796875</text:p>
          </table:table-cell>
          <table:table-cell/>
          <table:table-cell table:formula="of:=[.B223]-[.E223]" office:value-type="float" office:value="-11.14984375" calcext:value-type="float">
            <text:p>-11.14984375</text:p>
          </table:table-cell>
          <table:table-cell table:formula="of:=[.F223]-[.C223]" office:value-type="float" office:value="-8.78213125" calcext:value-type="float">
            <text:p>-8.7821312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603" calcext:value-type="float">
            <text:p>2603</text:p>
          </table:table-cell>
          <table:table-cell/>
          <table:table-cell table:formula="of:=IF([.M223]&gt;2048; [.M223]-4096;[.M223])" office:value-type="float" office:value="1000" calcext:value-type="float">
            <text:p>1000</text:p>
          </table:table-cell>
          <table:table-cell table:formula="of:=IF([.N223]&gt;2048; [.N223]-4096;[.N223])" office:value-type="float" office:value="-1493" calcext:value-type="float">
            <text:p>-1493</text:p>
          </table:table-cell>
          <table:table-cell/>
          <table:table-cell table:formula="of:=[.P223]*90/1024" office:value-type="float" office:value="87.890625" calcext:value-type="float">
            <text:p>87.890625</text:p>
          </table:table-cell>
          <table:table-cell table:formula="of:=[.S223]-5" office:value-type="float" office:value="82.890625" calcext:value-type="float">
            <text:p>82.890625</text:p>
          </table:table-cell>
        </table:table-row>
        <table:table-row table:style-name="ro1">
          <table:table-cell table:formula="of:=+1+[.A223]" office:value-type="float" office:value="221" calcext:value-type="float">
            <text:p>221</text:p>
          </table:table-cell>
          <table:table-cell office:value-type="float" office:value="64.7" calcext:value-type="float">
            <text:p>64.7</text:p>
          </table:table-cell>
          <table:table-cell office:value-type="float" office:value="23.2286" calcext:value-type="float">
            <text:p>23.2286</text:p>
          </table:table-cell>
          <table:table-cell/>
          <table:table-cell office:value-type="float" office:value="76.248046875" calcext:value-type="float">
            <text:p>76.248046875</text:p>
          </table:table-cell>
          <table:table-cell office:value-type="float" office:value="14.478515625" calcext:value-type="float">
            <text:p>14.478515625</text:p>
          </table:table-cell>
          <table:table-cell/>
          <table:table-cell table:formula="of:=[.B224]-[.E224]" office:value-type="float" office:value="-11.548046875" calcext:value-type="float">
            <text:p>-11.548046875</text:p>
          </table:table-cell>
          <table:table-cell table:formula="of:=[.F224]-[.C224]" office:value-type="float" office:value="-8.750084375" calcext:value-type="float">
            <text:p>-8.750084375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office:value-type="float" office:value="2608" calcext:value-type="float">
            <text:p>2608</text:p>
          </table:table-cell>
          <table:table-cell/>
          <table:table-cell table:formula="of:=IF([.M224]&gt;2048; [.M224]-4096;[.M224])" office:value-type="float" office:value="925" calcext:value-type="float">
            <text:p>925</text:p>
          </table:table-cell>
          <table:table-cell table:formula="of:=IF([.N224]&gt;2048; [.N224]-4096;[.N224])" office:value-type="float" office:value="-1488" calcext:value-type="float">
            <text:p>-1488</text:p>
          </table:table-cell>
          <table:table-cell/>
          <table:table-cell table:formula="of:=[.P224]*90/1024" office:value-type="float" office:value="81.298828125" calcext:value-type="float">
            <text:p>81.298828125</text:p>
          </table:table-cell>
          <table:table-cell table:formula="of:=[.S224]-5" office:value-type="float" office:value="76.298828125" calcext:value-type="float">
            <text:p>76.298828125</text:p>
          </table:table-cell>
        </table:table-row>
        <table:table-row table:style-name="ro1">
          <table:table-cell table:formula="of:=+1+[.A224]" office:value-type="float" office:value="222" calcext:value-type="float">
            <text:p>222</text:p>
          </table:table-cell>
          <table:table-cell office:value-type="float" office:value="57.53" calcext:value-type="float">
            <text:p>57.53</text:p>
          </table:table-cell>
          <table:table-cell office:value-type="float" office:value="23.1142" calcext:value-type="float">
            <text:p>23.1142</text:p>
          </table:table-cell>
          <table:table-cell/>
          <table:table-cell office:value-type="float" office:value="69.12890625" calcext:value-type="float">
            <text:p>69.12890625</text:p>
          </table:table-cell>
          <table:table-cell office:value-type="float" office:value="14.302734375" calcext:value-type="float">
            <text:p>14.302734375</text:p>
          </table:table-cell>
          <table:table-cell/>
          <table:table-cell table:formula="of:=[.B225]-[.E225]" office:value-type="float" office:value="-11.59890625" calcext:value-type="float">
            <text:p>-11.59890625</text:p>
          </table:table-cell>
          <table:table-cell table:formula="of:=[.F225]-[.C225]" office:value-type="float" office:value="-8.811465625" calcext:value-type="float">
            <text:p>-8.811465625</text:p>
          </table:table-cell>
          <table:table-cell table:number-columns-repeated="3"/>
          <table:table-cell office:value-type="float" office:value="844" calcext:value-type="float">
            <text:p>844</text:p>
          </table:table-cell>
          <table:table-cell office:value-type="float" office:value="2610" calcext:value-type="float">
            <text:p>2610</text:p>
          </table:table-cell>
          <table:table-cell/>
          <table:table-cell table:formula="of:=IF([.M225]&gt;2048; [.M225]-4096;[.M225])" office:value-type="float" office:value="844" calcext:value-type="float">
            <text:p>844</text:p>
          </table:table-cell>
          <table:table-cell table:formula="of:=IF([.N225]&gt;2048; [.N225]-4096;[.N225])" office:value-type="float" office:value="-1486" calcext:value-type="float">
            <text:p>-1486</text:p>
          </table:table-cell>
          <table:table-cell/>
          <table:table-cell table:formula="of:=[.P225]*90/1024" office:value-type="float" office:value="74.1796875" calcext:value-type="float">
            <text:p>74.1796875</text:p>
          </table:table-cell>
          <table:table-cell table:formula="of:=[.S225]-5" office:value-type="float" office:value="69.1796875" calcext:value-type="float">
            <text:p>69.1796875</text:p>
          </table:table-cell>
        </table:table-row>
        <table:table-row table:style-name="ro1">
          <table:table-cell table:formula="of:=+1+[.A225]" office:value-type="float" office:value="223" calcext:value-type="float">
            <text:p>223</text:p>
          </table:table-cell>
          <table:table-cell office:value-type="float" office:value="50.4" calcext:value-type="float">
            <text:p>50.4</text:p>
          </table:table-cell>
          <table:table-cell office:value-type="float" office:value="23.362" calcext:value-type="float">
            <text:p>23.362</text:p>
          </table:table-cell>
          <table:table-cell/>
          <table:table-cell office:value-type="float" office:value="61.21875" calcext:value-type="float">
            <text:p>61.21875</text:p>
          </table:table-cell>
          <table:table-cell office:value-type="float" office:value="14.7421875" calcext:value-type="float">
            <text:p>14.7421875</text:p>
          </table:table-cell>
          <table:table-cell/>
          <table:table-cell table:formula="of:=[.B226]-[.E226]" office:value-type="float" office:value="-10.81875" calcext:value-type="float">
            <text:p>-10.81875</text:p>
          </table:table-cell>
          <table:table-cell table:formula="of:=[.F226]-[.C226]" office:value-type="float" office:value="-8.6198125" calcext:value-type="float">
            <text:p>-8.6198125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office:value-type="float" office:value="2605" calcext:value-type="float">
            <text:p>2605</text:p>
          </table:table-cell>
          <table:table-cell/>
          <table:table-cell table:formula="of:=IF([.M226]&gt;2048; [.M226]-4096;[.M226])" office:value-type="float" office:value="754" calcext:value-type="float">
            <text:p>754</text:p>
          </table:table-cell>
          <table:table-cell table:formula="of:=IF([.N226]&gt;2048; [.N226]-4096;[.N226])" office:value-type="float" office:value="-1491" calcext:value-type="float">
            <text:p>-1491</text:p>
          </table:table-cell>
          <table:table-cell/>
          <table:table-cell table:formula="of:=[.P226]*90/1024" office:value-type="float" office:value="66.26953125" calcext:value-type="float">
            <text:p>66.26953125</text:p>
          </table:table-cell>
          <table:table-cell table:formula="of:=[.S226]-5" office:value-type="float" office:value="61.26953125" calcext:value-type="float">
            <text:p>61.26953125</text:p>
          </table:table-cell>
        </table:table-row>
        <table:table-row table:style-name="ro1">
          <table:table-cell table:formula="of:=+1+[.A226]" office:value-type="float" office:value="224" calcext:value-type="float">
            <text:p>224</text:p>
          </table:table-cell>
          <table:table-cell office:value-type="float" office:value="43.52" calcext:value-type="float">
            <text:p>43.52</text:p>
          </table:table-cell>
          <table:table-cell office:value-type="float" office:value="23.9608" calcext:value-type="float">
            <text:p>23.9608</text:p>
          </table:table-cell>
          <table:table-cell/>
          <table:table-cell office:value-type="float" office:value="53.044921875" calcext:value-type="float">
            <text:p>53.044921875</text:p>
          </table:table-cell>
          <table:table-cell office:value-type="float" office:value="14.91796875" calcext:value-type="float">
            <text:p>14.91796875</text:p>
          </table:table-cell>
          <table:table-cell/>
          <table:table-cell table:formula="of:=[.B227]-[.E227]" office:value-type="float" office:value="-9.524921875" calcext:value-type="float">
            <text:p>-9.524921875</text:p>
          </table:table-cell>
          <table:table-cell table:formula="of:=[.F227]-[.C227]" office:value-type="float" office:value="-9.04283125" calcext:value-type="float">
            <text:p>-9.04283125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 office:value-type="float" office:value="2603" calcext:value-type="float">
            <text:p>2603</text:p>
          </table:table-cell>
          <table:table-cell/>
          <table:table-cell table:formula="of:=IF([.M227]&gt;2048; [.M227]-4096;[.M227])" office:value-type="float" office:value="661" calcext:value-type="float">
            <text:p>661</text:p>
          </table:table-cell>
          <table:table-cell table:formula="of:=IF([.N227]&gt;2048; [.N227]-4096;[.N227])" office:value-type="float" office:value="-1493" calcext:value-type="float">
            <text:p>-1493</text:p>
          </table:table-cell>
          <table:table-cell/>
          <table:table-cell table:formula="of:=[.P227]*90/1024" office:value-type="float" office:value="58.095703125" calcext:value-type="float">
            <text:p>58.095703125</text:p>
          </table:table-cell>
          <table:table-cell table:formula="of:=[.S227]-5" office:value-type="float" office:value="53.095703125" calcext:value-type="float">
            <text:p>53.095703125</text:p>
          </table:table-cell>
        </table:table-row>
        <table:table-row table:style-name="ro1">
          <table:table-cell table:formula="of:=+1+[.A227]" office:value-type="float" office:value="225" calcext:value-type="float">
            <text:p>225</text:p>
          </table:table-cell>
          <table:table-cell office:value-type="float" office:value="37.07" calcext:value-type="float">
            <text:p>37.07</text:p>
          </table:table-cell>
          <table:table-cell office:value-type="float" office:value="24.8853" calcext:value-type="float">
            <text:p>24.8853</text:p>
          </table:table-cell>
          <table:table-cell/>
          <table:table-cell office:value-type="float" office:value="44.6953125" calcext:value-type="float">
            <text:p>44.6953125</text:p>
          </table:table-cell>
          <table:table-cell office:value-type="float" office:value="15.708984375" calcext:value-type="float">
            <text:p>15.708984375</text:p>
          </table:table-cell>
          <table:table-cell/>
          <table:table-cell table:formula="of:=[.B228]-[.E228]" office:value-type="float" office:value="-7.6253125" calcext:value-type="float">
            <text:p>-7.6253125</text:p>
          </table:table-cell>
          <table:table-cell table:formula="of:=[.F228]-[.C228]" office:value-type="float" office:value="-9.176315625" calcext:value-type="float">
            <text:p>-9.176315625</text:p>
          </table:table-cell>
          <table:table-cell table:number-columns-repeated="3"/>
          <table:table-cell office:value-type="float" office:value="566" calcext:value-type="float">
            <text:p>566</text:p>
          </table:table-cell>
          <table:table-cell office:value-type="float" office:value="2594" calcext:value-type="float">
            <text:p>2594</text:p>
          </table:table-cell>
          <table:table-cell/>
          <table:table-cell table:formula="of:=IF([.M228]&gt;2048; [.M228]-4096;[.M228])" office:value-type="float" office:value="566" calcext:value-type="float">
            <text:p>566</text:p>
          </table:table-cell>
          <table:table-cell table:formula="of:=IF([.N228]&gt;2048; [.N228]-4096;[.N228])" office:value-type="float" office:value="-1502" calcext:value-type="float">
            <text:p>-1502</text:p>
          </table:table-cell>
          <table:table-cell/>
          <table:table-cell table:formula="of:=[.P228]*90/1024" office:value-type="float" office:value="49.74609375" calcext:value-type="float">
            <text:p>49.74609375</text:p>
          </table:table-cell>
          <table:table-cell table:formula="of:=[.S228]-5" office:value-type="float" office:value="44.74609375" calcext:value-type="float">
            <text:p>44.74609375</text:p>
          </table:table-cell>
        </table:table-row>
        <table:table-row table:style-name="ro1">
          <table:table-cell table:formula="of:=+1+[.A228]"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5.291015625" calcext:value-type="float">
            <text:p>35.291015625</text:p>
          </table:table-cell>
          <table:table-cell office:value-type="float" office:value="17.642578125" calcext:value-type="float">
            <text:p>17.642578125</text:p>
          </table:table-cell>
          <table:table-cell/>
          <table:table-cell table:formula="of:=[.B229]-[.E229]" office:value-type="float" office:value="-5.291015625" calcext:value-type="float">
            <text:p>-5.291015625</text:p>
          </table:table-cell>
          <table:table-cell table:formula="of:=[.F229]-[.C229]" office:value-type="float" office:value="-9.357421875" calcext:value-type="float">
            <text:p>-9.357421875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float" office:value="2572" calcext:value-type="float">
            <text:p>2572</text:p>
          </table:table-cell>
          <table:table-cell/>
          <table:table-cell table:formula="of:=IF([.M229]&gt;2048; [.M229]-4096;[.M229])" office:value-type="float" office:value="459" calcext:value-type="float">
            <text:p>459</text:p>
          </table:table-cell>
          <table:table-cell table:formula="of:=IF([.N229]&gt;2048; [.N229]-4096;[.N229])" office:value-type="float" office:value="-1524" calcext:value-type="float">
            <text:p>-1524</text:p>
          </table:table-cell>
          <table:table-cell/>
          <table:table-cell table:formula="of:=[.P229]*90/1024" office:value-type="float" office:value="40.341796875" calcext:value-type="float">
            <text:p>40.341796875</text:p>
          </table:table-cell>
          <table:table-cell table:formula="of:=[.S229]-5" office:value-type="float" office:value="35.341796875" calcext:value-type="float">
            <text:p>35.341796875</text:p>
          </table:table-cell>
        </table:table-row>
        <table:table-row table:style-name="ro1">
          <table:table-cell table:formula="of:=+1+[.A229]" office:value-type="float" office:value="227" calcext:value-type="float">
            <text:p>227</text:p>
          </table:table-cell>
          <table:table-cell office:value-type="float" office:value="24.44" calcext:value-type="float">
            <text:p>24.44</text:p>
          </table:table-cell>
          <table:table-cell office:value-type="float" office:value="25.6205" calcext:value-type="float">
            <text:p>25.6205</text:p>
          </table:table-cell>
          <table:table-cell/>
          <table:table-cell office:value-type="float" office:value="27.380859375" calcext:value-type="float">
            <text:p>27.380859375</text:p>
          </table:table-cell>
          <table:table-cell office:value-type="float" office:value="16.412109375" calcext:value-type="float">
            <text:p>16.412109375</text:p>
          </table:table-cell>
          <table:table-cell/>
          <table:table-cell table:formula="of:=[.B230]-[.E230]" office:value-type="float" office:value="-2.940859375" calcext:value-type="float">
            <text:p>-2.940859375</text:p>
          </table:table-cell>
          <table:table-cell table:formula="of:=[.F230]-[.C230]" office:value-type="float" office:value="-9.208390625" calcext:value-type="float">
            <text:p>-9.20839062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2586" calcext:value-type="float">
            <text:p>2586</text:p>
          </table:table-cell>
          <table:table-cell/>
          <table:table-cell table:formula="of:=IF([.M230]&gt;2048; [.M230]-4096;[.M230])" office:value-type="float" office:value="369" calcext:value-type="float">
            <text:p>369</text:p>
          </table:table-cell>
          <table:table-cell table:formula="of:=IF([.N230]&gt;2048; [.N230]-4096;[.N230])" office:value-type="float" office:value="-1510" calcext:value-type="float">
            <text:p>-1510</text:p>
          </table:table-cell>
          <table:table-cell/>
          <table:table-cell table:formula="of:=[.P230]*90/1024" office:value-type="float" office:value="32.431640625" calcext:value-type="float">
            <text:p>32.431640625</text:p>
          </table:table-cell>
          <table:table-cell table:formula="of:=[.S230]-5" office:value-type="float" office:value="27.431640625" calcext:value-type="float">
            <text:p>27.431640625</text:p>
          </table:table-cell>
        </table:table-row>
        <table:table-row table:style-name="ro1">
          <table:table-cell table:formula="of:=+1+[.A230]" office:value-type="float" office:value="228" calcext:value-type="float">
            <text:p>228</text:p>
          </table:table-cell>
          <table:table-cell office:value-type="float" office:value="18.31" calcext:value-type="float">
            <text:p>18.31</text:p>
          </table:table-cell>
          <table:table-cell office:value-type="float" office:value="24.5081" calcext:value-type="float">
            <text:p>24.5081</text:p>
          </table:table-cell>
          <table:table-cell/>
          <table:table-cell office:value-type="float" office:value="18.943359375" calcext:value-type="float">
            <text:p>18.943359375</text:p>
          </table:table-cell>
          <table:table-cell office:value-type="float" office:value="15.181640625" calcext:value-type="float">
            <text:p>15.181640625</text:p>
          </table:table-cell>
          <table:table-cell/>
          <table:table-cell table:formula="of:=[.B231]-[.E231]" office:value-type="float" office:value="-0.633359375000001" calcext:value-type="float">
            <text:p>-0.633359375000001</text:p>
          </table:table-cell>
          <table:table-cell table:formula="of:=[.F231]-[.C231]" office:value-type="float" office:value="-9.326459375" calcext:value-type="float">
            <text:p>-9.326459375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2600" calcext:value-type="float">
            <text:p>2600</text:p>
          </table:table-cell>
          <table:table-cell/>
          <table:table-cell table:formula="of:=IF([.M231]&gt;2048; [.M231]-4096;[.M231])" office:value-type="float" office:value="273" calcext:value-type="float">
            <text:p>273</text:p>
          </table:table-cell>
          <table:table-cell table:formula="of:=IF([.N231]&gt;2048; [.N231]-4096;[.N231])" office:value-type="float" office:value="-1496" calcext:value-type="float">
            <text:p>-1496</text:p>
          </table:table-cell>
          <table:table-cell/>
          <table:table-cell table:formula="of:=[.P231]*90/1024" office:value-type="float" office:value="23.994140625" calcext:value-type="float">
            <text:p>23.994140625</text:p>
          </table:table-cell>
          <table:table-cell table:formula="of:=[.S231]-5" office:value-type="float" office:value="18.994140625" calcext:value-type="float">
            <text:p>18.994140625</text:p>
          </table:table-cell>
        </table:table-row>
        <table:table-row table:style-name="ro1">
          <table:table-cell table:formula="of:=+1+[.A231]" office:value-type="float" office:value="229" calcext:value-type="float">
            <text:p>229</text:p>
          </table:table-cell>
          <table:table-cell office:value-type="float" office:value="11.69" calcext:value-type="float">
            <text:p>11.69</text:p>
          </table:table-cell>
          <table:table-cell office:value-type="float" office:value="23.7001" calcext:value-type="float">
            <text:p>23.7001</text:p>
          </table:table-cell>
          <table:table-cell/>
          <table:table-cell office:value-type="float" office:value="9.890625" calcext:value-type="float">
            <text:p>9.890625</text:p>
          </table:table-cell>
          <table:table-cell office:value-type="float" office:value="14.390625" calcext:value-type="float">
            <text:p>14.390625</text:p>
          </table:table-cell>
          <table:table-cell/>
          <table:table-cell table:formula="of:=[.B232]-[.E232]" office:value-type="float" office:value="1.799375" calcext:value-type="float">
            <text:p>1.799375</text:p>
          </table:table-cell>
          <table:table-cell table:formula="of:=[.F232]-[.C232]" office:value-type="float" office:value="-9.309475" calcext:value-type="float">
            <text:p>-9.309475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609" calcext:value-type="float">
            <text:p>2609</text:p>
          </table:table-cell>
          <table:table-cell/>
          <table:table-cell table:formula="of:=IF([.M232]&gt;2048; [.M232]-4096;[.M232])" office:value-type="float" office:value="170" calcext:value-type="float">
            <text:p>170</text:p>
          </table:table-cell>
          <table:table-cell table:formula="of:=IF([.N232]&gt;2048; [.N232]-4096;[.N232])" office:value-type="float" office:value="-1487" calcext:value-type="float">
            <text:p>-1487</text:p>
          </table:table-cell>
          <table:table-cell/>
          <table:table-cell table:formula="of:=[.P232]*90/1024" office:value-type="float" office:value="14.94140625" calcext:value-type="float">
            <text:p>14.94140625</text:p>
          </table:table-cell>
          <table:table-cell table:formula="of:=[.S232]-5" office:value-type="float" office:value="9.94140625" calcext:value-type="float">
            <text:p>9.94140625</text:p>
          </table:table-cell>
        </table:table-row>
        <table:table-row table:style-name="ro1">
          <table:table-cell table:formula="of:=+1+[.A232]" office:value-type="float" office:value="230" calcext:value-type="float">
            <text:p>230</text:p>
          </table:table-cell>
          <table:table-cell office:value-type="float" office:value="4.7" calcext:value-type="float">
            <text:p>4.7</text:p>
          </table:table-cell>
          <table:table-cell office:value-type="float" office:value="23.2286" calcext:value-type="float">
            <text:p>23.2286</text:p>
          </table:table-cell>
          <table:table-cell/>
          <table:table-cell office:value-type="float" office:value="0.486328125" calcext:value-type="float">
            <text:p>0.486328125</text:p>
          </table:table-cell>
          <table:table-cell office:value-type="float" office:value="13.951171875" calcext:value-type="float">
            <text:p>13.951171875</text:p>
          </table:table-cell>
          <table:table-cell/>
          <table:table-cell table:formula="of:=[.B233]-[.E233]" office:value-type="float" office:value="4.213671875" calcext:value-type="float">
            <text:p>4.213671875</text:p>
          </table:table-cell>
          <table:table-cell table:formula="of:=[.F233]-[.C233]" office:value-type="float" office:value="-9.277428125" calcext:value-type="float">
            <text:p>-9.277428125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2614" calcext:value-type="float">
            <text:p>2614</text:p>
          </table:table-cell>
          <table:table-cell/>
          <table:table-cell table:formula="of:=IF([.M233]&gt;2048; [.M233]-4096;[.M233])" office:value-type="float" office:value="63" calcext:value-type="float">
            <text:p>63</text:p>
          </table:table-cell>
          <table:table-cell table:formula="of:=IF([.N233]&gt;2048; [.N233]-4096;[.N233])" office:value-type="float" office:value="-1482" calcext:value-type="float">
            <text:p>-1482</text:p>
          </table:table-cell>
          <table:table-cell/>
          <table:table-cell table:formula="of:=[.P233]*90/1024" office:value-type="float" office:value="5.537109375" calcext:value-type="float">
            <text:p>5.537109375</text:p>
          </table:table-cell>
          <table:table-cell table:formula="of:=[.S233]-5" office:value-type="float" office:value="0.537109375" calcext:value-type="float">
            <text:p>0.537109375</text:p>
          </table:table-cell>
        </table:table-row>
        <table:table-row table:style-name="ro1">
          <table:table-cell table:formula="of:=+1+[.A233]" office:value-type="float" office:value="231" calcext:value-type="float">
            <text:p>231</text:p>
          </table:table-cell>
          <table:table-cell office:value-type="float" office:value="-2.47" calcext:value-type="float">
            <text:p>-2.47</text:p>
          </table:table-cell>
          <table:table-cell office:value-type="float" office:value="23.1141" calcext:value-type="float">
            <text:p>23.1141</text:p>
          </table:table-cell>
          <table:table-cell/>
          <table:table-cell office:value-type="float" office:value="-8.478515625" calcext:value-type="float">
            <text:p>-8.478515625</text:p>
          </table:table-cell>
          <table:table-cell office:value-type="float" office:value="13.51171875" calcext:value-type="float">
            <text:p>13.51171875</text:p>
          </table:table-cell>
          <table:table-cell/>
          <table:table-cell table:formula="of:=[.B234]-[.E234]" office:value-type="float" office:value="6.008515625" calcext:value-type="float">
            <text:p>6.008515625</text:p>
          </table:table-cell>
          <table:table-cell table:formula="of:=[.F234]-[.C234]" office:value-type="float" office:value="-9.60238125" calcext:value-type="float">
            <text:p>-9.60238125</text:p>
          </table:table-cell>
          <table:table-cell table:number-columns-repeated="3"/>
          <table:table-cell office:value-type="float" office:value="4057" calcext:value-type="float">
            <text:p>4057</text:p>
          </table:table-cell>
          <table:table-cell office:value-type="float" office:value="2619" calcext:value-type="float">
            <text:p>2619</text:p>
          </table:table-cell>
          <table:table-cell/>
          <table:table-cell table:formula="of:=IF([.M234]&gt;2048; [.M234]-4096;[.M234])" office:value-type="float" office:value="-39" calcext:value-type="float">
            <text:p>-39</text:p>
          </table:table-cell>
          <table:table-cell table:formula="of:=IF([.N234]&gt;2048; [.N234]-4096;[.N234])" office:value-type="float" office:value="-1477" calcext:value-type="float">
            <text:p>-1477</text:p>
          </table:table-cell>
          <table:table-cell/>
          <table:table-cell table:formula="of:=[.P234]*90/1024" office:value-type="float" office:value="-3.427734375" calcext:value-type="float">
            <text:p>-3.427734375</text:p>
          </table:table-cell>
          <table:table-cell table:formula="of:=[.S234]-5" office:value-type="float" office:value="-8.427734375" calcext:value-type="float">
            <text:p>-8.427734375</text:p>
          </table:table-cell>
        </table:table-row>
        <table:table-row table:style-name="ro1">
          <table:table-cell table:formula="of:=+1+[.A234]" office:value-type="float" office:value="232" calcext:value-type="float">
            <text:p>232</text:p>
          </table:table-cell>
          <table:table-cell office:value-type="float" office:value="-9.6" calcext:value-type="float">
            <text:p>-9.6</text:p>
          </table:table-cell>
          <table:table-cell office:value-type="float" office:value="23.3619" calcext:value-type="float">
            <text:p>23.3619</text:p>
          </table:table-cell>
          <table:table-cell/>
          <table:table-cell office:value-type="float" office:value="-13.400390625" calcext:value-type="float">
            <text:p>-13.400390625</text:p>
          </table:table-cell>
          <table:table-cell office:value-type="float" office:value="13.86328125" calcext:value-type="float">
            <text:p>13.86328125</text:p>
          </table:table-cell>
          <table:table-cell/>
          <table:table-cell table:formula="of:=[.B235]-[.E235]" office:value-type="float" office:value="3.800390625" calcext:value-type="float">
            <text:p>3.800390625</text:p>
          </table:table-cell>
          <table:table-cell table:formula="of:=[.F235]-[.C235]" office:value-type="float" office:value="-9.49861875" calcext:value-type="float">
            <text:p>-9.49861875</text:p>
          </table:table-cell>
          <table:table-cell table:number-columns-repeated="3"/>
          <table:table-cell office:value-type="float" office:value="4001" calcext:value-type="float">
            <text:p>4001</text:p>
          </table:table-cell>
          <table:table-cell office:value-type="float" office:value="2615" calcext:value-type="float">
            <text:p>2615</text:p>
          </table:table-cell>
          <table:table-cell/>
          <table:table-cell table:formula="of:=IF([.M235]&gt;2048; [.M235]-4096;[.M235])" office:value-type="float" office:value="-95" calcext:value-type="float">
            <text:p>-95</text:p>
          </table:table-cell>
          <table:table-cell table:formula="of:=IF([.N235]&gt;2048; [.N235]-4096;[.N235])" office:value-type="float" office:value="-1481" calcext:value-type="float">
            <text:p>-1481</text:p>
          </table:table-cell>
          <table:table-cell/>
          <table:table-cell table:formula="of:=[.P235]*90/1024" office:value-type="float" office:value="-8.349609375" calcext:value-type="float">
            <text:p>-8.349609375</text:p>
          </table:table-cell>
          <table:table-cell table:formula="of:=[.S235]-5" office:value-type="float" office:value="-13.349609375" calcext:value-type="float">
            <text:p>-13.349609375</text:p>
          </table:table-cell>
        </table:table-row>
        <table:table-row table:style-name="ro1">
          <table:table-cell table:formula="of:=+1+[.A235]" office:value-type="float" office:value="233" calcext:value-type="float">
            <text:p>233</text:p>
          </table:table-cell>
          <table:table-cell office:value-type="float" office:value="-16.48" calcext:value-type="float">
            <text:p>-16.48</text:p>
          </table:table-cell>
          <table:table-cell office:value-type="float" office:value="23.9608" calcext:value-type="float">
            <text:p>23.9608</text:p>
          </table:table-cell>
          <table:table-cell/>
          <table:table-cell office:value-type="float" office:value="-20.87109375" calcext:value-type="float">
            <text:p>-20.87109375</text:p>
          </table:table-cell>
          <table:table-cell office:value-type="float" office:value="14.302734375" calcext:value-type="float">
            <text:p>14.302734375</text:p>
          </table:table-cell>
          <table:table-cell/>
          <table:table-cell table:formula="of:=[.B236]-[.E236]" office:value-type="float" office:value="4.39109375" calcext:value-type="float">
            <text:p>4.39109375</text:p>
          </table:table-cell>
          <table:table-cell table:formula="of:=[.F236]-[.C236]" office:value-type="float" office:value="-9.658065625" calcext:value-type="float">
            <text:p>-9.658065625</text:p>
          </table:table-cell>
          <table:table-cell table:number-columns-repeated="3"/>
          <table:table-cell office:value-type="float" office:value="3916" calcext:value-type="float">
            <text:p>3916</text:p>
          </table:table-cell>
          <table:table-cell office:value-type="float" office:value="2610" calcext:value-type="float">
            <text:p>2610</text:p>
          </table:table-cell>
          <table:table-cell/>
          <table:table-cell table:formula="of:=IF([.M236]&gt;2048; [.M236]-4096;[.M236])" office:value-type="float" office:value="-180" calcext:value-type="float">
            <text:p>-180</text:p>
          </table:table-cell>
          <table:table-cell table:formula="of:=IF([.N236]&gt;2048; [.N236]-4096;[.N236])" office:value-type="float" office:value="-1486" calcext:value-type="float">
            <text:p>-1486</text:p>
          </table:table-cell>
          <table:table-cell/>
          <table:table-cell table:formula="of:=[.P236]*90/1024" office:value-type="float" office:value="-15.8203125" calcext:value-type="float">
            <text:p>-15.8203125</text:p>
          </table:table-cell>
          <table:table-cell table:formula="of:=[.S236]-5" office:value-type="float" office:value="-20.8203125" calcext:value-type="float">
            <text:p>-20.8203125</text:p>
          </table:table-cell>
        </table:table-row>
        <table:table-row table:style-name="ro1">
          <table:table-cell table:formula="of:=+1+[.A236]" office:value-type="float" office:value="234" calcext:value-type="float">
            <text:p>234</text:p>
          </table:table-cell>
          <table:table-cell office:value-type="float" office:value="-22.93" calcext:value-type="float">
            <text:p>-22.93</text:p>
          </table:table-cell>
          <table:table-cell office:value-type="float" office:value="24.8853" calcext:value-type="float">
            <text:p>24.8853</text:p>
          </table:table-cell>
          <table:table-cell/>
          <table:table-cell office:value-type="float" office:value="-27.111328125" calcext:value-type="float">
            <text:p>-27.111328125</text:p>
          </table:table-cell>
          <table:table-cell office:value-type="float" office:value="15.26953125" calcext:value-type="float">
            <text:p>15.26953125</text:p>
          </table:table-cell>
          <table:table-cell/>
          <table:table-cell table:formula="of:=[.B237]-[.E237]" office:value-type="float" office:value="4.181328125" calcext:value-type="float">
            <text:p>4.181328125</text:p>
          </table:table-cell>
          <table:table-cell table:formula="of:=[.F237]-[.C237]" office:value-type="float" office:value="-9.61576875" calcext:value-type="float">
            <text:p>-9.61576875</text:p>
          </table:table-cell>
          <table:table-cell table:number-columns-repeated="3"/>
          <table:table-cell office:value-type="float" office:value="3845" calcext:value-type="float">
            <text:p>3845</text:p>
          </table:table-cell>
          <table:table-cell office:value-type="float" office:value="2599" calcext:value-type="float">
            <text:p>2599</text:p>
          </table:table-cell>
          <table:table-cell/>
          <table:table-cell table:formula="of:=IF([.M237]&gt;2048; [.M237]-4096;[.M237])" office:value-type="float" office:value="-251" calcext:value-type="float">
            <text:p>-251</text:p>
          </table:table-cell>
          <table:table-cell table:formula="of:=IF([.N237]&gt;2048; [.N237]-4096;[.N237])" office:value-type="float" office:value="-1497" calcext:value-type="float">
            <text:p>-1497</text:p>
          </table:table-cell>
          <table:table-cell/>
          <table:table-cell table:formula="of:=[.P237]*90/1024" office:value-type="float" office:value="-22.060546875" calcext:value-type="float">
            <text:p>-22.060546875</text:p>
          </table:table-cell>
          <table:table-cell table:formula="of:=[.S237]-5" office:value-type="float" office:value="-27.060546875" calcext:value-type="float">
            <text:p>-27.060546875</text:p>
          </table:table-cell>
        </table:table-row>
        <table:table-row table:style-name="ro1">
          <table:table-cell table:formula="of:=+1+[.A237]" office:value-type="float" office:value="235" calcext:value-type="float">
            <text:p>235</text:p>
          </table:table-cell>
          <table:table-cell office:value-type="float" office:value="-30" calcext:value-type="float">
            <text:p>-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33.966796875" calcext:value-type="float">
            <text:p>-33.966796875</text:p>
          </table:table-cell>
          <table:table-cell office:value-type="float" office:value="17.02734375" calcext:value-type="float">
            <text:p>17.02734375</text:p>
          </table:table-cell>
          <table:table-cell/>
          <table:table-cell table:formula="of:=[.B238]-[.E238]" office:value-type="float" office:value="3.966796875" calcext:value-type="float">
            <text:p>3.966796875</text:p>
          </table:table-cell>
          <table:table-cell table:formula="of:=[.F238]-[.C238]" office:value-type="float" office:value="-9.97265625" calcext:value-type="float">
            <text:p>-9.97265625</text:p>
          </table:table-cell>
          <table:table-cell table:number-columns-repeated="3"/>
          <table:table-cell office:value-type="float" office:value="3767" calcext:value-type="float">
            <text:p>3767</text:p>
          </table:table-cell>
          <table:table-cell office:value-type="float" office:value="2579" calcext:value-type="float">
            <text:p>2579</text:p>
          </table:table-cell>
          <table:table-cell/>
          <table:table-cell table:formula="of:=IF([.M238]&gt;2048; [.M238]-4096;[.M238])" office:value-type="float" office:value="-329" calcext:value-type="float">
            <text:p>-329</text:p>
          </table:table-cell>
          <table:table-cell table:formula="of:=IF([.N238]&gt;2048; [.N238]-4096;[.N238])" office:value-type="float" office:value="-1517" calcext:value-type="float">
            <text:p>-1517</text:p>
          </table:table-cell>
          <table:table-cell/>
          <table:table-cell table:formula="of:=[.P238]*90/1024" office:value-type="float" office:value="-28.916015625" calcext:value-type="float">
            <text:p>-28.916015625</text:p>
          </table:table-cell>
          <table:table-cell table:formula="of:=[.S238]-5" office:value-type="float" office:value="-33.916015625" calcext:value-type="float">
            <text:p>-33.916015625</text:p>
          </table:table-cell>
        </table:table-row>
        <table:table-row table:style-name="ro1">
          <table:table-cell table:formula="of:=+1+[.A238]" office:value-type="float" office:value="236" calcext:value-type="float">
            <text:p>236</text:p>
          </table:table-cell>
          <table:table-cell office:value-type="float" office:value="-35.56" calcext:value-type="float">
            <text:p>-35.56</text:p>
          </table:table-cell>
          <table:table-cell table:style-name="ce1" office:value-type="float" office:value="25.6206" calcext:value-type="float">
            <text:p>25.6206</text:p>
          </table:table-cell>
          <table:table-cell/>
          <table:table-cell office:value-type="float" office:value="-38.80078125" calcext:value-type="float">
            <text:p>-38.80078125</text:p>
          </table:table-cell>
          <table:table-cell office:value-type="float" office:value="15.796875" calcext:value-type="float">
            <text:p>15.796875</text:p>
          </table:table-cell>
          <table:table-cell/>
          <table:table-cell table:formula="of:=[.B239]-[.E239]" office:value-type="float" office:value="3.24078125" calcext:value-type="float">
            <text:p>3.24078125</text:p>
          </table:table-cell>
          <table:table-cell table:formula="of:=[.F239]-[.C239]" office:value-type="float" office:value="-9.823725" calcext:value-type="float">
            <text:p>-9.823725</text:p>
          </table:table-cell>
          <table:table-cell table:number-columns-repeated="3"/>
          <table:table-cell office:value-type="float" office:value="3712" calcext:value-type="float">
            <text:p>3712</text:p>
          </table:table-cell>
          <table:table-cell office:value-type="float" office:value="2593" calcext:value-type="float">
            <text:p>2593</text:p>
          </table:table-cell>
          <table:table-cell/>
          <table:table-cell table:formula="of:=IF([.M239]&gt;2048; [.M239]-4096;[.M239])" office:value-type="float" office:value="-384" calcext:value-type="float">
            <text:p>-384</text:p>
          </table:table-cell>
          <table:table-cell table:formula="of:=IF([.N239]&gt;2048; [.N239]-4096;[.N239])" office:value-type="float" office:value="-1503" calcext:value-type="float">
            <text:p>-1503</text:p>
          </table:table-cell>
          <table:table-cell/>
          <table:table-cell table:formula="of:=[.P239]*90/1024" office:value-type="float" office:value="-33.75" calcext:value-type="float">
            <text:p>-33.75</text:p>
          </table:table-cell>
          <table:table-cell table:formula="of:=[.S239]-5" office:value-type="float" office:value="-38.75" calcext:value-type="float">
            <text:p>-38.75</text:p>
          </table:table-cell>
        </table:table-row>
        <table:table-row table:style-name="ro1">
          <table:table-cell table:formula="of:=+1+[.A239]" office:value-type="float" office:value="237" calcext:value-type="float">
            <text:p>237</text:p>
          </table:table-cell>
          <table:table-cell office:value-type="float" office:value="-41.69" calcext:value-type="float">
            <text:p>-41.69</text:p>
          </table:table-cell>
          <table:table-cell office:value-type="float" office:value="24.5081" calcext:value-type="float">
            <text:p>24.5081</text:p>
          </table:table-cell>
          <table:table-cell/>
          <table:table-cell office:value-type="float" office:value="-43.810546875" calcext:value-type="float">
            <text:p>-43.810546875</text:p>
          </table:table-cell>
          <table:table-cell office:value-type="float" office:value="14.56640625" calcext:value-type="float">
            <text:p>14.56640625</text:p>
          </table:table-cell>
          <table:table-cell/>
          <table:table-cell table:formula="of:=[.B240]-[.E240]" office:value-type="float" office:value="2.120546875" calcext:value-type="float">
            <text:p>2.120546875</text:p>
          </table:table-cell>
          <table:table-cell table:formula="of:=[.F240]-[.C240]" office:value-type="float" office:value="-9.94169375" calcext:value-type="float">
            <text:p>-9.94169375</text:p>
          </table:table-cell>
          <table:table-cell table:number-columns-repeated="3"/>
          <table:table-cell office:value-type="float" office:value="3655" calcext:value-type="float">
            <text:p>3655</text:p>
          </table:table-cell>
          <table:table-cell office:value-type="float" office:value="2607" calcext:value-type="float">
            <text:p>2607</text:p>
          </table:table-cell>
          <table:table-cell/>
          <table:table-cell table:formula="of:=IF([.M240]&gt;2048; [.M240]-4096;[.M240])" office:value-type="float" office:value="-441" calcext:value-type="float">
            <text:p>-441</text:p>
          </table:table-cell>
          <table:table-cell table:formula="of:=IF([.N240]&gt;2048; [.N240]-4096;[.N240])" office:value-type="float" office:value="-1489" calcext:value-type="float">
            <text:p>-1489</text:p>
          </table:table-cell>
          <table:table-cell/>
          <table:table-cell table:formula="of:=[.P240]*90/1024" office:value-type="float" office:value="-38.759765625" calcext:value-type="float">
            <text:p>-38.759765625</text:p>
          </table:table-cell>
          <table:table-cell table:formula="of:=[.S240]-5" office:value-type="float" office:value="-43.759765625" calcext:value-type="float">
            <text:p>-43.759765625</text:p>
          </table:table-cell>
        </table:table-row>
        <table:table-row table:style-name="ro1">
          <table:table-cell table:formula="of:=+1+[.A240]" office:value-type="float" office:value="238" calcext:value-type="float">
            <text:p>238</text:p>
          </table:table-cell>
          <table:table-cell office:value-type="float" office:value="-48.31" calcext:value-type="float">
            <text:p>-48.31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-49.171875" calcext:value-type="float">
            <text:p>-49.171875</text:p>
          </table:table-cell>
          <table:table-cell office:value-type="float" office:value="13.775390625" calcext:value-type="float">
            <text:p>13.775390625</text:p>
          </table:table-cell>
          <table:table-cell/>
          <table:table-cell table:formula="of:=[.B241]-[.E241]" office:value-type="float" office:value="0.861874999999998" calcext:value-type="float">
            <text:p>0.861874999999998</text:p>
          </table:table-cell>
          <table:table-cell table:formula="of:=[.F241]-[.C241]" office:value-type="float" office:value="-9.924609375" calcext:value-type="float">
            <text:p>-9.924609375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IF([.M241]&gt;2048; [.M241]-4096;[.M241])" office:value-type="float" office:value="-502" calcext:value-type="float">
            <text:p>-502</text:p>
          </table:table-cell>
          <table:table-cell table:formula="of:=IF([.N241]&gt;2048; [.N241]-4096;[.N241])" office:value-type="float" office:value="-1480" calcext:value-type="float">
            <text:p>-1480</text:p>
          </table:table-cell>
          <table:table-cell/>
          <table:table-cell table:formula="of:=[.P241]*90/1024" office:value-type="float" office:value="-44.12109375" calcext:value-type="float">
            <text:p>-44.12109375</text:p>
          </table:table-cell>
          <table:table-cell table:formula="of:=[.S241]-5" office:value-type="float" office:value="-49.12109375" calcext:value-type="float">
            <text:p>-49.12109375</text:p>
          </table:table-cell>
        </table:table-row>
        <table:table-row table:style-name="ro1">
          <table:table-cell table:formula="of:=+1+[.A241]" office:value-type="float" office:value="239" calcext:value-type="float">
            <text:p>239</text:p>
          </table:table-cell>
          <table:table-cell office:value-type="float" office:value="-55.3" calcext:value-type="float">
            <text:p>-55.3</text:p>
          </table:table-cell>
          <table:table-cell office:value-type="float" office:value="23.2286" calcext:value-type="float">
            <text:p>23.2286</text:p>
          </table:table-cell>
          <table:table-cell/>
          <table:table-cell office:value-type="float" office:value="-54.4453125" calcext:value-type="float">
            <text:p>-54.4453125</text:p>
          </table:table-cell>
          <table:table-cell office:value-type="float" office:value="12.984375" calcext:value-type="float">
            <text:p>12.984375</text:p>
          </table:table-cell>
          <table:table-cell/>
          <table:table-cell table:formula="of:=[.B242]-[.E242]" office:value-type="float" office:value="-0.854687499999997" calcext:value-type="float">
            <text:p>-0.854687499999997</text:p>
          </table:table-cell>
          <table:table-cell table:formula="of:=[.F242]-[.C242]" office:value-type="float" office:value="-10.244225" calcext:value-type="float">
            <text:p>-10.244225</text:p>
          </table:table-cell>
          <table:table-cell table:number-columns-repeated="3"/>
          <table:table-cell office:value-type="float" office:value="3534" calcext:value-type="float">
            <text:p>3534</text:p>
          </table:table-cell>
          <table:table-cell office:value-type="float" office:value="2625" calcext:value-type="float">
            <text:p>2625</text:p>
          </table:table-cell>
          <table:table-cell/>
          <table:table-cell table:formula="of:=IF([.M242]&gt;2048; [.M242]-4096;[.M242])" office:value-type="float" office:value="-562" calcext:value-type="float">
            <text:p>-562</text:p>
          </table:table-cell>
          <table:table-cell table:formula="of:=IF([.N242]&gt;2048; [.N242]-4096;[.N242])" office:value-type="float" office:value="-1471" calcext:value-type="float">
            <text:p>-1471</text:p>
          </table:table-cell>
          <table:table-cell/>
          <table:table-cell table:formula="of:=[.P242]*90/1024" office:value-type="float" office:value="-49.39453125" calcext:value-type="float">
            <text:p>-49.39453125</text:p>
          </table:table-cell>
          <table:table-cell table:formula="of:=[.S242]-5" office:value-type="float" office:value="-54.39453125" calcext:value-type="float">
            <text:p>-54.39453125</text:p>
          </table:table-cell>
        </table:table-row>
        <table:table-row table:style-name="ro1">
          <table:table-cell table:formula="of:=+1+[.A242]" office:value-type="float" office:value="240" calcext:value-type="float">
            <text:p>240</text:p>
          </table:table-cell>
          <table:table-cell office:value-type="float" office:value="-62.47" calcext:value-type="float">
            <text:p>-62.47</text:p>
          </table:table-cell>
          <table:table-cell office:value-type="float" office:value="23.1142" calcext:value-type="float">
            <text:p>23.1142</text:p>
          </table:table-cell>
          <table:table-cell/>
          <table:table-cell office:value-type="float" office:value="-59.630859375" calcext:value-type="float">
            <text:p>-59.630859375</text:p>
          </table:table-cell>
          <table:table-cell office:value-type="float" office:value="13.16015625" calcext:value-type="float">
            <text:p>13.16015625</text:p>
          </table:table-cell>
          <table:table-cell/>
          <table:table-cell table:formula="of:=[.B243]-[.E243]" office:value-type="float" office:value="-2.839140625" calcext:value-type="float">
            <text:p>-2.839140625</text:p>
          </table:table-cell>
          <table:table-cell table:formula="of:=[.F243]-[.C243]" office:value-type="float" office:value="-9.95404375" calcext:value-type="float">
            <text:p>-9.95404375</text:p>
          </table:table-cell>
          <table:table-cell table:number-columns-repeated="3"/>
          <table:table-cell office:value-type="float" office:value="3475" calcext:value-type="float">
            <text:p>3475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IF([.M243]&gt;2048; [.M243]-4096;[.M243])" office:value-type="float" office:value="-621" calcext:value-type="float">
            <text:p>-621</text:p>
          </table:table-cell>
          <table:table-cell table:formula="of:=IF([.N243]&gt;2048; [.N243]-4096;[.N243])" office:value-type="float" office:value="-1473" calcext:value-type="float">
            <text:p>-1473</text:p>
          </table:table-cell>
          <table:table-cell/>
          <table:table-cell table:formula="of:=[.P243]*90/1024" office:value-type="float" office:value="-54.580078125" calcext:value-type="float">
            <text:p>-54.580078125</text:p>
          </table:table-cell>
          <table:table-cell table:formula="of:=[.S243]-5" office:value-type="float" office:value="-59.580078125" calcext:value-type="float">
            <text:p>-59.580078125</text:p>
          </table:table-cell>
        </table:table-row>
        <table:table-row table:style-name="ro1">
          <table:table-cell table:formula="of:=+1+[.A243]" office:value-type="float" office:value="241" calcext:value-type="float">
            <text:p>241</text:p>
          </table:table-cell>
          <table:table-cell office:value-type="float" office:value="-69.6" calcext:value-type="float">
            <text:p>-69.6</text:p>
          </table:table-cell>
          <table:table-cell office:value-type="float" office:value="23.3619" calcext:value-type="float">
            <text:p>23.3619</text:p>
          </table:table-cell>
          <table:table-cell/>
          <table:table-cell office:value-type="float" office:value="-64.9921875" calcext:value-type="float">
            <text:p>-64.9921875</text:p>
          </table:table-cell>
          <table:table-cell office:value-type="float" office:value="13.423828125" calcext:value-type="float">
            <text:p>13.423828125</text:p>
          </table:table-cell>
          <table:table-cell/>
          <table:table-cell table:formula="of:=[.B244]-[.E244]" office:value-type="float" office:value="-4.60781249999999" calcext:value-type="float">
            <text:p>-4.60781249999999</text:p>
          </table:table-cell>
          <table:table-cell table:formula="of:=[.F244]-[.C244]" office:value-type="float" office:value="-9.938071875" calcext:value-type="float">
            <text:p>-9.938071875</text:p>
          </table:table-cell>
          <table:table-cell table:number-columns-repeated="3"/>
          <table:table-cell office:value-type="float" office:value="3414" calcext:value-type="float">
            <text:p>3414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IF([.M244]&gt;2048; [.M244]-4096;[.M244])" office:value-type="float" office:value="-682" calcext:value-type="float">
            <text:p>-682</text:p>
          </table:table-cell>
          <table:table-cell table:formula="of:=IF([.N244]&gt;2048; [.N244]-4096;[.N244])" office:value-type="float" office:value="-1476" calcext:value-type="float">
            <text:p>-1476</text:p>
          </table:table-cell>
          <table:table-cell/>
          <table:table-cell table:formula="of:=[.P244]*90/1024" office:value-type="float" office:value="-59.94140625" calcext:value-type="float">
            <text:p>-59.94140625</text:p>
          </table:table-cell>
          <table:table-cell table:formula="of:=[.S244]-5" office:value-type="float" office:value="-64.94140625" calcext:value-type="float">
            <text:p>-64.94140625</text:p>
          </table:table-cell>
        </table:table-row>
        <table:table-row table:style-name="ro1">
          <table:table-cell table:formula="of:=+1+[.A244]" office:value-type="float" office:value="242" calcext:value-type="float">
            <text:p>242</text:p>
          </table:table-cell>
          <table:table-cell office:value-type="float" office:value="-76.48" calcext:value-type="float">
            <text:p>-76.48</text:p>
          </table:table-cell>
          <table:table-cell office:value-type="float" office:value="23.9607" calcext:value-type="float">
            <text:p>23.9607</text:p>
          </table:table-cell>
          <table:table-cell/>
          <table:table-cell office:value-type="float" office:value="-70.001953125" calcext:value-type="float">
            <text:p>-70.001953125</text:p>
          </table:table-cell>
          <table:table-cell office:value-type="float" office:value="13.775390625" calcext:value-type="float">
            <text:p>13.775390625</text:p>
          </table:table-cell>
          <table:table-cell/>
          <table:table-cell table:formula="of:=[.B245]-[.E245]" office:value-type="float" office:value="-6.478046875" calcext:value-type="float">
            <text:p>-6.478046875</text:p>
          </table:table-cell>
          <table:table-cell table:formula="of:=[.F245]-[.C245]" office:value-type="float" office:value="-10.185309375" calcext:value-type="float">
            <text:p>-10.185309375</text:p>
          </table:table-cell>
          <table:table-cell table:number-columns-repeated="3"/>
          <table:table-cell office:value-type="float" office:value="3357" calcext:value-type="float">
            <text:p>3357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IF([.M245]&gt;2048; [.M245]-4096;[.M245])" office:value-type="float" office:value="-739" calcext:value-type="float">
            <text:p>-739</text:p>
          </table:table-cell>
          <table:table-cell table:formula="of:=IF([.N245]&gt;2048; [.N245]-4096;[.N245])" office:value-type="float" office:value="-1480" calcext:value-type="float">
            <text:p>-1480</text:p>
          </table:table-cell>
          <table:table-cell/>
          <table:table-cell table:formula="of:=[.P245]*90/1024" office:value-type="float" office:value="-64.951171875" calcext:value-type="float">
            <text:p>-64.951171875</text:p>
          </table:table-cell>
          <table:table-cell table:formula="of:=[.S245]-5" office:value-type="float" office:value="-69.951171875" calcext:value-type="float">
            <text:p>-69.951171875</text:p>
          </table:table-cell>
        </table:table-row>
        <table:table-row table:style-name="ro1">
          <table:table-cell table:formula="of:=+1+[.A245]" office:value-type="float" office:value="243" calcext:value-type="float">
            <text:p>243</text:p>
          </table:table-cell>
          <table:table-cell office:value-type="float" office:value="-82.93" calcext:value-type="float">
            <text:p>-82.93</text:p>
          </table:table-cell>
          <table:table-cell office:value-type="float" office:value="24.8853" calcext:value-type="float">
            <text:p>24.8853</text:p>
          </table:table-cell>
          <table:table-cell/>
          <table:table-cell office:value-type="float" office:value="-74.8359375" calcext:value-type="float">
            <text:p>-74.8359375</text:p>
          </table:table-cell>
          <table:table-cell office:value-type="float" office:value="14.654296875" calcext:value-type="float">
            <text:p>14.654296875</text:p>
          </table:table-cell>
          <table:table-cell/>
          <table:table-cell table:formula="of:=[.B246]-[.E246]" office:value-type="float" office:value="-8.09406250000001" calcext:value-type="float">
            <text:p>-8.09406250000001</text:p>
          </table:table-cell>
          <table:table-cell table:formula="of:=[.F246]-[.C246]" office:value-type="float" office:value="-10.231003125" calcext:value-type="float">
            <text:p>-10.231003125</text:p>
          </table:table-cell>
          <table:table-cell table:number-columns-repeated="3"/>
          <table:table-cell office:value-type="float" office:value="3302" calcext:value-type="float">
            <text:p>3302</text:p>
          </table:table-cell>
          <table:table-cell office:value-type="float" office:value="2606" calcext:value-type="float">
            <text:p>2606</text:p>
          </table:table-cell>
          <table:table-cell/>
          <table:table-cell table:formula="of:=IF([.M246]&gt;2048; [.M246]-4096;[.M246])" office:value-type="float" office:value="-794" calcext:value-type="float">
            <text:p>-794</text:p>
          </table:table-cell>
          <table:table-cell table:formula="of:=IF([.N246]&gt;2048; [.N246]-4096;[.N246])" office:value-type="float" office:value="-1490" calcext:value-type="float">
            <text:p>-1490</text:p>
          </table:table-cell>
          <table:table-cell/>
          <table:table-cell table:formula="of:=[.P246]*90/1024" office:value-type="float" office:value="-69.78515625" calcext:value-type="float">
            <text:p>-69.78515625</text:p>
          </table:table-cell>
          <table:table-cell table:formula="of:=[.S246]-5" office:value-type="float" office:value="-74.78515625" calcext:value-type="float">
            <text:p>-74.78515625</text:p>
          </table:table-cell>
        </table:table-row>
        <table:table-row table:style-name="ro1">
          <table:table-cell table:formula="of:=+1+[.A246]" office:value-type="float" office:value="244" calcext:value-type="float">
            <text:p>244</text:p>
          </table:table-cell>
          <table:table-cell office:value-type="float" office:value="-90" calcext:value-type="float">
            <text:p>-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-80.63671875" calcext:value-type="float">
            <text:p>-80.63671875</text:p>
          </table:table-cell>
          <table:table-cell office:value-type="float" office:value="16.587890625" calcext:value-type="float">
            <text:p>16.587890625</text:p>
          </table:table-cell>
          <table:table-cell/>
          <table:table-cell table:formula="of:=[.B247]-[.E247]" office:value-type="float" office:value="-9.36328125" calcext:value-type="float">
            <text:p>-9.36328125</text:p>
          </table:table-cell>
          <table:table-cell table:formula="of:=[.F247]-[.C247]" office:value-type="float" office:value="-10.412109375" calcext:value-type="float">
            <text:p>-10.412109375</text:p>
          </table:table-cell>
          <table:table-cell table:number-columns-repeated="3"/>
          <table:table-cell office:value-type="float" office:value="3236" calcext:value-type="float">
            <text:p>3236</text:p>
          </table:table-cell>
          <table:table-cell office:value-type="float" office:value="2584" calcext:value-type="float">
            <text:p>2584</text:p>
          </table:table-cell>
          <table:table-cell/>
          <table:table-cell table:formula="of:=IF([.M247]&gt;2048; [.M247]-4096;[.M247])" office:value-type="float" office:value="-860" calcext:value-type="float">
            <text:p>-860</text:p>
          </table:table-cell>
          <table:table-cell table:formula="of:=IF([.N247]&gt;2048; [.N247]-4096;[.N247])" office:value-type="float" office:value="-1512" calcext:value-type="float">
            <text:p>-1512</text:p>
          </table:table-cell>
          <table:table-cell/>
          <table:table-cell table:formula="of:=[.P247]*90/1024" office:value-type="float" office:value="-75.5859375" calcext:value-type="float">
            <text:p>-75.5859375</text:p>
          </table:table-cell>
          <table:table-cell table:formula="of:=[.S247]-5" office:value-type="float" office:value="-80.5859375" calcext:value-type="float">
            <text:p>-80.5859375</text:p>
          </table:table-cell>
        </table:table-row>
        <table:table-row table:style-name="ro1">
          <table:table-cell table:formula="of:=+1+[.A247]" office:value-type="float" office:value="245" calcext:value-type="float">
            <text:p>245</text:p>
          </table:table-cell>
          <table:table-cell office:value-type="float" office:value="84.44" calcext:value-type="float">
            <text:p>84.44</text:p>
          </table:table-cell>
          <table:table-cell table:style-name="ce2" office:value-type="float" office:value="-25.6206" calcext:value-type="float">
            <text:p>-25.6206</text:p>
          </table:table-cell>
          <table:table-cell/>
          <table:table-cell office:value-type="float" office:value="93.5625" calcext:value-type="float">
            <text:p>93.5625</text:p>
          </table:table-cell>
          <table:table-cell office:value-type="float" office:value="-35.8828125" calcext:value-type="float">
            <text:p>-35.8828125</text:p>
          </table:table-cell>
          <table:table-cell/>
          <table:table-cell table:formula="of:=[.B248]-[.E248]" office:value-type="float" office:value="-9.1225" calcext:value-type="float">
            <text:p>-9.1225</text:p>
          </table:table-cell>
          <table:table-cell table:formula="of:=[.F248]-[.C248]" office:value-type="float" office:value="-10.2622125" calcext:value-type="float">
            <text:p>-10.2622125</text:p>
          </table:table-cell>
          <table:table-cell table:number-columns-repeated="3"/>
          <table:table-cell office:value-type="float" office:value="1122" calcext:value-type="float">
            <text:p>1122</text:p>
          </table:table-cell>
          <table:table-cell office:value-type="float" office:value="3181" calcext:value-type="float">
            <text:p>3181</text:p>
          </table:table-cell>
          <table:table-cell/>
          <table:table-cell table:formula="of:=IF([.M248]&gt;2048; [.M248]-4096;[.M248])" office:value-type="float" office:value="1122" calcext:value-type="float">
            <text:p>1122</text:p>
          </table:table-cell>
          <table:table-cell table:formula="of:=IF([.N248]&gt;2048; [.N248]-4096;[.N248])" office:value-type="float" office:value="-915" calcext:value-type="float">
            <text:p>-915</text:p>
          </table:table-cell>
          <table:table-cell/>
          <table:table-cell table:formula="of:=[.P248]*90/1024" office:value-type="float" office:value="98.61328125" calcext:value-type="float">
            <text:p>98.61328125</text:p>
          </table:table-cell>
          <table:table-cell table:formula="of:=[.S248]-5" office:value-type="float" office:value="93.61328125" calcext:value-type="float">
            <text:p>93.61328125</text:p>
          </table:table-cell>
        </table:table-row>
        <table:table-row table:style-name="ro1">
          <table:table-cell table:formula="of:=+1+[.A248]" office:value-type="float" office:value="246" calcext:value-type="float">
            <text:p>246</text:p>
          </table:table-cell>
          <table:table-cell office:value-type="float" office:value="78.31" calcext:value-type="float">
            <text:p>78.31</text:p>
          </table:table-cell>
          <table:table-cell office:value-type="float" office:value="-24.5081" calcext:value-type="float">
            <text:p>-24.5081</text:p>
          </table:table-cell>
          <table:table-cell/>
          <table:table-cell office:value-type="float" office:value="88.640625" calcext:value-type="float">
            <text:p>88.640625</text:p>
          </table:table-cell>
          <table:table-cell office:value-type="float" office:value="-34.740234375" calcext:value-type="float">
            <text:p>-34.740234375</text:p>
          </table:table-cell>
          <table:table-cell/>
          <table:table-cell table:formula="of:=[.B249]-[.E249]" office:value-type="float" office:value="-10.330625" calcext:value-type="float">
            <text:p>-10.330625</text:p>
          </table:table-cell>
          <table:table-cell table:formula="of:=[.F249]-[.C249]" office:value-type="float" office:value="-10.232134375" calcext:value-type="float">
            <text:p>-10.232134375</text:p>
          </table:table-cell>
          <table:table-cell table:number-columns-repeated="3"/>
          <table:table-cell office:value-type="float" office:value="1066" calcext:value-type="float">
            <text:p>1066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IF([.M249]&gt;2048; [.M249]-4096;[.M249])" office:value-type="float" office:value="1066" calcext:value-type="float">
            <text:p>1066</text:p>
          </table:table-cell>
          <table:table-cell table:formula="of:=IF([.N249]&gt;2048; [.N249]-4096;[.N249])" office:value-type="float" office:value="-928" calcext:value-type="float">
            <text:p>-928</text:p>
          </table:table-cell>
          <table:table-cell/>
          <table:table-cell table:formula="of:=[.P249]*90/1024" office:value-type="float" office:value="93.69140625" calcext:value-type="float">
            <text:p>93.69140625</text:p>
          </table:table-cell>
          <table:table-cell table:formula="of:=[.S249]-5" office:value-type="float" office:value="88.69140625" calcext:value-type="float">
            <text:p>88.69140625</text:p>
          </table:table-cell>
        </table:table-row>
        <table:table-row table:style-name="ro1">
          <table:table-cell table:formula="of:=+1+[.A249]" office:value-type="float" office:value="247" calcext:value-type="float">
            <text:p>247</text:p>
          </table:table-cell>
          <table:table-cell office:value-type="float" office:value="71.69" calcext:value-type="float">
            <text:p>71.69</text:p>
          </table:table-cell>
          <table:table-cell office:value-type="float" office:value="-23.7" calcext:value-type="float">
            <text:p>-23.7</text:p>
          </table:table-cell>
          <table:table-cell/>
          <table:table-cell office:value-type="float" office:value="82.751953125" calcext:value-type="float">
            <text:p>82.751953125</text:p>
          </table:table-cell>
          <table:table-cell office:value-type="float" office:value="-34.037109375" calcext:value-type="float">
            <text:p>-34.037109375</text:p>
          </table:table-cell>
          <table:table-cell/>
          <table:table-cell table:formula="of:=[.B250]-[.E250]" office:value-type="float" office:value="-11.061953125" calcext:value-type="float">
            <text:p>-11.061953125</text:p>
          </table:table-cell>
          <table:table-cell table:formula="of:=[.F250]-[.C250]" office:value-type="float" office:value="-10.337109375" calcext:value-type="float">
            <text:p>-10.337109375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3160" calcext:value-type="float">
            <text:p>3160</text:p>
          </table:table-cell>
          <table:table-cell/>
          <table:table-cell table:formula="of:=IF([.M250]&gt;2048; [.M250]-4096;[.M250])" office:value-type="float" office:value="999" calcext:value-type="float">
            <text:p>999</text:p>
          </table:table-cell>
          <table:table-cell table:formula="of:=IF([.N250]&gt;2048; [.N250]-4096;[.N250])" office:value-type="float" office:value="-936" calcext:value-type="float">
            <text:p>-936</text:p>
          </table:table-cell>
          <table:table-cell/>
          <table:table-cell table:formula="of:=[.P250]*90/1024" office:value-type="float" office:value="87.802734375" calcext:value-type="float">
            <text:p>87.802734375</text:p>
          </table:table-cell>
          <table:table-cell table:formula="of:=[.S250]-5" office:value-type="float" office:value="82.802734375" calcext:value-type="float">
            <text:p>82.802734375</text:p>
          </table:table-cell>
        </table:table-row>
        <table:table-row table:style-name="ro1">
          <table:table-cell table:formula="of:=+1+[.A250]" office:value-type="float" office:value="248" calcext:value-type="float">
            <text:p>248</text:p>
          </table:table-cell>
          <table:table-cell office:value-type="float" office:value="64.7" calcext:value-type="float">
            <text:p>64.7</text:p>
          </table:table-cell>
          <table:table-cell office:value-type="float" office:value="-23.2286" calcext:value-type="float">
            <text:p>-23.2286</text:p>
          </table:table-cell>
          <table:table-cell/>
          <table:table-cell office:value-type="float" office:value="76.16015625" calcext:value-type="float">
            <text:p>76.16015625</text:p>
          </table:table-cell>
          <table:table-cell office:value-type="float" office:value="-33.685546875" calcext:value-type="float">
            <text:p>-33.685546875</text:p>
          </table:table-cell>
          <table:table-cell/>
          <table:table-cell table:formula="of:=[.B251]-[.E251]" office:value-type="float" office:value="-11.46015625" calcext:value-type="float">
            <text:p>-11.46015625</text:p>
          </table:table-cell>
          <table:table-cell table:formula="of:=[.F251]-[.C251]" office:value-type="float" office:value="-10.456946875" calcext:value-type="float">
            <text:p>-10.456946875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office:value-type="float" office:value="3156" calcext:value-type="float">
            <text:p>3156</text:p>
          </table:table-cell>
          <table:table-cell/>
          <table:table-cell table:formula="of:=IF([.M251]&gt;2048; [.M251]-4096;[.M251])" office:value-type="float" office:value="924" calcext:value-type="float">
            <text:p>924</text:p>
          </table:table-cell>
          <table:table-cell table:formula="of:=IF([.N251]&gt;2048; [.N251]-4096;[.N251])" office:value-type="float" office:value="-940" calcext:value-type="float">
            <text:p>-940</text:p>
          </table:table-cell>
          <table:table-cell/>
          <table:table-cell table:formula="of:=[.P251]*90/1024" office:value-type="float" office:value="81.2109375" calcext:value-type="float">
            <text:p>81.2109375</text:p>
          </table:table-cell>
          <table:table-cell table:formula="of:=[.S251]-5" office:value-type="float" office:value="76.2109375" calcext:value-type="float">
            <text:p>76.2109375</text:p>
          </table:table-cell>
        </table:table-row>
        <table:table-row table:style-name="ro1">
          <table:table-cell table:formula="of:=+1+[.A251]" office:value-type="float" office:value="249" calcext:value-type="float">
            <text:p>249</text:p>
          </table:table-cell>
          <table:table-cell office:value-type="float" office:value="57.53" calcext:value-type="float">
            <text:p>57.53</text:p>
          </table:table-cell>
          <table:table-cell office:value-type="float" office:value="-23.1141" calcext:value-type="float">
            <text:p>-23.1141</text:p>
          </table:table-cell>
          <table:table-cell/>
          <table:table-cell office:value-type="float" office:value="68.953125" calcext:value-type="float">
            <text:p>68.953125</text:p>
          </table:table-cell>
          <table:table-cell office:value-type="float" office:value="-33.509765625" calcext:value-type="float">
            <text:p>-33.509765625</text:p>
          </table:table-cell>
          <table:table-cell/>
          <table:table-cell table:formula="of:=[.B252]-[.E252]" office:value-type="float" office:value="-11.423125" calcext:value-type="float">
            <text:p>-11.423125</text:p>
          </table:table-cell>
          <table:table-cell table:formula="of:=[.F252]-[.C252]" office:value-type="float" office:value="-10.395665625" calcext:value-type="float">
            <text:p>-10.395665625</text:p>
          </table:table-cell>
          <table:table-cell table:number-columns-repeated="3"/>
          <table:table-cell office:value-type="float" office:value="842" calcext:value-type="float">
            <text:p>842</text:p>
          </table:table-cell>
          <table:table-cell office:value-type="float" office:value="3154" calcext:value-type="float">
            <text:p>3154</text:p>
          </table:table-cell>
          <table:table-cell/>
          <table:table-cell table:formula="of:=IF([.M252]&gt;2048; [.M252]-4096;[.M252])" office:value-type="float" office:value="842" calcext:value-type="float">
            <text:p>842</text:p>
          </table:table-cell>
          <table:table-cell table:formula="of:=IF([.N252]&gt;2048; [.N252]-4096;[.N252])" office:value-type="float" office:value="-942" calcext:value-type="float">
            <text:p>-942</text:p>
          </table:table-cell>
          <table:table-cell/>
          <table:table-cell table:formula="of:=[.P252]*90/1024" office:value-type="float" office:value="74.00390625" calcext:value-type="float">
            <text:p>74.00390625</text:p>
          </table:table-cell>
          <table:table-cell table:formula="of:=[.S252]-5" office:value-type="float" office:value="69.00390625" calcext:value-type="float">
            <text:p>69.00390625</text:p>
          </table:table-cell>
        </table:table-row>
        <table:table-row table:style-name="ro1">
          <table:table-cell table:formula="of:=+1+[.A252]" office:value-type="float" office:value="250" calcext:value-type="float">
            <text:p>250</text:p>
          </table:table-cell>
          <table:table-cell office:value-type="float" office:value="50.4" calcext:value-type="float">
            <text:p>50.4</text:p>
          </table:table-cell>
          <table:table-cell office:value-type="float" office:value="-23.3619" calcext:value-type="float">
            <text:p>-23.3619</text:p>
          </table:table-cell>
          <table:table-cell/>
          <table:table-cell office:value-type="float" office:value="61.130859375" calcext:value-type="float">
            <text:p>61.130859375</text:p>
          </table:table-cell>
          <table:table-cell office:value-type="float" office:value="-33.685546875" calcext:value-type="float">
            <text:p>-33.685546875</text:p>
          </table:table-cell>
          <table:table-cell/>
          <table:table-cell table:formula="of:=[.B253]-[.E253]" office:value-type="float" office:value="-10.730859375" calcext:value-type="float">
            <text:p>-10.730859375</text:p>
          </table:table-cell>
          <table:table-cell table:formula="of:=[.F253]-[.C253]" office:value-type="float" office:value="-10.323646875" calcext:value-type="float">
            <text:p>-10.323646875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office:value-type="float" office:value="3156" calcext:value-type="float">
            <text:p>3156</text:p>
          </table:table-cell>
          <table:table-cell/>
          <table:table-cell table:formula="of:=IF([.M253]&gt;2048; [.M253]-4096;[.M253])" office:value-type="float" office:value="753" calcext:value-type="float">
            <text:p>753</text:p>
          </table:table-cell>
          <table:table-cell table:formula="of:=IF([.N253]&gt;2048; [.N253]-4096;[.N253])" office:value-type="float" office:value="-940" calcext:value-type="float">
            <text:p>-940</text:p>
          </table:table-cell>
          <table:table-cell/>
          <table:table-cell table:formula="of:=[.P253]*90/1024" office:value-type="float" office:value="66.181640625" calcext:value-type="float">
            <text:p>66.181640625</text:p>
          </table:table-cell>
          <table:table-cell table:formula="of:=[.S253]-5" office:value-type="float" office:value="61.181640625" calcext:value-type="float">
            <text:p>61.181640625</text:p>
          </table:table-cell>
        </table:table-row>
        <table:table-row table:style-name="ro1">
          <table:table-cell table:formula="of:=+1+[.A253]" office:value-type="float" office:value="251" calcext:value-type="float">
            <text:p>251</text:p>
          </table:table-cell>
          <table:table-cell office:value-type="float" office:value="43.52" calcext:value-type="float">
            <text:p>43.52</text:p>
          </table:table-cell>
          <table:table-cell office:value-type="float" office:value="-23.9607" calcext:value-type="float">
            <text:p>-23.9607</text:p>
          </table:table-cell>
          <table:table-cell/>
          <table:table-cell office:value-type="float" office:value="52.869140625" calcext:value-type="float">
            <text:p>52.869140625</text:p>
          </table:table-cell>
          <table:table-cell office:value-type="float" office:value="-34.125" calcext:value-type="float">
            <text:p>-34.125</text:p>
          </table:table-cell>
          <table:table-cell/>
          <table:table-cell table:formula="of:=[.B254]-[.E254]" office:value-type="float" office:value="-9.349140625" calcext:value-type="float">
            <text:p>-9.349140625</text:p>
          </table:table-cell>
          <table:table-cell table:formula="of:=[.F254]-[.C254]" office:value-type="float" office:value="-10.1643" calcext:value-type="float">
            <text:p>-10.1643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 office:value-type="float" office:value="3161" calcext:value-type="float">
            <text:p>3161</text:p>
          </table:table-cell>
          <table:table-cell/>
          <table:table-cell table:formula="of:=IF([.M254]&gt;2048; [.M254]-4096;[.M254])" office:value-type="float" office:value="659" calcext:value-type="float">
            <text:p>659</text:p>
          </table:table-cell>
          <table:table-cell table:formula="of:=IF([.N254]&gt;2048; [.N254]-4096;[.N254])" office:value-type="float" office:value="-935" calcext:value-type="float">
            <text:p>-935</text:p>
          </table:table-cell>
          <table:table-cell/>
          <table:table-cell table:formula="of:=[.P254]*90/1024" office:value-type="float" office:value="57.919921875" calcext:value-type="float">
            <text:p>57.919921875</text:p>
          </table:table-cell>
          <table:table-cell table:formula="of:=[.S254]-5" office:value-type="float" office:value="52.919921875" calcext:value-type="float">
            <text:p>52.919921875</text:p>
          </table:table-cell>
        </table:table-row>
        <table:table-row table:style-name="ro1">
          <table:table-cell table:formula="of:=+1+[.A254]" office:value-type="float" office:value="252" calcext:value-type="float">
            <text:p>252</text:p>
          </table:table-cell>
          <table:table-cell office:value-type="float" office:value="37.07" calcext:value-type="float">
            <text:p>37.07</text:p>
          </table:table-cell>
          <table:table-cell office:value-type="float" office:value="-24.8853" calcext:value-type="float">
            <text:p>-24.8853</text:p>
          </table:table-cell>
          <table:table-cell/>
          <table:table-cell office:value-type="float" office:value="44.607421875" calcext:value-type="float">
            <text:p>44.607421875</text:p>
          </table:table-cell>
          <table:table-cell office:value-type="float" office:value="-35.00390625" calcext:value-type="float">
            <text:p>-35.00390625</text:p>
          </table:table-cell>
          <table:table-cell/>
          <table:table-cell table:formula="of:=[.B255]-[.E255]" office:value-type="float" office:value="-7.537421875" calcext:value-type="float">
            <text:p>-7.537421875</text:p>
          </table:table-cell>
          <table:table-cell table:formula="of:=[.F255]-[.C255]" office:value-type="float" office:value="-10.11860625" calcext:value-type="float">
            <text:p>-10.11860625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float" office:value="3171" calcext:value-type="float">
            <text:p>3171</text:p>
          </table:table-cell>
          <table:table-cell/>
          <table:table-cell table:formula="of:=IF([.M255]&gt;2048; [.M255]-4096;[.M255])" office:value-type="float" office:value="565" calcext:value-type="float">
            <text:p>565</text:p>
          </table:table-cell>
          <table:table-cell table:formula="of:=IF([.N255]&gt;2048; [.N255]-4096;[.N255])" office:value-type="float" office:value="-925" calcext:value-type="float">
            <text:p>-925</text:p>
          </table:table-cell>
          <table:table-cell/>
          <table:table-cell table:formula="of:=[.P255]*90/1024" office:value-type="float" office:value="49.658203125" calcext:value-type="float">
            <text:p>49.658203125</text:p>
          </table:table-cell>
          <table:table-cell table:formula="of:=[.S255]-5" office:value-type="float" office:value="44.658203125" calcext:value-type="float">
            <text:p>44.658203125</text:p>
          </table:table-cell>
        </table:table-row>
        <table:table-row table:style-name="ro1">
          <table:table-cell table:formula="of:=+1+[.A255]"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35.115234375" calcext:value-type="float">
            <text:p>35.115234375</text:p>
          </table:table-cell>
          <table:table-cell office:value-type="float" office:value="-37.2890625" calcext:value-type="float">
            <text:p>-37.2890625</text:p>
          </table:table-cell>
          <table:table-cell/>
          <table:table-cell table:formula="of:=[.B256]-[.E256]" office:value-type="float" office:value="-5.115234375" calcext:value-type="float">
            <text:p>-5.115234375</text:p>
          </table:table-cell>
          <table:table-cell table:formula="of:=[.F256]-[.C256]" office:value-type="float" office:value="-10.2890625" calcext:value-type="float">
            <text:p>-10.2890625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3197" calcext:value-type="float">
            <text:p>3197</text:p>
          </table:table-cell>
          <table:table-cell/>
          <table:table-cell table:formula="of:=IF([.M256]&gt;2048; [.M256]-4096;[.M256])" office:value-type="float" office:value="457" calcext:value-type="float">
            <text:p>457</text:p>
          </table:table-cell>
          <table:table-cell table:formula="of:=IF([.N256]&gt;2048; [.N256]-4096;[.N256])" office:value-type="float" office:value="-899" calcext:value-type="float">
            <text:p>-899</text:p>
          </table:table-cell>
          <table:table-cell/>
          <table:table-cell table:formula="of:=[.P256]*90/1024" office:value-type="float" office:value="40.166015625" calcext:value-type="float">
            <text:p>40.166015625</text:p>
          </table:table-cell>
          <table:table-cell table:formula="of:=[.S256]-5" office:value-type="float" office:value="35.166015625" calcext:value-type="float">
            <text:p>35.166015625</text:p>
          </table:table-cell>
        </table:table-row>
        <table:table-row table:style-name="ro1">
          <table:table-cell table:formula="of:=+1+[.A256]" office:value-type="float" office:value="254" calcext:value-type="float">
            <text:p>254</text:p>
          </table:table-cell>
          <table:table-cell office:value-type="float" office:value="24.44" calcext:value-type="float">
            <text:p>24.44</text:p>
          </table:table-cell>
          <table:table-cell office:value-type="float" office:value="-25.6206" calcext:value-type="float">
            <text:p>-25.6206</text:p>
          </table:table-cell>
          <table:table-cell/>
          <table:table-cell office:value-type="float" office:value="27.380859375" calcext:value-type="float">
            <text:p>27.380859375</text:p>
          </table:table-cell>
          <table:table-cell office:value-type="float" office:value="-36.234375" calcext:value-type="float">
            <text:p>-36.234375</text:p>
          </table:table-cell>
          <table:table-cell/>
          <table:table-cell table:formula="of:=[.B257]-[.E257]" office:value-type="float" office:value="-2.940859375" calcext:value-type="float">
            <text:p>-2.940859375</text:p>
          </table:table-cell>
          <table:table-cell table:formula="of:=[.F257]-[.C257]" office:value-type="float" office:value="-10.613775" calcext:value-type="float">
            <text:p>-10.613775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3185" calcext:value-type="float">
            <text:p>3185</text:p>
          </table:table-cell>
          <table:table-cell/>
          <table:table-cell table:formula="of:=IF([.M257]&gt;2048; [.M257]-4096;[.M257])" office:value-type="float" office:value="369" calcext:value-type="float">
            <text:p>369</text:p>
          </table:table-cell>
          <table:table-cell table:formula="of:=IF([.N257]&gt;2048; [.N257]-4096;[.N257])" office:value-type="float" office:value="-911" calcext:value-type="float">
            <text:p>-911</text:p>
          </table:table-cell>
          <table:table-cell/>
          <table:table-cell table:formula="of:=[.P257]*90/1024" office:value-type="float" office:value="32.431640625" calcext:value-type="float">
            <text:p>32.431640625</text:p>
          </table:table-cell>
          <table:table-cell table:formula="of:=[.S257]-5" office:value-type="float" office:value="27.431640625" calcext:value-type="float">
            <text:p>27.431640625</text:p>
          </table:table-cell>
        </table:table-row>
        <table:table-row table:style-name="ro1">
          <table:table-cell table:formula="of:=+1+[.A257]" office:value-type="float" office:value="255" calcext:value-type="float">
            <text:p>255</text:p>
          </table:table-cell>
          <table:table-cell office:value-type="float" office:value="18.31" calcext:value-type="float">
            <text:p>18.31</text:p>
          </table:table-cell>
          <table:table-cell office:value-type="float" office:value="-24.5081" calcext:value-type="float">
            <text:p>-24.5081</text:p>
          </table:table-cell>
          <table:table-cell/>
          <table:table-cell office:value-type="float" office:value="18.85546875" calcext:value-type="float">
            <text:p>18.85546875</text:p>
          </table:table-cell>
          <table:table-cell office:value-type="float" office:value="-35.1796875" calcext:value-type="float">
            <text:p>-35.1796875</text:p>
          </table:table-cell>
          <table:table-cell/>
          <table:table-cell table:formula="of:=[.B258]-[.E258]" office:value-type="float" office:value="-0.545468750000001" calcext:value-type="float">
            <text:p>-0.545468750000001</text:p>
          </table:table-cell>
          <table:table-cell table:formula="of:=[.F258]-[.C258]" office:value-type="float" office:value="-10.6715875" calcext:value-type="float">
            <text:p>-10.6715875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173" calcext:value-type="float">
            <text:p>3173</text:p>
          </table:table-cell>
          <table:table-cell/>
          <table:table-cell table:formula="of:=IF([.M258]&gt;2048; [.M258]-4096;[.M258])" office:value-type="float" office:value="272" calcext:value-type="float">
            <text:p>272</text:p>
          </table:table-cell>
          <table:table-cell table:formula="of:=IF([.N258]&gt;2048; [.N258]-4096;[.N258])" office:value-type="float" office:value="-923" calcext:value-type="float">
            <text:p>-923</text:p>
          </table:table-cell>
          <table:table-cell/>
          <table:table-cell table:formula="of:=[.P258]*90/1024" office:value-type="float" office:value="23.90625" calcext:value-type="float">
            <text:p>23.90625</text:p>
          </table:table-cell>
          <table:table-cell table:formula="of:=[.S258]-5" office:value-type="float" office:value="18.90625" calcext:value-type="float">
            <text:p>18.90625</text:p>
          </table:table-cell>
        </table:table-row>
        <table:table-row table:style-name="ro1">
          <table:table-cell table:formula="of:=+1+[.A258]" office:value-type="float" office:value="256" calcext:value-type="float">
            <text:p>256</text:p>
          </table:table-cell>
          <table:table-cell office:value-type="float" office:value="11.69" calcext:value-type="float">
            <text:p>11.69</text:p>
          </table:table-cell>
          <table:table-cell office:value-type="float" office:value="-23.7001" calcext:value-type="float">
            <text:p>-23.7001</text:p>
          </table:table-cell>
          <table:table-cell/>
          <table:table-cell office:value-type="float" office:value="9.802734375" calcext:value-type="float">
            <text:p>9.802734375</text:p>
          </table:table-cell>
          <table:table-cell office:value-type="float" office:value="-34.212890625" calcext:value-type="float">
            <text:p>-34.212890625</text:p>
          </table:table-cell>
          <table:table-cell/>
          <table:table-cell table:formula="of:=[.B259]-[.E259]" office:value-type="float" office:value="1.887265625" calcext:value-type="float">
            <text:p>1.887265625</text:p>
          </table:table-cell>
          <table:table-cell table:formula="of:=[.F259]-[.C259]" office:value-type="float" office:value="-10.512790625" calcext:value-type="float">
            <text:p>-10.512790625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3162" calcext:value-type="float">
            <text:p>3162</text:p>
          </table:table-cell>
          <table:table-cell/>
          <table:table-cell table:formula="of:=IF([.M259]&gt;2048; [.M259]-4096;[.M259])" office:value-type="float" office:value="169" calcext:value-type="float">
            <text:p>169</text:p>
          </table:table-cell>
          <table:table-cell table:formula="of:=IF([.N259]&gt;2048; [.N259]-4096;[.N259])" office:value-type="float" office:value="-934" calcext:value-type="float">
            <text:p>-934</text:p>
          </table:table-cell>
          <table:table-cell/>
          <table:table-cell table:formula="of:=[.P259]*90/1024" office:value-type="float" office:value="14.853515625" calcext:value-type="float">
            <text:p>14.853515625</text:p>
          </table:table-cell>
          <table:table-cell table:formula="of:=[.S259]-5" office:value-type="float" office:value="9.853515625" calcext:value-type="float">
            <text:p>9.853515625</text:p>
          </table:table-cell>
        </table:table-row>
        <table:table-row table:style-name="ro1">
          <table:table-cell table:formula="of:=+1+[.A259]" office:value-type="float" office:value="257" calcext:value-type="float">
            <text:p>257</text:p>
          </table:table-cell>
          <table:table-cell office:value-type="float" office:value="4.7" calcext:value-type="float">
            <text:p>4.7</text:p>
          </table:table-cell>
          <table:table-cell office:value-type="float" office:value="-23.2286" calcext:value-type="float">
            <text:p>-23.2286</text:p>
          </table:table-cell>
          <table:table-cell/>
          <table:table-cell office:value-type="float" office:value="1.716796875" calcext:value-type="float">
            <text:p>1.716796875</text:p>
          </table:table-cell>
          <table:table-cell office:value-type="float" office:value="-33.7734375" calcext:value-type="float">
            <text:p>-33.7734375</text:p>
          </table:table-cell>
          <table:table-cell/>
          <table:table-cell table:formula="of:=[.B260]-[.E260]" office:value-type="float" office:value="2.983203125" calcext:value-type="float">
            <text:p>2.983203125</text:p>
          </table:table-cell>
          <table:table-cell table:formula="of:=[.F260]-[.C260]" office:value-type="float" office:value="-10.5448375" calcext:value-type="float">
            <text:p>-10.5448375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157" calcext:value-type="float">
            <text:p>3157</text:p>
          </table:table-cell>
          <table:table-cell/>
          <table:table-cell table:formula="of:=IF([.M260]&gt;2048; [.M260]-4096;[.M260])" office:value-type="float" office:value="77" calcext:value-type="float">
            <text:p>77</text:p>
          </table:table-cell>
          <table:table-cell table:formula="of:=IF([.N260]&gt;2048; [.N260]-4096;[.N260])" office:value-type="float" office:value="-939" calcext:value-type="float">
            <text:p>-939</text:p>
          </table:table-cell>
          <table:table-cell/>
          <table:table-cell table:formula="of:=[.P260]*90/1024" office:value-type="float" office:value="6.767578125" calcext:value-type="float">
            <text:p>6.767578125</text:p>
          </table:table-cell>
          <table:table-cell table:formula="of:=[.S260]-5" office:value-type="float" office:value="1.767578125" calcext:value-type="float">
            <text:p>1.767578125</text:p>
          </table:table-cell>
        </table:table-row>
        <table:table-row table:style-name="ro1">
          <table:table-cell table:formula="of:=+1+[.A260]" office:value-type="float" office:value="258" calcext:value-type="float">
            <text:p>258</text:p>
          </table:table-cell>
          <table:table-cell office:value-type="float" office:value="-2.47" calcext:value-type="float">
            <text:p>-2.47</text:p>
          </table:table-cell>
          <table:table-cell office:value-type="float" office:value="-23.1141" calcext:value-type="float">
            <text:p>-23.1141</text:p>
          </table:table-cell>
          <table:table-cell/>
          <table:table-cell office:value-type="float" office:value="-8.478515625" calcext:value-type="float">
            <text:p>-8.478515625</text:p>
          </table:table-cell>
          <table:table-cell office:value-type="float" office:value="-33.421875" calcext:value-type="float">
            <text:p>-33.421875</text:p>
          </table:table-cell>
          <table:table-cell/>
          <table:table-cell table:formula="of:=[.B261]-[.E261]" office:value-type="float" office:value="6.008515625" calcext:value-type="float">
            <text:p>6.008515625</text:p>
          </table:table-cell>
          <table:table-cell table:formula="of:=[.F261]-[.C261]" office:value-type="float" office:value="-10.307775" calcext:value-type="float">
            <text:p>-10.307775</text:p>
          </table:table-cell>
          <table:table-cell table:number-columns-repeated="3"/>
          <table:table-cell office:value-type="float" office:value="4057" calcext:value-type="float">
            <text:p>4057</text:p>
          </table:table-cell>
          <table:table-cell office:value-type="float" office:value="3153" calcext:value-type="float">
            <text:p>3153</text:p>
          </table:table-cell>
          <table:table-cell/>
          <table:table-cell table:formula="of:=IF([.M261]&gt;2048; [.M261]-4096;[.M261])" office:value-type="float" office:value="-39" calcext:value-type="float">
            <text:p>-39</text:p>
          </table:table-cell>
          <table:table-cell table:formula="of:=IF([.N261]&gt;2048; [.N261]-4096;[.N261])" office:value-type="float" office:value="-943" calcext:value-type="float">
            <text:p>-943</text:p>
          </table:table-cell>
          <table:table-cell/>
          <table:table-cell table:formula="of:=[.P261]*90/1024" office:value-type="float" office:value="-3.427734375" calcext:value-type="float">
            <text:p>-3.427734375</text:p>
          </table:table-cell>
          <table:table-cell table:formula="of:=[.S261]-5" office:value-type="float" office:value="-8.427734375" calcext:value-type="float">
            <text:p>-8.427734375</text:p>
          </table:table-cell>
        </table:table-row>
        <table:table-row table:style-name="ro1">
          <table:table-cell table:formula="of:=+1+[.A261]" office:value-type="float" office:value="259" calcext:value-type="float">
            <text:p>259</text:p>
          </table:table-cell>
          <table:table-cell office:value-type="float" office:value="-9.6" calcext:value-type="float">
            <text:p>-9.6</text:p>
          </table:table-cell>
          <table:table-cell office:value-type="float" office:value="-23.3619" calcext:value-type="float">
            <text:p>-23.3619</text:p>
          </table:table-cell>
          <table:table-cell/>
          <table:table-cell office:value-type="float" office:value="-13.3125" calcext:value-type="float">
            <text:p>-13.3125</text:p>
          </table:table-cell>
          <table:table-cell office:value-type="float" office:value="-33.94921875" calcext:value-type="float">
            <text:p>-33.94921875</text:p>
          </table:table-cell>
          <table:table-cell/>
          <table:table-cell table:formula="of:=[.B262]-[.E262]" office:value-type="float" office:value="3.7125" calcext:value-type="float">
            <text:p>3.7125</text:p>
          </table:table-cell>
          <table:table-cell table:formula="of:=[.F262]-[.C262]" office:value-type="float" office:value="-10.58731875" calcext:value-type="float">
            <text:p>-10.58731875</text:p>
          </table:table-cell>
          <table:table-cell table:number-columns-repeated="3"/>
          <table:table-cell office:value-type="float" office:value="4002" calcext:value-type="float">
            <text:p>4002</text:p>
          </table:table-cell>
          <table:table-cell office:value-type="float" office:value="3159" calcext:value-type="float">
            <text:p>3159</text:p>
          </table:table-cell>
          <table:table-cell/>
          <table:table-cell table:formula="of:=IF([.M262]&gt;2048; [.M262]-4096;[.M262])" office:value-type="float" office:value="-94" calcext:value-type="float">
            <text:p>-94</text:p>
          </table:table-cell>
          <table:table-cell table:formula="of:=IF([.N262]&gt;2048; [.N262]-4096;[.N262])" office:value-type="float" office:value="-937" calcext:value-type="float">
            <text:p>-937</text:p>
          </table:table-cell>
          <table:table-cell/>
          <table:table-cell table:formula="of:=[.P262]*90/1024" office:value-type="float" office:value="-8.26171875" calcext:value-type="float">
            <text:p>-8.26171875</text:p>
          </table:table-cell>
          <table:table-cell table:formula="of:=[.S262]-5" office:value-type="float" office:value="-13.26171875" calcext:value-type="float">
            <text:p>-13.26171875</text:p>
          </table:table-cell>
        </table:table-row>
        <table:table-row table:style-name="ro1">
          <table:table-cell table:formula="of:=+1+[.A262]" office:value-type="float" office:value="260" calcext:value-type="float">
            <text:p>260</text:p>
          </table:table-cell>
          <table:table-cell office:value-type="float" office:value="-16.48" calcext:value-type="float">
            <text:p>-16.48</text:p>
          </table:table-cell>
          <table:table-cell office:value-type="float" office:value="-23.9608" calcext:value-type="float">
            <text:p>-23.9608</text:p>
          </table:table-cell>
          <table:table-cell/>
          <table:table-cell office:value-type="float" office:value="-20.958984375" calcext:value-type="float">
            <text:p>-20.958984375</text:p>
          </table:table-cell>
          <table:table-cell office:value-type="float" office:value="-34.388671875" calcext:value-type="float">
            <text:p>-34.388671875</text:p>
          </table:table-cell>
          <table:table-cell/>
          <table:table-cell table:formula="of:=[.B263]-[.E263]" office:value-type="float" office:value="4.478984375" calcext:value-type="float">
            <text:p>4.478984375</text:p>
          </table:table-cell>
          <table:table-cell table:formula="of:=[.F263]-[.C263]" office:value-type="float" office:value="-10.427871875" calcext:value-type="float">
            <text:p>-10.427871875</text:p>
          </table:table-cell>
          <table:table-cell table:number-columns-repeated="3"/>
          <table:table-cell office:value-type="float" office:value="3915" calcext:value-type="float">
            <text:p>3915</text:p>
          </table:table-cell>
          <table:table-cell office:value-type="float" office:value="3164" calcext:value-type="float">
            <text:p>3164</text:p>
          </table:table-cell>
          <table:table-cell/>
          <table:table-cell table:formula="of:=IF([.M263]&gt;2048; [.M263]-4096;[.M263])" office:value-type="float" office:value="-181" calcext:value-type="float">
            <text:p>-181</text:p>
          </table:table-cell>
          <table:table-cell table:formula="of:=IF([.N263]&gt;2048; [.N263]-4096;[.N263])" office:value-type="float" office:value="-932" calcext:value-type="float">
            <text:p>-932</text:p>
          </table:table-cell>
          <table:table-cell/>
          <table:table-cell table:formula="of:=[.P263]*90/1024" office:value-type="float" office:value="-15.908203125" calcext:value-type="float">
            <text:p>-15.908203125</text:p>
          </table:table-cell>
          <table:table-cell table:formula="of:=[.S263]-5" office:value-type="float" office:value="-20.908203125" calcext:value-type="float">
            <text:p>-20.908203125</text:p>
          </table:table-cell>
        </table:table-row>
        <table:table-row table:style-name="ro1">
          <table:table-cell table:formula="of:=+1+[.A263]" office:value-type="float" office:value="261" calcext:value-type="float">
            <text:p>261</text:p>
          </table:table-cell>
          <table:table-cell office:value-type="float" office:value="-22.93" calcext:value-type="float">
            <text:p>-22.93</text:p>
          </table:table-cell>
          <table:table-cell office:value-type="float" office:value="-24.8853" calcext:value-type="float">
            <text:p>-24.8853</text:p>
          </table:table-cell>
          <table:table-cell/>
          <table:table-cell office:value-type="float" office:value="-27.111328125" calcext:value-type="float">
            <text:p>-27.111328125</text:p>
          </table:table-cell>
          <table:table-cell office:value-type="float" office:value="-35.267578125" calcext:value-type="float">
            <text:p>-35.267578125</text:p>
          </table:table-cell>
          <table:table-cell/>
          <table:table-cell table:formula="of:=[.B264]-[.E264]" office:value-type="float" office:value="4.181328125" calcext:value-type="float">
            <text:p>4.181328125</text:p>
          </table:table-cell>
          <table:table-cell table:formula="of:=[.F264]-[.C264]" office:value-type="float" office:value="-10.382278125" calcext:value-type="float">
            <text:p>-10.382278125</text:p>
          </table:table-cell>
          <table:table-cell table:number-columns-repeated="3"/>
          <table:table-cell office:value-type="float" office:value="3845" calcext:value-type="float">
            <text:p>3845</text:p>
          </table:table-cell>
          <table:table-cell office:value-type="float" office:value="3174" calcext:value-type="float">
            <text:p>3174</text:p>
          </table:table-cell>
          <table:table-cell/>
          <table:table-cell table:formula="of:=IF([.M264]&gt;2048; [.M264]-4096;[.M264])" office:value-type="float" office:value="-251" calcext:value-type="float">
            <text:p>-251</text:p>
          </table:table-cell>
          <table:table-cell table:formula="of:=IF([.N264]&gt;2048; [.N264]-4096;[.N264])" office:value-type="float" office:value="-922" calcext:value-type="float">
            <text:p>-922</text:p>
          </table:table-cell>
          <table:table-cell/>
          <table:table-cell table:formula="of:=[.P264]*90/1024" office:value-type="float" office:value="-22.060546875" calcext:value-type="float">
            <text:p>-22.060546875</text:p>
          </table:table-cell>
          <table:table-cell table:formula="of:=[.S264]-5" office:value-type="float" office:value="-27.060546875" calcext:value-type="float">
            <text:p>-27.060546875</text:p>
          </table:table-cell>
        </table:table-row>
        <table:table-row table:style-name="ro1">
          <table:table-cell table:formula="of:=+1+[.A264]" office:value-type="float" office:value="262" calcext:value-type="float">
            <text:p>262</text:p>
          </table:table-cell>
          <table:table-cell office:value-type="float" office:value="-30" calcext:value-type="float">
            <text:p>-30</text:p>
          </table:table-cell>
          <table:table-cell office:value-type="float" office:value="-27" calcext:value-type="float">
            <text:p>-27</text:p>
          </table:table-cell>
          <table:table-cell/>
          <table:table-cell office:value-type="float" office:value="-33.87890625" calcext:value-type="float">
            <text:p>-33.87890625</text:p>
          </table:table-cell>
          <table:table-cell office:value-type="float" office:value="-37.376953125" calcext:value-type="float">
            <text:p>-37.376953125</text:p>
          </table:table-cell>
          <table:table-cell/>
          <table:table-cell table:formula="of:=[.B265]-[.E265]" office:value-type="float" office:value="3.87890625" calcext:value-type="float">
            <text:p>3.87890625</text:p>
          </table:table-cell>
          <table:table-cell table:formula="of:=[.F265]-[.C265]" office:value-type="float" office:value="-10.376953125" calcext:value-type="float">
            <text:p>-10.376953125</text:p>
          </table:table-cell>
          <table:table-cell table:number-columns-repeated="3"/>
          <table:table-cell office:value-type="float" office:value="3768" calcext:value-type="float">
            <text:p>3768</text:p>
          </table:table-cell>
          <table:table-cell office:value-type="float" office:value="3198" calcext:value-type="float">
            <text:p>3198</text:p>
          </table:table-cell>
          <table:table-cell/>
          <table:table-cell table:formula="of:=IF([.M265]&gt;2048; [.M265]-4096;[.M265])" office:value-type="float" office:value="-328" calcext:value-type="float">
            <text:p>-328</text:p>
          </table:table-cell>
          <table:table-cell table:formula="of:=IF([.N265]&gt;2048; [.N265]-4096;[.N265])" office:value-type="float" office:value="-898" calcext:value-type="float">
            <text:p>-898</text:p>
          </table:table-cell>
          <table:table-cell/>
          <table:table-cell table:formula="of:=[.P265]*90/1024" office:value-type="float" office:value="-28.828125" calcext:value-type="float">
            <text:p>-28.828125</text:p>
          </table:table-cell>
          <table:table-cell table:formula="of:=[.S265]-5" office:value-type="float" office:value="-33.828125" calcext:value-type="float">
            <text:p>-33.828125</text:p>
          </table:table-cell>
        </table:table-row>
        <table:table-row table:style-name="ro1">
          <table:table-cell table:formula="of:=+1+[.A265]" office:value-type="float" office:value="263" calcext:value-type="float">
            <text:p>263</text:p>
          </table:table-cell>
          <table:table-cell office:value-type="float" office:value="-35.56" calcext:value-type="float">
            <text:p>-35.56</text:p>
          </table:table-cell>
          <table:table-cell office:value-type="float" office:value="-25.6206" calcext:value-type="float">
            <text:p>-25.6206</text:p>
          </table:table-cell>
          <table:table-cell/>
          <table:table-cell office:value-type="float" office:value="-38.80078125" calcext:value-type="float">
            <text:p>-38.80078125</text:p>
          </table:table-cell>
          <table:table-cell office:value-type="float" office:value="-36.05859375" calcext:value-type="float">
            <text:p>-36.05859375</text:p>
          </table:table-cell>
          <table:table-cell/>
          <table:table-cell table:formula="of:=[.B266]-[.E266]" office:value-type="float" office:value="3.24078125" calcext:value-type="float">
            <text:p>3.24078125</text:p>
          </table:table-cell>
          <table:table-cell table:formula="of:=[.F266]-[.C266]" office:value-type="float" office:value="-10.43799375" calcext:value-type="float">
            <text:p>-10.43799375</text:p>
          </table:table-cell>
          <table:table-cell table:number-columns-repeated="3"/>
          <table:table-cell office:value-type="float" office:value="3712" calcext:value-type="float">
            <text:p>3712</text:p>
          </table:table-cell>
          <table:table-cell office:value-type="float" office:value="3183" calcext:value-type="float">
            <text:p>3183</text:p>
          </table:table-cell>
          <table:table-cell/>
          <table:table-cell table:formula="of:=IF([.M266]&gt;2048; [.M266]-4096;[.M266])" office:value-type="float" office:value="-384" calcext:value-type="float">
            <text:p>-384</text:p>
          </table:table-cell>
          <table:table-cell table:formula="of:=IF([.N266]&gt;2048; [.N266]-4096;[.N266])" office:value-type="float" office:value="-913" calcext:value-type="float">
            <text:p>-913</text:p>
          </table:table-cell>
          <table:table-cell/>
          <table:table-cell table:formula="of:=[.P266]*90/1024" office:value-type="float" office:value="-33.75" calcext:value-type="float">
            <text:p>-33.75</text:p>
          </table:table-cell>
          <table:table-cell table:formula="of:=[.S266]-5" office:value-type="float" office:value="-38.75" calcext:value-type="float">
            <text:p>-38.75</text:p>
          </table:table-cell>
        </table:table-row>
        <table:table-row table:style-name="ro1">
          <table:table-cell table:formula="of:=+1+[.A266]" office:value-type="float" office:value="264" calcext:value-type="float">
            <text:p>264</text:p>
          </table:table-cell>
          <table:table-cell office:value-type="float" office:value="-41.69" calcext:value-type="float">
            <text:p>-41.69</text:p>
          </table:table-cell>
          <table:table-cell office:value-type="float" office:value="-24.5081" calcext:value-type="float">
            <text:p>-24.5081</text:p>
          </table:table-cell>
          <table:table-cell/>
          <table:table-cell office:value-type="float" office:value="-43.810546875" calcext:value-type="float">
            <text:p>-43.810546875</text:p>
          </table:table-cell>
          <table:table-cell office:value-type="float" office:value="-34.916015625" calcext:value-type="float">
            <text:p>-34.916015625</text:p>
          </table:table-cell>
          <table:table-cell/>
          <table:table-cell table:formula="of:=[.B267]-[.E267]" office:value-type="float" office:value="2.120546875" calcext:value-type="float">
            <text:p>2.120546875</text:p>
          </table:table-cell>
          <table:table-cell table:formula="of:=[.F267]-[.C267]" office:value-type="float" office:value="-10.407915625" calcext:value-type="float">
            <text:p>-10.407915625</text:p>
          </table:table-cell>
          <table:table-cell table:number-columns-repeated="3"/>
          <table:table-cell office:value-type="float" office:value="3655" calcext:value-type="float">
            <text:p>3655</text:p>
          </table:table-cell>
          <table:table-cell office:value-type="float" office:value="3170" calcext:value-type="float">
            <text:p>3170</text:p>
          </table:table-cell>
          <table:table-cell/>
          <table:table-cell table:formula="of:=IF([.M267]&gt;2048; [.M267]-4096;[.M267])" office:value-type="float" office:value="-441" calcext:value-type="float">
            <text:p>-441</text:p>
          </table:table-cell>
          <table:table-cell table:formula="of:=IF([.N267]&gt;2048; [.N267]-4096;[.N267])" office:value-type="float" office:value="-926" calcext:value-type="float">
            <text:p>-926</text:p>
          </table:table-cell>
          <table:table-cell/>
          <table:table-cell table:formula="of:=[.P267]*90/1024" office:value-type="float" office:value="-38.759765625" calcext:value-type="float">
            <text:p>-38.759765625</text:p>
          </table:table-cell>
          <table:table-cell table:formula="of:=[.S267]-5" office:value-type="float" office:value="-43.759765625" calcext:value-type="float">
            <text:p>-43.759765625</text:p>
          </table:table-cell>
        </table:table-row>
        <table:table-row table:style-name="ro1">
          <table:table-cell table:formula="of:=+1+[.A267]" office:value-type="float" office:value="265" calcext:value-type="float">
            <text:p>265</text:p>
          </table:table-cell>
          <table:table-cell office:value-type="float" office:value="-48.31" calcext:value-type="float">
            <text:p>-48.31</text:p>
          </table:table-cell>
          <table:table-cell office:value-type="float" office:value="-23.7" calcext:value-type="float">
            <text:p>-23.7</text:p>
          </table:table-cell>
          <table:table-cell/>
          <table:table-cell office:value-type="float" office:value="-49.171875" calcext:value-type="float">
            <text:p>-49.171875</text:p>
          </table:table-cell>
          <table:table-cell office:value-type="float" office:value="-34.4765625" calcext:value-type="float">
            <text:p>-34.4765625</text:p>
          </table:table-cell>
          <table:table-cell/>
          <table:table-cell table:formula="of:=[.B268]-[.E268]" office:value-type="float" office:value="0.861874999999998" calcext:value-type="float">
            <text:p>0.861874999999998</text:p>
          </table:table-cell>
          <table:table-cell table:formula="of:=[.F268]-[.C268]" office:value-type="float" office:value="-10.7765625" calcext:value-type="float">
            <text:p>-10.7765625</text:p>
          </table:table-cell>
          <table:table-cell table:number-columns-repeated="3"/>
          <table:table-cell office:value-type="float" office:value="3594" calcext:value-type="float">
            <text:p>3594</text:p>
          </table:table-cell>
          <table:table-cell office:value-type="float" office:value="3165" calcext:value-type="float">
            <text:p>3165</text:p>
          </table:table-cell>
          <table:table-cell/>
          <table:table-cell table:formula="of:=IF([.M268]&gt;2048; [.M268]-4096;[.M268])" office:value-type="float" office:value="-502" calcext:value-type="float">
            <text:p>-502</text:p>
          </table:table-cell>
          <table:table-cell table:formula="of:=IF([.N268]&gt;2048; [.N268]-4096;[.N268])" office:value-type="float" office:value="-931" calcext:value-type="float">
            <text:p>-931</text:p>
          </table:table-cell>
          <table:table-cell/>
          <table:table-cell table:formula="of:=[.P268]*90/1024" office:value-type="float" office:value="-44.12109375" calcext:value-type="float">
            <text:p>-44.12109375</text:p>
          </table:table-cell>
          <table:table-cell table:formula="of:=[.S268]-5" office:value-type="float" office:value="-49.12109375" calcext:value-type="float">
            <text:p>-49.12109375</text:p>
          </table:table-cell>
        </table:table-row>
        <table:table-row table:style-name="ro1">
          <table:table-cell table:formula="of:=+1+[.A268]" office:value-type="float" office:value="266" calcext:value-type="float">
            <text:p>266</text:p>
          </table:table-cell>
          <table:table-cell office:value-type="float" office:value="-55.3" calcext:value-type="float">
            <text:p>-55.3</text:p>
          </table:table-cell>
          <table:table-cell office:value-type="float" office:value="-23.2286" calcext:value-type="float">
            <text:p>-23.2286</text:p>
          </table:table-cell>
          <table:table-cell/>
          <table:table-cell office:value-type="float" office:value="-54.4453125" calcext:value-type="float">
            <text:p>-54.4453125</text:p>
          </table:table-cell>
          <table:table-cell office:value-type="float" office:value="-34.125" calcext:value-type="float">
            <text:p>-34.125</text:p>
          </table:table-cell>
          <table:table-cell/>
          <table:table-cell table:formula="of:=[.B269]-[.E269]" office:value-type="float" office:value="-0.854687499999997" calcext:value-type="float">
            <text:p>-0.854687499999997</text:p>
          </table:table-cell>
          <table:table-cell table:formula="of:=[.F269]-[.C269]" office:value-type="float" office:value="-10.8964" calcext:value-type="float">
            <text:p>-10.8964</text:p>
          </table:table-cell>
          <table:table-cell table:number-columns-repeated="3"/>
          <table:table-cell office:value-type="float" office:value="3534" calcext:value-type="float">
            <text:p>3534</text:p>
          </table:table-cell>
          <table:table-cell office:value-type="float" office:value="3161" calcext:value-type="float">
            <text:p>3161</text:p>
          </table:table-cell>
          <table:table-cell/>
          <table:table-cell table:formula="of:=IF([.M269]&gt;2048; [.M269]-4096;[.M269])" office:value-type="float" office:value="-562" calcext:value-type="float">
            <text:p>-562</text:p>
          </table:table-cell>
          <table:table-cell table:formula="of:=IF([.N269]&gt;2048; [.N269]-4096;[.N269])" office:value-type="float" office:value="-935" calcext:value-type="float">
            <text:p>-935</text:p>
          </table:table-cell>
          <table:table-cell/>
          <table:table-cell table:formula="of:=[.P269]*90/1024" office:value-type="float" office:value="-49.39453125" calcext:value-type="float">
            <text:p>-49.39453125</text:p>
          </table:table-cell>
          <table:table-cell table:formula="of:=[.S269]-5" office:value-type="float" office:value="-54.39453125" calcext:value-type="float">
            <text:p>-54.39453125</text:p>
          </table:table-cell>
        </table:table-row>
        <table:table-row table:style-name="ro1">
          <table:table-cell table:formula="of:=+1+[.A269]" office:value-type="float" office:value="267" calcext:value-type="float">
            <text:p>267</text:p>
          </table:table-cell>
          <table:table-cell office:value-type="float" office:value="-62.47" calcext:value-type="float">
            <text:p>-62.47</text:p>
          </table:table-cell>
          <table:table-cell office:value-type="float" office:value="-23.1141" calcext:value-type="float">
            <text:p>-23.1141</text:p>
          </table:table-cell>
          <table:table-cell/>
          <table:table-cell office:value-type="float" office:value="-59.630859375" calcext:value-type="float">
            <text:p>-59.630859375</text:p>
          </table:table-cell>
          <table:table-cell office:value-type="float" office:value="-34.125" calcext:value-type="float">
            <text:p>-34.125</text:p>
          </table:table-cell>
          <table:table-cell/>
          <table:table-cell table:formula="of:=[.B270]-[.E270]" office:value-type="float" office:value="-2.839140625" calcext:value-type="float">
            <text:p>-2.839140625</text:p>
          </table:table-cell>
          <table:table-cell table:formula="of:=[.F270]-[.C270]" office:value-type="float" office:value="-11.0109" calcext:value-type="float">
            <text:p>-11.0109</text:p>
          </table:table-cell>
          <table:table-cell table:number-columns-repeated="3"/>
          <table:table-cell office:value-type="float" office:value="3475" calcext:value-type="float">
            <text:p>3475</text:p>
          </table:table-cell>
          <table:table-cell office:value-type="float" office:value="3161" calcext:value-type="float">
            <text:p>3161</text:p>
          </table:table-cell>
          <table:table-cell/>
          <table:table-cell table:formula="of:=IF([.M270]&gt;2048; [.M270]-4096;[.M270])" office:value-type="float" office:value="-621" calcext:value-type="float">
            <text:p>-621</text:p>
          </table:table-cell>
          <table:table-cell table:formula="of:=IF([.N270]&gt;2048; [.N270]-4096;[.N270])" office:value-type="float" office:value="-935" calcext:value-type="float">
            <text:p>-935</text:p>
          </table:table-cell>
          <table:table-cell/>
          <table:table-cell table:formula="of:=[.P270]*90/1024" office:value-type="float" office:value="-54.580078125" calcext:value-type="float">
            <text:p>-54.580078125</text:p>
          </table:table-cell>
          <table:table-cell table:formula="of:=[.S270]-5" office:value-type="float" office:value="-59.580078125" calcext:value-type="float">
            <text:p>-59.580078125</text:p>
          </table:table-cell>
        </table:table-row>
        <table:table-row table:style-name="ro1">
          <table:table-cell table:formula="of:=+1+[.A270]" office:value-type="float" office:value="268" calcext:value-type="float">
            <text:p>268</text:p>
          </table:table-cell>
          <table:table-cell office:value-type="float" office:value="-69.6" calcext:value-type="float">
            <text:p>-69.6</text:p>
          </table:table-cell>
          <table:table-cell office:value-type="float" office:value="-23.3619" calcext:value-type="float">
            <text:p>-23.3619</text:p>
          </table:table-cell>
          <table:table-cell/>
          <table:table-cell office:value-type="float" office:value="-64.9921875" calcext:value-type="float">
            <text:p>-64.9921875</text:p>
          </table:table-cell>
          <table:table-cell office:value-type="float" office:value="-34.212890625" calcext:value-type="float">
            <text:p>-34.212890625</text:p>
          </table:table-cell>
          <table:table-cell/>
          <table:table-cell table:formula="of:=[.B271]-[.E271]" office:value-type="float" office:value="-4.60781249999999" calcext:value-type="float">
            <text:p>-4.60781249999999</text:p>
          </table:table-cell>
          <table:table-cell table:formula="of:=[.F271]-[.C271]" office:value-type="float" office:value="-10.850990625" calcext:value-type="float">
            <text:p>-10.850990625</text:p>
          </table:table-cell>
          <table:table-cell table:number-columns-repeated="3"/>
          <table:table-cell office:value-type="float" office:value="3414" calcext:value-type="float">
            <text:p>3414</text:p>
          </table:table-cell>
          <table:table-cell office:value-type="float" office:value="3162" calcext:value-type="float">
            <text:p>3162</text:p>
          </table:table-cell>
          <table:table-cell/>
          <table:table-cell table:formula="of:=IF([.M271]&gt;2048; [.M271]-4096;[.M271])" office:value-type="float" office:value="-682" calcext:value-type="float">
            <text:p>-682</text:p>
          </table:table-cell>
          <table:table-cell table:formula="of:=IF([.N271]&gt;2048; [.N271]-4096;[.N271])" office:value-type="float" office:value="-934" calcext:value-type="float">
            <text:p>-934</text:p>
          </table:table-cell>
          <table:table-cell/>
          <table:table-cell table:formula="of:=[.P271]*90/1024" office:value-type="float" office:value="-59.94140625" calcext:value-type="float">
            <text:p>-59.94140625</text:p>
          </table:table-cell>
          <table:table-cell table:formula="of:=[.S271]-5" office:value-type="float" office:value="-64.94140625" calcext:value-type="float">
            <text:p>-64.94140625</text:p>
          </table:table-cell>
        </table:table-row>
        <table:table-row table:style-name="ro1">
          <table:table-cell table:formula="of:=+1+[.A271]" office:value-type="float" office:value="269" calcext:value-type="float">
            <text:p>269</text:p>
          </table:table-cell>
          <table:table-cell office:value-type="float" office:value="-76.48" calcext:value-type="float">
            <text:p>-76.48</text:p>
          </table:table-cell>
          <table:table-cell office:value-type="float" office:value="-23.9607" calcext:value-type="float">
            <text:p>-23.9607</text:p>
          </table:table-cell>
          <table:table-cell/>
          <table:table-cell office:value-type="float" office:value="-70.001953125" calcext:value-type="float">
            <text:p>-70.001953125</text:p>
          </table:table-cell>
          <table:table-cell office:value-type="float" office:value="-34.65234375" calcext:value-type="float">
            <text:p>-34.65234375</text:p>
          </table:table-cell>
          <table:table-cell/>
          <table:table-cell table:formula="of:=[.B272]-[.E272]" office:value-type="float" office:value="-6.478046875" calcext:value-type="float">
            <text:p>-6.478046875</text:p>
          </table:table-cell>
          <table:table-cell table:formula="of:=[.F272]-[.C272]" office:value-type="float" office:value="-10.69164375" calcext:value-type="float">
            <text:p>-10.69164375</text:p>
          </table:table-cell>
          <table:table-cell table:number-columns-repeated="3"/>
          <table:table-cell office:value-type="float" office:value="3357" calcext:value-type="float">
            <text:p>3357</text:p>
          </table:table-cell>
          <table:table-cell office:value-type="float" office:value="3167" calcext:value-type="float">
            <text:p>3167</text:p>
          </table:table-cell>
          <table:table-cell/>
          <table:table-cell table:formula="of:=IF([.M272]&gt;2048; [.M272]-4096;[.M272])" office:value-type="float" office:value="-739" calcext:value-type="float">
            <text:p>-739</text:p>
          </table:table-cell>
          <table:table-cell table:formula="of:=IF([.N272]&gt;2048; [.N272]-4096;[.N272])" office:value-type="float" office:value="-929" calcext:value-type="float">
            <text:p>-929</text:p>
          </table:table-cell>
          <table:table-cell/>
          <table:table-cell table:formula="of:=[.P272]*90/1024" office:value-type="float" office:value="-64.951171875" calcext:value-type="float">
            <text:p>-64.951171875</text:p>
          </table:table-cell>
          <table:table-cell table:formula="of:=[.S272]-5" office:value-type="float" office:value="-69.951171875" calcext:value-type="float">
            <text:p>-69.951171875</text:p>
          </table:table-cell>
        </table:table-row>
        <table:table-row table:style-name="ro1">
          <table:table-cell table:formula="of:=+1+[.A272]" office:value-type="float" office:value="270" calcext:value-type="float">
            <text:p>270</text:p>
          </table:table-cell>
          <table:table-cell office:value-type="float" office:value="-82.93" calcext:value-type="float">
            <text:p>-82.93</text:p>
          </table:table-cell>
          <table:table-cell office:value-type="float" office:value="-24.8853" calcext:value-type="float">
            <text:p>-24.8853</text:p>
          </table:table-cell>
          <table:table-cell/>
          <table:table-cell office:value-type="float" office:value="-74.8359375" calcext:value-type="float">
            <text:p>-74.8359375</text:p>
          </table:table-cell>
          <table:table-cell office:value-type="float" office:value="-35.443359375" calcext:value-type="float">
            <text:p>-35.443359375</text:p>
          </table:table-cell>
          <table:table-cell/>
          <table:table-cell table:formula="of:=[.B273]-[.E273]" office:value-type="float" office:value="-8.09406250000001" calcext:value-type="float">
            <text:p>-8.09406250000001</text:p>
          </table:table-cell>
          <table:table-cell table:formula="of:=[.F273]-[.C273]" office:value-type="float" office:value="-10.558059375" calcext:value-type="float">
            <text:p>-10.558059375</text:p>
          </table:table-cell>
          <table:table-cell table:number-columns-repeated="3"/>
          <table:table-cell office:value-type="float" office:value="3302" calcext:value-type="float">
            <text:p>3302</text:p>
          </table:table-cell>
          <table:table-cell office:value-type="float" office:value="3176" calcext:value-type="float">
            <text:p>3176</text:p>
          </table:table-cell>
          <table:table-cell/>
          <table:table-cell table:formula="of:=IF([.M273]&gt;2048; [.M273]-4096;[.M273])" office:value-type="float" office:value="-794" calcext:value-type="float">
            <text:p>-794</text:p>
          </table:table-cell>
          <table:table-cell table:formula="of:=IF([.N273]&gt;2048; [.N273]-4096;[.N273])" office:value-type="float" office:value="-920" calcext:value-type="float">
            <text:p>-920</text:p>
          </table:table-cell>
          <table:table-cell/>
          <table:table-cell table:formula="of:=[.P273]*90/1024" office:value-type="float" office:value="-69.78515625" calcext:value-type="float">
            <text:p>-69.78515625</text:p>
          </table:table-cell>
          <table:table-cell table:formula="of:=[.S273]-5" office:value-type="float" office:value="-74.78515625" calcext:value-type="float">
            <text:p>-74.7851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4:34:19.258542116</meta:creation-date>
    <dc:date>2024-10-07T17:00:36.985363101</dc:date>
    <meta:editing-duration>PT1M44S</meta:editing-duration>
    <meta:editing-cycles>1</meta:editing-cycles>
    <meta:document-statistic meta:table-count="1" meta:cell-count="3534" meta:object-count="0"/>
    <meta:generator>LibreOffice/7.3.7.2$Linux_X86_64 LibreOffice_project/30$Build-2</meta:generator>
  </office:meta>
</office:document-meta>
</file>